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1.0626in"/>
    </style:style>
    <style:style style:name="co3" style:family="table-column">
      <style:table-column-properties fo:break-before="auto" style:column-width="0.5965in"/>
    </style:style>
    <style:style style:name="co4" style:family="table-column">
      <style:table-column-properties fo:break-before="auto" style:column-width="0.3165in"/>
    </style:style>
    <style:style style:name="co5" style:family="table-column">
      <style:table-column-properties fo:break-before="auto" style:column-width="0.9799in"/>
    </style:style>
    <style:style style:name="co6" style:family="table-column">
      <style:table-column-properties fo:break-before="auto" style:column-width="0.192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<text:s/>heat gener</text:p>
          </table:table-cell>
          <table:table-cell office:value-type="string" calcext:value-type="string">
            <text:p>ation for set</text:p>
          </table:table-cell>
          <table:table-cell office:value-type="string" calcext:value-type="string">
            <text:p>OUTDO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nd time <text:s/>0.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0.00001484664" calcext:value-type="float">
            <text:p>-1.484664E-005</text:p>
          </table:table-cell>
          <table:table-cell table:number-columns-repeated="8"/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float" office:value="-0.00533556" calcext:value-type="float">
            <text:p>-0.00533556</text:p>
          </table:table-cell>
          <table:table-cell table:number-columns-repeated="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0.000008500877" calcext:value-type="float">
            <text:p>-8.500877E-006</text:p>
          </table:table-cell>
          <table:table-cell table:number-columns-repeated="4"/>
          <table:table-cell table:style-name="ce1" table:number-columns-repeated="4"/>
        </table:table-row>
        <table:table-row table:style-name="ro1">
          <table:table-cell office:value-type="float" office:value="5305" calcext:value-type="float">
            <text:p>5305</text:p>
          </table:table-cell>
          <table:table-cell office:value-type="float" office:value="-0.004586347" calcext:value-type="float">
            <text:p>-0.004586347</text:p>
          </table:table-cell>
          <table:table-cell table:number-columns-repeated="4"/>
          <table:table-cell table:style-name="ce1"/>
          <table:table-cell table:style-name="ce2" office:value-type="string" calcext:value-type="string">
            <text:p>Heat for quarter of model is=</text:p>
          </table:table-cell>
          <table:table-cell table:style-name="ce1" table:formula="of:=SUM([.B4:.B1549])" office:value-type="float" office:value="-10.5006852869214" calcext:value-type="float">
            <text:p>-10.5006852869</text:p>
          </table:table-cell>
          <table:table-cell table:style-name="ce1" office:value-type="string" calcext:value-type="string">
            <text:p>W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0.000008011848" calcext:value-type="float">
            <text:p>-8.011848E-006</text:p>
          </table:table-cell>
          <table:table-cell table:number-columns-repeated="4"/>
          <table:table-cell table:style-name="ce1"/>
          <table:table-cell table:style-name="ce2" office:value-type="string" calcext:value-type="string">
            <text:p>For the full model (x4) &gt;&gt;</text:p>
          </table:table-cell>
          <table:table-cell table:style-name="ce1" table:formula="of:=4*[.I7]" office:value-type="float" office:value="-42.0027411476857" calcext:value-type="float">
            <text:p>-42.0027411477</text:p>
          </table:table-cell>
          <table:table-cell table:style-name="ce1" office:value-type="string" calcext:value-type="string">
            <text:p>W</text:p>
          </table:table-cell>
        </table:table-row>
        <table:table-row table:style-name="ro1">
          <table:table-cell office:value-type="float" office:value="5306" calcext:value-type="float">
            <text:p>5306</text:p>
          </table:table-cell>
          <table:table-cell office:value-type="float" office:value="-0.004999914" calcext:value-type="float">
            <text:p>-0.004999914</text:p>
          </table:table-cell>
          <table:table-cell table:number-columns-repeated="4"/>
          <table:table-cell table:style-name="ce1"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0.000007770671" calcext:value-type="float">
            <text:p>-7.770671E-006</text:p>
          </table:table-cell>
          <table:table-cell table:number-columns-repeated="8"/>
        </table:table-row>
        <table:table-row table:style-name="ro1">
          <table:table-cell office:value-type="float" office:value="5307" calcext:value-type="float">
            <text:p>5307</text:p>
          </table:table-cell>
          <table:table-cell office:value-type="float" office:value="-0.005190175" calcext:value-type="float">
            <text:p>-0.005190175</text:p>
          </table:table-cell>
          <table:table-cell table:number-columns-repeated="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0.000007870226" calcext:value-type="float">
            <text:p>-7.870226E-006</text:p>
          </table:table-cell>
          <table:table-cell table:number-columns-repeated="8"/>
        </table:table-row>
        <table:table-row table:style-name="ro1">
          <table:table-cell office:value-type="float" office:value="5308" calcext:value-type="float">
            <text:p>5308</text:p>
          </table:table-cell>
          <table:table-cell office:value-type="float" office:value="-0.005031222" calcext:value-type="float">
            <text:p>-0.005031222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0.000007614575" calcext:value-type="float">
            <text:p>-7.614575E-006</text:p>
          </table:table-cell>
          <table:table-cell table:number-columns-repeated="8"/>
        </table:table-row>
        <table:table-row table:style-name="ro1">
          <table:table-cell office:value-type="float" office:value="5309" calcext:value-type="float">
            <text:p>5309</text:p>
          </table:table-cell>
          <table:table-cell office:value-type="float" office:value="-0.004815606" calcext:value-type="float">
            <text:p>-0.004815606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0.000007438047" calcext:value-type="float">
            <text:p>-0.000007438</text:p>
          </table:table-cell>
          <table:table-cell table:number-columns-repeated="8"/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-0.004773072" calcext:value-type="float">
            <text:p>-0.004773072</text:p>
          </table:table-cell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0.000007330785" calcext:value-type="float">
            <text:p>-7.330785E-006</text:p>
          </table:table-cell>
          <table:table-cell table:number-columns-repeated="8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-0.004834368" calcext:value-type="float">
            <text:p>-0.004834368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0.000007412179" calcext:value-type="float">
            <text:p>-7.412179E-006</text:p>
          </table:table-cell>
          <table:table-cell table:number-columns-repeated="8"/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float" office:value="-0.004867307" calcext:value-type="float">
            <text:p>-0.004867307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0.000007349055" calcext:value-type="float">
            <text:p>-7.349055E-006</text:p>
          </table:table-cell>
          <table:table-cell table:number-columns-repeated="8"/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float" office:value="-0.004851988" calcext:value-type="float">
            <text:p>-0.004851988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0.000007416931" calcext:value-type="float">
            <text:p>-7.416931E-006</text:p>
          </table:table-cell>
          <table:table-cell table:number-columns-repeated="8"/>
        </table:table-row>
        <table:table-row table:style-name="ro1">
          <table:table-cell office:value-type="float" office:value="5314" calcext:value-type="float">
            <text:p>5314</text:p>
          </table:table-cell>
          <table:table-cell office:value-type="float" office:value="-0.004829423" calcext:value-type="float">
            <text:p>-0.004829423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0.000007351589" calcext:value-type="float">
            <text:p>-7.351589E-006</text:p>
          </table:table-cell>
          <table:table-cell table:number-columns-repeated="8"/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float" office:value="-0.004799165" calcext:value-type="float">
            <text:p>-0.004799165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0.000007403175" calcext:value-type="float">
            <text:p>-7.403175E-006</text:p>
          </table:table-cell>
          <table:table-cell table:number-columns-repeated="8"/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float" office:value="-0.004788231" calcext:value-type="float">
            <text:p>-0.004788231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0.000007376193" calcext:value-type="float">
            <text:p>-7.376193E-006</text:p>
          </table:table-cell>
          <table:table-cell table:number-columns-repeated="8"/>
        </table:table-row>
        <table:table-row table:style-name="ro1">
          <table:table-cell office:value-type="float" office:value="5317" calcext:value-type="float">
            <text:p>5317</text:p>
          </table:table-cell>
          <table:table-cell office:value-type="float" office:value="-0.004780388" calcext:value-type="float">
            <text:p>-0.004780388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0.000007388655" calcext:value-type="float">
            <text:p>-7.388655E-006</text:p>
          </table:table-cell>
          <table:table-cell table:number-columns-repeated="8"/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float" office:value="-0.004784273" calcext:value-type="float">
            <text:p>-0.004784273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0.000007386118" calcext:value-type="float">
            <text:p>-7.386118E-006</text:p>
          </table:table-cell>
          <table:table-cell table:number-columns-repeated="8"/>
        </table:table-row>
        <table:table-row table:style-name="ro1">
          <table:table-cell office:value-type="float" office:value="5319" calcext:value-type="float">
            <text:p>5319</text:p>
          </table:table-cell>
          <table:table-cell office:value-type="float" office:value="-0.004783722" calcext:value-type="float">
            <text:p>-0.004783722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0.000007371531" calcext:value-type="float">
            <text:p>-7.371531E-006</text:p>
          </table:table-cell>
          <table:table-cell table:number-columns-repeated="8"/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float" office:value="-0.004786999" calcext:value-type="float">
            <text:p>-0.004786999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0.000007369799" calcext:value-type="float">
            <text:p>-7.369799E-006</text:p>
          </table:table-cell>
          <table:table-cell table:number-columns-repeated="8"/>
        </table:table-row>
        <table:table-row table:style-name="ro1">
          <table:table-cell office:value-type="float" office:value="5321" calcext:value-type="float">
            <text:p>5321</text:p>
          </table:table-cell>
          <table:table-cell office:value-type="float" office:value="-0.004782624" calcext:value-type="float">
            <text:p>-0.004782624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0.00000734619" calcext:value-type="float">
            <text:p>-7.34619E-006</text:p>
          </table:table-cell>
          <table:table-cell table:number-columns-repeated="8"/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float" office:value="-0.004782117" calcext:value-type="float">
            <text:p>-0.004782117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0.000007380474" calcext:value-type="float">
            <text:p>-7.380474E-006</text:p>
          </table:table-cell>
          <table:table-cell table:number-columns-repeated="8"/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float" office:value="-0.004776604" calcext:value-type="float">
            <text:p>-0.004776604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0.000007390561" calcext:value-type="float">
            <text:p>-7.390561E-006</text:p>
          </table:table-cell>
          <table:table-cell table:number-columns-repeated="8"/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float" office:value="-0.004782326" calcext:value-type="float">
            <text:p>-0.004782326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0.000007424793" calcext:value-type="float">
            <text:p>-7.424793E-006</text:p>
          </table:table-cell>
          <table:table-cell table:number-columns-repeated="8"/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float" office:value="-0.004784585" calcext:value-type="float">
            <text:p>-0.004784585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0.000007396622" calcext:value-type="float">
            <text:p>-7.396622E-006</text:p>
          </table:table-cell>
          <table:table-cell table:number-columns-repeated="8"/>
        </table:table-row>
        <table:table-row table:style-name="ro1">
          <table:table-cell office:value-type="float" office:value="5326" calcext:value-type="float">
            <text:p>5326</text:p>
          </table:table-cell>
          <table:table-cell office:value-type="float" office:value="-0.004796155" calcext:value-type="float">
            <text:p>-0.00479615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0.000007546677" calcext:value-type="float">
            <text:p>-7.546677E-006</text:p>
          </table:table-cell>
          <table:table-cell table:number-columns-repeated="8"/>
        </table:table-row>
        <table:table-row table:style-name="ro1">
          <table:table-cell office:value-type="float" office:value="5327" calcext:value-type="float">
            <text:p>5327</text:p>
          </table:table-cell>
          <table:table-cell office:value-type="float" office:value="-0.004781484" calcext:value-type="float">
            <text:p>-0.004781484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0.000007584115" calcext:value-type="float">
            <text:p>-7.584115E-006</text:p>
          </table:table-cell>
          <table:table-cell table:number-columns-repeated="8"/>
        </table:table-row>
        <table:table-row table:style-name="ro1">
          <table:table-cell office:value-type="float" office:value="5328" calcext:value-type="float">
            <text:p>5328</text:p>
          </table:table-cell>
          <table:table-cell office:value-type="float" office:value="-0.004770257" calcext:value-type="float">
            <text:p>-0.00477025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0.000007874505" calcext:value-type="float">
            <text:p>-7.874505E-006</text:p>
          </table:table-cell>
          <table:table-cell table:number-columns-repeated="8"/>
        </table:table-row>
        <table:table-row table:style-name="ro1">
          <table:table-cell office:value-type="float" office:value="5329" calcext:value-type="float">
            <text:p>5329</text:p>
          </table:table-cell>
          <table:table-cell office:value-type="float" office:value="-0.004772357" calcext:value-type="float">
            <text:p>-0.004772357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0.000007888454" calcext:value-type="float">
            <text:p>-7.888454E-006</text:p>
          </table:table-cell>
          <table:table-cell table:number-columns-repeated="8"/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float" office:value="-0.004870293" calcext:value-type="float">
            <text:p>-0.004870293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0.00000794884" calcext:value-type="float">
            <text:p>-7.94884E-006</text:p>
          </table:table-cell>
          <table:table-cell table:number-columns-repeated="8"/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float" office:value="-0.004992961" calcext:value-type="float">
            <text:p>-0.004992961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0.00000852252" calcext:value-type="float">
            <text:p>-8.52252E-006</text:p>
          </table:table-cell>
          <table:table-cell table:number-columns-repeated="8"/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float" office:value="-0.004904872" calcext:value-type="float">
            <text:p>-0.004904872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0.00001488744" calcext:value-type="float">
            <text:p>-1.488744E-005</text:p>
          </table:table-cell>
          <table:table-cell table:number-columns-repeated="8"/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float" office:value="-0.004557361" calcext:value-type="float">
            <text:p>-0.004557361</text:p>
          </table:table-cell>
          <table:table-cell table:number-columns-repeated="8"/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float" office:value="-0.005335577" calcext:value-type="float">
            <text:p>-0.005335577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0.0002933777" calcext:value-type="float">
            <text:p>-0.0002933777</text:p>
          </table:table-cell>
          <table:table-cell table:number-columns-repeated="8"/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float" office:value="-0.01192789" calcext:value-type="float">
            <text:p>-0.01192789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0.00009471104" calcext:value-type="float">
            <text:p>-0.000094711</text:p>
          </table:table-cell>
          <table:table-cell table:number-columns-repeated="8"/>
        </table:table-row>
        <table:table-row table:style-name="ro1">
          <table:table-cell office:value-type="float" office:value="5265" calcext:value-type="float">
            <text:p>5265</text:p>
          </table:table-cell>
          <table:table-cell office:value-type="float" office:value="-0.009108029" calcext:value-type="float">
            <text:p>-0.009108029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0.00001067055" calcext:value-type="float">
            <text:p>-1.067055E-005</text:p>
          </table:table-cell>
          <table:table-cell table:number-columns-repeated="8"/>
        </table:table-row>
        <table:table-row table:style-name="ro1">
          <table:table-cell office:value-type="float" office:value="5266" calcext:value-type="float">
            <text:p>5266</text:p>
          </table:table-cell>
          <table:table-cell office:value-type="float" office:value="-0.007973381" calcext:value-type="float">
            <text:p>-0.007973381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0005295205" calcext:value-type="float">
            <text:p>5.295205E-006</text:p>
          </table:table-cell>
          <table:table-cell table:number-columns-repeated="8"/>
        </table:table-row>
        <table:table-row table:style-name="ro1">
          <table:table-cell office:value-type="float" office:value="5267" calcext:value-type="float">
            <text:p>5267</text:p>
          </table:table-cell>
          <table:table-cell office:value-type="float" office:value="-0.006705065" calcext:value-type="float">
            <text:p>-0.006705065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0008842278" calcext:value-type="float">
            <text:p>8.842278E-006</text:p>
          </table:table-cell>
          <table:table-cell table:number-columns-repeated="8"/>
        </table:table-row>
        <table:table-row table:style-name="ro1">
          <table:table-cell office:value-type="float" office:value="5268" calcext:value-type="float">
            <text:p>5268</text:p>
          </table:table-cell>
          <table:table-cell office:value-type="float" office:value="-0.006140945" calcext:value-type="float">
            <text:p>-0.006140945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0006117981" calcext:value-type="float">
            <text:p>0.000006118</text:p>
          </table:table-cell>
          <table:table-cell table:number-columns-repeated="8"/>
        </table:table-row>
        <table:table-row table:style-name="ro1">
          <table:table-cell office:value-type="float" office:value="5269" calcext:value-type="float">
            <text:p>5269</text:p>
          </table:table-cell>
          <table:table-cell office:value-type="float" office:value="-0.005621076" calcext:value-type="float">
            <text:p>-0.005621076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03744684" calcext:value-type="float">
            <text:p>3.744684E-006</text:p>
          </table:table-cell>
          <table:table-cell table:number-columns-repeated="8"/>
        </table:table-row>
        <table:table-row table:style-name="ro1">
          <table:table-cell office:value-type="float" office:value="5270" calcext:value-type="float">
            <text:p>5270</text:p>
          </table:table-cell>
          <table:table-cell office:value-type="float" office:value="-0.005250505" calcext:value-type="float">
            <text:p>-0.005250505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02315411" calcext:value-type="float">
            <text:p>2.315411E-006</text:p>
          </table:table-cell>
          <table:table-cell table:number-columns-repeated="8"/>
        </table:table-row>
        <table:table-row table:style-name="ro1">
          <table:table-cell office:value-type="float" office:value="5271" calcext:value-type="float">
            <text:p>5271</text:p>
          </table:table-cell>
          <table:table-cell office:value-type="float" office:value="-0.005002398" calcext:value-type="float">
            <text:p>-0.005002398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01492403" calcext:value-type="float">
            <text:p>1.492403E-006</text:p>
          </table:table-cell>
          <table:table-cell table:number-columns-repeated="8"/>
        </table:table-row>
        <table:table-row table:style-name="ro1">
          <table:table-cell office:value-type="float" office:value="5272" calcext:value-type="float">
            <text:p>5272</text:p>
          </table:table-cell>
          <table:table-cell office:value-type="float" office:value="-0.004837255" calcext:value-type="float">
            <text:p>-0.004837255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009936056" calcext:value-type="float">
            <text:p>9.936056E-007</text:p>
          </table:table-cell>
          <table:table-cell table:number-columns-repeated="8"/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float" office:value="-0.004726086" calcext:value-type="float">
            <text:p>-0.004726086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007000747" calcext:value-type="float">
            <text:p>7.000747E-007</text:p>
          </table:table-cell>
          <table:table-cell table:number-columns-repeated="8"/>
        </table:table-row>
        <table:table-row table:style-name="ro1">
          <table:table-cell office:value-type="float" office:value="5274" calcext:value-type="float">
            <text:p>5274</text:p>
          </table:table-cell>
          <table:table-cell office:value-type="float" office:value="-0.004648586" calcext:value-type="float">
            <text:p>-0.004648586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005323288" calcext:value-type="float">
            <text:p>5.323288E-007</text:p>
          </table:table-cell>
          <table:table-cell table:number-columns-repeated="8"/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float" office:value="-0.004585229" calcext:value-type="float">
            <text:p>-0.004585229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003888217" calcext:value-type="float">
            <text:p>3.888217E-007</text:p>
          </table:table-cell>
          <table:table-cell table:number-columns-repeated="8"/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-0.004526264" calcext:value-type="float">
            <text:p>-0.004526264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00238898" calcext:value-type="float">
            <text:p>2.38898E-007</text:p>
          </table:table-cell>
          <table:table-cell table:number-columns-repeated="8"/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float" office:value="-0.004512219" calcext:value-type="float">
            <text:p>-0.004512219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00151129" calcext:value-type="float">
            <text:p>1.51129E-007</text:p>
          </table:table-cell>
          <table:table-cell table:number-columns-repeated="8"/>
        </table:table-row>
        <table:table-row table:style-name="ro1">
          <table:table-cell office:value-type="float" office:value="5278" calcext:value-type="float">
            <text:p>5278</text:p>
          </table:table-cell>
          <table:table-cell office:value-type="float" office:value="-0.004601203" calcext:value-type="float">
            <text:p>-0.004601203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001541469" calcext:value-type="float">
            <text:p>1.541469E-007</text:p>
          </table:table-cell>
          <table:table-cell table:number-columns-repeated="8"/>
        </table:table-row>
        <table:table-row table:style-name="ro1">
          <table:table-cell office:value-type="float" office:value="5279" calcext:value-type="float">
            <text:p>5279</text:p>
          </table:table-cell>
          <table:table-cell office:value-type="float" office:value="-0.004755591" calcext:value-type="float">
            <text:p>-0.004755591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001884582" calcext:value-type="float">
            <text:p>1.884582E-007</text:p>
          </table:table-cell>
          <table:table-cell table:number-columns-repeated="8"/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-0.004779155" calcext:value-type="float">
            <text:p>-0.004779155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002021407" calcext:value-type="float">
            <text:p>2.021407E-007</text:p>
          </table:table-cell>
          <table:table-cell table:number-columns-repeated="8"/>
        </table:table-row>
        <table:table-row table:style-name="ro1">
          <table:table-cell office:value-type="float" office:value="5281" calcext:value-type="float">
            <text:p>5281</text:p>
          </table:table-cell>
          <table:table-cell office:value-type="float" office:value="-0.004503682" calcext:value-type="float">
            <text:p>-0.004503682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07619216" calcext:value-type="float">
            <text:p>7.619216E-006</text:p>
          </table:table-cell>
          <table:table-cell table:number-columns-repeated="8"/>
        </table:table-row>
        <table:table-row table:style-name="ro1">
          <table:table-cell office:value-type="float" office:value="5282" calcext:value-type="float">
            <text:p>5282</text:p>
          </table:table-cell>
          <table:table-cell office:value-type="float" office:value="-0.004000738" calcext:value-type="float">
            <text:p>-0.004000738</text:p>
          </table:table-cell>
          <table:table-cell table:number-columns-repeated="8"/>
        </table:table-row>
        <table:table-row table:style-name="ro1">
          <table:table-cell office:value-type="float" office:value="5283" calcext:value-type="float">
            <text:p>5283</text:p>
          </table:table-cell>
          <table:table-cell office:value-type="float" office:value="-0.005313627" calcext:value-type="float">
            <text:p>-0.00531362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7003395" calcext:value-type="float">
            <text:p>7.003395E-006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0.000142481" calcext:value-type="float">
            <text:p>-0.000142481</text:p>
          </table:table-cell>
          <table:table-cell table:number-columns-repeated="8"/>
        </table:table-row>
        <table:table-row table:style-name="ro1">
          <table:table-cell office:value-type="float" office:value="5195" calcext:value-type="float">
            <text:p>5195</text:p>
          </table:table-cell>
          <table:table-cell office:value-type="float" office:value="-0.01192471" calcext:value-type="float">
            <text:p>-0.01192471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0.00003912955" calcext:value-type="float">
            <text:p>-3.912955E-005</text:p>
          </table:table-cell>
          <table:table-cell table:number-columns-repeated="8"/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-0.009887784" calcext:value-type="float">
            <text:p>-0.009887784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3308699" calcext:value-type="float">
            <text:p>0.000033087</text:p>
          </table:table-cell>
          <table:table-cell table:number-columns-repeated="8"/>
        </table:table-row>
        <table:table-row table:style-name="ro1">
          <table:table-cell office:value-type="float" office:value="5197" calcext:value-type="float">
            <text:p>5197</text:p>
          </table:table-cell>
          <table:table-cell office:value-type="float" office:value="-0.009343514" calcext:value-type="float">
            <text:p>-0.009343514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01664493" calcext:value-type="float">
            <text:p>1.664493E-005</text:p>
          </table:table-cell>
          <table:table-cell table:number-columns-repeated="8"/>
        </table:table-row>
        <table:table-row table:style-name="ro1">
          <table:table-cell office:value-type="float" office:value="5198" calcext:value-type="float">
            <text:p>5198</text:p>
          </table:table-cell>
          <table:table-cell office:value-type="float" office:value="-0.007766536" calcext:value-type="float">
            <text:p>-0.007766536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1181221" calcext:value-type="float">
            <text:p>1.181221E-005</text:p>
          </table:table-cell>
          <table:table-cell table:number-columns-repeated="8"/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float" office:value="-0.006489935" calcext:value-type="float">
            <text:p>-0.006489935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007623664" calcext:value-type="float">
            <text:p>7.623664E-006</text:p>
          </table:table-cell>
          <table:table-cell table:number-columns-repeated="8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-0.00569508" calcext:value-type="float">
            <text:p>-0.00569508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04898919" calcext:value-type="float">
            <text:p>4.898919E-006</text:p>
          </table:table-cell>
          <table:table-cell table:number-columns-repeated="8"/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float" office:value="-0.005265632" calcext:value-type="float">
            <text:p>-0.005265632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03360623" calcext:value-type="float">
            <text:p>3.360623E-006</text:p>
          </table:table-cell>
          <table:table-cell table:number-columns-repeated="8"/>
        </table:table-row>
        <table:table-row table:style-name="ro1">
          <table:table-cell office:value-type="float" office:value="5202" calcext:value-type="float">
            <text:p>5202</text:p>
          </table:table-cell>
          <table:table-cell office:value-type="float" office:value="-0.005025827" calcext:value-type="float">
            <text:p>-0.005025827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002298441" calcext:value-type="float">
            <text:p>2.298441E-006</text:p>
          </table:table-cell>
          <table:table-cell table:number-columns-repeated="8"/>
        </table:table-row>
        <table:table-row table:style-name="ro1">
          <table:table-cell office:value-type="float" office:value="5203" calcext:value-type="float">
            <text:p>5203</text:p>
          </table:table-cell>
          <table:table-cell office:value-type="float" office:value="-0.004871315" calcext:value-type="float">
            <text:p>-0.004871315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001571901" calcext:value-type="float">
            <text:p>1.571901E-006</text:p>
          </table:table-cell>
          <table:table-cell table:number-columns-repeated="8"/>
        </table:table-row>
        <table:table-row table:style-name="ro1">
          <table:table-cell office:value-type="float" office:value="5204" calcext:value-type="float">
            <text:p>5204</text:p>
          </table:table-cell>
          <table:table-cell office:value-type="float" office:value="-0.004766427" calcext:value-type="float">
            <text:p>-0.004766427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001055318" calcext:value-type="float">
            <text:p>1.055318E-006</text:p>
          </table:table-cell>
          <table:table-cell table:number-columns-repeated="8"/>
        </table:table-row>
        <table:table-row table:style-name="ro1">
          <table:table-cell office:value-type="float" office:value="5205" calcext:value-type="float">
            <text:p>5205</text:p>
          </table:table-cell>
          <table:table-cell office:value-type="float" office:value="-0.004705217" calcext:value-type="float">
            <text:p>-0.004705217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0007029361" calcext:value-type="float">
            <text:p>7.029361E-007</text:p>
          </table:table-cell>
          <table:table-cell table:number-columns-repeated="8"/>
        </table:table-row>
        <table:table-row table:style-name="ro1">
          <table:table-cell office:value-type="float" office:value="5206" calcext:value-type="float">
            <text:p>5206</text:p>
          </table:table-cell>
          <table:table-cell office:value-type="float" office:value="-0.00467117" calcext:value-type="float">
            <text:p>-0.00467117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00474154" calcext:value-type="float">
            <text:p>4.74154E-007</text:p>
          </table:table-cell>
          <table:table-cell table:number-columns-repeated="8"/>
        </table:table-row>
        <table:table-row table:style-name="ro1">
          <table:table-cell office:value-type="float" office:value="5207" calcext:value-type="float">
            <text:p>5207</text:p>
          </table:table-cell>
          <table:table-cell office:value-type="float" office:value="-0.004667134" calcext:value-type="float">
            <text:p>-0.004667134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00003391843" calcext:value-type="float">
            <text:p>3.391843E-007</text:p>
          </table:table-cell>
          <table:table-cell table:number-columns-repeated="8"/>
        </table:table-row>
        <table:table-row table:style-name="ro1">
          <table:table-cell office:value-type="float" office:value="5208" calcext:value-type="float">
            <text:p>5208</text:p>
          </table:table-cell>
          <table:table-cell office:value-type="float" office:value="-0.004653045" calcext:value-type="float">
            <text:p>-0.004653045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00226727" calcext:value-type="float">
            <text:p>2.26727E-007</text:p>
          </table:table-cell>
          <table:table-cell table:number-columns-repeated="8"/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float" office:value="-0.004614104" calcext:value-type="float">
            <text:p>-0.004614104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00016525" calcext:value-type="float">
            <text:p>1.6525E-007</text:p>
          </table:table-cell>
          <table:table-cell table:number-columns-repeated="8"/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float" office:value="-0.004601948" calcext:value-type="float">
            <text:p>-0.004601948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00001842238" calcext:value-type="float">
            <text:p>1.842238E-007</text:p>
          </table:table-cell>
          <table:table-cell table:number-columns-repeated="8"/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float" office:value="-0.004610265" calcext:value-type="float">
            <text:p>-0.004610265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002169174" calcext:value-type="float">
            <text:p>2.169174E-007</text:p>
          </table:table-cell>
          <table:table-cell table:number-columns-repeated="8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-0.004429835" calcext:value-type="float">
            <text:p>-0.004429835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07606897" calcext:value-type="float">
            <text:p>7.606897E-006</text:p>
          </table:table-cell>
          <table:table-cell table:number-columns-repeated="8"/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float" office:value="-0.003974607" calcext:value-type="float">
            <text:p>-0.003974607</text:p>
          </table:table-cell>
          <table:table-cell table:number-columns-repeated="8"/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float" office:value="-0.005313604" calcext:value-type="float">
            <text:p>-0.00531360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6997924" calcext:value-type="float">
            <text:p>6.997924E-00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0004900234" calcext:value-type="float">
            <text:p>-4.900234E-005</text:p>
          </table:table-cell>
          <table:table-cell table:number-columns-repeated="8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-0.01150253" calcext:value-type="float">
            <text:p>-0.01150253</text:p>
          </table:table-cell>
          <table:table-cell table:number-columns-repeated="8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.000007807911" calcext:value-type="float">
            <text:p>7.807911E-006</text:p>
          </table:table-cell>
          <table:table-cell table:number-columns-repeated="8"/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float" office:value="-0.009456452" calcext:value-type="float">
            <text:p>-0.009456452</text:p>
          </table:table-cell>
          <table:table-cell table:number-columns-repeated="8"/>
        </table:table-row>
        <table:table-row table:style-name="ro1">
          <table:table-cell office:value-type="float" office:value="9102" calcext:value-type="float">
            <text:p>9102</text:p>
          </table:table-cell>
          <table:table-cell office:value-type="float" office:value="-0.01073924" calcext:value-type="float">
            <text:p>-0.01073924</text:p>
          </table:table-cell>
          <table:table-cell table:number-columns-repeated="8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.000007944458" calcext:value-type="float">
            <text:p>7.944458E-006</text:p>
          </table:table-cell>
          <table:table-cell table:number-columns-repeated="8"/>
        </table:table-row>
        <table:table-row table:style-name="ro1">
          <table:table-cell office:value-type="float" office:value="9103" calcext:value-type="float">
            <text:p>9103</text:p>
          </table:table-cell>
          <table:table-cell office:value-type="float" office:value="-0.01015027" calcext:value-type="float">
            <text:p>-0.01015027</text:p>
          </table:table-cell>
          <table:table-cell table:number-columns-repeated="8"/>
        </table:table-row>
        <table:table-row table:style-name="ro1">
          <table:table-cell office:value-type="float" office:value="9104" calcext:value-type="float">
            <text:p>9104</text:p>
          </table:table-cell>
          <table:table-cell office:value-type="float" office:value="-0.01020137" calcext:value-type="float">
            <text:p>-0.01020137</text:p>
          </table:table-cell>
          <table:table-cell table:number-columns-repeated="8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.00000780096" calcext:value-type="float">
            <text:p>0.000007801</text:p>
          </table:table-cell>
          <table:table-cell table:number-columns-repeated="8"/>
        </table:table-row>
        <table:table-row table:style-name="ro1">
          <table:table-cell office:value-type="float" office:value="9105" calcext:value-type="float">
            <text:p>9105</text:p>
          </table:table-cell>
          <table:table-cell office:value-type="float" office:value="-0.0094521" calcext:value-type="float">
            <text:p>-0.0094521</text:p>
          </table:table-cell>
          <table:table-cell table:number-columns-repeated="8"/>
        </table:table-row>
        <table:table-row table:style-name="ro1">
          <table:table-cell office:value-type="float" office:value="9106" calcext:value-type="float">
            <text:p>9106</text:p>
          </table:table-cell>
          <table:table-cell office:value-type="float" office:value="-0.009611485" calcext:value-type="float">
            <text:p>-0.009611485</text:p>
          </table:table-cell>
          <table:table-cell table:number-columns-repeated="8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.000007854525" calcext:value-type="float">
            <text:p>7.854525E-006</text:p>
          </table:table-cell>
          <table:table-cell table:number-columns-repeated="8"/>
        </table:table-row>
        <table:table-row table:style-name="ro1">
          <table:table-cell office:value-type="float" office:value="9107" calcext:value-type="float">
            <text:p>9107</text:p>
          </table:table-cell>
          <table:table-cell office:value-type="float" office:value="-0.009459943" calcext:value-type="float">
            <text:p>-0.009459943</text:p>
          </table:table-cell>
          <table:table-cell table:number-columns-repeated="8"/>
        </table:table-row>
        <table:table-row table:style-name="ro1">
          <table:table-cell office:value-type="float" office:value="9108" calcext:value-type="float">
            <text:p>9108</text:p>
          </table:table-cell>
          <table:table-cell office:value-type="float" office:value="-0.009437036" calcext:value-type="float">
            <text:p>-0.009437036</text:p>
          </table:table-cell>
          <table:table-cell table:number-columns-repeated="8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.000007834319" calcext:value-type="float">
            <text:p>7.834319E-006</text:p>
          </table:table-cell>
          <table:table-cell table:number-columns-repeated="8"/>
        </table:table-row>
        <table:table-row table:style-name="ro1">
          <table:table-cell office:value-type="float" office:value="9109" calcext:value-type="float">
            <text:p>9109</text:p>
          </table:table-cell>
          <table:table-cell office:value-type="float" office:value="-0.009471222" calcext:value-type="float">
            <text:p>-0.009471222</text:p>
          </table:table-cell>
          <table:table-cell table:number-columns-repeated="8"/>
        </table:table-row>
        <table:table-row table:style-name="ro1">
          <table:table-cell office:value-type="float" office:value="9110" calcext:value-type="float">
            <text:p>9110</text:p>
          </table:table-cell>
          <table:table-cell office:value-type="float" office:value="-0.009500577" calcext:value-type="float">
            <text:p>-0.009500577</text:p>
          </table:table-cell>
          <table:table-cell table:number-columns-repeated="8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.000007799884" calcext:value-type="float">
            <text:p>7.799884E-006</text:p>
          </table:table-cell>
          <table:table-cell table:number-columns-repeated="8"/>
        </table:table-row>
        <table:table-row table:style-name="ro1">
          <table:table-cell office:value-type="float" office:value="9111" calcext:value-type="float">
            <text:p>9111</text:p>
          </table:table-cell>
          <table:table-cell office:value-type="float" office:value="-0.009376856" calcext:value-type="float">
            <text:p>-0.009376856</text:p>
          </table:table-cell>
          <table:table-cell table:number-columns-repeated="8"/>
        </table:table-row>
        <table:table-row table:style-name="ro1">
          <table:table-cell office:value-type="float" office:value="9112" calcext:value-type="float">
            <text:p>9112</text:p>
          </table:table-cell>
          <table:table-cell office:value-type="float" office:value="-0.009405173" calcext:value-type="float">
            <text:p>-0.009405173</text:p>
          </table:table-cell>
          <table:table-cell table:number-columns-repeated="8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.000007787968" calcext:value-type="float">
            <text:p>0.000007788</text:p>
          </table:table-cell>
          <table:table-cell table:number-columns-repeated="8"/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float" office:value="-0.009349129" calcext:value-type="float">
            <text:p>-0.009349129</text:p>
          </table:table-cell>
          <table:table-cell table:number-columns-repeated="8"/>
        </table:table-row>
        <table:table-row table:style-name="ro1">
          <table:table-cell office:value-type="float" office:value="9114" calcext:value-type="float">
            <text:p>9114</text:p>
          </table:table-cell>
          <table:table-cell office:value-type="float" office:value="-0.009354797" calcext:value-type="float">
            <text:p>-0.009354797</text:p>
          </table:table-cell>
          <table:table-cell table:number-columns-repeated="8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.000007803105" calcext:value-type="float">
            <text:p>7.803105E-006</text:p>
          </table:table-cell>
          <table:table-cell table:number-columns-repeated="8"/>
        </table:table-row>
        <table:table-row table:style-name="ro1">
          <table:table-cell office:value-type="float" office:value="9115" calcext:value-type="float">
            <text:p>9115</text:p>
          </table:table-cell>
          <table:table-cell office:value-type="float" office:value="-0.009357631" calcext:value-type="float">
            <text:p>-0.009357631</text:p>
          </table:table-cell>
          <table:table-cell table:number-columns-repeated="8"/>
        </table:table-row>
        <table:table-row table:style-name="ro1">
          <table:table-cell office:value-type="float" office:value="9116" calcext:value-type="float">
            <text:p>9116</text:p>
          </table:table-cell>
          <table:table-cell office:value-type="float" office:value="-0.009358212" calcext:value-type="float">
            <text:p>-0.009358212</text:p>
          </table:table-cell>
          <table:table-cell table:number-columns-repeated="8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0.000007808269" calcext:value-type="float">
            <text:p>7.808269E-006</text:p>
          </table:table-cell>
          <table:table-cell table:number-columns-repeated="8"/>
        </table:table-row>
        <table:table-row table:style-name="ro1">
          <table:table-cell office:value-type="float" office:value="9117" calcext:value-type="float">
            <text:p>9117</text:p>
          </table:table-cell>
          <table:table-cell office:value-type="float" office:value="-0.009351968" calcext:value-type="float">
            <text:p>-0.009351968</text:p>
          </table:table-cell>
          <table:table-cell table:number-columns-repeated="8"/>
        </table:table-row>
        <table:table-row table:style-name="ro1">
          <table:table-cell office:value-type="float" office:value="9118" calcext:value-type="float">
            <text:p>9118</text:p>
          </table:table-cell>
          <table:table-cell office:value-type="float" office:value="-0.009358219" calcext:value-type="float">
            <text:p>-0.009358219</text:p>
          </table:table-cell>
          <table:table-cell table:number-columns-repeated="8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.000007786344" calcext:value-type="float">
            <text:p>7.786344E-006</text:p>
          </table:table-cell>
          <table:table-cell table:number-columns-repeated="8"/>
        </table:table-row>
        <table:table-row table:style-name="ro1">
          <table:table-cell office:value-type="float" office:value="9119" calcext:value-type="float">
            <text:p>9119</text:p>
          </table:table-cell>
          <table:table-cell office:value-type="float" office:value="-0.009344722" calcext:value-type="float">
            <text:p>-0.009344722</text:p>
          </table:table-cell>
          <table:table-cell table:number-columns-repeated="8"/>
        </table:table-row>
        <table:table-row table:style-name="ro1">
          <table:table-cell office:value-type="float" office:value="9120" calcext:value-type="float">
            <text:p>9120</text:p>
          </table:table-cell>
          <table:table-cell office:value-type="float" office:value="-0.009343384" calcext:value-type="float">
            <text:p>-0.009343384</text:p>
          </table:table-cell>
          <table:table-cell table:number-columns-repeated="8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.000007851044" calcext:value-type="float">
            <text:p>0.000007851</text:p>
          </table:table-cell>
          <table:table-cell table:number-columns-repeated="8"/>
        </table:table-row>
        <table:table-row table:style-name="ro1">
          <table:table-cell office:value-type="float" office:value="9121" calcext:value-type="float">
            <text:p>9121</text:p>
          </table:table-cell>
          <table:table-cell office:value-type="float" office:value="-0.009370049" calcext:value-type="float">
            <text:p>-0.009370049</text:p>
          </table:table-cell>
          <table:table-cell table:number-columns-repeated="8"/>
        </table:table-row>
        <table:table-row table:style-name="ro1">
          <table:table-cell office:value-type="float" office:value="9122" calcext:value-type="float">
            <text:p>9122</text:p>
          </table:table-cell>
          <table:table-cell office:value-type="float" office:value="-0.009355594" calcext:value-type="float">
            <text:p>-0.009355594</text:p>
          </table:table-cell>
          <table:table-cell table:number-columns-repeated="8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.000007839668" calcext:value-type="float">
            <text:p>7.839668E-006</text:p>
          </table:table-cell>
          <table:table-cell table:number-columns-repeated="8"/>
        </table:table-row>
        <table:table-row table:style-name="ro1">
          <table:table-cell office:value-type="float" office:value="9123" calcext:value-type="float">
            <text:p>9123</text:p>
          </table:table-cell>
          <table:table-cell office:value-type="float" office:value="-0.009379954" calcext:value-type="float">
            <text:p>-0.009379954</text:p>
          </table:table-cell>
          <table:table-cell table:number-columns-repeated="8"/>
        </table:table-row>
        <table:table-row table:style-name="ro1">
          <table:table-cell office:value-type="float" office:value="9124" calcext:value-type="float">
            <text:p>9124</text:p>
          </table:table-cell>
          <table:table-cell office:value-type="float" office:value="-0.00936274" calcext:value-type="float">
            <text:p>-0.00936274</text:p>
          </table:table-cell>
          <table:table-cell table:number-columns-repeated="8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.000007781562" calcext:value-type="float">
            <text:p>7.781562E-006</text:p>
          </table:table-cell>
          <table:table-cell table:number-columns-repeated="8"/>
        </table:table-row>
        <table:table-row table:style-name="ro1">
          <table:table-cell office:value-type="float" office:value="9125" calcext:value-type="float">
            <text:p>9125</text:p>
          </table:table-cell>
          <table:table-cell office:value-type="float" office:value="-0.009480912" calcext:value-type="float">
            <text:p>-0.009480912</text:p>
          </table:table-cell>
          <table:table-cell table:number-columns-repeated="8"/>
        </table:table-row>
        <table:table-row table:style-name="ro1">
          <table:table-cell office:value-type="float" office:value="9126" calcext:value-type="float">
            <text:p>9126</text:p>
          </table:table-cell>
          <table:table-cell office:value-type="float" office:value="-0.009381555" calcext:value-type="float">
            <text:p>-0.009381555</text:p>
          </table:table-cell>
          <table:table-cell table:number-columns-repeated="8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0.000007867388" calcext:value-type="float">
            <text:p>7.867388E-006</text:p>
          </table:table-cell>
          <table:table-cell table:number-columns-repeated="8"/>
        </table:table-row>
        <table:table-row table:style-name="ro1">
          <table:table-cell office:value-type="float" office:value="9127" calcext:value-type="float">
            <text:p>9127</text:p>
          </table:table-cell>
          <table:table-cell office:value-type="float" office:value="-0.009847202" calcext:value-type="float">
            <text:p>-0.009847202</text:p>
          </table:table-cell>
          <table:table-cell table:number-columns-repeated="8"/>
        </table:table-row>
        <table:table-row table:style-name="ro1">
          <table:table-cell office:value-type="float" office:value="9128" calcext:value-type="float">
            <text:p>9128</text:p>
          </table:table-cell>
          <table:table-cell office:value-type="float" office:value="-0.009810029" calcext:value-type="float">
            <text:p>-0.009810029</text:p>
          </table:table-cell>
          <table:table-cell table:number-columns-repeated="8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0.00000778285" calcext:value-type="float">
            <text:p>7.78285E-006</text:p>
          </table:table-cell>
          <table:table-cell table:number-columns-repeated="8"/>
        </table:table-row>
        <table:table-row table:style-name="ro1">
          <table:table-cell office:value-type="float" office:value="9129" calcext:value-type="float">
            <text:p>9129</text:p>
          </table:table-cell>
          <table:table-cell office:value-type="float" office:value="-0.01069976" calcext:value-type="float">
            <text:p>-0.01069976</text:p>
          </table:table-cell>
          <table:table-cell table:number-columns-repeated="8"/>
        </table:table-row>
        <table:table-row table:style-name="ro1">
          <table:table-cell office:value-type="float" office:value="9130" calcext:value-type="float">
            <text:p>9130</text:p>
          </table:table-cell>
          <table:table-cell office:value-type="float" office:value="-0.009359612" calcext:value-type="float">
            <text:p>-0.009359612</text:p>
          </table:table-cell>
          <table:table-cell table:number-columns-repeated="8"/>
        </table:table-row>
        <table:table-row table:style-name="ro1">
          <table:table-cell office:value-type="float" office:value="9131" calcext:value-type="float">
            <text:p>9131</text:p>
          </table:table-cell>
          <table:table-cell office:value-type="float" office:value="-0.011492" calcext:value-type="float">
            <text:p>-0.011492</text:p>
          </table:table-cell>
          <table:table-cell table:number-columns-repeated="8"/>
        </table:table-row>
        <table:table-row table:style-name="ro1">
          <table:table-cell office:value-type="float" office:value="9132" calcext:value-type="float">
            <text:p>9132</text:p>
          </table:table-cell>
          <table:table-cell office:value-type="float" office:value="-0.02680624" calcext:value-type="float">
            <text:p>-0.02680624</text:p>
          </table:table-cell>
          <table:table-cell table:number-columns-repeated="8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-0.0001188886" calcext:value-type="float">
            <text:p>-0.0001188886</text:p>
          </table:table-cell>
          <table:table-cell table:number-columns-repeated="8"/>
        </table:table-row>
        <table:table-row table:style-name="ro1">
          <table:table-cell office:value-type="float" office:value="9133" calcext:value-type="float">
            <text:p>9133</text:p>
          </table:table-cell>
          <table:table-cell office:value-type="float" office:value="-0.02011706" calcext:value-type="float">
            <text:p>-0.02011706</text:p>
          </table:table-cell>
          <table:table-cell table:number-columns-repeated="8"/>
        </table:table-row>
        <table:table-row table:style-name="ro1">
          <table:table-cell office:value-type="float" office:value="9134" calcext:value-type="float">
            <text:p>9134</text:p>
          </table:table-cell>
          <table:table-cell office:value-type="float" office:value="-0.02469124" calcext:value-type="float">
            <text:p>-0.02469124</text:p>
          </table:table-cell>
          <table:table-cell table:number-columns-repeated="8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0.00001842525" calcext:value-type="float">
            <text:p>1.842525E-005</text:p>
          </table:table-cell>
          <table:table-cell table:number-columns-repeated="8"/>
        </table:table-row>
        <table:table-row table:style-name="ro1">
          <table:table-cell office:value-type="float" office:value="9135" calcext:value-type="float">
            <text:p>9135</text:p>
          </table:table-cell>
          <table:table-cell office:value-type="float" office:value="-0.01489485" calcext:value-type="float">
            <text:p>-0.01489485</text:p>
          </table:table-cell>
          <table:table-cell table:number-columns-repeated="8"/>
        </table:table-row>
        <table:table-row table:style-name="ro1">
          <table:table-cell office:value-type="float" office:value="9136" calcext:value-type="float">
            <text:p>9136</text:p>
          </table:table-cell>
          <table:table-cell office:value-type="float" office:value="-0.01648578" calcext:value-type="float">
            <text:p>-0.01648578</text:p>
          </table:table-cell>
          <table:table-cell table:number-columns-repeated="8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0.00001696708" calcext:value-type="float">
            <text:p>1.696708E-005</text:p>
          </table:table-cell>
          <table:table-cell table:number-columns-repeated="8"/>
        </table:table-row>
        <table:table-row table:style-name="ro1">
          <table:table-cell office:value-type="float" office:value="9137" calcext:value-type="float">
            <text:p>9137</text:p>
          </table:table-cell>
          <table:table-cell office:value-type="float" office:value="-0.01114756" calcext:value-type="float">
            <text:p>-0.01114756</text:p>
          </table:table-cell>
          <table:table-cell table:number-columns-repeated="8"/>
        </table:table-row>
        <table:table-row table:style-name="ro1">
          <table:table-cell office:value-type="float" office:value="9138" calcext:value-type="float">
            <text:p>9138</text:p>
          </table:table-cell>
          <table:table-cell office:value-type="float" office:value="-0.01176447" calcext:value-type="float">
            <text:p>-0.01176447</text:p>
          </table:table-cell>
          <table:table-cell table:number-columns-repeated="8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0.000007775492" calcext:value-type="float">
            <text:p>7.775492E-006</text:p>
          </table:table-cell>
          <table:table-cell table:number-columns-repeated="8"/>
        </table:table-row>
        <table:table-row table:style-name="ro1">
          <table:table-cell office:value-type="float" office:value="9139" calcext:value-type="float">
            <text:p>9139</text:p>
          </table:table-cell>
          <table:table-cell office:value-type="float" office:value="-0.009955376" calcext:value-type="float">
            <text:p>-0.009955376</text:p>
          </table:table-cell>
          <table:table-cell table:number-columns-repeated="8"/>
        </table:table-row>
        <table:table-row table:style-name="ro1">
          <table:table-cell office:value-type="float" office:value="9140" calcext:value-type="float">
            <text:p>9140</text:p>
          </table:table-cell>
          <table:table-cell office:value-type="float" office:value="-0.01013946" calcext:value-type="float">
            <text:p>-0.01013946</text:p>
          </table:table-cell>
          <table:table-cell table:number-columns-repeated="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0003729684" calcext:value-type="float">
            <text:p>3.729684E-006</text:p>
          </table:table-cell>
          <table:table-cell table:number-columns-repeated="8"/>
        </table:table-row>
        <table:table-row table:style-name="ro1">
          <table:table-cell office:value-type="float" office:value="9141" calcext:value-type="float">
            <text:p>9141</text:p>
          </table:table-cell>
          <table:table-cell office:value-type="float" office:value="-0.009510712" calcext:value-type="float">
            <text:p>-0.009510712</text:p>
          </table:table-cell>
          <table:table-cell table:number-columns-repeated="8"/>
        </table:table-row>
        <table:table-row table:style-name="ro1">
          <table:table-cell office:value-type="float" office:value="9142" calcext:value-type="float">
            <text:p>9142</text:p>
          </table:table-cell>
          <table:table-cell office:value-type="float" office:value="-0.009576095" calcext:value-type="float">
            <text:p>-0.009576095</text:p>
          </table:table-cell>
          <table:table-cell table:number-columns-repeated="8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000001702184" calcext:value-type="float">
            <text:p>1.702184E-006</text:p>
          </table:table-cell>
          <table:table-cell table:number-columns-repeated="8"/>
        </table:table-row>
        <table:table-row table:style-name="ro1">
          <table:table-cell office:value-type="float" office:value="9143" calcext:value-type="float">
            <text:p>9143</text:p>
          </table:table-cell>
          <table:table-cell office:value-type="float" office:value="-0.00937412" calcext:value-type="float">
            <text:p>-0.00937412</text:p>
          </table:table-cell>
          <table:table-cell table:number-columns-repeated="8"/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float" office:value="-0.009371201" calcext:value-type="float">
            <text:p>-0.009371201</text:p>
          </table:table-cell>
          <table:table-cell table:number-columns-repeated="8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.0000009342628" calcext:value-type="float">
            <text:p>9.342628E-007</text:p>
          </table:table-cell>
          <table:table-cell table:number-columns-repeated="8"/>
        </table:table-row>
        <table:table-row table:style-name="ro1">
          <table:table-cell office:value-type="float" office:value="9145" calcext:value-type="float">
            <text:p>9145</text:p>
          </table:table-cell>
          <table:table-cell office:value-type="float" office:value="-0.009319767" calcext:value-type="float">
            <text:p>-0.009319767</text:p>
          </table:table-cell>
          <table:table-cell table:number-columns-repeated="8"/>
        </table:table-row>
        <table:table-row table:style-name="ro1">
          <table:table-cell office:value-type="float" office:value="9146" calcext:value-type="float">
            <text:p>9146</text:p>
          </table:table-cell>
          <table:table-cell office:value-type="float" office:value="-0.009335636" calcext:value-type="float">
            <text:p>-0.009335636</text:p>
          </table:table-cell>
          <table:table-cell table:number-columns-repeated="8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.0000005134207" calcext:value-type="float">
            <text:p>5.134207E-007</text:p>
          </table:table-cell>
          <table:table-cell table:number-columns-repeated="8"/>
        </table:table-row>
        <table:table-row table:style-name="ro1">
          <table:table-cell office:value-type="float" office:value="9147" calcext:value-type="float">
            <text:p>9147</text:p>
          </table:table-cell>
          <table:table-cell office:value-type="float" office:value="-0.009212107" calcext:value-type="float">
            <text:p>-0.009212107</text:p>
          </table:table-cell>
          <table:table-cell table:number-columns-repeated="8"/>
        </table:table-row>
        <table:table-row table:style-name="ro1">
          <table:table-cell office:value-type="float" office:value="9148" calcext:value-type="float">
            <text:p>9148</text:p>
          </table:table-cell>
          <table:table-cell office:value-type="float" office:value="-0.009247366" calcext:value-type="float">
            <text:p>-0.009247366</text:p>
          </table:table-cell>
          <table:table-cell table:number-columns-repeated="8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.0000003180836" calcext:value-type="float">
            <text:p>3.180836E-007</text:p>
          </table:table-cell>
          <table:table-cell table:number-columns-repeated="8"/>
        </table:table-row>
        <table:table-row table:style-name="ro1">
          <table:table-cell office:value-type="float" office:value="9149" calcext:value-type="float">
            <text:p>9149</text:p>
          </table:table-cell>
          <table:table-cell office:value-type="float" office:value="-0.00804745" calcext:value-type="float">
            <text:p>-0.00804745</text:p>
          </table:table-cell>
          <table:table-cell table:number-columns-repeated="8"/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-0.008782665" calcext:value-type="float">
            <text:p>-0.008782665</text:p>
          </table:table-cell>
          <table:table-cell table:number-columns-repeated="8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0.00008191037" calcext:value-type="float">
            <text:p>-8.191037E-005</text:p>
          </table:table-cell>
          <table:table-cell table:number-columns-repeated="8"/>
        </table:table-row>
        <table:table-row table:style-name="ro1">
          <table:table-cell office:value-type="float" office:value="9151" calcext:value-type="float">
            <text:p>9151</text:p>
          </table:table-cell>
          <table:table-cell office:value-type="float" office:value="-0.02018784" calcext:value-type="float">
            <text:p>-0.02018784</text:p>
          </table:table-cell>
          <table:table-cell table:number-columns-repeated="8"/>
        </table:table-row>
        <table:table-row table:style-name="ro1">
          <table:table-cell office:value-type="float" office:value="9152" calcext:value-type="float">
            <text:p>9152</text:p>
          </table:table-cell>
          <table:table-cell office:value-type="float" office:value="-0.01645178" calcext:value-type="float">
            <text:p>-0.01645178</text:p>
          </table:table-cell>
          <table:table-cell table:number-columns-repeated="8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-0.00001176084" calcext:value-type="float">
            <text:p>-1.176084E-005</text:p>
          </table:table-cell>
          <table:table-cell table:number-columns-repeated="8"/>
        </table:table-row>
        <table:table-row table:style-name="ro1">
          <table:table-cell office:value-type="float" office:value="9153" calcext:value-type="float">
            <text:p>9153</text:p>
          </table:table-cell>
          <table:table-cell office:value-type="float" office:value="-0.01538565" calcext:value-type="float">
            <text:p>-0.01538565</text:p>
          </table:table-cell>
          <table:table-cell table:number-columns-repeated="8"/>
        </table:table-row>
        <table:table-row table:style-name="ro1">
          <table:table-cell office:value-type="float" office:value="9154" calcext:value-type="float">
            <text:p>9154</text:p>
          </table:table-cell>
          <table:table-cell office:value-type="float" office:value="-0.01497288" calcext:value-type="float">
            <text:p>-0.01497288</text:p>
          </table:table-cell>
          <table:table-cell table:number-columns-repeated="8"/>
        </table:table-row>
        <table:table-row table:style-name="ro1">
          <table:table-cell office:value-type="float" office:value="9155" calcext:value-type="float">
            <text:p>9155</text:p>
          </table:table-cell>
          <table:table-cell office:value-type="float" office:value="-0.01591083" calcext:value-type="float">
            <text:p>-0.01591083</text:p>
          </table:table-cell>
          <table:table-cell table:number-columns-repeated="8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0.000009554973" calcext:value-type="float">
            <text:p>0.000009555</text:p>
          </table:table-cell>
          <table:table-cell table:number-columns-repeated="8"/>
        </table:table-row>
        <table:table-row table:style-name="ro1">
          <table:table-cell office:value-type="float" office:value="9156" calcext:value-type="float">
            <text:p>9156</text:p>
          </table:table-cell>
          <table:table-cell office:value-type="float" office:value="-0.01373884" calcext:value-type="float">
            <text:p>-0.01373884</text:p>
          </table:table-cell>
          <table:table-cell table:number-columns-repeated="8"/>
        </table:table-row>
        <table:table-row table:style-name="ro1">
          <table:table-cell office:value-type="float" office:value="9157" calcext:value-type="float">
            <text:p>9157</text:p>
          </table:table-cell>
          <table:table-cell office:value-type="float" office:value="-0.01292881" calcext:value-type="float">
            <text:p>-0.01292881</text:p>
          </table:table-cell>
          <table:table-cell table:number-columns-repeated="8"/>
        </table:table-row>
        <table:table-row table:style-name="ro1">
          <table:table-cell office:value-type="float" office:value="9158" calcext:value-type="float">
            <text:p>9158</text:p>
          </table:table-cell>
          <table:table-cell office:value-type="float" office:value="-0.01330408" calcext:value-type="float">
            <text:p>-0.01330408</text:p>
          </table:table-cell>
          <table:table-cell table:number-columns-repeated="8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0.00001954533" calcext:value-type="float">
            <text:p>1.954533E-005</text:p>
          </table:table-cell>
          <table:table-cell table:number-columns-repeated="8"/>
        </table:table-row>
        <table:table-row table:style-name="ro1">
          <table:table-cell office:value-type="float" office:value="9159" calcext:value-type="float">
            <text:p>9159</text:p>
          </table:table-cell>
          <table:table-cell office:value-type="float" office:value="-0.01238372" calcext:value-type="float">
            <text:p>-0.01238372</text:p>
          </table:table-cell>
          <table:table-cell table:number-columns-repeated="8"/>
        </table:table-row>
        <table:table-row table:style-name="ro1">
          <table:table-cell office:value-type="float" office:value="9160" calcext:value-type="float">
            <text:p>9160</text:p>
          </table:table-cell>
          <table:table-cell office:value-type="float" office:value="-0.01199446" calcext:value-type="float">
            <text:p>-0.01199446</text:p>
          </table:table-cell>
          <table:table-cell table:number-columns-repeated="8"/>
        </table:table-row>
        <table:table-row table:style-name="ro1">
          <table:table-cell office:value-type="float" office:value="9161" calcext:value-type="float">
            <text:p>9161</text:p>
          </table:table-cell>
          <table:table-cell office:value-type="float" office:value="-0.01266755" calcext:value-type="float">
            <text:p>-0.01266755</text:p>
          </table:table-cell>
          <table:table-cell table:number-columns-repeated="8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0.00001816631" calcext:value-type="float">
            <text:p>1.816631E-005</text:p>
          </table:table-cell>
          <table:table-cell table:number-columns-repeated="8"/>
        </table:table-row>
        <table:table-row table:style-name="ro1">
          <table:table-cell office:value-type="float" office:value="9162" calcext:value-type="float">
            <text:p>9162</text:p>
          </table:table-cell>
          <table:table-cell office:value-type="float" office:value="-0.01148246" calcext:value-type="float">
            <text:p>-0.01148246</text:p>
          </table:table-cell>
          <table:table-cell table:number-columns-repeated="8"/>
        </table:table-row>
        <table:table-row table:style-name="ro1">
          <table:table-cell office:value-type="float" office:value="9163" calcext:value-type="float">
            <text:p>9163</text:p>
          </table:table-cell>
          <table:table-cell office:value-type="float" office:value="-0.0110656" calcext:value-type="float">
            <text:p>-0.0110656</text:p>
          </table:table-cell>
          <table:table-cell table:number-columns-repeated="8"/>
        </table:table-row>
        <table:table-row table:style-name="ro1">
          <table:table-cell office:value-type="float" office:value="9164" calcext:value-type="float">
            <text:p>9164</text:p>
          </table:table-cell>
          <table:table-cell office:value-type="float" office:value="-0.01172831" calcext:value-type="float">
            <text:p>-0.01172831</text:p>
          </table:table-cell>
          <table:table-cell table:number-columns-repeated="8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.00001205969" calcext:value-type="float">
            <text:p>1.205969E-005</text:p>
          </table:table-cell>
          <table:table-cell table:number-columns-repeated="8"/>
        </table:table-row>
        <table:table-row table:style-name="ro1">
          <table:table-cell office:value-type="float" office:value="9165" calcext:value-type="float">
            <text:p>9165</text:p>
          </table:table-cell>
          <table:table-cell office:value-type="float" office:value="-0.01069963" calcext:value-type="float">
            <text:p>-0.01069963</text:p>
          </table:table-cell>
          <table:table-cell table:number-columns-repeated="8"/>
        </table:table-row>
        <table:table-row table:style-name="ro1">
          <table:table-cell office:value-type="float" office:value="9166" calcext:value-type="float">
            <text:p>9166</text:p>
          </table:table-cell>
          <table:table-cell office:value-type="float" office:value="-0.01038422" calcext:value-type="float">
            <text:p>-0.01038422</text:p>
          </table:table-cell>
          <table:table-cell table:number-columns-repeated="8"/>
        </table:table-row>
        <table:table-row table:style-name="ro1">
          <table:table-cell office:value-type="float" office:value="9167" calcext:value-type="float">
            <text:p>9167</text:p>
          </table:table-cell>
          <table:table-cell office:value-type="float" office:value="-0.01086673" calcext:value-type="float">
            <text:p>-0.01086673</text:p>
          </table:table-cell>
          <table:table-cell table:number-columns-repeated="8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0.000007947704" calcext:value-type="float">
            <text:p>7.947704E-006</text:p>
          </table:table-cell>
          <table:table-cell table:number-columns-repeated="8"/>
        </table:table-row>
        <table:table-row table:style-name="ro1">
          <table:table-cell office:value-type="float" office:value="9168" calcext:value-type="float">
            <text:p>9168</text:p>
          </table:table-cell>
          <table:table-cell office:value-type="float" office:value="-0.01013895" calcext:value-type="float">
            <text:p>-0.01013895</text:p>
          </table:table-cell>
          <table:table-cell table:number-columns-repeated="8"/>
        </table:table-row>
        <table:table-row table:style-name="ro1">
          <table:table-cell office:value-type="float" office:value="9169" calcext:value-type="float">
            <text:p>9169</text:p>
          </table:table-cell>
          <table:table-cell office:value-type="float" office:value="-0.009923245" calcext:value-type="float">
            <text:p>-0.009923245</text:p>
          </table:table-cell>
          <table:table-cell table:number-columns-repeated="8"/>
        </table:table-row>
        <table:table-row table:style-name="ro1">
          <table:table-cell office:value-type="float" office:value="9170" calcext:value-type="float">
            <text:p>9170</text:p>
          </table:table-cell>
          <table:table-cell office:value-type="float" office:value="-0.01023968" calcext:value-type="float">
            <text:p>-0.01023968</text:p>
          </table:table-cell>
          <table:table-cell table:number-columns-repeated="8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0.000005277953" calcext:value-type="float">
            <text:p>0.000005278</text:p>
          </table:table-cell>
          <table:table-cell table:number-columns-repeated="8"/>
        </table:table-row>
        <table:table-row table:style-name="ro1">
          <table:table-cell office:value-type="float" office:value="9171" calcext:value-type="float">
            <text:p>9171</text:p>
          </table:table-cell>
          <table:table-cell office:value-type="float" office:value="-0.009759998" calcext:value-type="float">
            <text:p>-0.009759998</text:p>
          </table:table-cell>
          <table:table-cell table:number-columns-repeated="8"/>
        </table:table-row>
        <table:table-row table:style-name="ro1">
          <table:table-cell office:value-type="float" office:value="9172" calcext:value-type="float">
            <text:p>9172</text:p>
          </table:table-cell>
          <table:table-cell office:value-type="float" office:value="-0.009616378" calcext:value-type="float">
            <text:p>-0.009616378</text:p>
          </table:table-cell>
          <table:table-cell table:number-columns-repeated="8"/>
        </table:table-row>
        <table:table-row table:style-name="ro1">
          <table:table-cell office:value-type="float" office:value="9173" calcext:value-type="float">
            <text:p>9173</text:p>
          </table:table-cell>
          <table:table-cell office:value-type="float" office:value="-0.009817869" calcext:value-type="float">
            <text:p>-0.009817869</text:p>
          </table:table-cell>
          <table:table-cell table:number-columns-repeated="8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.000003676281" calcext:value-type="float">
            <text:p>3.676281E-006</text:p>
          </table:table-cell>
          <table:table-cell table:number-columns-repeated="8"/>
        </table:table-row>
        <table:table-row table:style-name="ro1">
          <table:table-cell office:value-type="float" office:value="9174" calcext:value-type="float">
            <text:p>9174</text:p>
          </table:table-cell>
          <table:table-cell office:value-type="float" office:value="-0.009506465" calcext:value-type="float">
            <text:p>-0.009506465</text:p>
          </table:table-cell>
          <table:table-cell table:number-columns-repeated="8"/>
        </table:table-row>
        <table:table-row table:style-name="ro1">
          <table:table-cell office:value-type="float" office:value="9175" calcext:value-type="float">
            <text:p>9175</text:p>
          </table:table-cell>
          <table:table-cell office:value-type="float" office:value="-0.009408293" calcext:value-type="float">
            <text:p>-0.009408293</text:p>
          </table:table-cell>
          <table:table-cell table:number-columns-repeated="8"/>
        </table:table-row>
        <table:table-row table:style-name="ro1">
          <table:table-cell office:value-type="float" office:value="9176" calcext:value-type="float">
            <text:p>9176</text:p>
          </table:table-cell>
          <table:table-cell office:value-type="float" office:value="-0.009539244" calcext:value-type="float">
            <text:p>-0.009539244</text:p>
          </table:table-cell>
          <table:table-cell table:number-columns-repeated="8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0.000002600007" calcext:value-type="float">
            <text:p>0.0000026</text:p>
          </table:table-cell>
          <table:table-cell table:number-columns-repeated="8"/>
        </table:table-row>
        <table:table-row table:style-name="ro1">
          <table:table-cell office:value-type="float" office:value="9177" calcext:value-type="float">
            <text:p>9177</text:p>
          </table:table-cell>
          <table:table-cell office:value-type="float" office:value="-0.009331678" calcext:value-type="float">
            <text:p>-0.009331678</text:p>
          </table:table-cell>
          <table:table-cell table:number-columns-repeated="8"/>
        </table:table-row>
        <table:table-row table:style-name="ro1">
          <table:table-cell office:value-type="float" office:value="9178" calcext:value-type="float">
            <text:p>9178</text:p>
          </table:table-cell>
          <table:table-cell office:value-type="float" office:value="-0.009253613" calcext:value-type="float">
            <text:p>-0.009253613</text:p>
          </table:table-cell>
          <table:table-cell table:number-columns-repeated="8"/>
        </table:table-row>
        <table:table-row table:style-name="ro1">
          <table:table-cell office:value-type="float" office:value="9179" calcext:value-type="float">
            <text:p>9179</text:p>
          </table:table-cell>
          <table:table-cell office:value-type="float" office:value="-0.009349953" calcext:value-type="float">
            <text:p>-0.009349953</text:p>
          </table:table-cell>
          <table:table-cell table:number-columns-repeated="8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.000001943188" calcext:value-type="float">
            <text:p>1.943188E-006</text:p>
          </table:table-cell>
          <table:table-cell table:number-columns-repeated="8"/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float" office:value="-0.009190848" calcext:value-type="float">
            <text:p>-0.009190848</text:p>
          </table:table-cell>
          <table:table-cell table:number-columns-repeated="8"/>
        </table:table-row>
        <table:table-row table:style-name="ro1">
          <table:table-cell office:value-type="float" office:value="9181" calcext:value-type="float">
            <text:p>9181</text:p>
          </table:table-cell>
          <table:table-cell office:value-type="float" office:value="-0.009123881" calcext:value-type="float">
            <text:p>-0.009123881</text:p>
          </table:table-cell>
          <table:table-cell table:number-columns-repeated="8"/>
        </table:table-row>
        <table:table-row table:style-name="ro1">
          <table:table-cell office:value-type="float" office:value="9182" calcext:value-type="float">
            <text:p>9182</text:p>
          </table:table-cell>
          <table:table-cell office:value-type="float" office:value="-0.009196927" calcext:value-type="float">
            <text:p>-0.009196927</text:p>
          </table:table-cell>
          <table:table-cell table:number-columns-repeated="8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0.00000133762" calcext:value-type="float">
            <text:p>1.33762E-006</text:p>
          </table:table-cell>
          <table:table-cell table:number-columns-repeated="8"/>
        </table:table-row>
        <table:table-row table:style-name="ro1">
          <table:table-cell office:value-type="float" office:value="9183" calcext:value-type="float">
            <text:p>9183</text:p>
          </table:table-cell>
          <table:table-cell office:value-type="float" office:value="-0.009065378" calcext:value-type="float">
            <text:p>-0.009065378</text:p>
          </table:table-cell>
          <table:table-cell table:number-columns-repeated="8"/>
        </table:table-row>
        <table:table-row table:style-name="ro1">
          <table:table-cell office:value-type="float" office:value="9184" calcext:value-type="float">
            <text:p>9184</text:p>
          </table:table-cell>
          <table:table-cell office:value-type="float" office:value="-0.009044773" calcext:value-type="float">
            <text:p>-0.009044773</text:p>
          </table:table-cell>
          <table:table-cell table:number-columns-repeated="8"/>
        </table:table-row>
        <table:table-row table:style-name="ro1">
          <table:table-cell office:value-type="float" office:value="9185" calcext:value-type="float">
            <text:p>9185</text:p>
          </table:table-cell>
          <table:table-cell office:value-type="float" office:value="-0.009047795" calcext:value-type="float">
            <text:p>-0.009047795</text:p>
          </table:table-cell>
          <table:table-cell table:number-columns-repeated="8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.0000009309172" calcext:value-type="float">
            <text:p>9.309172E-007</text:p>
          </table:table-cell>
          <table:table-cell table:number-columns-repeated="8"/>
        </table:table-row>
        <table:table-row table:style-name="ro1">
          <table:table-cell office:value-type="float" office:value="9186" calcext:value-type="float">
            <text:p>9186</text:p>
          </table:table-cell>
          <table:table-cell office:value-type="float" office:value="-0.009030965" calcext:value-type="float">
            <text:p>-0.009030965</text:p>
          </table:table-cell>
          <table:table-cell table:number-columns-repeated="8"/>
        </table:table-row>
        <table:table-row table:style-name="ro1">
          <table:table-cell office:value-type="float" office:value="9187" calcext:value-type="float">
            <text:p>9187</text:p>
          </table:table-cell>
          <table:table-cell office:value-type="float" office:value="-0.009092232" calcext:value-type="float">
            <text:p>-0.009092232</text:p>
          </table:table-cell>
          <table:table-cell table:number-columns-repeated="8"/>
        </table:table-row>
        <table:table-row table:style-name="ro1">
          <table:table-cell office:value-type="float" office:value="9188" calcext:value-type="float">
            <text:p>9188</text:p>
          </table:table-cell>
          <table:table-cell office:value-type="float" office:value="-0.008938658" calcext:value-type="float">
            <text:p>-0.008938658</text:p>
          </table:table-cell>
          <table:table-cell table:number-columns-repeated="8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0.0000007552541" calcext:value-type="float">
            <text:p>7.552541E-007</text:p>
          </table:table-cell>
          <table:table-cell table:number-columns-repeated="8"/>
        </table:table-row>
        <table:table-row table:style-name="ro1">
          <table:table-cell office:value-type="float" office:value="9189" calcext:value-type="float">
            <text:p>9189</text:p>
          </table:table-cell>
          <table:table-cell office:value-type="float" office:value="-0.009181289" calcext:value-type="float">
            <text:p>-0.009181289</text:p>
          </table:table-cell>
          <table:table-cell table:number-columns-repeated="8"/>
        </table:table-row>
        <table:table-row table:style-name="ro1">
          <table:table-cell office:value-type="float" office:value="9190" calcext:value-type="float">
            <text:p>9190</text:p>
          </table:table-cell>
          <table:table-cell office:value-type="float" office:value="-0.009302105" calcext:value-type="float">
            <text:p>-0.009302105</text:p>
          </table:table-cell>
          <table:table-cell table:number-columns-repeated="8"/>
        </table:table-row>
        <table:table-row table:style-name="ro1">
          <table:table-cell office:value-type="float" office:value="9191" calcext:value-type="float">
            <text:p>9191</text:p>
          </table:table-cell>
          <table:table-cell office:value-type="float" office:value="-0.009034113" calcext:value-type="float">
            <text:p>-0.009034113</text:p>
          </table:table-cell>
          <table:table-cell table:number-columns-repeated="8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0.00000050251" calcext:value-type="float">
            <text:p>5.0251E-007</text:p>
          </table:table-cell>
          <table:table-cell table:number-columns-repeated="8"/>
        </table:table-row>
        <table:table-row table:style-name="ro1">
          <table:table-cell office:value-type="float" office:value="9192" calcext:value-type="float">
            <text:p>9192</text:p>
          </table:table-cell>
          <table:table-cell office:value-type="float" office:value="-0.009456611" calcext:value-type="float">
            <text:p>-0.009456611</text:p>
          </table:table-cell>
          <table:table-cell table:number-columns-repeated="8"/>
        </table:table-row>
        <table:table-row table:style-name="ro1">
          <table:table-cell office:value-type="float" office:value="9193" calcext:value-type="float">
            <text:p>9193</text:p>
          </table:table-cell>
          <table:table-cell office:value-type="float" office:value="-0.009501486" calcext:value-type="float">
            <text:p>-0.009501486</text:p>
          </table:table-cell>
          <table:table-cell table:number-columns-repeated="8"/>
        </table:table-row>
        <table:table-row table:style-name="ro1">
          <table:table-cell office:value-type="float" office:value="9194" calcext:value-type="float">
            <text:p>9194</text:p>
          </table:table-cell>
          <table:table-cell office:value-type="float" office:value="-0.009392475" calcext:value-type="float">
            <text:p>-0.009392475</text:p>
          </table:table-cell>
          <table:table-cell table:number-columns-repeated="8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.0000004465425" calcext:value-type="float">
            <text:p>4.465425E-007</text:p>
          </table:table-cell>
          <table:table-cell table:number-columns-repeated="8"/>
        </table:table-row>
        <table:table-row table:style-name="ro1">
          <table:table-cell office:value-type="float" office:value="9195" calcext:value-type="float">
            <text:p>9195</text:p>
          </table:table-cell>
          <table:table-cell office:value-type="float" office:value="-0.009525167" calcext:value-type="float">
            <text:p>-0.009525167</text:p>
          </table:table-cell>
          <table:table-cell table:number-columns-repeated="8"/>
        </table:table-row>
        <table:table-row table:style-name="ro1">
          <table:table-cell office:value-type="float" office:value="9196" calcext:value-type="float">
            <text:p>9196</text:p>
          </table:table-cell>
          <table:table-cell office:value-type="float" office:value="-0.009250827" calcext:value-type="float">
            <text:p>-0.009250827</text:p>
          </table:table-cell>
          <table:table-cell table:number-columns-repeated="8"/>
        </table:table-row>
        <table:table-row table:style-name="ro1">
          <table:table-cell office:value-type="float" office:value="9197" calcext:value-type="float">
            <text:p>9197</text:p>
          </table:table-cell>
          <table:table-cell office:value-type="float" office:value="-0.009690511" calcext:value-type="float">
            <text:p>-0.009690511</text:p>
          </table:table-cell>
          <table:table-cell table:number-columns-repeated="8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.0000003069818" calcext:value-type="float">
            <text:p>0.000000307</text:p>
          </table:table-cell>
          <table:table-cell table:number-columns-repeated="8"/>
        </table:table-row>
        <table:table-row table:style-name="ro1">
          <table:table-cell office:value-type="float" office:value="9198" calcext:value-type="float">
            <text:p>9198</text:p>
          </table:table-cell>
          <table:table-cell office:value-type="float" office:value="-0.008975547" calcext:value-type="float">
            <text:p>-0.008975547</text:p>
          </table:table-cell>
          <table:table-cell table:number-columns-repeated="8"/>
        </table:table-row>
        <table:table-row table:style-name="ro1">
          <table:table-cell office:value-type="float" office:value="9199" calcext:value-type="float">
            <text:p>9199</text:p>
          </table:table-cell>
          <table:table-cell office:value-type="float" office:value="-0.008155584" calcext:value-type="float">
            <text:p>-0.008155584</text:p>
          </table:table-cell>
          <table:table-cell table:number-columns-repeated="8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-0.00915934" calcext:value-type="float">
            <text:p>-0.00915934</text:p>
          </table:table-cell>
          <table:table-cell table:number-columns-repeated="8"/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float" office:value="-0.01083946" calcext:value-type="float">
            <text:p>-0.01083946</text:p>
          </table:table-cell>
          <table:table-cell table:number-columns-repeated="8"/>
        </table:table-row>
        <table:table-row table:style-name="ro1">
          <table:table-cell office:value-type="float" office:value="9202" calcext:value-type="float">
            <text:p>9202</text:p>
          </table:table-cell>
          <table:table-cell office:value-type="float" office:value="-0.01083441" calcext:value-type="float">
            <text:p>-0.01083441</text:p>
          </table:table-cell>
          <table:table-cell table:number-columns-repeated="8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.000007894721" calcext:value-type="float">
            <text:p>7.894721E-006</text:p>
          </table:table-cell>
          <table:table-cell table:number-columns-repeated="8"/>
        </table:table-row>
        <table:table-row table:style-name="ro1">
          <table:table-cell office:value-type="float" office:value="9203" calcext:value-type="float">
            <text:p>9203</text:p>
          </table:table-cell>
          <table:table-cell office:value-type="float" office:value="-0.01001466" calcext:value-type="float">
            <text:p>-0.01001466</text:p>
          </table:table-cell>
          <table:table-cell table:number-columns-repeated="8"/>
        </table:table-row>
        <table:table-row table:style-name="ro1">
          <table:table-cell office:value-type="float" office:value="9204" calcext:value-type="float">
            <text:p>9204</text:p>
          </table:table-cell>
          <table:table-cell office:value-type="float" office:value="-0.00986472" calcext:value-type="float">
            <text:p>-0.00986472</text:p>
          </table:table-cell>
          <table:table-cell table:number-columns-repeated="8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0.000007879361" calcext:value-type="float">
            <text:p>7.879361E-006</text:p>
          </table:table-cell>
          <table:table-cell table:number-columns-repeated="8"/>
        </table:table-row>
        <table:table-row table:style-name="ro1">
          <table:table-cell office:value-type="float" office:value="9205" calcext:value-type="float">
            <text:p>9205</text:p>
          </table:table-cell>
          <table:table-cell office:value-type="float" office:value="-0.009828674" calcext:value-type="float">
            <text:p>-0.009828674</text:p>
          </table:table-cell>
          <table:table-cell table:number-columns-repeated="8"/>
        </table:table-row>
        <table:table-row table:style-name="ro1">
          <table:table-cell office:value-type="float" office:value="9206" calcext:value-type="float">
            <text:p>9206</text:p>
          </table:table-cell>
          <table:table-cell office:value-type="float" office:value="-0.009988806" calcext:value-type="float">
            <text:p>-0.009988806</text:p>
          </table:table-cell>
          <table:table-cell table:number-columns-repeated="8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0.000007746084" calcext:value-type="float">
            <text:p>7.746084E-006</text:p>
          </table:table-cell>
          <table:table-cell table:number-columns-repeated="8"/>
        </table:table-row>
        <table:table-row table:style-name="ro1">
          <table:table-cell office:value-type="float" office:value="9207" calcext:value-type="float">
            <text:p>9207</text:p>
          </table:table-cell>
          <table:table-cell office:value-type="float" office:value="-0.009376227" calcext:value-type="float">
            <text:p>-0.009376227</text:p>
          </table:table-cell>
          <table:table-cell table:number-columns-repeated="8"/>
        </table:table-row>
        <table:table-row table:style-name="ro1">
          <table:table-cell office:value-type="float" office:value="9208" calcext:value-type="float">
            <text:p>9208</text:p>
          </table:table-cell>
          <table:table-cell office:value-type="float" office:value="-0.00940879" calcext:value-type="float">
            <text:p>-0.00940879</text:p>
          </table:table-cell>
          <table:table-cell table:number-columns-repeated="8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0.000007819756" calcext:value-type="float">
            <text:p>7.819756E-006</text:p>
          </table:table-cell>
          <table:table-cell table:number-columns-repeated="8"/>
        </table:table-row>
        <table:table-row table:style-name="ro1">
          <table:table-cell office:value-type="float" office:value="9209" calcext:value-type="float">
            <text:p>9209</text:p>
          </table:table-cell>
          <table:table-cell office:value-type="float" office:value="-0.009516334" calcext:value-type="float">
            <text:p>-0.009516334</text:p>
          </table:table-cell>
          <table:table-cell table:number-columns-repeated="8"/>
        </table:table-row>
        <table:table-row table:style-name="ro1">
          <table:table-cell office:value-type="float" office:value="9210" calcext:value-type="float">
            <text:p>9210</text:p>
          </table:table-cell>
          <table:table-cell office:value-type="float" office:value="-0.009492489" calcext:value-type="float">
            <text:p>-0.009492489</text:p>
          </table:table-cell>
          <table:table-cell table:number-columns-repeated="8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0.000007829219" calcext:value-type="float">
            <text:p>7.829219E-006</text:p>
          </table:table-cell>
          <table:table-cell table:number-columns-repeated="8"/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float" office:value="-0.009435773" calcext:value-type="float">
            <text:p>-0.009435773</text:p>
          </table:table-cell>
          <table:table-cell table:number-columns-repeated="8"/>
        </table:table-row>
        <table:table-row table:style-name="ro1">
          <table:table-cell office:value-type="float" office:value="9212" calcext:value-type="float">
            <text:p>9212</text:p>
          </table:table-cell>
          <table:table-cell office:value-type="float" office:value="-0.009448293" calcext:value-type="float">
            <text:p>-0.009448293</text:p>
          </table:table-cell>
          <table:table-cell table:number-columns-repeated="8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.00000781495" calcext:value-type="float">
            <text:p>0.000007815</text:p>
          </table:table-cell>
          <table:table-cell table:number-columns-repeated="8"/>
        </table:table-row>
        <table:table-row table:style-name="ro1">
          <table:table-cell office:value-type="float" office:value="9213" calcext:value-type="float">
            <text:p>9213</text:p>
          </table:table-cell>
          <table:table-cell office:value-type="float" office:value="-0.009362932" calcext:value-type="float">
            <text:p>-0.009362932</text:p>
          </table:table-cell>
          <table:table-cell table:number-columns-repeated="8"/>
        </table:table-row>
        <table:table-row table:style-name="ro1">
          <table:table-cell office:value-type="float" office:value="9214" calcext:value-type="float">
            <text:p>9214</text:p>
          </table:table-cell>
          <table:table-cell office:value-type="float" office:value="-0.009365616" calcext:value-type="float">
            <text:p>-0.009365616</text:p>
          </table:table-cell>
          <table:table-cell table:number-columns-repeated="8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0.000007825897" calcext:value-type="float">
            <text:p>7.825897E-006</text:p>
          </table:table-cell>
          <table:table-cell table:number-columns-repeated="8"/>
        </table:table-row>
        <table:table-row table:style-name="ro1">
          <table:table-cell office:value-type="float" office:value="9215" calcext:value-type="float">
            <text:p>9215</text:p>
          </table:table-cell>
          <table:table-cell office:value-type="float" office:value="-0.009358992" calcext:value-type="float">
            <text:p>-0.009358992</text:p>
          </table:table-cell>
          <table:table-cell table:number-columns-repeated="8"/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float" office:value="-0.009352711" calcext:value-type="float">
            <text:p>-0.009352711</text:p>
          </table:table-cell>
          <table:table-cell table:number-columns-repeated="8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0.000007816382" calcext:value-type="float">
            <text:p>7.816382E-006</text:p>
          </table:table-cell>
          <table:table-cell table:number-columns-repeated="8"/>
        </table:table-row>
        <table:table-row table:style-name="ro1">
          <table:table-cell office:value-type="float" office:value="9217" calcext:value-type="float">
            <text:p>9217</text:p>
          </table:table-cell>
          <table:table-cell office:value-type="float" office:value="-0.009362776" calcext:value-type="float">
            <text:p>-0.009362776</text:p>
          </table:table-cell>
          <table:table-cell table:number-columns-repeated="8"/>
        </table:table-row>
        <table:table-row table:style-name="ro1">
          <table:table-cell office:value-type="float" office:value="9218" calcext:value-type="float">
            <text:p>9218</text:p>
          </table:table-cell>
          <table:table-cell office:value-type="float" office:value="-0.009360658" calcext:value-type="float">
            <text:p>-0.009360658</text:p>
          </table:table-cell>
          <table:table-cell table:number-columns-repeated="8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.00000776482" calcext:value-type="float">
            <text:p>7.76482E-006</text:p>
          </table:table-cell>
          <table:table-cell table:number-columns-repeated="8"/>
        </table:table-row>
        <table:table-row table:style-name="ro1">
          <table:table-cell office:value-type="float" office:value="9219" calcext:value-type="float">
            <text:p>9219</text:p>
          </table:table-cell>
          <table:table-cell office:value-type="float" office:value="-0.009349063" calcext:value-type="float">
            <text:p>-0.009349063</text:p>
          </table:table-cell>
          <table:table-cell table:number-columns-repeated="8"/>
        </table:table-row>
        <table:table-row table:style-name="ro1">
          <table:table-cell office:value-type="float" office:value="9220" calcext:value-type="float">
            <text:p>9220</text:p>
          </table:table-cell>
          <table:table-cell office:value-type="float" office:value="-0.009351297" calcext:value-type="float">
            <text:p>-0.009351297</text:p>
          </table:table-cell>
          <table:table-cell table:number-columns-repeated="8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0.000007793026" calcext:value-type="float">
            <text:p>0.000007793</text:p>
          </table:table-cell>
          <table:table-cell table:number-columns-repeated="8"/>
        </table:table-row>
        <table:table-row table:style-name="ro1">
          <table:table-cell office:value-type="float" office:value="9221" calcext:value-type="float">
            <text:p>9221</text:p>
          </table:table-cell>
          <table:table-cell office:value-type="float" office:value="-0.009353475" calcext:value-type="float">
            <text:p>-0.009353475</text:p>
          </table:table-cell>
          <table:table-cell table:number-columns-repeated="8"/>
        </table:table-row>
        <table:table-row table:style-name="ro1">
          <table:table-cell office:value-type="float" office:value="9222" calcext:value-type="float">
            <text:p>9222</text:p>
          </table:table-cell>
          <table:table-cell office:value-type="float" office:value="-0.009350256" calcext:value-type="float">
            <text:p>-0.009350256</text:p>
          </table:table-cell>
          <table:table-cell table:number-columns-repeated="8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.000007832063" calcext:value-type="float">
            <text:p>7.832063E-006</text:p>
          </table:table-cell>
          <table:table-cell table:number-columns-repeated="8"/>
        </table:table-row>
        <table:table-row table:style-name="ro1">
          <table:table-cell office:value-type="float" office:value="9223" calcext:value-type="float">
            <text:p>9223</text:p>
          </table:table-cell>
          <table:table-cell office:value-type="float" office:value="-0.009377427" calcext:value-type="float">
            <text:p>-0.009377427</text:p>
          </table:table-cell>
          <table:table-cell table:number-columns-repeated="8"/>
        </table:table-row>
        <table:table-row table:style-name="ro1">
          <table:table-cell office:value-type="float" office:value="9224" calcext:value-type="float">
            <text:p>9224</text:p>
          </table:table-cell>
          <table:table-cell office:value-type="float" office:value="-0.009381553" calcext:value-type="float">
            <text:p>-0.009381553</text:p>
          </table:table-cell>
          <table:table-cell table:number-columns-repeated="8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.000007796863" calcext:value-type="float">
            <text:p>7.796863E-006</text:p>
          </table:table-cell>
          <table:table-cell table:number-columns-repeated="8"/>
        </table:table-row>
        <table:table-row table:style-name="ro1">
          <table:table-cell office:value-type="float" office:value="9225" calcext:value-type="float">
            <text:p>9225</text:p>
          </table:table-cell>
          <table:table-cell office:value-type="float" office:value="-0.009378848" calcext:value-type="float">
            <text:p>-0.009378848</text:p>
          </table:table-cell>
          <table:table-cell table:number-columns-repeated="8"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float" office:value="-0.009368935" calcext:value-type="float">
            <text:p>-0.009368935</text:p>
          </table:table-cell>
          <table:table-cell table:number-columns-repeated="8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0.000007836925" calcext:value-type="float">
            <text:p>7.836925E-006</text:p>
          </table:table-cell>
          <table:table-cell table:number-columns-repeated="8"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float" office:value="-0.009684987" calcext:value-type="float">
            <text:p>-0.009684987</text:p>
          </table:table-cell>
          <table:table-cell table:number-columns-repeated="8"/>
        </table:table-row>
        <table:table-row table:style-name="ro1">
          <table:table-cell office:value-type="float" office:value="9228" calcext:value-type="float">
            <text:p>9228</text:p>
          </table:table-cell>
          <table:table-cell office:value-type="float" office:value="-0.009580189" calcext:value-type="float">
            <text:p>-0.009580189</text:p>
          </table:table-cell>
          <table:table-cell table:number-columns-repeated="8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0.000007847064" calcext:value-type="float">
            <text:p>7.847064E-006</text:p>
          </table:table-cell>
          <table:table-cell table:number-columns-repeated="8"/>
        </table:table-row>
        <table:table-row table:style-name="ro1">
          <table:table-cell office:value-type="float" office:value="9229" calcext:value-type="float">
            <text:p>9229</text:p>
          </table:table-cell>
          <table:table-cell office:value-type="float" office:value="-0.009701937" calcext:value-type="float">
            <text:p>-0.009701937</text:p>
          </table:table-cell>
          <table:table-cell table:number-columns-repeated="8"/>
        </table:table-row>
        <table:table-row table:style-name="ro1">
          <table:table-cell office:value-type="float" office:value="9230" calcext:value-type="float">
            <text:p>9230</text:p>
          </table:table-cell>
          <table:table-cell office:value-type="float" office:value="-0.009762598" calcext:value-type="float">
            <text:p>-0.009762598</text:p>
          </table:table-cell>
          <table:table-cell table:number-columns-repeated="8"/>
        </table:table-row>
        <table:table-row table:style-name="ro1">
          <table:table-cell office:value-type="float" office:value="9231" calcext:value-type="float">
            <text:p>9231</text:p>
          </table:table-cell>
          <table:table-cell office:value-type="float" office:value="-0.01011867" calcext:value-type="float">
            <text:p>-0.01011867</text:p>
          </table:table-cell>
          <table:table-cell table:number-columns-repeated="8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-0.0002451513" calcext:value-type="float">
            <text:p>-0.0002451513</text:p>
          </table:table-cell>
          <table:table-cell table:number-columns-repeated="8"/>
        </table:table-row>
        <table:table-row table:style-name="ro1">
          <table:table-cell office:value-type="float" office:value="9232" calcext:value-type="float">
            <text:p>9232</text:p>
          </table:table-cell>
          <table:table-cell office:value-type="float" office:value="-0.01813684" calcext:value-type="float">
            <text:p>-0.01813684</text:p>
          </table:table-cell>
          <table:table-cell table:number-columns-repeated="8"/>
        </table:table-row>
        <table:table-row table:style-name="ro1">
          <table:table-cell office:value-type="float" office:value="9233" calcext:value-type="float">
            <text:p>9233</text:p>
          </table:table-cell>
          <table:table-cell office:value-type="float" office:value="-0.01965086" calcext:value-type="float">
            <text:p>-0.01965086</text:p>
          </table:table-cell>
          <table:table-cell table:number-columns-repeated="8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0.00002671325" calcext:value-type="float">
            <text:p>2.671325E-005</text:p>
          </table:table-cell>
          <table:table-cell table:number-columns-repeated="8"/>
        </table:table-row>
        <table:table-row table:style-name="ro1">
          <table:table-cell office:value-type="float" office:value="9234" calcext:value-type="float">
            <text:p>9234</text:p>
          </table:table-cell>
          <table:table-cell office:value-type="float" office:value="-0.01254968" calcext:value-type="float">
            <text:p>-0.01254968</text:p>
          </table:table-cell>
          <table:table-cell table:number-columns-repeated="8"/>
        </table:table-row>
        <table:table-row table:style-name="ro1">
          <table:table-cell office:value-type="float" office:value="9235" calcext:value-type="float">
            <text:p>9235</text:p>
          </table:table-cell>
          <table:table-cell office:value-type="float" office:value="-0.01362235" calcext:value-type="float">
            <text:p>-0.01362235</text:p>
          </table:table-cell>
          <table:table-cell table:number-columns-repeated="8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.00001198149" calcext:value-type="float">
            <text:p>1.198149E-005</text:p>
          </table:table-cell>
          <table:table-cell table:number-columns-repeated="8"/>
        </table:table-row>
        <table:table-row table:style-name="ro1">
          <table:table-cell office:value-type="float" office:value="9236" calcext:value-type="float">
            <text:p>9236</text:p>
          </table:table-cell>
          <table:table-cell office:value-type="float" office:value="-0.01037595" calcext:value-type="float">
            <text:p>-0.01037595</text:p>
          </table:table-cell>
          <table:table-cell table:number-columns-repeated="8"/>
        </table:table-row>
        <table:table-row table:style-name="ro1">
          <table:table-cell office:value-type="float" office:value="9237" calcext:value-type="float">
            <text:p>9237</text:p>
          </table:table-cell>
          <table:table-cell office:value-type="float" office:value="-0.01072305" calcext:value-type="float">
            <text:p>-0.01072305</text:p>
          </table:table-cell>
          <table:table-cell table:number-columns-repeated="8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0.000005499563" calcext:value-type="float">
            <text:p>5.499563E-006</text:p>
          </table:table-cell>
          <table:table-cell table:number-columns-repeated="8"/>
        </table:table-row>
        <table:table-row table:style-name="ro1">
          <table:table-cell office:value-type="float" office:value="9238" calcext:value-type="float">
            <text:p>9238</text:p>
          </table:table-cell>
          <table:table-cell office:value-type="float" office:value="-0.009679905" calcext:value-type="float">
            <text:p>-0.009679905</text:p>
          </table:table-cell>
          <table:table-cell table:number-columns-repeated="8"/>
        </table:table-row>
        <table:table-row table:style-name="ro1">
          <table:table-cell office:value-type="float" office:value="9239" calcext:value-type="float">
            <text:p>9239</text:p>
          </table:table-cell>
          <table:table-cell office:value-type="float" office:value="-0.009802614" calcext:value-type="float">
            <text:p>-0.009802614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.000002734793" calcext:value-type="float">
            <text:p>2.734793E-006</text:p>
          </table:table-cell>
          <table:table-cell table:number-columns-repeated="8"/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float" office:value="-0.009404861" calcext:value-type="float">
            <text:p>-0.009404861</text:p>
          </table:table-cell>
          <table:table-cell table:number-columns-repeated="8"/>
        </table:table-row>
        <table:table-row table:style-name="ro1">
          <table:table-cell office:value-type="float" office:value="9241" calcext:value-type="float">
            <text:p>9241</text:p>
          </table:table-cell>
          <table:table-cell office:value-type="float" office:value="-0.009450003" calcext:value-type="float">
            <text:p>-0.009450003</text:p>
          </table:table-cell>
          <table:table-cell table:number-columns-repeated="8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0.000001370123" calcext:value-type="float">
            <text:p>1.370123E-006</text:p>
          </table:table-cell>
          <table:table-cell table:number-columns-repeated="8"/>
        </table:table-row>
        <table:table-row table:style-name="ro1">
          <table:table-cell office:value-type="float" office:value="9242" calcext:value-type="float">
            <text:p>9242</text:p>
          </table:table-cell>
          <table:table-cell office:value-type="float" office:value="-0.009349569" calcext:value-type="float">
            <text:p>-0.009349569</text:p>
          </table:table-cell>
          <table:table-cell table:number-columns-repeated="8"/>
        </table:table-row>
        <table:table-row table:style-name="ro1">
          <table:table-cell office:value-type="float" office:value="9243" calcext:value-type="float">
            <text:p>9243</text:p>
          </table:table-cell>
          <table:table-cell office:value-type="float" office:value="-0.009370192" calcext:value-type="float">
            <text:p>-0.009370192</text:p>
          </table:table-cell>
          <table:table-cell table:number-columns-repeated="8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0.000000774365" calcext:value-type="float">
            <text:p>7.74365E-007</text:p>
          </table:table-cell>
          <table:table-cell table:number-columns-repeated="8"/>
        </table:table-row>
        <table:table-row table:style-name="ro1">
          <table:table-cell office:value-type="float" office:value="9244" calcext:value-type="float">
            <text:p>9244</text:p>
          </table:table-cell>
          <table:table-cell office:value-type="float" office:value="-0.009259444" calcext:value-type="float">
            <text:p>-0.009259444</text:p>
          </table:table-cell>
          <table:table-cell table:number-columns-repeated="8"/>
        </table:table-row>
        <table:table-row table:style-name="ro1">
          <table:table-cell office:value-type="float" office:value="9245" calcext:value-type="float">
            <text:p>9245</text:p>
          </table:table-cell>
          <table:table-cell office:value-type="float" office:value="-0.009280914" calcext:value-type="float">
            <text:p>-0.009280914</text:p>
          </table:table-cell>
          <table:table-cell table:number-columns-repeated="8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.0000004008086" calcext:value-type="float">
            <text:p>4.008086E-007</text:p>
          </table:table-cell>
          <table:table-cell table:number-columns-repeated="8"/>
        </table:table-row>
        <table:table-row table:style-name="ro1">
          <table:table-cell office:value-type="float" office:value="9246" calcext:value-type="float">
            <text:p>9246</text:p>
          </table:table-cell>
          <table:table-cell office:value-type="float" office:value="-0.00896294" calcext:value-type="float">
            <text:p>-0.00896294</text:p>
          </table:table-cell>
          <table:table-cell table:number-columns-repeated="8"/>
        </table:table-row>
        <table:table-row table:style-name="ro1">
          <table:table-cell office:value-type="float" office:value="9247" calcext:value-type="float">
            <text:p>9247</text:p>
          </table:table-cell>
          <table:table-cell office:value-type="float" office:value="-0.009220499" calcext:value-type="float">
            <text:p>-0.009220499</text:p>
          </table:table-cell>
          <table:table-cell table:number-columns-repeated="8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.0000001690677" calcext:value-type="float">
            <text:p>1.690677E-007</text:p>
          </table:table-cell>
          <table:table-cell table:number-columns-repeated="8"/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float" office:value="-0.008646512" calcext:value-type="float">
            <text:p>-0.008646512</text:p>
          </table:table-cell>
          <table:table-cell table:number-columns-repeated="8"/>
        </table:table-row>
        <table:table-row table:style-name="ro1">
          <table:table-cell office:value-type="float" office:value="9249" calcext:value-type="float">
            <text:p>9249</text:p>
          </table:table-cell>
          <table:table-cell office:value-type="float" office:value="-0.007592418" calcext:value-type="float">
            <text:p>-0.007592418</text:p>
          </table:table-cell>
          <table:table-cell table:number-columns-repeated="8"/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-0.009152682" calcext:value-type="float">
            <text:p>-0.009152682</text:p>
          </table:table-cell>
          <table:table-cell table:number-columns-repeated="8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.0000001489522" calcext:value-type="float">
            <text:p>0.000000149</text:p>
          </table:table-cell>
          <table:table-cell table:number-columns-repeated="8"/>
        </table:table-row>
        <table:table-row table:style-name="ro1">
          <table:table-cell office:value-type="float" office:value="9251" calcext:value-type="float">
            <text:p>9251</text:p>
          </table:table-cell>
          <table:table-cell office:value-type="float" office:value="-0.007652865" calcext:value-type="float">
            <text:p>-0.007652865</text:p>
          </table:table-cell>
          <table:table-cell table:number-columns-repeated="8"/>
        </table:table-row>
        <table:table-row table:style-name="ro1">
          <table:table-cell office:value-type="float" office:value="9252" calcext:value-type="float">
            <text:p>9252</text:p>
          </table:table-cell>
          <table:table-cell office:value-type="float" office:value="-0.008678137" calcext:value-type="float">
            <text:p>-0.008678137</text:p>
          </table:table-cell>
          <table:table-cell table:number-columns-repeated="8"/>
        </table:table-row>
        <table:table-row table:style-name="ro1">
          <table:table-cell office:value-type="float" office:value="9253" calcext:value-type="float">
            <text:p>9253</text:p>
          </table:table-cell>
          <table:table-cell office:value-type="float" office:value="-0.0258592" calcext:value-type="float">
            <text:p>-0.0258592</text:p>
          </table:table-cell>
          <table:table-cell table:number-columns-repeated="8"/>
        </table:table-row>
        <table:table-row table:style-name="ro1">
          <table:table-cell office:value-type="float" office:value="9254" calcext:value-type="float">
            <text:p>9254</text:p>
          </table:table-cell>
          <table:table-cell office:value-type="float" office:value="-0.009342239" calcext:value-type="float">
            <text:p>-0.009342239</text:p>
          </table:table-cell>
          <table:table-cell table:number-columns-repeated="8"/>
        </table:table-row>
        <table:table-row table:style-name="ro1">
          <table:table-cell office:value-type="float" office:value="9255" calcext:value-type="float">
            <text:p>9255</text:p>
          </table:table-cell>
          <table:table-cell office:value-type="float" office:value="-0.01002883" calcext:value-type="float">
            <text:p>-0.01002883</text:p>
          </table:table-cell>
          <table:table-cell table:number-columns-repeated="8"/>
        </table:table-row>
        <table:table-row table:style-name="ro1">
          <table:table-cell office:value-type="float" office:value="9256" calcext:value-type="float">
            <text:p>9256</text:p>
          </table:table-cell>
          <table:table-cell office:value-type="float" office:value="-0.008990255" calcext:value-type="float">
            <text:p>-0.008990255</text:p>
          </table:table-cell>
          <table:table-cell table:number-columns-repeated="8"/>
        </table:table-row>
        <table:table-row table:style-name="ro1">
          <table:table-cell office:value-type="float" office:value="9257" calcext:value-type="float">
            <text:p>9257</text:p>
          </table:table-cell>
          <table:table-cell office:value-type="float" office:value="-0.00923298" calcext:value-type="float">
            <text:p>-0.00923298</text:p>
          </table:table-cell>
          <table:table-cell table:number-columns-repeated="8"/>
        </table:table-row>
        <table:table-row table:style-name="ro1">
          <table:table-cell office:value-type="float" office:value="9258" calcext:value-type="float">
            <text:p>9258</text:p>
          </table:table-cell>
          <table:table-cell office:value-type="float" office:value="-0.009199154" calcext:value-type="float">
            <text:p>-0.009199154</text:p>
          </table:table-cell>
          <table:table-cell table:number-columns-repeated="8"/>
        </table:table-row>
        <table:table-row table:style-name="ro1">
          <table:table-cell office:value-type="float" office:value="9259" calcext:value-type="float">
            <text:p>9259</text:p>
          </table:table-cell>
          <table:table-cell office:value-type="float" office:value="-0.009066558" calcext:value-type="float">
            <text:p>-0.009066558</text:p>
          </table:table-cell>
          <table:table-cell table:number-columns-repeated="8"/>
        </table:table-row>
        <table:table-row table:style-name="ro1">
          <table:table-cell office:value-type="float" office:value="9260" calcext:value-type="float">
            <text:p>9260</text:p>
          </table:table-cell>
          <table:table-cell office:value-type="float" office:value="-0.009046803" calcext:value-type="float">
            <text:p>-0.009046803</text:p>
          </table:table-cell>
          <table:table-cell table:number-columns-repeated="8"/>
        </table:table-row>
        <table:table-row table:style-name="ro1">
          <table:table-cell office:value-type="float" office:value="9261" calcext:value-type="float">
            <text:p>9261</text:p>
          </table:table-cell>
          <table:table-cell office:value-type="float" office:value="-0.009063458" calcext:value-type="float">
            <text:p>-0.009063458</text:p>
          </table:table-cell>
          <table:table-cell table:number-columns-repeated="8"/>
        </table:table-row>
        <table:table-row table:style-name="ro1">
          <table:table-cell office:value-type="float" office:value="9262" calcext:value-type="float">
            <text:p>9262</text:p>
          </table:table-cell>
          <table:table-cell office:value-type="float" office:value="-0.009050667" calcext:value-type="float">
            <text:p>-0.009050667</text:p>
          </table:table-cell>
          <table:table-cell table:number-columns-repeated="8"/>
        </table:table-row>
        <table:table-row table:style-name="ro1">
          <table:table-cell office:value-type="float" office:value="9263" calcext:value-type="float">
            <text:p>9263</text:p>
          </table:table-cell>
          <table:table-cell office:value-type="float" office:value="-0.009048279" calcext:value-type="float">
            <text:p>-0.009048279</text:p>
          </table:table-cell>
          <table:table-cell table:number-columns-repeated="8"/>
        </table:table-row>
        <table:table-row table:style-name="ro1">
          <table:table-cell office:value-type="float" office:value="9264" calcext:value-type="float">
            <text:p>9264</text:p>
          </table:table-cell>
          <table:table-cell office:value-type="float" office:value="-0.009110913" calcext:value-type="float">
            <text:p>-0.009110913</text:p>
          </table:table-cell>
          <table:table-cell table:number-columns-repeated="8"/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float" office:value="-0.009107961" calcext:value-type="float">
            <text:p>-0.009107961</text:p>
          </table:table-cell>
          <table:table-cell table:number-columns-repeated="8"/>
        </table:table-row>
        <table:table-row table:style-name="ro1">
          <table:table-cell office:value-type="float" office:value="9266" calcext:value-type="float">
            <text:p>9266</text:p>
          </table:table-cell>
          <table:table-cell office:value-type="float" office:value="-0.009179177" calcext:value-type="float">
            <text:p>-0.009179177</text:p>
          </table:table-cell>
          <table:table-cell table:number-columns-repeated="8"/>
        </table:table-row>
        <table:table-row table:style-name="ro1">
          <table:table-cell office:value-type="float" office:value="9267" calcext:value-type="float">
            <text:p>9267</text:p>
          </table:table-cell>
          <table:table-cell office:value-type="float" office:value="-0.009827843" calcext:value-type="float">
            <text:p>-0.009827843</text:p>
          </table:table-cell>
          <table:table-cell table:number-columns-repeated="8"/>
        </table:table-row>
        <table:table-row table:style-name="ro1">
          <table:table-cell office:value-type="float" office:value="9268" calcext:value-type="float">
            <text:p>9268</text:p>
          </table:table-cell>
          <table:table-cell office:value-type="float" office:value="-0.009588627" calcext:value-type="float">
            <text:p>-0.009588627</text:p>
          </table:table-cell>
          <table:table-cell table:number-columns-repeated="8"/>
        </table:table-row>
        <table:table-row table:style-name="ro1">
          <table:table-cell office:value-type="float" office:value="9269" calcext:value-type="float">
            <text:p>9269</text:p>
          </table:table-cell>
          <table:table-cell office:value-type="float" office:value="-0.01082376" calcext:value-type="float">
            <text:p>-0.01082376</text:p>
          </table:table-cell>
          <table:table-cell table:number-columns-repeated="8"/>
        </table:table-row>
        <table:table-row table:style-name="ro1">
          <table:table-cell office:value-type="float" office:value="9270" calcext:value-type="float">
            <text:p>9270</text:p>
          </table:table-cell>
          <table:table-cell office:value-type="float" office:value="-0.009860609" calcext:value-type="float">
            <text:p>-0.009860609</text:p>
          </table:table-cell>
          <table:table-cell table:number-columns-repeated="8"/>
        </table:table-row>
        <table:table-row table:style-name="ro1">
          <table:table-cell office:value-type="float" office:value="9271" calcext:value-type="float">
            <text:p>9271</text:p>
          </table:table-cell>
          <table:table-cell office:value-type="float" office:value="-0.009497558" calcext:value-type="float">
            <text:p>-0.009497558</text:p>
          </table:table-cell>
          <table:table-cell table:number-columns-repeated="8"/>
        </table:table-row>
        <table:table-row table:style-name="ro1">
          <table:table-cell office:value-type="float" office:value="9272" calcext:value-type="float">
            <text:p>9272</text:p>
          </table:table-cell>
          <table:table-cell office:value-type="float" office:value="-0.009430673" calcext:value-type="float">
            <text:p>-0.009430673</text:p>
          </table:table-cell>
          <table:table-cell table:number-columns-repeated="8"/>
        </table:table-row>
        <table:table-row table:style-name="ro1">
          <table:table-cell office:value-type="float" office:value="9273" calcext:value-type="float">
            <text:p>9273</text:p>
          </table:table-cell>
          <table:table-cell office:value-type="float" office:value="-0.00937885" calcext:value-type="float">
            <text:p>-0.00937885</text:p>
          </table:table-cell>
          <table:table-cell table:number-columns-repeated="8"/>
        </table:table-row>
        <table:table-row table:style-name="ro1">
          <table:table-cell office:value-type="float" office:value="9274" calcext:value-type="float">
            <text:p>9274</text:p>
          </table:table-cell>
          <table:table-cell office:value-type="float" office:value="-0.009243676" calcext:value-type="float">
            <text:p>-0.009243676</text:p>
          </table:table-cell>
          <table:table-cell table:number-columns-repeated="8"/>
        </table:table-row>
        <table:table-row table:style-name="ro1">
          <table:table-cell office:value-type="float" office:value="9275" calcext:value-type="float">
            <text:p>9275</text:p>
          </table:table-cell>
          <table:table-cell office:value-type="float" office:value="-0.007429208" calcext:value-type="float">
            <text:p>-0.007429208</text:p>
          </table:table-cell>
          <table:table-cell table:number-columns-repeated="8"/>
        </table:table-row>
        <table:table-row table:style-name="ro1">
          <table:table-cell office:value-type="float" office:value="9276" calcext:value-type="float">
            <text:p>9276</text:p>
          </table:table-cell>
          <table:table-cell office:value-type="float" office:value="-0.009292133" calcext:value-type="float">
            <text:p>-0.009292133</text:p>
          </table:table-cell>
          <table:table-cell table:number-columns-repeated="8"/>
        </table:table-row>
        <table:table-row table:style-name="ro1">
          <table:table-cell office:value-type="float" office:value="9277" calcext:value-type="float">
            <text:p>9277</text:p>
          </table:table-cell>
          <table:table-cell office:value-type="float" office:value="-0.009148942" calcext:value-type="float">
            <text:p>-0.009148942</text:p>
          </table:table-cell>
          <table:table-cell table:number-columns-repeated="8"/>
        </table:table-row>
        <table:table-row table:style-name="ro1">
          <table:table-cell office:value-type="float" office:value="9278" calcext:value-type="float">
            <text:p>9278</text:p>
          </table:table-cell>
          <table:table-cell office:value-type="float" office:value="-0.009057826" calcext:value-type="float">
            <text:p>-0.009057826</text:p>
          </table:table-cell>
          <table:table-cell table:number-columns-repeated="8"/>
        </table:table-row>
        <table:table-row table:style-name="ro1">
          <table:table-cell office:value-type="float" office:value="9279" calcext:value-type="float">
            <text:p>9279</text:p>
          </table:table-cell>
          <table:table-cell office:value-type="float" office:value="-0.009067167" calcext:value-type="float">
            <text:p>-0.009067167</text:p>
          </table:table-cell>
          <table:table-cell table:number-columns-repeated="8"/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float" office:value="-0.009069699" calcext:value-type="float">
            <text:p>-0.009069699</text:p>
          </table:table-cell>
          <table:table-cell table:number-columns-repeated="8"/>
        </table:table-row>
        <table:table-row table:style-name="ro1">
          <table:table-cell office:value-type="float" office:value="9281" calcext:value-type="float">
            <text:p>9281</text:p>
          </table:table-cell>
          <table:table-cell office:value-type="float" office:value="-0.009049933" calcext:value-type="float">
            <text:p>-0.009049933</text:p>
          </table:table-cell>
          <table:table-cell table:number-columns-repeated="8"/>
        </table:table-row>
        <table:table-row table:style-name="ro1">
          <table:table-cell office:value-type="float" office:value="9282" calcext:value-type="float">
            <text:p>9282</text:p>
          </table:table-cell>
          <table:table-cell office:value-type="float" office:value="-0.009072237" calcext:value-type="float">
            <text:p>-0.009072237</text:p>
          </table:table-cell>
          <table:table-cell table:number-columns-repeated="8"/>
        </table:table-row>
        <table:table-row table:style-name="ro1">
          <table:table-cell office:value-type="float" office:value="9283" calcext:value-type="float">
            <text:p>9283</text:p>
          </table:table-cell>
          <table:table-cell office:value-type="float" office:value="-0.009119364" calcext:value-type="float">
            <text:p>-0.009119364</text:p>
          </table:table-cell>
          <table:table-cell table:number-columns-repeated="8"/>
        </table:table-row>
        <table:table-row table:style-name="ro1">
          <table:table-cell office:value-type="float" office:value="9284" calcext:value-type="float">
            <text:p>9284</text:p>
          </table:table-cell>
          <table:table-cell office:value-type="float" office:value="-0.009086256" calcext:value-type="float">
            <text:p>-0.009086256</text:p>
          </table:table-cell>
          <table:table-cell table:number-columns-repeated="8"/>
        </table:table-row>
        <table:table-row table:style-name="ro1">
          <table:table-cell office:value-type="float" office:value="9285" calcext:value-type="float">
            <text:p>9285</text:p>
          </table:table-cell>
          <table:table-cell office:value-type="float" office:value="-0.009546534" calcext:value-type="float">
            <text:p>-0.009546534</text:p>
          </table:table-cell>
          <table:table-cell table:number-columns-repeated="8"/>
        </table:table-row>
        <table:table-row table:style-name="ro1">
          <table:table-cell office:value-type="float" office:value="9286" calcext:value-type="float">
            <text:p>9286</text:p>
          </table:table-cell>
          <table:table-cell office:value-type="float" office:value="-0.009481339" calcext:value-type="float">
            <text:p>-0.009481339</text:p>
          </table:table-cell>
          <table:table-cell table:number-columns-repeated="8"/>
        </table:table-row>
        <table:table-row table:style-name="ro1">
          <table:table-cell office:value-type="float" office:value="9287" calcext:value-type="float">
            <text:p>9287</text:p>
          </table:table-cell>
          <table:table-cell office:value-type="float" office:value="-0.01199139" calcext:value-type="float">
            <text:p>-0.01199139</text:p>
          </table:table-cell>
          <table:table-cell table:number-columns-repeated="8"/>
        </table:table-row>
        <table:table-row table:style-name="ro1">
          <table:table-cell office:value-type="float" office:value="9288" calcext:value-type="float">
            <text:p>9288</text:p>
          </table:table-cell>
          <table:table-cell office:value-type="float" office:value="-0.0102112" calcext:value-type="float">
            <text:p>-0.0102112</text:p>
          </table:table-cell>
          <table:table-cell table:number-columns-repeated="8"/>
        </table:table-row>
        <table:table-row table:style-name="ro1">
          <table:table-cell office:value-type="float" office:value="9289" calcext:value-type="float">
            <text:p>9289</text:p>
          </table:table-cell>
          <table:table-cell office:value-type="float" office:value="-0.009625865" calcext:value-type="float">
            <text:p>-0.009625865</text:p>
          </table:table-cell>
          <table:table-cell table:number-columns-repeated="8"/>
        </table:table-row>
        <table:table-row table:style-name="ro1">
          <table:table-cell office:value-type="float" office:value="9290" calcext:value-type="float">
            <text:p>9290</text:p>
          </table:table-cell>
          <table:table-cell office:value-type="float" office:value="-0.009423465" calcext:value-type="float">
            <text:p>-0.009423465</text:p>
          </table:table-cell>
          <table:table-cell table:number-columns-repeated="8"/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float" office:value="-0.00940482" calcext:value-type="float">
            <text:p>-0.00940482</text:p>
          </table:table-cell>
          <table:table-cell table:number-columns-repeated="8"/>
        </table:table-row>
        <table:table-row table:style-name="ro1">
          <table:table-cell office:value-type="float" office:value="9292" calcext:value-type="float">
            <text:p>9292</text:p>
          </table:table-cell>
          <table:table-cell office:value-type="float" office:value="-0.009202829" calcext:value-type="float">
            <text:p>-0.009202829</text:p>
          </table:table-cell>
          <table:table-cell table:number-columns-repeated="8"/>
        </table:table-row>
        <table:table-row table:style-name="ro1">
          <table:table-cell office:value-type="float" office:value="9293" calcext:value-type="float">
            <text:p>9293</text:p>
          </table:table-cell>
          <table:table-cell office:value-type="float" office:value="-0.008949251" calcext:value-type="float">
            <text:p>-0.008949251</text:p>
          </table:table-cell>
          <table:table-cell table:number-columns-repeated="8"/>
        </table:table-row>
        <table:table-row table:style-name="ro1">
          <table:table-cell office:value-type="float" office:value="9294" calcext:value-type="float">
            <text:p>9294</text:p>
          </table:table-cell>
          <table:table-cell office:value-type="float" office:value="-0.02155127" calcext:value-type="float">
            <text:p>-0.02155127</text:p>
          </table:table-cell>
          <table:table-cell table:number-columns-repeated="8"/>
        </table:table-row>
        <table:table-row table:style-name="ro1">
          <table:table-cell office:value-type="float" office:value="9295" calcext:value-type="float">
            <text:p>9295</text:p>
          </table:table-cell>
          <table:table-cell office:value-type="float" office:value="-0.01781613" calcext:value-type="float">
            <text:p>-0.01781613</text:p>
          </table:table-cell>
          <table:table-cell table:number-columns-repeated="8"/>
        </table:table-row>
        <table:table-row table:style-name="ro1">
          <table:table-cell office:value-type="float" office:value="9296" calcext:value-type="float">
            <text:p>9296</text:p>
          </table:table-cell>
          <table:table-cell office:value-type="float" office:value="-0.01420734" calcext:value-type="float">
            <text:p>-0.01420734</text:p>
          </table:table-cell>
          <table:table-cell table:number-columns-repeated="8"/>
        </table:table-row>
        <table:table-row table:style-name="ro1">
          <table:table-cell office:value-type="float" office:value="9297" calcext:value-type="float">
            <text:p>9297</text:p>
          </table:table-cell>
          <table:table-cell office:value-type="float" office:value="-0.007481488" calcext:value-type="float">
            <text:p>-0.007481488</text:p>
          </table:table-cell>
          <table:table-cell table:number-columns-repeated="8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0.00001303996" calcext:value-type="float">
            <text:p>0.00001304</text:p>
          </table:table-cell>
          <table:table-cell table:number-columns-repeated="8"/>
        </table:table-row>
        <table:table-row table:style-name="ro1">
          <table:table-cell office:value-type="float" office:value="9298" calcext:value-type="float">
            <text:p>9298</text:p>
          </table:table-cell>
          <table:table-cell office:value-type="float" office:value="-0.01050188" calcext:value-type="float">
            <text:p>-0.01050188</text:p>
          </table:table-cell>
          <table:table-cell table:number-columns-repeated="8"/>
        </table:table-row>
        <table:table-row table:style-name="ro1">
          <table:table-cell office:value-type="float" office:value="9299" calcext:value-type="float">
            <text:p>9299</text:p>
          </table:table-cell>
          <table:table-cell office:value-type="float" office:value="-0.01091004" calcext:value-type="float">
            <text:p>-0.01091004</text:p>
          </table:table-cell>
          <table:table-cell table:number-columns-repeated="8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.0000002691475" calcext:value-type="float">
            <text:p>2.691475E-007</text:p>
          </table:table-cell>
          <table:table-cell table:number-columns-repeated="8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-0.008577385" calcext:value-type="float">
            <text:p>-0.008577385</text:p>
          </table:table-cell>
          <table:table-cell table:number-columns-repeated="8"/>
        </table:table-row>
        <table:table-row table:style-name="ro1">
          <table:table-cell office:value-type="float" office:value="9301" calcext:value-type="float">
            <text:p>9301</text:p>
          </table:table-cell>
          <table:table-cell office:value-type="float" office:value="-0.008731047" calcext:value-type="float">
            <text:p>-0.008731047</text:p>
          </table:table-cell>
          <table:table-cell table:number-columns-repeated="8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0.0000006442899" calcext:value-type="float">
            <text:p>6.442899E-007</text:p>
          </table:table-cell>
          <table:table-cell table:number-columns-repeated="8"/>
        </table:table-row>
        <table:table-row table:style-name="ro1">
          <table:table-cell office:value-type="float" office:value="9302" calcext:value-type="float">
            <text:p>9302</text:p>
          </table:table-cell>
          <table:table-cell office:value-type="float" office:value="-0.009717695" calcext:value-type="float">
            <text:p>-0.009717695</text:p>
          </table:table-cell>
          <table:table-cell table:number-columns-repeated="8"/>
        </table:table-row>
        <table:table-row table:style-name="ro1">
          <table:table-cell office:value-type="float" office:value="9303" calcext:value-type="float">
            <text:p>9303</text:p>
          </table:table-cell>
          <table:table-cell office:value-type="float" office:value="-0.01012323" calcext:value-type="float">
            <text:p>-0.01012323</text:p>
          </table:table-cell>
          <table:table-cell table:number-columns-repeated="8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.0000003656313" calcext:value-type="float">
            <text:p>3.656313E-007</text:p>
          </table:table-cell>
          <table:table-cell table:number-columns-repeated="8"/>
        </table:table-row>
        <table:table-row table:style-name="ro1">
          <table:table-cell office:value-type="float" office:value="9304" calcext:value-type="float">
            <text:p>9304</text:p>
          </table:table-cell>
          <table:table-cell office:value-type="float" office:value="-0.009036627" calcext:value-type="float">
            <text:p>-0.009036627</text:p>
          </table:table-cell>
          <table:table-cell table:number-columns-repeated="8"/>
        </table:table-row>
        <table:table-row table:style-name="ro1">
          <table:table-cell office:value-type="float" office:value="9305" calcext:value-type="float">
            <text:p>9305</text:p>
          </table:table-cell>
          <table:table-cell office:value-type="float" office:value="-0.009018503" calcext:value-type="float">
            <text:p>-0.009018503</text:p>
          </table:table-cell>
          <table:table-cell table:number-columns-repeated="8"/>
        </table:table-row>
        <table:table-row table:style-name="ro1">
          <table:table-cell office:value-type="float" office:value="9306" calcext:value-type="float">
            <text:p>9306</text:p>
          </table:table-cell>
          <table:table-cell office:value-type="float" office:value="-0.008586612" calcext:value-type="float">
            <text:p>-0.008586612</text:p>
          </table:table-cell>
          <table:table-cell table:number-columns-repeated="8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0000003349293" calcext:value-type="float">
            <text:p>3.349293E-007</text:p>
          </table:table-cell>
          <table:table-cell table:number-columns-repeated="8"/>
        </table:table-row>
        <table:table-row table:style-name="ro1">
          <table:table-cell office:value-type="float" office:value="9307" calcext:value-type="float">
            <text:p>9307</text:p>
          </table:table-cell>
          <table:table-cell office:value-type="float" office:value="-0.008965121" calcext:value-type="float">
            <text:p>-0.008965121</text:p>
          </table:table-cell>
          <table:table-cell table:number-columns-repeated="8"/>
        </table:table-row>
        <table:table-row table:style-name="ro1">
          <table:table-cell office:value-type="float" office:value="9308" calcext:value-type="float">
            <text:p>9308</text:p>
          </table:table-cell>
          <table:table-cell office:value-type="float" office:value="-0.009042061" calcext:value-type="float">
            <text:p>-0.009042061</text:p>
          </table:table-cell>
          <table:table-cell table:number-columns-repeated="8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0.0000003285784" calcext:value-type="float">
            <text:p>3.285784E-007</text:p>
          </table:table-cell>
          <table:table-cell table:number-columns-repeated="8"/>
        </table:table-row>
        <table:table-row table:style-name="ro1">
          <table:table-cell office:value-type="float" office:value="9309" calcext:value-type="float">
            <text:p>9309</text:p>
          </table:table-cell>
          <table:table-cell office:value-type="float" office:value="-0.008807343" calcext:value-type="float">
            <text:p>-0.008807343</text:p>
          </table:table-cell>
          <table:table-cell table:number-columns-repeated="8"/>
        </table:table-row>
        <table:table-row table:style-name="ro1">
          <table:table-cell office:value-type="float" office:value="9310" calcext:value-type="float">
            <text:p>9310</text:p>
          </table:table-cell>
          <table:table-cell office:value-type="float" office:value="-0.008855603" calcext:value-type="float">
            <text:p>-0.008855603</text:p>
          </table:table-cell>
          <table:table-cell table:number-columns-repeated="8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0.0000003070985" calcext:value-type="float">
            <text:p>3.070985E-007</text:p>
          </table:table-cell>
          <table:table-cell table:number-columns-repeated="8"/>
        </table:table-row>
        <table:table-row table:style-name="ro1">
          <table:table-cell office:value-type="float" office:value="9311" calcext:value-type="float">
            <text:p>9311</text:p>
          </table:table-cell>
          <table:table-cell office:value-type="float" office:value="-0.008789588" calcext:value-type="float">
            <text:p>-0.008789588</text:p>
          </table:table-cell>
          <table:table-cell table:number-columns-repeated="8"/>
        </table:table-row>
        <table:table-row table:style-name="ro1">
          <table:table-cell office:value-type="float" office:value="9312" calcext:value-type="float">
            <text:p>9312</text:p>
          </table:table-cell>
          <table:table-cell office:value-type="float" office:value="-0.008797372" calcext:value-type="float">
            <text:p>-0.008797372</text:p>
          </table:table-cell>
          <table:table-cell table:number-columns-repeated="8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0.0000003242405" calcext:value-type="float">
            <text:p>3.242405E-007</text:p>
          </table:table-cell>
          <table:table-cell table:number-columns-repeated="8"/>
        </table:table-row>
        <table:table-row table:style-name="ro1">
          <table:table-cell office:value-type="float" office:value="9313" calcext:value-type="float">
            <text:p>9313</text:p>
          </table:table-cell>
          <table:table-cell office:value-type="float" office:value="-0.008808377" calcext:value-type="float">
            <text:p>-0.008808377</text:p>
          </table:table-cell>
          <table:table-cell table:number-columns-repeated="8"/>
        </table:table-row>
        <table:table-row table:style-name="ro1">
          <table:table-cell office:value-type="float" office:value="9314" calcext:value-type="float">
            <text:p>9314</text:p>
          </table:table-cell>
          <table:table-cell office:value-type="float" office:value="-0.008814903" calcext:value-type="float">
            <text:p>-0.008814903</text:p>
          </table:table-cell>
          <table:table-cell table:number-columns-repeated="8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0.0000003036786" calcext:value-type="float">
            <text:p>3.036786E-007</text:p>
          </table:table-cell>
          <table:table-cell table:number-columns-repeated="8"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-0.008789095" calcext:value-type="float">
            <text:p>-0.008789095</text:p>
          </table:table-cell>
          <table:table-cell table:number-columns-repeated="8"/>
        </table:table-row>
        <table:table-row table:style-name="ro1">
          <table:table-cell office:value-type="float" office:value="9316" calcext:value-type="float">
            <text:p>9316</text:p>
          </table:table-cell>
          <table:table-cell office:value-type="float" office:value="-0.008804221" calcext:value-type="float">
            <text:p>-0.008804221</text:p>
          </table:table-cell>
          <table:table-cell table:number-columns-repeated="8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.0000003223818" calcext:value-type="float">
            <text:p>3.223818E-007</text:p>
          </table:table-cell>
          <table:table-cell table:number-columns-repeated="8"/>
        </table:table-row>
        <table:table-row table:style-name="ro1">
          <table:table-cell office:value-type="float" office:value="9317" calcext:value-type="float">
            <text:p>9317</text:p>
          </table:table-cell>
          <table:table-cell office:value-type="float" office:value="-0.008810466" calcext:value-type="float">
            <text:p>-0.008810466</text:p>
          </table:table-cell>
          <table:table-cell table:number-columns-repeated="8"/>
        </table:table-row>
        <table:table-row table:style-name="ro1">
          <table:table-cell office:value-type="float" office:value="9318" calcext:value-type="float">
            <text:p>9318</text:p>
          </table:table-cell>
          <table:table-cell office:value-type="float" office:value="-0.008799547" calcext:value-type="float">
            <text:p>-0.008799547</text:p>
          </table:table-cell>
          <table:table-cell table:number-columns-repeated="8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0.0000003481614" calcext:value-type="float">
            <text:p>3.481614E-007</text:p>
          </table:table-cell>
          <table:table-cell table:number-columns-repeated="8"/>
        </table:table-row>
        <table:table-row table:style-name="ro1">
          <table:table-cell office:value-type="float" office:value="9319" calcext:value-type="float">
            <text:p>9319</text:p>
          </table:table-cell>
          <table:table-cell office:value-type="float" office:value="-0.008903299" calcext:value-type="float">
            <text:p>-0.008903299</text:p>
          </table:table-cell>
          <table:table-cell table:number-columns-repeated="8"/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float" office:value="-0.008879214" calcext:value-type="float">
            <text:p>-0.008879214</text:p>
          </table:table-cell>
          <table:table-cell table:number-columns-repeated="8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0.0000003113952" calcext:value-type="float">
            <text:p>3.113952E-007</text:p>
          </table:table-cell>
          <table:table-cell table:number-columns-repeated="8"/>
        </table:table-row>
        <table:table-row table:style-name="ro1">
          <table:table-cell office:value-type="float" office:value="9321" calcext:value-type="float">
            <text:p>9321</text:p>
          </table:table-cell>
          <table:table-cell office:value-type="float" office:value="-0.008881981" calcext:value-type="float">
            <text:p>-0.008881981</text:p>
          </table:table-cell>
          <table:table-cell table:number-columns-repeated="8"/>
        </table:table-row>
        <table:table-row table:style-name="ro1">
          <table:table-cell office:value-type="float" office:value="9322" calcext:value-type="float">
            <text:p>9322</text:p>
          </table:table-cell>
          <table:table-cell office:value-type="float" office:value="-0.008864467" calcext:value-type="float">
            <text:p>-0.008864467</text:p>
          </table:table-cell>
          <table:table-cell table:number-columns-repeated="8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0.0000002455407" calcext:value-type="float">
            <text:p>2.455407E-007</text:p>
          </table:table-cell>
          <table:table-cell table:number-columns-repeated="8"/>
        </table:table-row>
        <table:table-row table:style-name="ro1">
          <table:table-cell office:value-type="float" office:value="9323" calcext:value-type="float">
            <text:p>9323</text:p>
          </table:table-cell>
          <table:table-cell office:value-type="float" office:value="-0.009037031" calcext:value-type="float">
            <text:p>-0.009037031</text:p>
          </table:table-cell>
          <table:table-cell table:number-columns-repeated="8"/>
        </table:table-row>
        <table:table-row table:style-name="ro1">
          <table:table-cell office:value-type="float" office:value="9324" calcext:value-type="float">
            <text:p>9324</text:p>
          </table:table-cell>
          <table:table-cell office:value-type="float" office:value="-0.008806101" calcext:value-type="float">
            <text:p>-0.008806101</text:p>
          </table:table-cell>
          <table:table-cell table:number-columns-repeated="8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0.0000005379293" calcext:value-type="float">
            <text:p>5.379293E-007</text:p>
          </table:table-cell>
          <table:table-cell table:number-columns-repeated="8"/>
        </table:table-row>
        <table:table-row table:style-name="ro1">
          <table:table-cell office:value-type="float" office:value="9325" calcext:value-type="float">
            <text:p>9325</text:p>
          </table:table-cell>
          <table:table-cell office:value-type="float" office:value="-0.009682881" calcext:value-type="float">
            <text:p>-0.009682881</text:p>
          </table:table-cell>
          <table:table-cell table:number-columns-repeated="8"/>
        </table:table-row>
        <table:table-row table:style-name="ro1">
          <table:table-cell office:value-type="float" office:value="9326" calcext:value-type="float">
            <text:p>9326</text:p>
          </table:table-cell>
          <table:table-cell office:value-type="float" office:value="-0.009695952" calcext:value-type="float">
            <text:p>-0.009695952</text:p>
          </table:table-cell>
          <table:table-cell table:number-columns-repeated="8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.000000355151" calcext:value-type="float">
            <text:p>3.55151E-007</text:p>
          </table:table-cell>
          <table:table-cell table:number-columns-repeated="8"/>
        </table:table-row>
        <table:table-row table:style-name="ro1">
          <table:table-cell office:value-type="float" office:value="9327" calcext:value-type="float">
            <text:p>9327</text:p>
          </table:table-cell>
          <table:table-cell office:value-type="float" office:value="-0.008580294" calcext:value-type="float">
            <text:p>-0.008580294</text:p>
          </table:table-cell>
          <table:table-cell table:number-columns-repeated="8"/>
        </table:table-row>
        <table:table-row table:style-name="ro1">
          <table:table-cell office:value-type="float" office:value="9328" calcext:value-type="float">
            <text:p>9328</text:p>
          </table:table-cell>
          <table:table-cell office:value-type="float" office:value="-0.00939283" calcext:value-type="float">
            <text:p>-0.00939283</text:p>
          </table:table-cell>
          <table:table-cell table:number-columns-repeated="8"/>
        </table:table-row>
        <table:table-row table:style-name="ro1">
          <table:table-cell office:value-type="float" office:value="9329" calcext:value-type="float">
            <text:p>9329</text:p>
          </table:table-cell>
          <table:table-cell office:value-type="float" office:value="-0.009485637" calcext:value-type="float">
            <text:p>-0.009485637</text:p>
          </table:table-cell>
          <table:table-cell table:number-columns-repeated="8"/>
        </table:table-row>
        <table:table-row table:style-name="ro1">
          <table:table-cell office:value-type="float" office:value="9330" calcext:value-type="float">
            <text:p>9330</text:p>
          </table:table-cell>
          <table:table-cell office:value-type="float" office:value="-0.007738362" calcext:value-type="float">
            <text:p>-0.007738362</text:p>
          </table:table-cell>
          <table:table-cell table:number-columns-repeated="8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.00001903349" calcext:value-type="float">
            <text:p>1.903349E-005</text:p>
          </table:table-cell>
          <table:table-cell table:number-columns-repeated="8"/>
        </table:table-row>
        <table:table-row table:style-name="ro1">
          <table:table-cell office:value-type="float" office:value="9331" calcext:value-type="float">
            <text:p>9331</text:p>
          </table:table-cell>
          <table:table-cell office:value-type="float" office:value="-0.01144516" calcext:value-type="float">
            <text:p>-0.01144516</text:p>
          </table:table-cell>
          <table:table-cell table:number-columns-repeated="8"/>
        </table:table-row>
        <table:table-row table:style-name="ro1">
          <table:table-cell office:value-type="float" office:value="9332" calcext:value-type="float">
            <text:p>9332</text:p>
          </table:table-cell>
          <table:table-cell office:value-type="float" office:value="-0.01226934" calcext:value-type="float">
            <text:p>-0.01226934</text:p>
          </table:table-cell>
          <table:table-cell table:number-columns-repeated="8"/>
        </table:table-row>
        <table:table-row table:style-name="ro1">
          <table:table-cell office:value-type="float" office:value="9333" calcext:value-type="float">
            <text:p>9333</text:p>
          </table:table-cell>
          <table:table-cell office:value-type="float" office:value="-0.01078897" calcext:value-type="float">
            <text:p>-0.01078897</text:p>
          </table:table-cell>
          <table:table-cell table:number-columns-repeated="8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0.0000005400214" calcext:value-type="float">
            <text:p>0.00000054</text:p>
          </table:table-cell>
          <table:table-cell table:number-columns-repeated="8"/>
        </table:table-row>
        <table:table-row table:style-name="ro1">
          <table:table-cell office:value-type="float" office:value="9334" calcext:value-type="float">
            <text:p>9334</text:p>
          </table:table-cell>
          <table:table-cell office:value-type="float" office:value="-0.01015911" calcext:value-type="float">
            <text:p>-0.01015911</text:p>
          </table:table-cell>
          <table:table-cell table:number-columns-repeated="8"/>
        </table:table-row>
        <table:table-row table:style-name="ro1">
          <table:table-cell office:value-type="float" office:value="9335" calcext:value-type="float">
            <text:p>9335</text:p>
          </table:table-cell>
          <table:table-cell office:value-type="float" office:value="-0.009902377" calcext:value-type="float">
            <text:p>-0.009902377</text:p>
          </table:table-cell>
          <table:table-cell table:number-columns-repeated="8"/>
        </table:table-row>
        <table:table-row table:style-name="ro1">
          <table:table-cell office:value-type="float" office:value="9336" calcext:value-type="float">
            <text:p>9336</text:p>
          </table:table-cell>
          <table:table-cell office:value-type="float" office:value="-0.01091258" calcext:value-type="float">
            <text:p>-0.01091258</text:p>
          </table:table-cell>
          <table:table-cell table:number-columns-repeated="8"/>
        </table:table-row>
        <table:table-row table:style-name="ro1">
          <table:table-cell office:value-type="float" office:value="9337" calcext:value-type="float">
            <text:p>9337</text:p>
          </table:table-cell>
          <table:table-cell office:value-type="float" office:value="-0.008476439" calcext:value-type="float">
            <text:p>-0.008476439</text:p>
          </table:table-cell>
          <table:table-cell table:number-columns-repeated="8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0.00006097628" calcext:value-type="float">
            <text:p>6.097628E-005</text:p>
          </table:table-cell>
          <table:table-cell table:number-columns-repeated="8"/>
        </table:table-row>
        <table:table-row table:style-name="ro1">
          <table:table-cell office:value-type="float" office:value="9338" calcext:value-type="float">
            <text:p>9338</text:p>
          </table:table-cell>
          <table:table-cell office:value-type="float" office:value="-0.01676527" calcext:value-type="float">
            <text:p>-0.01676527</text:p>
          </table:table-cell>
          <table:table-cell table:number-columns-repeated="8"/>
        </table:table-row>
        <table:table-row table:style-name="ro1">
          <table:table-cell office:value-type="float" office:value="9339" calcext:value-type="float">
            <text:p>9339</text:p>
          </table:table-cell>
          <table:table-cell office:value-type="float" office:value="-0.01923103" calcext:value-type="float">
            <text:p>-0.01923103</text:p>
          </table:table-cell>
          <table:table-cell table:number-columns-repeated="8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.00003062332" calcext:value-type="float">
            <text:p>3.062332E-005</text:p>
          </table:table-cell>
          <table:table-cell table:number-columns-repeated="8"/>
        </table:table-row>
        <table:table-row table:style-name="ro1">
          <table:table-cell office:value-type="float" office:value="9340" calcext:value-type="float">
            <text:p>9340</text:p>
          </table:table-cell>
          <table:table-cell office:value-type="float" office:value="-0.01337042" calcext:value-type="float">
            <text:p>-0.01337042</text:p>
          </table:table-cell>
          <table:table-cell table:number-columns-repeated="8"/>
        </table:table-row>
        <table:table-row table:style-name="ro1">
          <table:table-cell office:value-type="float" office:value="9341" calcext:value-type="float">
            <text:p>9341</text:p>
          </table:table-cell>
          <table:table-cell office:value-type="float" office:value="-0.0148982" calcext:value-type="float">
            <text:p>-0.0148982</text:p>
          </table:table-cell>
          <table:table-cell table:number-columns-repeated="8"/>
        </table:table-row>
        <table:table-row table:style-name="ro1">
          <table:table-cell office:value-type="float" office:value="9342" calcext:value-type="float">
            <text:p>9342</text:p>
          </table:table-cell>
          <table:table-cell office:value-type="float" office:value="-0.01233524" calcext:value-type="float">
            <text:p>-0.01233524</text:p>
          </table:table-cell>
          <table:table-cell table:number-columns-repeated="8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0.000005970539" calcext:value-type="float">
            <text:p>5.970539E-006</text:p>
          </table:table-cell>
          <table:table-cell table:number-columns-repeated="8"/>
        </table:table-row>
        <table:table-row table:style-name="ro1">
          <table:table-cell office:value-type="float" office:value="9343" calcext:value-type="float">
            <text:p>9343</text:p>
          </table:table-cell>
          <table:table-cell office:value-type="float" office:value="-0.009781447" calcext:value-type="float">
            <text:p>-0.009781447</text:p>
          </table:table-cell>
          <table:table-cell table:number-columns-repeated="8"/>
        </table:table-row>
        <table:table-row table:style-name="ro1">
          <table:table-cell office:value-type="float" office:value="9344" calcext:value-type="float">
            <text:p>9344</text:p>
          </table:table-cell>
          <table:table-cell office:value-type="float" office:value="-0.009882011" calcext:value-type="float">
            <text:p>-0.009882011</text:p>
          </table:table-cell>
          <table:table-cell table:number-columns-repeated="8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0.00000267078" calcext:value-type="float">
            <text:p>2.67078E-006</text:p>
          </table:table-cell>
          <table:table-cell table:number-columns-repeated="8"/>
        </table:table-row>
        <table:table-row table:style-name="ro1">
          <table:table-cell office:value-type="float" office:value="9345" calcext:value-type="float">
            <text:p>9345</text:p>
          </table:table-cell>
          <table:table-cell office:value-type="float" office:value="-0.00951975" calcext:value-type="float">
            <text:p>-0.00951975</text:p>
          </table:table-cell>
          <table:table-cell table:number-columns-repeated="8"/>
        </table:table-row>
        <table:table-row table:style-name="ro1">
          <table:table-cell office:value-type="float" office:value="9346" calcext:value-type="float">
            <text:p>9346</text:p>
          </table:table-cell>
          <table:table-cell office:value-type="float" office:value="-0.009530998" calcext:value-type="float">
            <text:p>-0.009530998</text:p>
          </table:table-cell>
          <table:table-cell table:number-columns-repeated="8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.000001524153" calcext:value-type="float">
            <text:p>1.524153E-006</text:p>
          </table:table-cell>
          <table:table-cell table:number-columns-repeated="8"/>
        </table:table-row>
        <table:table-row table:style-name="ro1">
          <table:table-cell office:value-type="float" office:value="9347" calcext:value-type="float">
            <text:p>9347</text:p>
          </table:table-cell>
          <table:table-cell office:value-type="float" office:value="-0.009512054" calcext:value-type="float">
            <text:p>-0.009512054</text:p>
          </table:table-cell>
          <table:table-cell table:number-columns-repeated="8"/>
        </table:table-row>
        <table:table-row table:style-name="ro1">
          <table:table-cell office:value-type="float" office:value="9348" calcext:value-type="float">
            <text:p>9348</text:p>
          </table:table-cell>
          <table:table-cell office:value-type="float" office:value="-0.009480857" calcext:value-type="float">
            <text:p>-0.009480857</text:p>
          </table:table-cell>
          <table:table-cell table:number-columns-repeated="8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.0000007908975" calcext:value-type="float">
            <text:p>7.908975E-007</text:p>
          </table:table-cell>
          <table:table-cell table:number-columns-repeated="8"/>
        </table:table-row>
        <table:table-row table:style-name="ro1">
          <table:table-cell office:value-type="float" office:value="9349" calcext:value-type="float">
            <text:p>9349</text:p>
          </table:table-cell>
          <table:table-cell office:value-type="float" office:value="-0.00935721" calcext:value-type="float">
            <text:p>-0.00935721</text:p>
          </table:table-cell>
          <table:table-cell table:number-columns-repeated="8"/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float" office:value="-0.009457899" calcext:value-type="float">
            <text:p>-0.009457899</text:p>
          </table:table-cell>
          <table:table-cell table:number-columns-repeated="8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0.0000003708459" calcext:value-type="float">
            <text:p>3.708459E-007</text:p>
          </table:table-cell>
          <table:table-cell table:number-columns-repeated="8"/>
        </table:table-row>
        <table:table-row table:style-name="ro1">
          <table:table-cell office:value-type="float" office:value="9351" calcext:value-type="float">
            <text:p>9351</text:p>
          </table:table-cell>
          <table:table-cell office:value-type="float" office:value="-0.009383474" calcext:value-type="float">
            <text:p>-0.009383474</text:p>
          </table:table-cell>
          <table:table-cell table:number-columns-repeated="8"/>
        </table:table-row>
        <table:table-row table:style-name="ro1">
          <table:table-cell office:value-type="float" office:value="9352" calcext:value-type="float">
            <text:p>9352</text:p>
          </table:table-cell>
          <table:table-cell office:value-type="float" office:value="-0.009327652" calcext:value-type="float">
            <text:p>-0.009327652</text:p>
          </table:table-cell>
          <table:table-cell table:number-columns-repeated="8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-0.0003233586" calcext:value-type="float">
            <text:p>-0.0003233586</text:p>
          </table:table-cell>
          <table:table-cell table:number-columns-repeated="8"/>
        </table:table-row>
        <table:table-row table:style-name="ro1">
          <table:table-cell office:value-type="float" office:value="9353" calcext:value-type="float">
            <text:p>9353</text:p>
          </table:table-cell>
          <table:table-cell office:value-type="float" office:value="-0.02153086" calcext:value-type="float">
            <text:p>-0.02153086</text:p>
          </table:table-cell>
          <table:table-cell table:number-columns-repeated="8"/>
        </table:table-row>
        <table:table-row table:style-name="ro1">
          <table:table-cell office:value-type="float" office:value="9354" calcext:value-type="float">
            <text:p>9354</text:p>
          </table:table-cell>
          <table:table-cell office:value-type="float" office:value="-0.02100253" calcext:value-type="float">
            <text:p>-0.02100253</text:p>
          </table:table-cell>
          <table:table-cell table:number-columns-repeated="8"/>
        </table:table-row>
        <table:table-row table:style-name="ro1">
          <table:table-cell office:value-type="float" office:value="9355" calcext:value-type="float">
            <text:p>9355</text:p>
          </table:table-cell>
          <table:table-cell office:value-type="float" office:value="-0.02145592" calcext:value-type="float">
            <text:p>-0.02145592</text:p>
          </table:table-cell>
          <table:table-cell table:number-columns-repeated="8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.0000004128012" calcext:value-type="float">
            <text:p>4.128012E-007</text:p>
          </table:table-cell>
          <table:table-cell table:number-columns-repeated="8"/>
        </table:table-row>
        <table:table-row table:style-name="ro1">
          <table:table-cell office:value-type="float" office:value="9356" calcext:value-type="float">
            <text:p>9356</text:p>
          </table:table-cell>
          <table:table-cell office:value-type="float" office:value="-0.009105326" calcext:value-type="float">
            <text:p>-0.009105326</text:p>
          </table:table-cell>
          <table:table-cell table:number-columns-repeated="8"/>
        </table:table-row>
        <table:table-row table:style-name="ro1">
          <table:table-cell office:value-type="float" office:value="9357" calcext:value-type="float">
            <text:p>9357</text:p>
          </table:table-cell>
          <table:table-cell office:value-type="float" office:value="-0.009072372" calcext:value-type="float">
            <text:p>-0.009072372</text:p>
          </table:table-cell>
          <table:table-cell table:number-columns-repeated="8"/>
        </table:table-row>
        <table:table-row table:style-name="ro1">
          <table:table-cell office:value-type="float" office:value="9358" calcext:value-type="float">
            <text:p>9358</text:p>
          </table:table-cell>
          <table:table-cell office:value-type="float" office:value="-0.008915011" calcext:value-type="float">
            <text:p>-0.008915011</text:p>
          </table:table-cell>
          <table:table-cell table:number-columns-repeated="8"/>
        </table:table-row>
        <table:table-row table:style-name="ro1">
          <table:table-cell office:value-type="float" office:value="9359" calcext:value-type="float">
            <text:p>9359</text:p>
          </table:table-cell>
          <table:table-cell office:value-type="float" office:value="-0.00895255" calcext:value-type="float">
            <text:p>-0.00895255</text:p>
          </table:table-cell>
          <table:table-cell table:number-columns-repeated="8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.0000003326846" calcext:value-type="float">
            <text:p>3.326846E-007</text:p>
          </table:table-cell>
          <table:table-cell table:number-columns-repeated="8"/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float" office:value="-0.008960678" calcext:value-type="float">
            <text:p>-0.008960678</text:p>
          </table:table-cell>
          <table:table-cell table:number-columns-repeated="8"/>
        </table:table-row>
        <table:table-row table:style-name="ro1">
          <table:table-cell office:value-type="float" office:value="9361" calcext:value-type="float">
            <text:p>9361</text:p>
          </table:table-cell>
          <table:table-cell office:value-type="float" office:value="-0.008773015" calcext:value-type="float">
            <text:p>-0.008773015</text:p>
          </table:table-cell>
          <table:table-cell table:number-columns-repeated="8"/>
        </table:table-row>
        <table:table-row table:style-name="ro1">
          <table:table-cell office:value-type="float" office:value="9362" calcext:value-type="float">
            <text:p>9362</text:p>
          </table:table-cell>
          <table:table-cell office:value-type="float" office:value="-0.008435074" calcext:value-type="float">
            <text:p>-0.008435074</text:p>
          </table:table-cell>
          <table:table-cell table:number-columns-repeated="8"/>
        </table:table-row>
        <table:table-row table:style-name="ro1">
          <table:table-cell office:value-type="float" office:value="9363" calcext:value-type="float">
            <text:p>9363</text:p>
          </table:table-cell>
          <table:table-cell office:value-type="float" office:value="-0.00887566" calcext:value-type="float">
            <text:p>-0.00887566</text:p>
          </table:table-cell>
          <table:table-cell table:number-columns-repeated="8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0.000000300989" calcext:value-type="float">
            <text:p>0.000000301</text:p>
          </table:table-cell>
          <table:table-cell table:number-columns-repeated="8"/>
        </table:table-row>
        <table:table-row table:style-name="ro1">
          <table:table-cell office:value-type="float" office:value="9364" calcext:value-type="float">
            <text:p>9364</text:p>
          </table:table-cell>
          <table:table-cell office:value-type="float" office:value="-0.008922678" calcext:value-type="float">
            <text:p>-0.008922678</text:p>
          </table:table-cell>
          <table:table-cell table:number-columns-repeated="8"/>
        </table:table-row>
        <table:table-row table:style-name="ro1">
          <table:table-cell office:value-type="float" office:value="9365" calcext:value-type="float">
            <text:p>9365</text:p>
          </table:table-cell>
          <table:table-cell office:value-type="float" office:value="-0.009193172" calcext:value-type="float">
            <text:p>-0.009193172</text:p>
          </table:table-cell>
          <table:table-cell table:number-columns-repeated="8"/>
        </table:table-row>
        <table:table-row table:style-name="ro1">
          <table:table-cell office:value-type="float" office:value="9366" calcext:value-type="float">
            <text:p>9366</text:p>
          </table:table-cell>
          <table:table-cell office:value-type="float" office:value="-0.009485976" calcext:value-type="float">
            <text:p>-0.009485976</text:p>
          </table:table-cell>
          <table:table-cell table:number-columns-repeated="8"/>
        </table:table-row>
        <table:table-row table:style-name="ro1">
          <table:table-cell office:value-type="float" office:value="9367" calcext:value-type="float">
            <text:p>9367</text:p>
          </table:table-cell>
          <table:table-cell office:value-type="float" office:value="-0.008002409" calcext:value-type="float">
            <text:p>-0.008002409</text:p>
          </table:table-cell>
          <table:table-cell table:number-columns-repeated="8"/>
        </table:table-row>
        <table:table-row table:style-name="ro1">
          <table:table-cell office:value-type="float" office:value="9368" calcext:value-type="float">
            <text:p>9368</text:p>
          </table:table-cell>
          <table:table-cell office:value-type="float" office:value="-0.00858834" calcext:value-type="float">
            <text:p>-0.00858834</text:p>
          </table:table-cell>
          <table:table-cell table:number-columns-repeated="8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0.00003989656" calcext:value-type="float">
            <text:p>3.989656E-005</text:p>
          </table:table-cell>
          <table:table-cell table:number-columns-repeated="8"/>
        </table:table-row>
        <table:table-row table:style-name="ro1">
          <table:table-cell office:value-type="float" office:value="9369" calcext:value-type="float">
            <text:p>9369</text:p>
          </table:table-cell>
          <table:table-cell office:value-type="float" office:value="-0.01410598" calcext:value-type="float">
            <text:p>-0.01410598</text:p>
          </table:table-cell>
          <table:table-cell table:number-columns-repeated="8"/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float" office:value="-0.0122858" calcext:value-type="float">
            <text:p>-0.0122858</text:p>
          </table:table-cell>
          <table:table-cell table:number-columns-repeated="8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.00001746111" calcext:value-type="float">
            <text:p>1.746111E-005</text:p>
          </table:table-cell>
          <table:table-cell table:number-columns-repeated="8"/>
        </table:table-row>
        <table:table-row table:style-name="ro1">
          <table:table-cell office:value-type="float" office:value="9371" calcext:value-type="float">
            <text:p>9371</text:p>
          </table:table-cell>
          <table:table-cell office:value-type="float" office:value="-0.01246079" calcext:value-type="float">
            <text:p>-0.01246079</text:p>
          </table:table-cell>
          <table:table-cell table:number-columns-repeated="8"/>
        </table:table-row>
        <table:table-row table:style-name="ro1">
          <table:table-cell office:value-type="float" office:value="9372" calcext:value-type="float">
            <text:p>9372</text:p>
          </table:table-cell>
          <table:table-cell office:value-type="float" office:value="-0.01262327" calcext:value-type="float">
            <text:p>-0.01262327</text:p>
          </table:table-cell>
          <table:table-cell table:number-columns-repeated="8"/>
        </table:table-row>
        <table:table-row table:style-name="ro1">
          <table:table-cell office:value-type="float" office:value="9373" calcext:value-type="float">
            <text:p>9373</text:p>
          </table:table-cell>
          <table:table-cell office:value-type="float" office:value="-0.01294669" calcext:value-type="float">
            <text:p>-0.01294669</text:p>
          </table:table-cell>
          <table:table-cell table:number-columns-repeated="8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.00002124342" calcext:value-type="float">
            <text:p>2.124342E-005</text:p>
          </table:table-cell>
          <table:table-cell table:number-columns-repeated="8"/>
        </table:table-row>
        <table:table-row table:style-name="ro1">
          <table:table-cell office:value-type="float" office:value="9374" calcext:value-type="float">
            <text:p>9374</text:p>
          </table:table-cell>
          <table:table-cell office:value-type="float" office:value="-0.01207801" calcext:value-type="float">
            <text:p>-0.01207801</text:p>
          </table:table-cell>
          <table:table-cell table:number-columns-repeated="8"/>
        </table:table-row>
        <table:table-row table:style-name="ro1">
          <table:table-cell office:value-type="float" office:value="9375" calcext:value-type="float">
            <text:p>9375</text:p>
          </table:table-cell>
          <table:table-cell office:value-type="float" office:value="-0.01153348" calcext:value-type="float">
            <text:p>-0.01153348</text:p>
          </table:table-cell>
          <table:table-cell table:number-columns-repeated="8"/>
        </table:table-row>
        <table:table-row table:style-name="ro1">
          <table:table-cell office:value-type="float" office:value="9376" calcext:value-type="float">
            <text:p>9376</text:p>
          </table:table-cell>
          <table:table-cell office:value-type="float" office:value="-0.01243066" calcext:value-type="float">
            <text:p>-0.01243066</text:p>
          </table:table-cell>
          <table:table-cell table:number-columns-repeated="8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0.00001550496" calcext:value-type="float">
            <text:p>0.000015505</text:p>
          </table:table-cell>
          <table:table-cell table:number-columns-repeated="8"/>
        </table:table-row>
        <table:table-row table:style-name="ro1">
          <table:table-cell office:value-type="float" office:value="9377" calcext:value-type="float">
            <text:p>9377</text:p>
          </table:table-cell>
          <table:table-cell office:value-type="float" office:value="-0.01109763" calcext:value-type="float">
            <text:p>-0.01109763</text:p>
          </table:table-cell>
          <table:table-cell table:number-columns-repeated="8"/>
        </table:table-row>
        <table:table-row table:style-name="ro1">
          <table:table-cell office:value-type="float" office:value="9378" calcext:value-type="float">
            <text:p>9378</text:p>
          </table:table-cell>
          <table:table-cell office:value-type="float" office:value="-0.01067757" calcext:value-type="float">
            <text:p>-0.01067757</text:p>
          </table:table-cell>
          <table:table-cell table:number-columns-repeated="8"/>
        </table:table-row>
        <table:table-row table:style-name="ro1">
          <table:table-cell office:value-type="float" office:value="9379" calcext:value-type="float">
            <text:p>9379</text:p>
          </table:table-cell>
          <table:table-cell office:value-type="float" office:value="-0.01130694" calcext:value-type="float">
            <text:p>-0.01130694</text:p>
          </table:table-cell>
          <table:table-cell table:number-columns-repeated="8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.00001062758" calcext:value-type="float">
            <text:p>1.062758E-005</text:p>
          </table:table-cell>
          <table:table-cell table:number-columns-repeated="8"/>
        </table:table-row>
        <table:table-row table:style-name="ro1">
          <table:table-cell office:value-type="float" office:value="9380" calcext:value-type="float">
            <text:p>9380</text:p>
          </table:table-cell>
          <table:table-cell office:value-type="float" office:value="-0.01037235" calcext:value-type="float">
            <text:p>-0.01037235</text:p>
          </table:table-cell>
          <table:table-cell table:number-columns-repeated="8"/>
        </table:table-row>
        <table:table-row table:style-name="ro1">
          <table:table-cell office:value-type="float" office:value="9381" calcext:value-type="float">
            <text:p>9381</text:p>
          </table:table-cell>
          <table:table-cell office:value-type="float" office:value="-0.01009227" calcext:value-type="float">
            <text:p>-0.01009227</text:p>
          </table:table-cell>
          <table:table-cell table:number-columns-repeated="8"/>
        </table:table-row>
        <table:table-row table:style-name="ro1">
          <table:table-cell office:value-type="float" office:value="9382" calcext:value-type="float">
            <text:p>9382</text:p>
          </table:table-cell>
          <table:table-cell office:value-type="float" office:value="-0.01047951" calcext:value-type="float">
            <text:p>-0.01047951</text:p>
          </table:table-cell>
          <table:table-cell table:number-columns-repeated="8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0.000006734161" calcext:value-type="float">
            <text:p>6.734161E-006</text:p>
          </table:table-cell>
          <table:table-cell table:number-columns-repeated="8"/>
        </table:table-row>
        <table:table-row table:style-name="ro1">
          <table:table-cell office:value-type="float" office:value="9383" calcext:value-type="float">
            <text:p>9383</text:p>
          </table:table-cell>
          <table:table-cell office:value-type="float" office:value="-0.009890561" calcext:value-type="float">
            <text:p>-0.009890561</text:p>
          </table:table-cell>
          <table:table-cell table:number-columns-repeated="8"/>
        </table:table-row>
        <table:table-row table:style-name="ro1">
          <table:table-cell office:value-type="float" office:value="9384" calcext:value-type="float">
            <text:p>9384</text:p>
          </table:table-cell>
          <table:table-cell office:value-type="float" office:value="-0.009710201" calcext:value-type="float">
            <text:p>-0.009710201</text:p>
          </table:table-cell>
          <table:table-cell table:number-columns-repeated="8"/>
        </table:table-row>
        <table:table-row table:style-name="ro1">
          <table:table-cell office:value-type="float" office:value="9385" calcext:value-type="float">
            <text:p>9385</text:p>
          </table:table-cell>
          <table:table-cell office:value-type="float" office:value="-0.009947344" calcext:value-type="float">
            <text:p>-0.009947344</text:p>
          </table:table-cell>
          <table:table-cell table:number-columns-repeated="8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.000004792854" calcext:value-type="float">
            <text:p>4.792854E-006</text:p>
          </table:table-cell>
          <table:table-cell table:number-columns-repeated="8"/>
        </table:table-row>
        <table:table-row table:style-name="ro1">
          <table:table-cell office:value-type="float" office:value="9386" calcext:value-type="float">
            <text:p>9386</text:p>
          </table:table-cell>
          <table:table-cell office:value-type="float" office:value="-0.009577766" calcext:value-type="float">
            <text:p>-0.009577766</text:p>
          </table:table-cell>
          <table:table-cell table:number-columns-repeated="8"/>
        </table:table-row>
        <table:table-row table:style-name="ro1">
          <table:table-cell office:value-type="float" office:value="9387" calcext:value-type="float">
            <text:p>9387</text:p>
          </table:table-cell>
          <table:table-cell office:value-type="float" office:value="-0.009460418" calcext:value-type="float">
            <text:p>-0.009460418</text:p>
          </table:table-cell>
          <table:table-cell table:number-columns-repeated="8"/>
        </table:table-row>
        <table:table-row table:style-name="ro1">
          <table:table-cell office:value-type="float" office:value="9388" calcext:value-type="float">
            <text:p>9388</text:p>
          </table:table-cell>
          <table:table-cell office:value-type="float" office:value="-0.009610426" calcext:value-type="float">
            <text:p>-0.009610426</text:p>
          </table:table-cell>
          <table:table-cell table:number-columns-repeated="8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.000003059968" calcext:value-type="float">
            <text:p>0.00000306</text:p>
          </table:table-cell>
          <table:table-cell table:number-columns-repeated="8"/>
        </table:table-row>
        <table:table-row table:style-name="ro1">
          <table:table-cell office:value-type="float" office:value="9389" calcext:value-type="float">
            <text:p>9389</text:p>
          </table:table-cell>
          <table:table-cell office:value-type="float" office:value="-0.009371107" calcext:value-type="float">
            <text:p>-0.009371107</text:p>
          </table:table-cell>
          <table:table-cell table:number-columns-repeated="8"/>
        </table:table-row>
        <table:table-row table:style-name="ro1">
          <table:table-cell office:value-type="float" office:value="9390" calcext:value-type="float">
            <text:p>9390</text:p>
          </table:table-cell>
          <table:table-cell office:value-type="float" office:value="-0.009277797" calcext:value-type="float">
            <text:p>-0.009277797</text:p>
          </table:table-cell>
          <table:table-cell table:number-columns-repeated="8"/>
        </table:table-row>
        <table:table-row table:style-name="ro1">
          <table:table-cell office:value-type="float" office:value="9391" calcext:value-type="float">
            <text:p>9391</text:p>
          </table:table-cell>
          <table:table-cell office:value-type="float" office:value="-0.009391774" calcext:value-type="float">
            <text:p>-0.009391774</text:p>
          </table:table-cell>
          <table:table-cell table:number-columns-repeated="8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0.000002104289" calcext:value-type="float">
            <text:p>2.104289E-006</text:p>
          </table:table-cell>
          <table:table-cell table:number-columns-repeated="8"/>
        </table:table-row>
        <table:table-row table:style-name="ro1">
          <table:table-cell office:value-type="float" office:value="9392" calcext:value-type="float">
            <text:p>9392</text:p>
          </table:table-cell>
          <table:table-cell office:value-type="float" office:value="-0.009203934" calcext:value-type="float">
            <text:p>-0.009203934</text:p>
          </table:table-cell>
          <table:table-cell table:number-columns-repeated="8"/>
        </table:table-row>
        <table:table-row table:style-name="ro1">
          <table:table-cell office:value-type="float" office:value="9393" calcext:value-type="float">
            <text:p>9393</text:p>
          </table:table-cell>
          <table:table-cell office:value-type="float" office:value="-0.009105903" calcext:value-type="float">
            <text:p>-0.009105903</text:p>
          </table:table-cell>
          <table:table-cell table:number-columns-repeated="8"/>
        </table:table-row>
        <table:table-row table:style-name="ro1">
          <table:table-cell office:value-type="float" office:value="9394" calcext:value-type="float">
            <text:p>9394</text:p>
          </table:table-cell>
          <table:table-cell office:value-type="float" office:value="-0.009219761" calcext:value-type="float">
            <text:p>-0.009219761</text:p>
          </table:table-cell>
          <table:table-cell table:number-columns-repeated="8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0.000001558099" calcext:value-type="float">
            <text:p>1.558099E-006</text:p>
          </table:table-cell>
          <table:table-cell table:number-columns-repeated="8"/>
        </table:table-row>
        <table:table-row table:style-name="ro1">
          <table:table-cell office:value-type="float" office:value="9395" calcext:value-type="float">
            <text:p>9395</text:p>
          </table:table-cell>
          <table:table-cell office:value-type="float" office:value="-0.009024438" calcext:value-type="float">
            <text:p>-0.009024438</text:p>
          </table:table-cell>
          <table:table-cell table:number-columns-repeated="8"/>
        </table:table-row>
        <table:table-row table:style-name="ro1">
          <table:table-cell office:value-type="float" office:value="9396" calcext:value-type="float">
            <text:p>9396</text:p>
          </table:table-cell>
          <table:table-cell office:value-type="float" office:value="-0.008927545" calcext:value-type="float">
            <text:p>-0.008927545</text:p>
          </table:table-cell>
          <table:table-cell table:number-columns-repeated="8"/>
        </table:table-row>
        <table:table-row table:style-name="ro1">
          <table:table-cell office:value-type="float" office:value="9397" calcext:value-type="float">
            <text:p>9397</text:p>
          </table:table-cell>
          <table:table-cell office:value-type="float" office:value="-0.009026704" calcext:value-type="float">
            <text:p>-0.009026704</text:p>
          </table:table-cell>
          <table:table-cell table:number-columns-repeated="8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.000001171548" calcext:value-type="float">
            <text:p>1.171548E-006</text:p>
          </table:table-cell>
          <table:table-cell table:number-columns-repeated="8"/>
        </table:table-row>
        <table:table-row table:style-name="ro1">
          <table:table-cell office:value-type="float" office:value="9398" calcext:value-type="float">
            <text:p>9398</text:p>
          </table:table-cell>
          <table:table-cell office:value-type="float" office:value="-0.008839546" calcext:value-type="float">
            <text:p>-0.008839546</text:p>
          </table:table-cell>
          <table:table-cell table:number-columns-repeated="8"/>
        </table:table-row>
        <table:table-row table:style-name="ro1">
          <table:table-cell office:value-type="float" office:value="9399" calcext:value-type="float">
            <text:p>9399</text:p>
          </table:table-cell>
          <table:table-cell office:value-type="float" office:value="-0.008857083" calcext:value-type="float">
            <text:p>-0.008857083</text:p>
          </table:table-cell>
          <table:table-cell table:number-columns-repeated="8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-0.008786809" calcext:value-type="float">
            <text:p>-0.008786809</text:p>
          </table:table-cell>
          <table:table-cell table:number-columns-repeated="8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.000000779589" calcext:value-type="float">
            <text:p>7.79589E-007</text:p>
          </table:table-cell>
          <table:table-cell table:number-columns-repeated="8"/>
        </table:table-row>
        <table:table-row table:style-name="ro1">
          <table:table-cell office:value-type="float" office:value="9401" calcext:value-type="float">
            <text:p>9401</text:p>
          </table:table-cell>
          <table:table-cell office:value-type="float" office:value="-0.008891615" calcext:value-type="float">
            <text:p>-0.008891615</text:p>
          </table:table-cell>
          <table:table-cell table:number-columns-repeated="8"/>
        </table:table-row>
        <table:table-row table:style-name="ro1">
          <table:table-cell office:value-type="float" office:value="9402" calcext:value-type="float">
            <text:p>9402</text:p>
          </table:table-cell>
          <table:table-cell office:value-type="float" office:value="-0.009064096" calcext:value-type="float">
            <text:p>-0.009064096</text:p>
          </table:table-cell>
          <table:table-cell table:number-columns-repeated="8"/>
        </table:table-row>
        <table:table-row table:style-name="ro1">
          <table:table-cell office:value-type="float" office:value="9403" calcext:value-type="float">
            <text:p>9403</text:p>
          </table:table-cell>
          <table:table-cell office:value-type="float" office:value="-0.008590024" calcext:value-type="float">
            <text:p>-0.008590024</text:p>
          </table:table-cell>
          <table:table-cell table:number-columns-repeated="8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.0000005245496" calcext:value-type="float">
            <text:p>5.245496E-007</text:p>
          </table:table-cell>
          <table:table-cell table:number-columns-repeated="8"/>
        </table:table-row>
        <table:table-row table:style-name="ro1">
          <table:table-cell office:value-type="float" office:value="9404" calcext:value-type="float">
            <text:p>9404</text:p>
          </table:table-cell>
          <table:table-cell office:value-type="float" office:value="-0.009301769" calcext:value-type="float">
            <text:p>-0.009301769</text:p>
          </table:table-cell>
          <table:table-cell table:number-columns-repeated="8"/>
        </table:table-row>
        <table:table-row table:style-name="ro1">
          <table:table-cell office:value-type="float" office:value="9405" calcext:value-type="float">
            <text:p>9405</text:p>
          </table:table-cell>
          <table:table-cell office:value-type="float" office:value="-0.009604334" calcext:value-type="float">
            <text:p>-0.009604334</text:p>
          </table:table-cell>
          <table:table-cell table:number-columns-repeated="8"/>
        </table:table-row>
        <table:table-row table:style-name="ro1">
          <table:table-cell office:value-type="float" office:value="9406" calcext:value-type="float">
            <text:p>9406</text:p>
          </table:table-cell>
          <table:table-cell office:value-type="float" office:value="-0.008994511" calcext:value-type="float">
            <text:p>-0.008994511</text:p>
          </table:table-cell>
          <table:table-cell table:number-columns-repeated="8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.0000004905855" calcext:value-type="float">
            <text:p>4.905855E-007</text:p>
          </table:table-cell>
          <table:table-cell table:number-columns-repeated="8"/>
        </table:table-row>
        <table:table-row table:style-name="ro1">
          <table:table-cell office:value-type="float" office:value="9407" calcext:value-type="float">
            <text:p>9407</text:p>
          </table:table-cell>
          <table:table-cell office:value-type="float" office:value="-0.009857382" calcext:value-type="float">
            <text:p>-0.009857382</text:p>
          </table:table-cell>
          <table:table-cell table:number-columns-repeated="8"/>
        </table:table-row>
        <table:table-row table:style-name="ro1">
          <table:table-cell office:value-type="float" office:value="9408" calcext:value-type="float">
            <text:p>9408</text:p>
          </table:table-cell>
          <table:table-cell office:value-type="float" office:value="-0.009980789" calcext:value-type="float">
            <text:p>-0.009980789</text:p>
          </table:table-cell>
          <table:table-cell table:number-columns-repeated="8"/>
        </table:table-row>
        <table:table-row table:style-name="ro1">
          <table:table-cell office:value-type="float" office:value="9409" calcext:value-type="float">
            <text:p>9409</text:p>
          </table:table-cell>
          <table:table-cell office:value-type="float" office:value="-0.01004293" calcext:value-type="float">
            <text:p>-0.01004293</text:p>
          </table:table-cell>
          <table:table-cell table:number-columns-repeated="8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.0000004994081" calcext:value-type="float">
            <text:p>4.994081E-007</text:p>
          </table:table-cell>
          <table:table-cell table:number-columns-repeated="8"/>
        </table:table-row>
        <table:table-row table:style-name="ro1">
          <table:table-cell office:value-type="float" office:value="9410" calcext:value-type="float">
            <text:p>9410</text:p>
          </table:table-cell>
          <table:table-cell office:value-type="float" office:value="-0.009723832" calcext:value-type="float">
            <text:p>-0.009723832</text:p>
          </table:table-cell>
          <table:table-cell table:number-columns-repeated="8"/>
        </table:table-row>
        <table:table-row table:style-name="ro1">
          <table:table-cell office:value-type="float" office:value="9411" calcext:value-type="float">
            <text:p>9411</text:p>
          </table:table-cell>
          <table:table-cell office:value-type="float" office:value="-0.009334436" calcext:value-type="float">
            <text:p>-0.009334436</text:p>
          </table:table-cell>
          <table:table-cell table:number-columns-repeated="8"/>
        </table:table-row>
        <table:table-row table:style-name="ro1">
          <table:table-cell office:value-type="float" office:value="9412" calcext:value-type="float">
            <text:p>9412</text:p>
          </table:table-cell>
          <table:table-cell office:value-type="float" office:value="-0.01075354" calcext:value-type="float">
            <text:p>-0.01075354</text:p>
          </table:table-cell>
          <table:table-cell table:number-columns-repeated="8"/>
        </table:table-row>
        <table:table-row table:style-name="ro1">
          <table:table-cell office:value-type="float" office:value="9413" calcext:value-type="float">
            <text:p>9413</text:p>
          </table:table-cell>
          <table:table-cell office:value-type="float" office:value="-0.020777" calcext:value-type="float">
            <text:p>-0.020777</text:p>
          </table:table-cell>
          <table:table-cell table:number-columns-repeated="8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.0000003206716" calcext:value-type="float">
            <text:p>3.206716E-007</text:p>
          </table:table-cell>
          <table:table-cell table:number-columns-repeated="8"/>
        </table:table-row>
        <table:table-row table:style-name="ro1">
          <table:table-cell office:value-type="float" office:value="9414" calcext:value-type="float">
            <text:p>9414</text:p>
          </table:table-cell>
          <table:table-cell office:value-type="float" office:value="-0.008627036" calcext:value-type="float">
            <text:p>-0.008627036</text:p>
          </table:table-cell>
          <table:table-cell table:number-columns-repeated="8"/>
        </table:table-row>
        <table:table-row table:style-name="ro1">
          <table:table-cell office:value-type="float" office:value="9415" calcext:value-type="float">
            <text:p>9415</text:p>
          </table:table-cell>
          <table:table-cell office:value-type="float" office:value="-0.007727627" calcext:value-type="float">
            <text:p>-0.007727627</text:p>
          </table:table-cell>
          <table:table-cell table:number-columns-repeated="8"/>
        </table:table-row>
        <table:table-row table:style-name="ro1">
          <table:table-cell office:value-type="float" office:value="9416" calcext:value-type="float">
            <text:p>9416</text:p>
          </table:table-cell>
          <table:table-cell office:value-type="float" office:value="-0.008410102" calcext:value-type="float">
            <text:p>-0.008410102</text:p>
          </table:table-cell>
          <table:table-cell table:number-columns-repeated="8"/>
        </table:table-row>
        <table:table-row table:style-name="ro1">
          <table:table-cell office:value-type="float" office:value="9417" calcext:value-type="float">
            <text:p>9417</text:p>
          </table:table-cell>
          <table:table-cell office:value-type="float" office:value="-0.009517864" calcext:value-type="float">
            <text:p>-0.009517864</text:p>
          </table:table-cell>
          <table:table-cell table:number-columns-repeated="8"/>
        </table:table-row>
        <table:table-row table:style-name="ro1">
          <table:table-cell office:value-type="float" office:value="9418" calcext:value-type="float">
            <text:p>9418</text:p>
          </table:table-cell>
          <table:table-cell office:value-type="float" office:value="-0.01827304" calcext:value-type="float">
            <text:p>-0.01827304</text:p>
          </table:table-cell>
          <table:table-cell table:number-columns-repeated="8"/>
        </table:table-row>
        <table:table-row table:style-name="ro1">
          <table:table-cell office:value-type="float" office:value="9419" calcext:value-type="float">
            <text:p>9419</text:p>
          </table:table-cell>
          <table:table-cell office:value-type="float" office:value="-0.009411387" calcext:value-type="float">
            <text:p>-0.009411387</text:p>
          </table:table-cell>
          <table:table-cell table:number-columns-repeated="8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.000000352644" calcext:value-type="float">
            <text:p>3.52644E-007</text:p>
          </table:table-cell>
          <table:table-cell table:number-columns-repeated="8"/>
        </table:table-row>
        <table:table-row table:style-name="ro1">
          <table:table-cell office:value-type="float" office:value="9420" calcext:value-type="float">
            <text:p>9420</text:p>
          </table:table-cell>
          <table:table-cell office:value-type="float" office:value="-0.008909405" calcext:value-type="float">
            <text:p>-0.008909405</text:p>
          </table:table-cell>
          <table:table-cell table:number-columns-repeated="8"/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float" office:value="-0.00892782" calcext:value-type="float">
            <text:p>-0.00892782</text:p>
          </table:table-cell>
          <table:table-cell table:number-columns-repeated="8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0.0000002554811" calcext:value-type="float">
            <text:p>2.554811E-007</text:p>
          </table:table-cell>
          <table:table-cell table:number-columns-repeated="8"/>
        </table:table-row>
        <table:table-row table:style-name="ro1">
          <table:table-cell office:value-type="float" office:value="9422" calcext:value-type="float">
            <text:p>9422</text:p>
          </table:table-cell>
          <table:table-cell office:value-type="float" office:value="-0.008802482" calcext:value-type="float">
            <text:p>-0.008802482</text:p>
          </table:table-cell>
          <table:table-cell table:number-columns-repeated="8"/>
        </table:table-row>
        <table:table-row table:style-name="ro1">
          <table:table-cell office:value-type="float" office:value="9423" calcext:value-type="float">
            <text:p>9423</text:p>
          </table:table-cell>
          <table:table-cell office:value-type="float" office:value="-0.008801653" calcext:value-type="float">
            <text:p>-0.008801653</text:p>
          </table:table-cell>
          <table:table-cell table:number-columns-repeated="8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.0000003010804" calcext:value-type="float">
            <text:p>3.010804E-007</text:p>
          </table:table-cell>
          <table:table-cell table:number-columns-repeated="8"/>
        </table:table-row>
        <table:table-row table:style-name="ro1">
          <table:table-cell office:value-type="float" office:value="9424" calcext:value-type="float">
            <text:p>9424</text:p>
          </table:table-cell>
          <table:table-cell office:value-type="float" office:value="-0.008817758" calcext:value-type="float">
            <text:p>-0.008817758</text:p>
          </table:table-cell>
          <table:table-cell table:number-columns-repeated="8"/>
        </table:table-row>
        <table:table-row table:style-name="ro1">
          <table:table-cell office:value-type="float" office:value="9425" calcext:value-type="float">
            <text:p>9425</text:p>
          </table:table-cell>
          <table:table-cell office:value-type="float" office:value="-0.008803962" calcext:value-type="float">
            <text:p>-0.008803962</text:p>
          </table:table-cell>
          <table:table-cell table:number-columns-repeated="8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0.0000002696693" calcext:value-type="float">
            <text:p>2.696693E-007</text:p>
          </table:table-cell>
          <table:table-cell table:number-columns-repeated="8"/>
        </table:table-row>
        <table:table-row table:style-name="ro1">
          <table:table-cell office:value-type="float" office:value="9426" calcext:value-type="float">
            <text:p>9426</text:p>
          </table:table-cell>
          <table:table-cell office:value-type="float" office:value="-0.008816809" calcext:value-type="float">
            <text:p>-0.008816809</text:p>
          </table:table-cell>
          <table:table-cell table:number-columns-repeated="8"/>
        </table:table-row>
        <table:table-row table:style-name="ro1">
          <table:table-cell office:value-type="float" office:value="9427" calcext:value-type="float">
            <text:p>9427</text:p>
          </table:table-cell>
          <table:table-cell office:value-type="float" office:value="-0.008812701" calcext:value-type="float">
            <text:p>-0.008812701</text:p>
          </table:table-cell>
          <table:table-cell table:number-columns-repeated="8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.0000003105665" calcext:value-type="float">
            <text:p>3.105665E-007</text:p>
          </table:table-cell>
          <table:table-cell table:number-columns-repeated="8"/>
        </table:table-row>
        <table:table-row table:style-name="ro1">
          <table:table-cell office:value-type="float" office:value="9428" calcext:value-type="float">
            <text:p>9428</text:p>
          </table:table-cell>
          <table:table-cell office:value-type="float" office:value="-0.008802363" calcext:value-type="float">
            <text:p>-0.008802363</text:p>
          </table:table-cell>
          <table:table-cell table:number-columns-repeated="8"/>
        </table:table-row>
        <table:table-row table:style-name="ro1">
          <table:table-cell office:value-type="float" office:value="9429" calcext:value-type="float">
            <text:p>9429</text:p>
          </table:table-cell>
          <table:table-cell office:value-type="float" office:value="-0.008790736" calcext:value-type="float">
            <text:p>-0.008790736</text:p>
          </table:table-cell>
          <table:table-cell table:number-columns-repeated="8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.0000002811316" calcext:value-type="float">
            <text:p>2.811316E-007</text:p>
          </table:table-cell>
          <table:table-cell table:number-columns-repeated="8"/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float" office:value="-0.008854846" calcext:value-type="float">
            <text:p>-0.008854846</text:p>
          </table:table-cell>
          <table:table-cell table:number-columns-repeated="8"/>
        </table:table-row>
        <table:table-row table:style-name="ro1">
          <table:table-cell office:value-type="float" office:value="9431" calcext:value-type="float">
            <text:p>9431</text:p>
          </table:table-cell>
          <table:table-cell office:value-type="float" office:value="-0.008831397" calcext:value-type="float">
            <text:p>-0.008831397</text:p>
          </table:table-cell>
          <table:table-cell table:number-columns-repeated="8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.0000003057159" calcext:value-type="float">
            <text:p>3.057159E-007</text:p>
          </table:table-cell>
          <table:table-cell table:number-columns-repeated="8"/>
        </table:table-row>
        <table:table-row table:style-name="ro1">
          <table:table-cell office:value-type="float" office:value="9432" calcext:value-type="float">
            <text:p>9432</text:p>
          </table:table-cell>
          <table:table-cell office:value-type="float" office:value="-0.008893141" calcext:value-type="float">
            <text:p>-0.008893141</text:p>
          </table:table-cell>
          <table:table-cell table:number-columns-repeated="8"/>
        </table:table-row>
        <table:table-row table:style-name="ro1">
          <table:table-cell office:value-type="float" office:value="9433" calcext:value-type="float">
            <text:p>9433</text:p>
          </table:table-cell>
          <table:table-cell office:value-type="float" office:value="-0.008915915" calcext:value-type="float">
            <text:p>-0.008915915</text:p>
          </table:table-cell>
          <table:table-cell table:number-columns-repeated="8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0.0000003084936" calcext:value-type="float">
            <text:p>3.084936E-007</text:p>
          </table:table-cell>
          <table:table-cell table:number-columns-repeated="8"/>
        </table:table-row>
        <table:table-row table:style-name="ro1">
          <table:table-cell office:value-type="float" office:value="9434" calcext:value-type="float">
            <text:p>9434</text:p>
          </table:table-cell>
          <table:table-cell office:value-type="float" office:value="-0.008813342" calcext:value-type="float">
            <text:p>-0.008813342</text:p>
          </table:table-cell>
          <table:table-cell table:number-columns-repeated="8"/>
        </table:table-row>
        <table:table-row table:style-name="ro1">
          <table:table-cell office:value-type="float" office:value="9435" calcext:value-type="float">
            <text:p>9435</text:p>
          </table:table-cell>
          <table:table-cell office:value-type="float" office:value="-0.008849917" calcext:value-type="float">
            <text:p>-0.008849917</text:p>
          </table:table-cell>
          <table:table-cell table:number-columns-repeated="8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.000000499148" calcext:value-type="float">
            <text:p>4.99148E-007</text:p>
          </table:table-cell>
          <table:table-cell table:number-columns-repeated="8"/>
        </table:table-row>
        <table:table-row table:style-name="ro1">
          <table:table-cell office:value-type="float" office:value="9436" calcext:value-type="float">
            <text:p>9436</text:p>
          </table:table-cell>
          <table:table-cell office:value-type="float" office:value="-0.009454618" calcext:value-type="float">
            <text:p>-0.009454618</text:p>
          </table:table-cell>
          <table:table-cell table:number-columns-repeated="8"/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float" office:value="-0.009297756" calcext:value-type="float">
            <text:p>-0.009297756</text:p>
          </table:table-cell>
          <table:table-cell table:number-columns-repeated="8"/>
        </table:table-row>
        <table:table-row table:style-name="ro1">
          <table:table-cell office:value-type="float" office:value="9438" calcext:value-type="float">
            <text:p>9438</text:p>
          </table:table-cell>
          <table:table-cell office:value-type="float" office:value="-0.01640386" calcext:value-type="float">
            <text:p>-0.01640386</text:p>
          </table:table-cell>
          <table:table-cell table:number-columns-repeated="8"/>
        </table:table-row>
        <table:table-row table:style-name="ro1">
          <table:table-cell office:value-type="float" office:value="9439" calcext:value-type="float">
            <text:p>9439</text:p>
          </table:table-cell>
          <table:table-cell office:value-type="float" office:value="-0.01557093" calcext:value-type="float">
            <text:p>-0.01557093</text:p>
          </table:table-cell>
          <table:table-cell table:number-columns-repeated="8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0.000004284164" calcext:value-type="float">
            <text:p>4.284164E-006</text:p>
          </table:table-cell>
          <table:table-cell table:number-columns-repeated="8"/>
        </table:table-row>
        <table:table-row table:style-name="ro1">
          <table:table-cell office:value-type="float" office:value="9440" calcext:value-type="float">
            <text:p>9440</text:p>
          </table:table-cell>
          <table:table-cell office:value-type="float" office:value="-0.009671883" calcext:value-type="float">
            <text:p>-0.009671883</text:p>
          </table:table-cell>
          <table:table-cell table:number-columns-repeated="8"/>
        </table:table-row>
        <table:table-row table:style-name="ro1">
          <table:table-cell office:value-type="float" office:value="9441" calcext:value-type="float">
            <text:p>9441</text:p>
          </table:table-cell>
          <table:table-cell office:value-type="float" office:value="-0.009718899" calcext:value-type="float">
            <text:p>-0.009718899</text:p>
          </table:table-cell>
          <table:table-cell table:number-columns-repeated="8"/>
        </table:table-row>
        <table:table-row table:style-name="ro1">
          <table:table-cell office:value-type="float" office:value="9442" calcext:value-type="float">
            <text:p>9442</text:p>
          </table:table-cell>
          <table:table-cell office:value-type="float" office:value="-0.009592308" calcext:value-type="float">
            <text:p>-0.009592308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0008479491" calcext:value-type="float">
            <text:p>8.479491E-006</text:p>
          </table:table-cell>
          <table:table-cell table:number-columns-repeated="8"/>
        </table:table-row>
        <table:table-row table:style-name="ro1">
          <table:table-cell office:value-type="float" office:value="9443" calcext:value-type="float">
            <text:p>9443</text:p>
          </table:table-cell>
          <table:table-cell office:value-type="float" office:value="-0.01004434" calcext:value-type="float">
            <text:p>-0.01004434</text:p>
          </table:table-cell>
          <table:table-cell table:number-columns-repeated="8"/>
        </table:table-row>
        <table:table-row table:style-name="ro1">
          <table:table-cell office:value-type="float" office:value="9444" calcext:value-type="float">
            <text:p>9444</text:p>
          </table:table-cell>
          <table:table-cell office:value-type="float" office:value="-0.01024503" calcext:value-type="float">
            <text:p>-0.01024503</text:p>
          </table:table-cell>
          <table:table-cell table:number-columns-repeated="8"/>
        </table:table-row>
        <table:table-row table:style-name="ro1">
          <table:table-cell office:value-type="float" office:value="9445" calcext:value-type="float">
            <text:p>9445</text:p>
          </table:table-cell>
          <table:table-cell office:value-type="float" office:value="-0.009570654" calcext:value-type="float">
            <text:p>-0.009570654</text:p>
          </table:table-cell>
          <table:table-cell table:number-columns-repeated="8"/>
        </table:table-row>
        <table:table-row table:style-name="ro1">
          <table:table-cell office:value-type="float" office:value="9446" calcext:value-type="float">
            <text:p>9446</text:p>
          </table:table-cell>
          <table:table-cell office:value-type="float" office:value="-0.01026602" calcext:value-type="float">
            <text:p>-0.01026602</text:p>
          </table:table-cell>
          <table:table-cell table:number-columns-repeated="8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.000002098449" calcext:value-type="float">
            <text:p>2.098449E-006</text:p>
          </table:table-cell>
          <table:table-cell table:number-columns-repeated="8"/>
        </table:table-row>
        <table:table-row table:style-name="ro1">
          <table:table-cell office:value-type="float" office:value="9447" calcext:value-type="float">
            <text:p>9447</text:p>
          </table:table-cell>
          <table:table-cell office:value-type="float" office:value="-0.009476032" calcext:value-type="float">
            <text:p>-0.009476032</text:p>
          </table:table-cell>
          <table:table-cell table:number-columns-repeated="8"/>
        </table:table-row>
        <table:table-row table:style-name="ro1">
          <table:table-cell office:value-type="float" office:value="9448" calcext:value-type="float">
            <text:p>9448</text:p>
          </table:table-cell>
          <table:table-cell office:value-type="float" office:value="-0.00949158" calcext:value-type="float">
            <text:p>-0.00949158</text:p>
          </table:table-cell>
          <table:table-cell table:number-columns-repeated="8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.000001119565" calcext:value-type="float">
            <text:p>1.119565E-006</text:p>
          </table:table-cell>
          <table:table-cell table:number-columns-repeated="8"/>
        </table:table-row>
        <table:table-row table:style-name="ro1">
          <table:table-cell office:value-type="float" office:value="9449" calcext:value-type="float">
            <text:p>9449</text:p>
          </table:table-cell>
          <table:table-cell office:value-type="float" office:value="-0.009467715" calcext:value-type="float">
            <text:p>-0.009467715</text:p>
          </table:table-cell>
          <table:table-cell table:number-columns-repeated="8"/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float" office:value="-0.009507245" calcext:value-type="float">
            <text:p>-0.009507245</text:p>
          </table:table-cell>
          <table:table-cell table:number-columns-repeated="8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0.0000006749429" calcext:value-type="float">
            <text:p>6.749429E-007</text:p>
          </table:table-cell>
          <table:table-cell table:number-columns-repeated="8"/>
        </table:table-row>
        <table:table-row table:style-name="ro1">
          <table:table-cell office:value-type="float" office:value="9451" calcext:value-type="float">
            <text:p>9451</text:p>
          </table:table-cell>
          <table:table-cell office:value-type="float" office:value="-0.009251506" calcext:value-type="float">
            <text:p>-0.009251506</text:p>
          </table:table-cell>
          <table:table-cell table:number-columns-repeated="8"/>
        </table:table-row>
        <table:table-row table:style-name="ro1">
          <table:table-cell office:value-type="float" office:value="9452" calcext:value-type="float">
            <text:p>9452</text:p>
          </table:table-cell>
          <table:table-cell office:value-type="float" office:value="-0.00920298" calcext:value-type="float">
            <text:p>-0.00920298</text:p>
          </table:table-cell>
          <table:table-cell table:number-columns-repeated="8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.0000005038396" calcext:value-type="float">
            <text:p>5.038396E-007</text:p>
          </table:table-cell>
          <table:table-cell table:number-columns-repeated="8"/>
        </table:table-row>
        <table:table-row table:style-name="ro1">
          <table:table-cell office:value-type="float" office:value="9453" calcext:value-type="float">
            <text:p>9453</text:p>
          </table:table-cell>
          <table:table-cell office:value-type="float" office:value="-0.009195019" calcext:value-type="float">
            <text:p>-0.009195019</text:p>
          </table:table-cell>
          <table:table-cell table:number-columns-repeated="8"/>
        </table:table-row>
        <table:table-row table:style-name="ro1">
          <table:table-cell office:value-type="float" office:value="9454" calcext:value-type="float">
            <text:p>9454</text:p>
          </table:table-cell>
          <table:table-cell office:value-type="float" office:value="-0.009346561" calcext:value-type="float">
            <text:p>-0.009346561</text:p>
          </table:table-cell>
          <table:table-cell table:number-columns-repeated="8"/>
        </table:table-row>
        <table:table-row table:style-name="ro1">
          <table:table-cell office:value-type="float" office:value="9455" calcext:value-type="float">
            <text:p>9455</text:p>
          </table:table-cell>
          <table:table-cell office:value-type="float" office:value="-0.008586389" calcext:value-type="float">
            <text:p>-0.008586389</text:p>
          </table:table-cell>
          <table:table-cell table:number-columns-repeated="8"/>
        </table:table-row>
        <table:table-row table:style-name="ro1">
          <table:table-cell office:value-type="float" office:value="9456" calcext:value-type="float">
            <text:p>9456</text:p>
          </table:table-cell>
          <table:table-cell office:value-type="float" office:value="-0.008554497" calcext:value-type="float">
            <text:p>-0.008554497</text:p>
          </table:table-cell>
          <table:table-cell table:number-columns-repeated="8"/>
        </table:table-row>
        <table:table-row table:style-name="ro1">
          <table:table-cell office:value-type="float" office:value="9457" calcext:value-type="float">
            <text:p>9457</text:p>
          </table:table-cell>
          <table:table-cell office:value-type="float" office:value="-0.009584641" calcext:value-type="float">
            <text:p>-0.009584641</text:p>
          </table:table-cell>
          <table:table-cell table:number-columns-repeated="8"/>
        </table:table-row>
        <table:table-row table:style-name="ro1">
          <table:table-cell office:value-type="float" office:value="9458" calcext:value-type="float">
            <text:p>9458</text:p>
          </table:table-cell>
          <table:table-cell office:value-type="float" office:value="-0.008720979" calcext:value-type="float">
            <text:p>-0.008720979</text:p>
          </table:table-cell>
          <table:table-cell table:number-columns-repeated="8"/>
        </table:table-row>
        <table:table-row table:style-name="ro1">
          <table:table-cell office:value-type="float" office:value="9459" calcext:value-type="float">
            <text:p>9459</text:p>
          </table:table-cell>
          <table:table-cell office:value-type="float" office:value="-0.008638049" calcext:value-type="float">
            <text:p>-0.008638049</text:p>
          </table:table-cell>
          <table:table-cell table:number-columns-repeated="8"/>
        </table:table-row>
        <table:table-row table:style-name="ro1">
          <table:table-cell office:value-type="float" office:value="9460" calcext:value-type="float">
            <text:p>9460</text:p>
          </table:table-cell>
          <table:table-cell office:value-type="float" office:value="-0.01660011" calcext:value-type="float">
            <text:p>-0.01660011</text:p>
          </table:table-cell>
          <table:table-cell table:number-columns-repeated="8"/>
        </table:table-row>
        <table:table-row table:style-name="ro1">
          <table:table-cell office:value-type="float" office:value="9461" calcext:value-type="float">
            <text:p>9461</text:p>
          </table:table-cell>
          <table:table-cell office:value-type="float" office:value="-0.008537759" calcext:value-type="float">
            <text:p>-0.008537759</text:p>
          </table:table-cell>
          <table:table-cell table:number-columns-repeated="8"/>
        </table:table-row>
        <table:table-row table:style-name="ro1">
          <table:table-cell office:value-type="float" office:value="9462" calcext:value-type="float">
            <text:p>9462</text:p>
          </table:table-cell>
          <table:table-cell office:value-type="float" office:value="-0.008544612" calcext:value-type="float">
            <text:p>-0.008544612</text:p>
          </table:table-cell>
          <table:table-cell table:number-columns-repeated="8"/>
        </table:table-row>
        <table:table-row table:style-name="ro1">
          <table:table-cell office:value-type="float" office:value="9463" calcext:value-type="float">
            <text:p>9463</text:p>
          </table:table-cell>
          <table:table-cell office:value-type="float" office:value="-0.009552393" calcext:value-type="float">
            <text:p>-0.009552393</text:p>
          </table:table-cell>
          <table:table-cell table:number-columns-repeated="8"/>
        </table:table-row>
        <table:table-row table:style-name="ro1">
          <table:table-cell office:value-type="float" office:value="9464" calcext:value-type="float">
            <text:p>9464</text:p>
          </table:table-cell>
          <table:table-cell office:value-type="float" office:value="-0.009376431" calcext:value-type="float">
            <text:p>-0.009376431</text:p>
          </table:table-cell>
          <table:table-cell table:number-columns-repeated="8"/>
        </table:table-row>
        <table:table-row table:style-name="ro1">
          <table:table-cell office:value-type="float" office:value="9465" calcext:value-type="float">
            <text:p>9465</text:p>
          </table:table-cell>
          <table:table-cell office:value-type="float" office:value="-0.01033587" calcext:value-type="float">
            <text:p>-0.01033587</text:p>
          </table:table-cell>
          <table:table-cell table:number-columns-repeated="8"/>
        </table:table-row>
        <table:table-row table:style-name="ro1">
          <table:table-cell office:value-type="float" office:value="9466" calcext:value-type="float">
            <text:p>9466</text:p>
          </table:table-cell>
          <table:table-cell office:value-type="float" office:value="-0.01032231" calcext:value-type="float">
            <text:p>-0.01032231</text:p>
          </table:table-cell>
          <table:table-cell table:number-columns-repeated="8"/>
        </table:table-row>
        <table:table-row table:style-name="ro1">
          <table:table-cell office:value-type="float" office:value="9467" calcext:value-type="float">
            <text:p>9467</text:p>
          </table:table-cell>
          <table:table-cell office:value-type="float" office:value="-0.009417068" calcext:value-type="float">
            <text:p>-0.009417068</text:p>
          </table:table-cell>
          <table:table-cell table:number-columns-repeated="8"/>
        </table:table-row>
        <table:table-row table:style-name="ro1">
          <table:table-cell office:value-type="float" office:value="9468" calcext:value-type="float">
            <text:p>9468</text:p>
          </table:table-cell>
          <table:table-cell office:value-type="float" office:value="-0.009595872" calcext:value-type="float">
            <text:p>-0.009595872</text:p>
          </table:table-cell>
          <table:table-cell table:number-columns-repeated="8"/>
        </table:table-row>
        <table:table-row table:style-name="ro1">
          <table:table-cell office:value-type="float" office:value="9469" calcext:value-type="float">
            <text:p>9469</text:p>
          </table:table-cell>
          <table:table-cell office:value-type="float" office:value="-0.008595484" calcext:value-type="float">
            <text:p>-0.008595484</text:p>
          </table:table-cell>
          <table:table-cell table:number-columns-repeated="8"/>
        </table:table-row>
        <table:table-row table:style-name="ro1">
          <table:table-cell office:value-type="float" office:value="9470" calcext:value-type="float">
            <text:p>9470</text:p>
          </table:table-cell>
          <table:table-cell office:value-type="float" office:value="-0.008625174" calcext:value-type="float">
            <text:p>-0.008625174</text:p>
          </table:table-cell>
          <table:table-cell table:number-columns-repeated="8"/>
        </table:table-row>
        <table:table-row table:style-name="ro1">
          <table:table-cell office:value-type="float" office:value="9471" calcext:value-type="float">
            <text:p>9471</text:p>
          </table:table-cell>
          <table:table-cell office:value-type="float" office:value="-0.008744542" calcext:value-type="float">
            <text:p>-0.008744542</text:p>
          </table:table-cell>
          <table:table-cell table:number-columns-repeated="8"/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float" office:value="-0.00856921" calcext:value-type="float">
            <text:p>-0.00856921</text:p>
          </table:table-cell>
          <table:table-cell table:number-columns-repeated="8"/>
        </table:table-row>
        <table:table-row table:style-name="ro1">
          <table:table-cell office:value-type="float" office:value="9473" calcext:value-type="float">
            <text:p>9473</text:p>
          </table:table-cell>
          <table:table-cell office:value-type="float" office:value="-0.00854319" calcext:value-type="float">
            <text:p>-0.00854319</text:p>
          </table:table-cell>
          <table:table-cell table:number-columns-repeated="8"/>
        </table:table-row>
        <table:table-row table:style-name="ro1">
          <table:table-cell office:value-type="float" office:value="9474" calcext:value-type="float">
            <text:p>9474</text:p>
          </table:table-cell>
          <table:table-cell office:value-type="float" office:value="-0.008576723" calcext:value-type="float">
            <text:p>-0.008576723</text:p>
          </table:table-cell>
          <table:table-cell table:number-columns-repeated="8"/>
        </table:table-row>
        <table:table-row table:style-name="ro1">
          <table:table-cell office:value-type="float" office:value="9475" calcext:value-type="float">
            <text:p>9475</text:p>
          </table:table-cell>
          <table:table-cell office:value-type="float" office:value="-0.0085469" calcext:value-type="float">
            <text:p>-0.0085469</text:p>
          </table:table-cell>
          <table:table-cell table:number-columns-repeated="8"/>
        </table:table-row>
        <table:table-row table:style-name="ro1">
          <table:table-cell office:value-type="float" office:value="9476" calcext:value-type="float">
            <text:p>9476</text:p>
          </table:table-cell>
          <table:table-cell office:value-type="float" office:value="-0.008525952" calcext:value-type="float">
            <text:p>-0.008525952</text:p>
          </table:table-cell>
          <table:table-cell table:number-columns-repeated="8"/>
        </table:table-row>
        <table:table-row table:style-name="ro1">
          <table:table-cell office:value-type="float" office:value="9477" calcext:value-type="float">
            <text:p>9477</text:p>
          </table:table-cell>
          <table:table-cell office:value-type="float" office:value="-0.008734358" calcext:value-type="float">
            <text:p>-0.008734358</text:p>
          </table:table-cell>
          <table:table-cell table:number-columns-repeated="8"/>
        </table:table-row>
        <table:table-row table:style-name="ro1">
          <table:table-cell office:value-type="float" office:value="9478" calcext:value-type="float">
            <text:p>9478</text:p>
          </table:table-cell>
          <table:table-cell office:value-type="float" office:value="-0.008576254" calcext:value-type="float">
            <text:p>-0.008576254</text:p>
          </table:table-cell>
          <table:table-cell table:number-columns-repeated="8"/>
        </table:table-row>
        <table:table-row table:style-name="ro1">
          <table:table-cell office:value-type="float" office:value="9479" calcext:value-type="float">
            <text:p>9479</text:p>
          </table:table-cell>
          <table:table-cell office:value-type="float" office:value="-0.008640965" calcext:value-type="float">
            <text:p>-0.008640965</text:p>
          </table:table-cell>
          <table:table-cell table:number-columns-repeated="8"/>
        </table:table-row>
        <table:table-row table:style-name="ro1">
          <table:table-cell office:value-type="float" office:value="9480" calcext:value-type="float">
            <text:p>9480</text:p>
          </table:table-cell>
          <table:table-cell office:value-type="float" office:value="-0.008890075" calcext:value-type="float">
            <text:p>-0.008890075</text:p>
          </table:table-cell>
          <table:table-cell table:number-columns-repeated="8"/>
        </table:table-row>
        <table:table-row table:style-name="ro1">
          <table:table-cell office:value-type="float" office:value="9481" calcext:value-type="float">
            <text:p>9481</text:p>
          </table:table-cell>
          <table:table-cell office:value-type="float" office:value="-0.009909871" calcext:value-type="float">
            <text:p>-0.009909871</text:p>
          </table:table-cell>
          <table:table-cell table:number-columns-repeated="8"/>
        </table:table-row>
        <table:table-row table:style-name="ro1">
          <table:table-cell office:value-type="float" office:value="9482" calcext:value-type="float">
            <text:p>9482</text:p>
          </table:table-cell>
          <table:table-cell office:value-type="float" office:value="-0.009537957" calcext:value-type="float">
            <text:p>-0.009537957</text:p>
          </table:table-cell>
          <table:table-cell table:number-columns-repeated="8"/>
        </table:table-row>
        <table:table-row table:style-name="ro1">
          <table:table-cell office:value-type="float" office:value="9483" calcext:value-type="float">
            <text:p>9483</text:p>
          </table:table-cell>
          <table:table-cell office:value-type="float" office:value="-0.009525385" calcext:value-type="float">
            <text:p>-0.009525385</text:p>
          </table:table-cell>
          <table:table-cell table:number-columns-repeated="8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.0000008745264" calcext:value-type="float">
            <text:p>8.745264E-007</text:p>
          </table:table-cell>
          <table:table-cell table:number-columns-repeated="8"/>
        </table:table-row>
        <table:table-row table:style-name="ro1">
          <table:table-cell office:value-type="float" office:value="9484" calcext:value-type="float">
            <text:p>9484</text:p>
          </table:table-cell>
          <table:table-cell office:value-type="float" office:value="-0.009687064" calcext:value-type="float">
            <text:p>-0.009687064</text:p>
          </table:table-cell>
          <table:table-cell table:number-columns-repeated="8"/>
        </table:table-row>
        <table:table-row table:style-name="ro1">
          <table:table-cell office:value-type="float" office:value="9485" calcext:value-type="float">
            <text:p>9485</text:p>
          </table:table-cell>
          <table:table-cell office:value-type="float" office:value="-0.009679424" calcext:value-type="float">
            <text:p>-0.009679424</text:p>
          </table:table-cell>
          <table:table-cell table:number-columns-repeated="8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.0000003153468" calcext:value-type="float">
            <text:p>3.153468E-007</text:p>
          </table:table-cell>
          <table:table-cell table:number-columns-repeated="8"/>
        </table:table-row>
        <table:table-row table:style-name="ro1">
          <table:table-cell office:value-type="float" office:value="9486" calcext:value-type="float">
            <text:p>9486</text:p>
          </table:table-cell>
          <table:table-cell office:value-type="float" office:value="-0.008322013" calcext:value-type="float">
            <text:p>-0.008322013</text:p>
          </table:table-cell>
          <table:table-cell table:number-columns-repeated="8"/>
        </table:table-row>
        <table:table-row table:style-name="ro1">
          <table:table-cell office:value-type="float" office:value="9487" calcext:value-type="float">
            <text:p>9487</text:p>
          </table:table-cell>
          <table:table-cell office:value-type="float" office:value="-0.008340025" calcext:value-type="float">
            <text:p>-0.008340025</text:p>
          </table:table-cell>
          <table:table-cell table:number-columns-repeated="8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0.0000002418671" calcext:value-type="float">
            <text:p>2.418671E-007</text:p>
          </table:table-cell>
          <table:table-cell table:number-columns-repeated="8"/>
        </table:table-row>
        <table:table-row table:style-name="ro1">
          <table:table-cell office:value-type="float" office:value="9488" calcext:value-type="float">
            <text:p>9488</text:p>
          </table:table-cell>
          <table:table-cell office:value-type="float" office:value="-0.009162147" calcext:value-type="float">
            <text:p>-0.009162147</text:p>
          </table:table-cell>
          <table:table-cell table:number-columns-repeated="8"/>
        </table:table-row>
        <table:table-row table:style-name="ro1">
          <table:table-cell office:value-type="float" office:value="9489" calcext:value-type="float">
            <text:p>9489</text:p>
          </table:table-cell>
          <table:table-cell office:value-type="float" office:value="-0.008446265" calcext:value-type="float">
            <text:p>-0.008446265</text:p>
          </table:table-cell>
          <table:table-cell table:number-columns-repeated="8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.0000004006566" calcext:value-type="float">
            <text:p>4.006566E-007</text:p>
          </table:table-cell>
          <table:table-cell table:number-columns-repeated="8"/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float" office:value="-0.008503057" calcext:value-type="float">
            <text:p>-0.008503057</text:p>
          </table:table-cell>
          <table:table-cell table:number-columns-repeated="8"/>
        </table:table-row>
        <table:table-row table:style-name="ro1">
          <table:table-cell office:value-type="float" office:value="9491" calcext:value-type="float">
            <text:p>9491</text:p>
          </table:table-cell>
          <table:table-cell office:value-type="float" office:value="-0.008646351" calcext:value-type="float">
            <text:p>-0.008646351</text:p>
          </table:table-cell>
          <table:table-cell table:number-columns-repeated="8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.000000290794" calcext:value-type="float">
            <text:p>2.90794E-007</text:p>
          </table:table-cell>
          <table:table-cell table:number-columns-repeated="8"/>
        </table:table-row>
        <table:table-row table:style-name="ro1">
          <table:table-cell office:value-type="float" office:value="9492" calcext:value-type="float">
            <text:p>9492</text:p>
          </table:table-cell>
          <table:table-cell office:value-type="float" office:value="-0.008310759" calcext:value-type="float">
            <text:p>-0.008310759</text:p>
          </table:table-cell>
          <table:table-cell table:number-columns-repeated="8"/>
        </table:table-row>
        <table:table-row table:style-name="ro1">
          <table:table-cell office:value-type="float" office:value="9493" calcext:value-type="float">
            <text:p>9493</text:p>
          </table:table-cell>
          <table:table-cell office:value-type="float" office:value="-0.008292873" calcext:value-type="float">
            <text:p>-0.008292873</text:p>
          </table:table-cell>
          <table:table-cell table:number-columns-repeated="8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.0000002990598" calcext:value-type="float">
            <text:p>2.990598E-007</text:p>
          </table:table-cell>
          <table:table-cell table:number-columns-repeated="8"/>
        </table:table-row>
        <table:table-row table:style-name="ro1">
          <table:table-cell office:value-type="float" office:value="9494" calcext:value-type="float">
            <text:p>9494</text:p>
          </table:table-cell>
          <table:table-cell office:value-type="float" office:value="-0.00826299" calcext:value-type="float">
            <text:p>-0.00826299</text:p>
          </table:table-cell>
          <table:table-cell table:number-columns-repeated="8"/>
        </table:table-row>
        <table:table-row table:style-name="ro1">
          <table:table-cell office:value-type="float" office:value="9495" calcext:value-type="float">
            <text:p>9495</text:p>
          </table:table-cell>
          <table:table-cell office:value-type="float" office:value="-0.008319229" calcext:value-type="float">
            <text:p>-0.008319229</text:p>
          </table:table-cell>
          <table:table-cell table:number-columns-repeated="8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.0000003965316" calcext:value-type="float">
            <text:p>3.965316E-007</text:p>
          </table:table-cell>
          <table:table-cell table:number-columns-repeated="8"/>
        </table:table-row>
        <table:table-row table:style-name="ro1">
          <table:table-cell office:value-type="float" office:value="9496" calcext:value-type="float">
            <text:p>9496</text:p>
          </table:table-cell>
          <table:table-cell office:value-type="float" office:value="-0.008034621" calcext:value-type="float">
            <text:p>-0.008034621</text:p>
          </table:table-cell>
          <table:table-cell table:number-columns-repeated="8"/>
        </table:table-row>
        <table:table-row table:style-name="ro1">
          <table:table-cell office:value-type="float" office:value="9497" calcext:value-type="float">
            <text:p>9497</text:p>
          </table:table-cell>
          <table:table-cell office:value-type="float" office:value="-0.008353293" calcext:value-type="float">
            <text:p>-0.008353293</text:p>
          </table:table-cell>
          <table:table-cell table:number-columns-repeated="8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.0000003258673" calcext:value-type="float">
            <text:p>3.258673E-007</text:p>
          </table:table-cell>
          <table:table-cell table:number-columns-repeated="8"/>
        </table:table-row>
        <table:table-row table:style-name="ro1">
          <table:table-cell office:value-type="float" office:value="9498" calcext:value-type="float">
            <text:p>9498</text:p>
          </table:table-cell>
          <table:table-cell office:value-type="float" office:value="-0.008303864" calcext:value-type="float">
            <text:p>-0.008303864</text:p>
          </table:table-cell>
          <table:table-cell table:number-columns-repeated="8"/>
        </table:table-row>
        <table:table-row table:style-name="ro1">
          <table:table-cell office:value-type="float" office:value="9499" calcext:value-type="float">
            <text:p>9499</text:p>
          </table:table-cell>
          <table:table-cell office:value-type="float" office:value="-0.008298211" calcext:value-type="float">
            <text:p>-0.008298211</text:p>
          </table:table-cell>
          <table:table-cell table:number-columns-repeated="8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.0000002812642" calcext:value-type="float">
            <text:p>2.812642E-007</text:p>
          </table:table-cell>
          <table:table-cell table:number-columns-repeated="8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-0.008386022" calcext:value-type="float">
            <text:p>-0.008386022</text:p>
          </table:table-cell>
          <table:table-cell table:number-columns-repeated="8"/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float" office:value="-0.008428064" calcext:value-type="float">
            <text:p>-0.008428064</text:p>
          </table:table-cell>
          <table:table-cell table:number-columns-repeated="8"/>
        </table:table-row>
        <table:table-row table:style-name="ro1">
          <table:table-cell office:value-type="float" office:value="9502" calcext:value-type="float">
            <text:p>9502</text:p>
          </table:table-cell>
          <table:table-cell office:value-type="float" office:value="-0.008217965" calcext:value-type="float">
            <text:p>-0.008217965</text:p>
          </table:table-cell>
          <table:table-cell table:number-columns-repeated="8"/>
        </table:table-row>
        <table:table-row table:style-name="ro1">
          <table:table-cell office:value-type="float" office:value="9503" calcext:value-type="float">
            <text:p>9503</text:p>
          </table:table-cell>
          <table:table-cell office:value-type="float" office:value="-0.008047282" calcext:value-type="float">
            <text:p>-0.008047282</text:p>
          </table:table-cell>
          <table:table-cell table:number-columns-repeated="8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.0000003590266" calcext:value-type="float">
            <text:p>0.000000359</text:p>
          </table:table-cell>
          <table:table-cell table:number-columns-repeated="8"/>
        </table:table-row>
        <table:table-row table:style-name="ro1">
          <table:table-cell office:value-type="float" office:value="9504" calcext:value-type="float">
            <text:p>9504</text:p>
          </table:table-cell>
          <table:table-cell office:value-type="float" office:value="-0.00834465" calcext:value-type="float">
            <text:p>-0.00834465</text:p>
          </table:table-cell>
          <table:table-cell table:number-columns-repeated="8"/>
        </table:table-row>
        <table:table-row table:style-name="ro1">
          <table:table-cell office:value-type="float" office:value="9505" calcext:value-type="float">
            <text:p>9505</text:p>
          </table:table-cell>
          <table:table-cell office:value-type="float" office:value="-0.008347423" calcext:value-type="float">
            <text:p>-0.008347423</text:p>
          </table:table-cell>
          <table:table-cell table:number-columns-repeated="8"/>
        </table:table-row>
        <table:table-row table:style-name="ro1">
          <table:table-cell office:value-type="float" office:value="9506" calcext:value-type="float">
            <text:p>9506</text:p>
          </table:table-cell>
          <table:table-cell office:value-type="float" office:value="-0.008121153" calcext:value-type="float">
            <text:p>-0.008121153</text:p>
          </table:table-cell>
          <table:table-cell table:number-columns-repeated="8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.000002143996" calcext:value-type="float">
            <text:p>0.000002144</text:p>
          </table:table-cell>
          <table:table-cell table:number-columns-repeated="8"/>
        </table:table-row>
        <table:table-row table:style-name="ro1">
          <table:table-cell office:value-type="float" office:value="9507" calcext:value-type="float">
            <text:p>9507</text:p>
          </table:table-cell>
          <table:table-cell office:value-type="float" office:value="-0.009626679" calcext:value-type="float">
            <text:p>-0.009626679</text:p>
          </table:table-cell>
          <table:table-cell table:number-columns-repeated="8"/>
        </table:table-row>
        <table:table-row table:style-name="ro1">
          <table:table-cell office:value-type="float" office:value="9508" calcext:value-type="float">
            <text:p>9508</text:p>
          </table:table-cell>
          <table:table-cell office:value-type="float" office:value="-0.009582587" calcext:value-type="float">
            <text:p>-0.009582587</text:p>
          </table:table-cell>
          <table:table-cell table:number-columns-repeated="8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.0000002936283" calcext:value-type="float">
            <text:p>2.936283E-007</text:p>
          </table:table-cell>
          <table:table-cell table:number-columns-repeated="8"/>
        </table:table-row>
        <table:table-row table:style-name="ro1">
          <table:table-cell office:value-type="float" office:value="9509" calcext:value-type="float">
            <text:p>9509</text:p>
          </table:table-cell>
          <table:table-cell office:value-type="float" office:value="-0.008303132" calcext:value-type="float">
            <text:p>-0.008303132</text:p>
          </table:table-cell>
          <table:table-cell table:number-columns-repeated="8"/>
        </table:table-row>
        <table:table-row table:style-name="ro1">
          <table:table-cell office:value-type="float" office:value="9510" calcext:value-type="float">
            <text:p>9510</text:p>
          </table:table-cell>
          <table:table-cell office:value-type="float" office:value="-0.008304131" calcext:value-type="float">
            <text:p>-0.008304131</text:p>
          </table:table-cell>
          <table:table-cell table:number-columns-repeated="8"/>
        </table:table-row>
        <table:table-row table:style-name="ro1">
          <table:table-cell office:value-type="float" office:value="9511" calcext:value-type="float">
            <text:p>9511</text:p>
          </table:table-cell>
          <table:table-cell office:value-type="float" office:value="-0.008071096" calcext:value-type="float">
            <text:p>-0.008071096</text:p>
          </table:table-cell>
          <table:table-cell table:number-columns-repeated="8"/>
        </table:table-row>
        <table:table-row table:style-name="ro1">
          <table:table-cell office:value-type="float" office:value="9512" calcext:value-type="float">
            <text:p>9512</text:p>
          </table:table-cell>
          <table:table-cell office:value-type="float" office:value="-0.008041993" calcext:value-type="float">
            <text:p>-0.008041993</text:p>
          </table:table-cell>
          <table:table-cell table:number-columns-repeated="8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.0001319286" calcext:value-type="float">
            <text:p>0.0001319286</text:p>
          </table:table-cell>
          <table:table-cell table:number-columns-repeated="8"/>
        </table:table-row>
        <table:table-row table:style-name="ro1">
          <table:table-cell office:value-type="float" office:value="9513" calcext:value-type="float">
            <text:p>9513</text:p>
          </table:table-cell>
          <table:table-cell office:value-type="float" office:value="-0.01977869" calcext:value-type="float">
            <text:p>-0.01977869</text:p>
          </table:table-cell>
          <table:table-cell table:number-columns-repeated="8"/>
        </table:table-row>
        <table:table-row table:style-name="ro1">
          <table:table-cell office:value-type="float" office:value="9514" calcext:value-type="float">
            <text:p>9514</text:p>
          </table:table-cell>
          <table:table-cell office:value-type="float" office:value="-0.01537864" calcext:value-type="float">
            <text:p>-0.01537864</text:p>
          </table:table-cell>
          <table:table-cell table:number-columns-repeated="8"/>
        </table:table-row>
        <table:table-row table:style-name="ro1">
          <table:table-cell office:value-type="float" office:value="9515" calcext:value-type="float">
            <text:p>9515</text:p>
          </table:table-cell>
          <table:table-cell office:value-type="float" office:value="-0.01973461" calcext:value-type="float">
            <text:p>-0.01973461</text:p>
          </table:table-cell>
          <table:table-cell table:number-columns-repeated="8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.0000003506346" calcext:value-type="float">
            <text:p>3.506346E-007</text:p>
          </table:table-cell>
          <table:table-cell table:number-columns-repeated="8"/>
        </table:table-row>
        <table:table-row table:style-name="ro1">
          <table:table-cell office:value-type="float" office:value="9516" calcext:value-type="float">
            <text:p>9516</text:p>
          </table:table-cell>
          <table:table-cell office:value-type="float" office:value="-0.008487991" calcext:value-type="float">
            <text:p>-0.008487991</text:p>
          </table:table-cell>
          <table:table-cell table:number-columns-repeated="8"/>
        </table:table-row>
        <table:table-row table:style-name="ro1">
          <table:table-cell office:value-type="float" office:value="9517" calcext:value-type="float">
            <text:p>9517</text:p>
          </table:table-cell>
          <table:table-cell office:value-type="float" office:value="-0.008406929" calcext:value-type="float">
            <text:p>-0.008406929</text:p>
          </table:table-cell>
          <table:table-cell table:number-columns-repeated="8"/>
        </table:table-row>
        <table:table-row table:style-name="ro1">
          <table:table-cell office:value-type="float" office:value="9518" calcext:value-type="float">
            <text:p>9518</text:p>
          </table:table-cell>
          <table:table-cell office:value-type="float" office:value="-0.01066967" calcext:value-type="float">
            <text:p>-0.01066967</text:p>
          </table:table-cell>
          <table:table-cell table:number-columns-repeated="8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.0000003308854" calcext:value-type="float">
            <text:p>3.308854E-007</text:p>
          </table:table-cell>
          <table:table-cell table:number-columns-repeated="8"/>
        </table:table-row>
        <table:table-row table:style-name="ro1">
          <table:table-cell office:value-type="float" office:value="9519" calcext:value-type="float">
            <text:p>9519</text:p>
          </table:table-cell>
          <table:table-cell office:value-type="float" office:value="-0.008387333" calcext:value-type="float">
            <text:p>-0.008387333</text:p>
          </table:table-cell>
          <table:table-cell table:number-columns-repeated="8"/>
        </table:table-row>
        <table:table-row table:style-name="ro1">
          <table:table-cell office:value-type="float" office:value="9520" calcext:value-type="float">
            <text:p>9520</text:p>
          </table:table-cell>
          <table:table-cell office:value-type="float" office:value="-0.008402135" calcext:value-type="float">
            <text:p>-0.008402135</text:p>
          </table:table-cell>
          <table:table-cell table:number-columns-repeated="8"/>
        </table:table-row>
        <table:table-row table:style-name="ro1">
          <table:table-cell office:value-type="float" office:value="9521" calcext:value-type="float">
            <text:p>9521</text:p>
          </table:table-cell>
          <table:table-cell office:value-type="float" office:value="-0.007835141" calcext:value-type="float">
            <text:p>-0.007835141</text:p>
          </table:table-cell>
          <table:table-cell table:number-columns-repeated="8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.0000008972682" calcext:value-type="float">
            <text:p>8.972682E-007</text:p>
          </table:table-cell>
          <table:table-cell table:number-columns-repeated="8"/>
        </table:table-row>
        <table:table-row table:style-name="ro1">
          <table:table-cell office:value-type="float" office:value="9522" calcext:value-type="float">
            <text:p>9522</text:p>
          </table:table-cell>
          <table:table-cell office:value-type="float" office:value="-0.01146416" calcext:value-type="float">
            <text:p>-0.01146416</text:p>
          </table:table-cell>
          <table:table-cell table:number-columns-repeated="8"/>
        </table:table-row>
        <table:table-row table:style-name="ro1">
          <table:table-cell office:value-type="float" office:value="9523" calcext:value-type="float">
            <text:p>9523</text:p>
          </table:table-cell>
          <table:table-cell office:value-type="float" office:value="-0.01053844" calcext:value-type="float">
            <text:p>-0.01053844</text:p>
          </table:table-cell>
          <table:table-cell table:number-columns-repeated="8"/>
        </table:table-row>
        <table:table-row table:style-name="ro1">
          <table:table-cell office:value-type="float" office:value="9524" calcext:value-type="float">
            <text:p>9524</text:p>
          </table:table-cell>
          <table:table-cell office:value-type="float" office:value="-0.01060602" calcext:value-type="float">
            <text:p>-0.01060602</text:p>
          </table:table-cell>
          <table:table-cell table:number-columns-repeated="8"/>
        </table:table-row>
        <table:table-row table:style-name="ro1">
          <table:table-cell office:value-type="float" office:value="9525" calcext:value-type="float">
            <text:p>9525</text:p>
          </table:table-cell>
          <table:table-cell office:value-type="float" office:value="-0.01174155" calcext:value-type="float">
            <text:p>-0.01174155</text:p>
          </table:table-cell>
          <table:table-cell table:number-columns-repeated="8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.0000002698857" calcext:value-type="float">
            <text:p>2.698857E-007</text:p>
          </table:table-cell>
          <table:table-cell table:number-columns-repeated="8"/>
        </table:table-row>
        <table:table-row table:style-name="ro1">
          <table:table-cell office:value-type="float" office:value="9526" calcext:value-type="float">
            <text:p>9526</text:p>
          </table:table-cell>
          <table:table-cell office:value-type="float" office:value="-0.008281285" calcext:value-type="float">
            <text:p>-0.008281285</text:p>
          </table:table-cell>
          <table:table-cell table:number-columns-repeated="8"/>
        </table:table-row>
        <table:table-row table:style-name="ro1">
          <table:table-cell office:value-type="float" office:value="9527" calcext:value-type="float">
            <text:p>9527</text:p>
          </table:table-cell>
          <table:table-cell office:value-type="float" office:value="-0.008273968" calcext:value-type="float">
            <text:p>-0.008273968</text:p>
          </table:table-cell>
          <table:table-cell table:number-columns-repeated="8"/>
        </table:table-row>
        <table:table-row table:style-name="ro1">
          <table:table-cell office:value-type="float" office:value="9528" calcext:value-type="float">
            <text:p>9528</text:p>
          </table:table-cell>
          <table:table-cell office:value-type="float" office:value="-0.007958954" calcext:value-type="float">
            <text:p>-0.007958954</text:p>
          </table:table-cell>
          <table:table-cell table:number-columns-repeated="8"/>
        </table:table-row>
        <table:table-row table:style-name="ro1">
          <table:table-cell office:value-type="float" office:value="9529" calcext:value-type="float">
            <text:p>9529</text:p>
          </table:table-cell>
          <table:table-cell office:value-type="float" office:value="-0.008029118" calcext:value-type="float">
            <text:p>-0.008029118</text:p>
          </table:table-cell>
          <table:table-cell table:number-columns-repeated="8"/>
        </table:table-row>
        <table:table-row table:style-name="ro1">
          <table:table-cell office:value-type="float" office:value="9530" calcext:value-type="float">
            <text:p>9530</text:p>
          </table:table-cell>
          <table:table-cell office:value-type="float" office:value="-0.01059576" calcext:value-type="float">
            <text:p>-0.01059576</text:p>
          </table:table-cell>
          <table:table-cell table:number-columns-repeated="8"/>
        </table:table-row>
        <table:table-row table:style-name="ro1">
          <table:table-cell office:value-type="float" office:value="9531" calcext:value-type="float">
            <text:p>9531</text:p>
          </table:table-cell>
          <table:table-cell office:value-type="float" office:value="-0.01151839" calcext:value-type="float">
            <text:p>-0.01151839</text:p>
          </table:table-cell>
          <table:table-cell table:number-columns-repeated="8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.00002072579" calcext:value-type="float">
            <text:p>2.072579E-005</text:p>
          </table:table-cell>
          <table:table-cell table:number-columns-repeated="8"/>
        </table:table-row>
        <table:table-row table:style-name="ro1">
          <table:table-cell office:value-type="float" office:value="9532" calcext:value-type="float">
            <text:p>9532</text:p>
          </table:table-cell>
          <table:table-cell office:value-type="float" office:value="-0.01138408" calcext:value-type="float">
            <text:p>-0.01138408</text:p>
          </table:table-cell>
          <table:table-cell table:number-columns-repeated="8"/>
        </table:table-row>
        <table:table-row table:style-name="ro1">
          <table:table-cell office:value-type="float" office:value="9533" calcext:value-type="float">
            <text:p>9533</text:p>
          </table:table-cell>
          <table:table-cell office:value-type="float" office:value="-0.01233927" calcext:value-type="float">
            <text:p>-0.01233927</text:p>
          </table:table-cell>
          <table:table-cell table:number-columns-repeated="8"/>
        </table:table-row>
        <table:table-row table:style-name="ro1">
          <table:table-cell office:value-type="float" office:value="9534" calcext:value-type="float">
            <text:p>9534</text:p>
          </table:table-cell>
          <table:table-cell office:value-type="float" office:value="-0.01481862" calcext:value-type="float">
            <text:p>-0.01481862</text:p>
          </table:table-cell>
          <table:table-cell table:number-columns-repeated="8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.000007244799" calcext:value-type="float">
            <text:p>7.244799E-006</text:p>
          </table:table-cell>
          <table:table-cell table:number-columns-repeated="8"/>
        </table:table-row>
        <table:table-row table:style-name="ro1">
          <table:table-cell office:value-type="float" office:value="9535" calcext:value-type="float">
            <text:p>9535</text:p>
          </table:table-cell>
          <table:table-cell office:value-type="float" office:value="-0.01005798" calcext:value-type="float">
            <text:p>-0.01005798</text:p>
          </table:table-cell>
          <table:table-cell table:number-columns-repeated="8"/>
        </table:table-row>
        <table:table-row table:style-name="ro1">
          <table:table-cell office:value-type="float" office:value="9536" calcext:value-type="float">
            <text:p>9536</text:p>
          </table:table-cell>
          <table:table-cell office:value-type="float" office:value="-0.01006862" calcext:value-type="float">
            <text:p>-0.01006862</text:p>
          </table:table-cell>
          <table:table-cell table:number-columns-repeated="8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.000004028708" calcext:value-type="float">
            <text:p>4.028708E-006</text:p>
          </table:table-cell>
          <table:table-cell table:number-columns-repeated="8"/>
        </table:table-row>
        <table:table-row table:style-name="ro1">
          <table:table-cell office:value-type="float" office:value="9537" calcext:value-type="float">
            <text:p>9537</text:p>
          </table:table-cell>
          <table:table-cell office:value-type="float" office:value="-0.009690947" calcext:value-type="float">
            <text:p>-0.009690947</text:p>
          </table:table-cell>
          <table:table-cell table:number-columns-repeated="8"/>
        </table:table-row>
        <table:table-row table:style-name="ro1">
          <table:table-cell office:value-type="float" office:value="9538" calcext:value-type="float">
            <text:p>9538</text:p>
          </table:table-cell>
          <table:table-cell office:value-type="float" office:value="-0.009720345" calcext:value-type="float">
            <text:p>-0.009720345</text:p>
          </table:table-cell>
          <table:table-cell table:number-columns-repeated="8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.00000324123" calcext:value-type="float">
            <text:p>3.24123E-006</text:p>
          </table:table-cell>
          <table:table-cell table:number-columns-repeated="8"/>
        </table:table-row>
        <table:table-row table:style-name="ro1">
          <table:table-cell office:value-type="float" office:value="9539" calcext:value-type="float">
            <text:p>9539</text:p>
          </table:table-cell>
          <table:table-cell office:value-type="float" office:value="-0.009588674" calcext:value-type="float">
            <text:p>-0.009588674</text:p>
          </table:table-cell>
          <table:table-cell table:number-columns-repeated="8"/>
        </table:table-row>
        <table:table-row table:style-name="ro1">
          <table:table-cell office:value-type="float" office:value="9540" calcext:value-type="float">
            <text:p>9540</text:p>
          </table:table-cell>
          <table:table-cell office:value-type="float" office:value="-0.009623468" calcext:value-type="float">
            <text:p>-0.009623468</text:p>
          </table:table-cell>
          <table:table-cell table:number-columns-repeated="8"/>
        </table:table-row>
        <table:table-row table:style-name="ro1">
          <table:table-cell office:value-type="float" office:value="9541" calcext:value-type="float">
            <text:p>9541</text:p>
          </table:table-cell>
          <table:table-cell office:value-type="float" office:value="-0.00959811" calcext:value-type="float">
            <text:p>-0.00959811</text:p>
          </table:table-cell>
          <table:table-cell table:number-columns-repeated="8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.000001217015" calcext:value-type="float">
            <text:p>0.000001217</text:p>
          </table:table-cell>
          <table:table-cell table:number-columns-repeated="8"/>
        </table:table-row>
        <table:table-row table:style-name="ro1">
          <table:table-cell office:value-type="float" office:value="9542" calcext:value-type="float">
            <text:p>9542</text:p>
          </table:table-cell>
          <table:table-cell office:value-type="float" office:value="-0.009697599" calcext:value-type="float">
            <text:p>-0.009697599</text:p>
          </table:table-cell>
          <table:table-cell table:number-columns-repeated="8"/>
        </table:table-row>
        <table:table-row table:style-name="ro1">
          <table:table-cell office:value-type="float" office:value="9543" calcext:value-type="float">
            <text:p>9543</text:p>
          </table:table-cell>
          <table:table-cell office:value-type="float" office:value="-0.009666523" calcext:value-type="float">
            <text:p>-0.009666523</text:p>
          </table:table-cell>
          <table:table-cell table:number-columns-repeated="8"/>
        </table:table-row>
        <table:table-row table:style-name="ro1">
          <table:table-cell office:value-type="float" office:value="9544" calcext:value-type="float">
            <text:p>9544</text:p>
          </table:table-cell>
          <table:table-cell office:value-type="float" office:value="-0.009767322" calcext:value-type="float">
            <text:p>-0.009767322</text:p>
          </table:table-cell>
          <table:table-cell table:number-columns-repeated="8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.000006520158" calcext:value-type="float">
            <text:p>6.520158E-006</text:p>
          </table:table-cell>
          <table:table-cell table:number-columns-repeated="8"/>
        </table:table-row>
        <table:table-row table:style-name="ro1">
          <table:table-cell office:value-type="float" office:value="9545" calcext:value-type="float">
            <text:p>9545</text:p>
          </table:table-cell>
          <table:table-cell office:value-type="float" office:value="-0.009808247" calcext:value-type="float">
            <text:p>-0.009808247</text:p>
          </table:table-cell>
          <table:table-cell table:number-columns-repeated="8"/>
        </table:table-row>
        <table:table-row table:style-name="ro1">
          <table:table-cell office:value-type="float" office:value="9546" calcext:value-type="float">
            <text:p>9546</text:p>
          </table:table-cell>
          <table:table-cell office:value-type="float" office:value="-0.00990591" calcext:value-type="float">
            <text:p>-0.00990591</text:p>
          </table:table-cell>
          <table:table-cell table:number-columns-repeated="8"/>
        </table:table-row>
        <table:table-row table:style-name="ro1">
          <table:table-cell office:value-type="float" office:value="9547" calcext:value-type="float">
            <text:p>9547</text:p>
          </table:table-cell>
          <table:table-cell office:value-type="float" office:value="-0.009724205" calcext:value-type="float">
            <text:p>-0.009724205</text:p>
          </table:table-cell>
          <table:table-cell table:number-columns-repeated="8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.0000006395589" calcext:value-type="float">
            <text:p>6.395589E-007</text:p>
          </table:table-cell>
          <table:table-cell table:number-columns-repeated="8"/>
        </table:table-row>
        <table:table-row table:style-name="ro1">
          <table:table-cell office:value-type="float" office:value="9548" calcext:value-type="float">
            <text:p>9548</text:p>
          </table:table-cell>
          <table:table-cell office:value-type="float" office:value="-0.009021042" calcext:value-type="float">
            <text:p>-0.009021042</text:p>
          </table:table-cell>
          <table:table-cell table:number-columns-repeated="8"/>
        </table:table-row>
        <table:table-row table:style-name="ro1">
          <table:table-cell office:value-type="float" office:value="9549" calcext:value-type="float">
            <text:p>9549</text:p>
          </table:table-cell>
          <table:table-cell office:value-type="float" office:value="-0.009666888" calcext:value-type="float">
            <text:p>-0.009666888</text:p>
          </table:table-cell>
          <table:table-cell table:number-columns-repeated="8"/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-0.009107638" calcext:value-type="float">
            <text:p>-0.009107638</text:p>
          </table:table-cell>
          <table:table-cell table:number-columns-repeated="8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.0000002901698" calcext:value-type="float">
            <text:p>2.901698E-007</text:p>
          </table:table-cell>
          <table:table-cell table:number-columns-repeated="8"/>
        </table:table-row>
        <table:table-row table:style-name="ro1">
          <table:table-cell office:value-type="float" office:value="9551" calcext:value-type="float">
            <text:p>9551</text:p>
          </table:table-cell>
          <table:table-cell office:value-type="float" office:value="-0.008350649" calcext:value-type="float">
            <text:p>-0.008350649</text:p>
          </table:table-cell>
          <table:table-cell table:number-columns-repeated="8"/>
        </table:table-row>
        <table:table-row table:style-name="ro1">
          <table:table-cell office:value-type="float" office:value="9552" calcext:value-type="float">
            <text:p>9552</text:p>
          </table:table-cell>
          <table:table-cell office:value-type="float" office:value="-0.00832957" calcext:value-type="float">
            <text:p>-0.00832957</text:p>
          </table:table-cell>
          <table:table-cell table:number-columns-repeated="8"/>
        </table:table-row>
        <table:table-row table:style-name="ro1">
          <table:table-cell office:value-type="float" office:value="9553" calcext:value-type="float">
            <text:p>9553</text:p>
          </table:table-cell>
          <table:table-cell office:value-type="float" office:value="-0.008077981" calcext:value-type="float">
            <text:p>-0.008077981</text:p>
          </table:table-cell>
          <table:table-cell table:number-columns-repeated="8"/>
        </table:table-row>
        <table:table-row table:style-name="ro1">
          <table:table-cell office:value-type="float" office:value="9554" calcext:value-type="float">
            <text:p>9554</text:p>
          </table:table-cell>
          <table:table-cell office:value-type="float" office:value="-0.008123995" calcext:value-type="float">
            <text:p>-0.008123995</text:p>
          </table:table-cell>
          <table:table-cell table:number-columns-repeated="8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.00005142754" calcext:value-type="float">
            <text:p>5.142754E-005</text:p>
          </table:table-cell>
          <table:table-cell table:number-columns-repeated="8"/>
        </table:table-row>
        <table:table-row table:style-name="ro1">
          <table:table-cell office:value-type="float" office:value="9555" calcext:value-type="float">
            <text:p>9555</text:p>
          </table:table-cell>
          <table:table-cell office:value-type="float" office:value="-0.01407184" calcext:value-type="float">
            <text:p>-0.01407184</text:p>
          </table:table-cell>
          <table:table-cell table:number-columns-repeated="8"/>
        </table:table-row>
        <table:table-row table:style-name="ro1">
          <table:table-cell office:value-type="float" office:value="9556" calcext:value-type="float">
            <text:p>9556</text:p>
          </table:table-cell>
          <table:table-cell office:value-type="float" office:value="-0.01225568" calcext:value-type="float">
            <text:p>-0.01225568</text:p>
          </table:table-cell>
          <table:table-cell table:number-columns-repeated="8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.00002110553" calcext:value-type="float">
            <text:p>2.110553E-005</text:p>
          </table:table-cell>
          <table:table-cell table:number-columns-repeated="8"/>
        </table:table-row>
        <table:table-row table:style-name="ro1">
          <table:table-cell office:value-type="float" office:value="9557" calcext:value-type="float">
            <text:p>9557</text:p>
          </table:table-cell>
          <table:table-cell office:value-type="float" office:value="-0.01168384" calcext:value-type="float">
            <text:p>-0.01168384</text:p>
          </table:table-cell>
          <table:table-cell table:number-columns-repeated="8"/>
        </table:table-row>
        <table:table-row table:style-name="ro1">
          <table:table-cell office:value-type="float" office:value="9558" calcext:value-type="float">
            <text:p>9558</text:p>
          </table:table-cell>
          <table:table-cell office:value-type="float" office:value="-0.01102872" calcext:value-type="float">
            <text:p>-0.01102872</text:p>
          </table:table-cell>
          <table:table-cell table:number-columns-repeated="8"/>
        </table:table-row>
        <table:table-row table:style-name="ro1">
          <table:table-cell office:value-type="float" office:value="9559" calcext:value-type="float">
            <text:p>9559</text:p>
          </table:table-cell>
          <table:table-cell office:value-type="float" office:value="-0.0120614" calcext:value-type="float">
            <text:p>-0.0120614</text:p>
          </table:table-cell>
          <table:table-cell table:number-columns-repeated="8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.00001299361" calcext:value-type="float">
            <text:p>1.299361E-005</text:p>
          </table:table-cell>
          <table:table-cell table:number-columns-repeated="8"/>
        </table:table-row>
        <table:table-row table:style-name="ro1">
          <table:table-cell office:value-type="float" office:value="9560" calcext:value-type="float">
            <text:p>9560</text:p>
          </table:table-cell>
          <table:table-cell office:value-type="float" office:value="-0.01062964" calcext:value-type="float">
            <text:p>-0.01062964</text:p>
          </table:table-cell>
          <table:table-cell table:number-columns-repeated="8"/>
        </table:table-row>
        <table:table-row table:style-name="ro1">
          <table:table-cell office:value-type="float" office:value="9561" calcext:value-type="float">
            <text:p>9561</text:p>
          </table:table-cell>
          <table:table-cell office:value-type="float" office:value="-0.01025979" calcext:value-type="float">
            <text:p>-0.01025979</text:p>
          </table:table-cell>
          <table:table-cell table:number-columns-repeated="8"/>
        </table:table-row>
        <table:table-row table:style-name="ro1">
          <table:table-cell office:value-type="float" office:value="9562" calcext:value-type="float">
            <text:p>9562</text:p>
          </table:table-cell>
          <table:table-cell office:value-type="float" office:value="-0.01073771" calcext:value-type="float">
            <text:p>-0.01073771</text:p>
          </table:table-cell>
          <table:table-cell table:number-columns-repeated="8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.000008174049" calcext:value-type="float">
            <text:p>0.000008174</text:p>
          </table:table-cell>
          <table:table-cell table:number-columns-repeated="8"/>
        </table:table-row>
        <table:table-row table:style-name="ro1">
          <table:table-cell office:value-type="float" office:value="9563" calcext:value-type="float">
            <text:p>9563</text:p>
          </table:table-cell>
          <table:table-cell office:value-type="float" office:value="-0.01001242" calcext:value-type="float">
            <text:p>-0.01001242</text:p>
          </table:table-cell>
          <table:table-cell table:number-columns-repeated="8"/>
        </table:table-row>
        <table:table-row table:style-name="ro1">
          <table:table-cell office:value-type="float" office:value="9564" calcext:value-type="float">
            <text:p>9564</text:p>
          </table:table-cell>
          <table:table-cell office:value-type="float" office:value="-0.00979331" calcext:value-type="float">
            <text:p>-0.00979331</text:p>
          </table:table-cell>
          <table:table-cell table:number-columns-repeated="8"/>
        </table:table-row>
        <table:table-row table:style-name="ro1">
          <table:table-cell office:value-type="float" office:value="9565" calcext:value-type="float">
            <text:p>9565</text:p>
          </table:table-cell>
          <table:table-cell office:value-type="float" office:value="-0.01005385" calcext:value-type="float">
            <text:p>-0.01005385</text:p>
          </table:table-cell>
          <table:table-cell table:number-columns-repeated="8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.000004933697" calcext:value-type="float">
            <text:p>4.933697E-006</text:p>
          </table:table-cell>
          <table:table-cell table:number-columns-repeated="8"/>
        </table:table-row>
        <table:table-row table:style-name="ro1">
          <table:table-cell office:value-type="float" office:value="9566" calcext:value-type="float">
            <text:p>9566</text:p>
          </table:table-cell>
          <table:table-cell office:value-type="float" office:value="-0.009639686" calcext:value-type="float">
            <text:p>-0.009639686</text:p>
          </table:table-cell>
          <table:table-cell table:number-columns-repeated="8"/>
        </table:table-row>
        <table:table-row table:style-name="ro1">
          <table:table-cell office:value-type="float" office:value="9567" calcext:value-type="float">
            <text:p>9567</text:p>
          </table:table-cell>
          <table:table-cell office:value-type="float" office:value="-0.009511085" calcext:value-type="float">
            <text:p>-0.009511085</text:p>
          </table:table-cell>
          <table:table-cell table:number-columns-repeated="8"/>
        </table:table-row>
        <table:table-row table:style-name="ro1">
          <table:table-cell office:value-type="float" office:value="9568" calcext:value-type="float">
            <text:p>9568</text:p>
          </table:table-cell>
          <table:table-cell office:value-type="float" office:value="-0.00966914" calcext:value-type="float">
            <text:p>-0.00966914</text:p>
          </table:table-cell>
          <table:table-cell table:number-columns-repeated="8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.000003528778" calcext:value-type="float">
            <text:p>3.528778E-006</text:p>
          </table:table-cell>
          <table:table-cell table:number-columns-repeated="8"/>
        </table:table-row>
        <table:table-row table:style-name="ro1">
          <table:table-cell office:value-type="float" office:value="9569" calcext:value-type="float">
            <text:p>9569</text:p>
          </table:table-cell>
          <table:table-cell office:value-type="float" office:value="-0.009411075" calcext:value-type="float">
            <text:p>-0.009411075</text:p>
          </table:table-cell>
          <table:table-cell table:number-columns-repeated="8"/>
        </table:table-row>
        <table:table-row table:style-name="ro1">
          <table:table-cell office:value-type="float" office:value="9570" calcext:value-type="float">
            <text:p>9570</text:p>
          </table:table-cell>
          <table:table-cell office:value-type="float" office:value="-0.009320178" calcext:value-type="float">
            <text:p>-0.009320178</text:p>
          </table:table-cell>
          <table:table-cell table:number-columns-repeated="8"/>
        </table:table-row>
        <table:table-row table:style-name="ro1">
          <table:table-cell office:value-type="float" office:value="9571" calcext:value-type="float">
            <text:p>9571</text:p>
          </table:table-cell>
          <table:table-cell office:value-type="float" office:value="-0.009430934" calcext:value-type="float">
            <text:p>-0.009430934</text:p>
          </table:table-cell>
          <table:table-cell table:number-columns-repeated="8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000002697688" calcext:value-type="float">
            <text:p>2.697688E-006</text:p>
          </table:table-cell>
          <table:table-cell table:number-columns-repeated="8"/>
        </table:table-row>
        <table:table-row table:style-name="ro1">
          <table:table-cell office:value-type="float" office:value="9572" calcext:value-type="float">
            <text:p>9572</text:p>
          </table:table-cell>
          <table:table-cell office:value-type="float" office:value="-0.009242178" calcext:value-type="float">
            <text:p>-0.009242178</text:p>
          </table:table-cell>
          <table:table-cell table:number-columns-repeated="8"/>
        </table:table-row>
        <table:table-row table:style-name="ro1">
          <table:table-cell office:value-type="float" office:value="9573" calcext:value-type="float">
            <text:p>9573</text:p>
          </table:table-cell>
          <table:table-cell office:value-type="float" office:value="-0.009140259" calcext:value-type="float">
            <text:p>-0.009140259</text:p>
          </table:table-cell>
          <table:table-cell table:number-columns-repeated="8"/>
        </table:table-row>
        <table:table-row table:style-name="ro1">
          <table:table-cell office:value-type="float" office:value="9574" calcext:value-type="float">
            <text:p>9574</text:p>
          </table:table-cell>
          <table:table-cell office:value-type="float" office:value="-0.009263213" calcext:value-type="float">
            <text:p>-0.009263213</text:p>
          </table:table-cell>
          <table:table-cell table:number-columns-repeated="8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.000001945778" calcext:value-type="float">
            <text:p>1.945778E-006</text:p>
          </table:table-cell>
          <table:table-cell table:number-columns-repeated="8"/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float" office:value="-0.009045829" calcext:value-type="float">
            <text:p>-0.009045829</text:p>
          </table:table-cell>
          <table:table-cell table:number-columns-repeated="8"/>
        </table:table-row>
        <table:table-row table:style-name="ro1">
          <table:table-cell office:value-type="float" office:value="9576" calcext:value-type="float">
            <text:p>9576</text:p>
          </table:table-cell>
          <table:table-cell office:value-type="float" office:value="-0.008887059" calcext:value-type="float">
            <text:p>-0.008887059</text:p>
          </table:table-cell>
          <table:table-cell table:number-columns-repeated="8"/>
        </table:table-row>
        <table:table-row table:style-name="ro1">
          <table:table-cell office:value-type="float" office:value="9577" calcext:value-type="float">
            <text:p>9577</text:p>
          </table:table-cell>
          <table:table-cell office:value-type="float" office:value="-0.009076699" calcext:value-type="float">
            <text:p>-0.009076699</text:p>
          </table:table-cell>
          <table:table-cell table:number-columns-repeated="8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.000001316379" calcext:value-type="float">
            <text:p>1.316379E-006</text:p>
          </table:table-cell>
          <table:table-cell table:number-columns-repeated="8"/>
        </table:table-row>
        <table:table-row table:style-name="ro1">
          <table:table-cell office:value-type="float" office:value="9578" calcext:value-type="float">
            <text:p>9578</text:p>
          </table:table-cell>
          <table:table-cell office:value-type="float" office:value="-0.008744718" calcext:value-type="float">
            <text:p>-0.008744718</text:p>
          </table:table-cell>
          <table:table-cell table:number-columns-repeated="8"/>
        </table:table-row>
        <table:table-row table:style-name="ro1">
          <table:table-cell office:value-type="float" office:value="9579" calcext:value-type="float">
            <text:p>9579</text:p>
          </table:table-cell>
          <table:table-cell office:value-type="float" office:value="-0.008510284" calcext:value-type="float">
            <text:p>-0.008510284</text:p>
          </table:table-cell>
          <table:table-cell table:number-columns-repeated="8"/>
        </table:table-row>
        <table:table-row table:style-name="ro1">
          <table:table-cell office:value-type="float" office:value="9580" calcext:value-type="float">
            <text:p>9580</text:p>
          </table:table-cell>
          <table:table-cell office:value-type="float" office:value="-0.0087632" calcext:value-type="float">
            <text:p>-0.0087632</text:p>
          </table:table-cell>
          <table:table-cell table:number-columns-repeated="8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.0000008544534" calcext:value-type="float">
            <text:p>8.544534E-007</text:p>
          </table:table-cell>
          <table:table-cell table:number-columns-repeated="8"/>
        </table:table-row>
        <table:table-row table:style-name="ro1">
          <table:table-cell office:value-type="float" office:value="9581" calcext:value-type="float">
            <text:p>9581</text:p>
          </table:table-cell>
          <table:table-cell office:value-type="float" office:value="-0.008296615" calcext:value-type="float">
            <text:p>-0.008296615</text:p>
          </table:table-cell>
          <table:table-cell table:number-columns-repeated="8"/>
        </table:table-row>
        <table:table-row table:style-name="ro1">
          <table:table-cell office:value-type="float" office:value="9582" calcext:value-type="float">
            <text:p>9582</text:p>
          </table:table-cell>
          <table:table-cell office:value-type="float" office:value="-0.00839634" calcext:value-type="float">
            <text:p>-0.00839634</text:p>
          </table:table-cell>
          <table:table-cell table:number-columns-repeated="8"/>
        </table:table-row>
        <table:table-row table:style-name="ro1">
          <table:table-cell office:value-type="float" office:value="9583" calcext:value-type="float">
            <text:p>9583</text:p>
          </table:table-cell>
          <table:table-cell office:value-type="float" office:value="-0.008251002" calcext:value-type="float">
            <text:p>-0.008251002</text:p>
          </table:table-cell>
          <table:table-cell table:number-columns-repeated="8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.0000004996791" calcext:value-type="float">
            <text:p>4.996791E-007</text:p>
          </table:table-cell>
          <table:table-cell table:number-columns-repeated="8"/>
        </table:table-row>
        <table:table-row table:style-name="ro1">
          <table:table-cell office:value-type="float" office:value="9584" calcext:value-type="float">
            <text:p>9584</text:p>
          </table:table-cell>
          <table:table-cell office:value-type="float" office:value="-0.008628531" calcext:value-type="float">
            <text:p>-0.008628531</text:p>
          </table:table-cell>
          <table:table-cell table:number-columns-repeated="8"/>
        </table:table-row>
        <table:table-row table:style-name="ro1">
          <table:table-cell office:value-type="float" office:value="9585" calcext:value-type="float">
            <text:p>9585</text:p>
          </table:table-cell>
          <table:table-cell office:value-type="float" office:value="-0.009090886" calcext:value-type="float">
            <text:p>-0.009090886</text:p>
          </table:table-cell>
          <table:table-cell table:number-columns-repeated="8"/>
        </table:table-row>
        <table:table-row table:style-name="ro1">
          <table:table-cell office:value-type="float" office:value="9586" calcext:value-type="float">
            <text:p>9586</text:p>
          </table:table-cell>
          <table:table-cell office:value-type="float" office:value="-0.007747231" calcext:value-type="float">
            <text:p>-0.007747231</text:p>
          </table:table-cell>
          <table:table-cell table:number-columns-repeated="8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.0000003854132" calcext:value-type="float">
            <text:p>3.854132E-007</text:p>
          </table:table-cell>
          <table:table-cell table:number-columns-repeated="8"/>
        </table:table-row>
        <table:table-row table:style-name="ro1">
          <table:table-cell office:value-type="float" office:value="9587" calcext:value-type="float">
            <text:p>9587</text:p>
          </table:table-cell>
          <table:table-cell office:value-type="float" office:value="-0.009836906" calcext:value-type="float">
            <text:p>-0.009836906</text:p>
          </table:table-cell>
          <table:table-cell table:number-columns-repeated="8"/>
        </table:table-row>
        <table:table-row table:style-name="ro1">
          <table:table-cell office:value-type="float" office:value="9588" calcext:value-type="float">
            <text:p>9588</text:p>
          </table:table-cell>
          <table:table-cell office:value-type="float" office:value="-0.0111008" calcext:value-type="float">
            <text:p>-0.0111008</text:p>
          </table:table-cell>
          <table:table-cell table:number-columns-repeated="8"/>
        </table:table-row>
        <table:table-row table:style-name="ro1">
          <table:table-cell office:value-type="float" office:value="9589" calcext:value-type="float">
            <text:p>9589</text:p>
          </table:table-cell>
          <table:table-cell office:value-type="float" office:value="-0.009584143" calcext:value-type="float">
            <text:p>-0.009584143</text:p>
          </table:table-cell>
          <table:table-cell table:number-columns-repeated="8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.000001055199" calcext:value-type="float">
            <text:p>1.055199E-006</text:p>
          </table:table-cell>
          <table:table-cell table:number-columns-repeated="8"/>
        </table:table-row>
        <table:table-row table:style-name="ro1">
          <table:table-cell office:value-type="float" office:value="9590" calcext:value-type="float">
            <text:p>9590</text:p>
          </table:table-cell>
          <table:table-cell office:value-type="float" office:value="-0.01168755" calcext:value-type="float">
            <text:p>-0.01168755</text:p>
          </table:table-cell>
          <table:table-cell table:number-columns-repeated="8"/>
        </table:table-row>
        <table:table-row table:style-name="ro1">
          <table:table-cell office:value-type="float" office:value="9591" calcext:value-type="float">
            <text:p>9591</text:p>
          </table:table-cell>
          <table:table-cell office:value-type="float" office:value="-0.0115484" calcext:value-type="float">
            <text:p>-0.0115484</text:p>
          </table:table-cell>
          <table:table-cell table:number-columns-repeated="8"/>
        </table:table-row>
        <table:table-row table:style-name="ro1">
          <table:table-cell office:value-type="float" office:value="9592" calcext:value-type="float">
            <text:p>9592</text:p>
          </table:table-cell>
          <table:table-cell office:value-type="float" office:value="-0.01259331" calcext:value-type="float">
            <text:p>-0.01259331</text:p>
          </table:table-cell>
          <table:table-cell table:number-columns-repeated="8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.0000004259778" calcext:value-type="float">
            <text:p>0.000000426</text:p>
          </table:table-cell>
          <table:table-cell table:number-columns-repeated="8"/>
        </table:table-row>
        <table:table-row table:style-name="ro1">
          <table:table-cell office:value-type="float" office:value="9593" calcext:value-type="float">
            <text:p>9593</text:p>
          </table:table-cell>
          <table:table-cell office:value-type="float" office:value="-0.008515479" calcext:value-type="float">
            <text:p>-0.008515479</text:p>
          </table:table-cell>
          <table:table-cell table:number-columns-repeated="8"/>
        </table:table-row>
        <table:table-row table:style-name="ro1">
          <table:table-cell office:value-type="float" office:value="9594" calcext:value-type="float">
            <text:p>9594</text:p>
          </table:table-cell>
          <table:table-cell office:value-type="float" office:value="-0.008581749" calcext:value-type="float">
            <text:p>-0.008581749</text:p>
          </table:table-cell>
          <table:table-cell table:number-columns-repeated="8"/>
        </table:table-row>
        <table:table-row table:style-name="ro1">
          <table:table-cell office:value-type="float" office:value="9595" calcext:value-type="float">
            <text:p>9595</text:p>
          </table:table-cell>
          <table:table-cell office:value-type="float" office:value="-0.008427259" calcext:value-type="float">
            <text:p>-0.008427259</text:p>
          </table:table-cell>
          <table:table-cell table:number-columns-repeated="8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.0000441482" calcext:value-type="float">
            <text:p>4.41482E-005</text:p>
          </table:table-cell>
          <table:table-cell table:number-columns-repeated="8"/>
        </table:table-row>
        <table:table-row table:style-name="ro1">
          <table:table-cell office:value-type="float" office:value="9596" calcext:value-type="float">
            <text:p>9596</text:p>
          </table:table-cell>
          <table:table-cell office:value-type="float" office:value="-0.01401024" calcext:value-type="float">
            <text:p>-0.01401024</text:p>
          </table:table-cell>
          <table:table-cell table:number-columns-repeated="8"/>
        </table:table-row>
        <table:table-row table:style-name="ro1">
          <table:table-cell office:value-type="float" office:value="9597" calcext:value-type="float">
            <text:p>9597</text:p>
          </table:table-cell>
          <table:table-cell office:value-type="float" office:value="-0.01647885" calcext:value-type="float">
            <text:p>-0.01647885</text:p>
          </table:table-cell>
          <table:table-cell table:number-columns-repeated="8"/>
        </table:table-row>
        <table:table-row table:style-name="ro1">
          <table:table-cell office:value-type="float" office:value="9598" calcext:value-type="float">
            <text:p>9598</text:p>
          </table:table-cell>
          <table:table-cell office:value-type="float" office:value="-0.01664258" calcext:value-type="float">
            <text:p>-0.01664258</text:p>
          </table:table-cell>
          <table:table-cell table:number-columns-repeated="8"/>
        </table:table-row>
        <table:table-row table:style-name="ro1">
          <table:table-cell office:value-type="float" office:value="9599" calcext:value-type="float">
            <text:p>9599</text:p>
          </table:table-cell>
          <table:table-cell office:value-type="float" office:value="-0.01250399" calcext:value-type="float">
            <text:p>-0.01250399</text:p>
          </table:table-cell>
          <table:table-cell table:number-columns-repeated="8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.00001329502" calcext:value-type="float">
            <text:p>0.000013295</text:p>
          </table:table-cell>
          <table:table-cell table:number-columns-repeated="8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-0.01017642" calcext:value-type="float">
            <text:p>-0.01017642</text:p>
          </table:table-cell>
          <table:table-cell table:number-columns-repeated="8"/>
        </table:table-row>
        <table:table-row table:style-name="ro1">
          <table:table-cell office:value-type="float" office:value="9601" calcext:value-type="float">
            <text:p>9601</text:p>
          </table:table-cell>
          <table:table-cell office:value-type="float" office:value="-0.01067548" calcext:value-type="float">
            <text:p>-0.01067548</text:p>
          </table:table-cell>
          <table:table-cell table:number-columns-repeated="8"/>
        </table:table-row>
        <table:table-row table:style-name="ro1">
          <table:table-cell office:value-type="float" office:value="9602" calcext:value-type="float">
            <text:p>9602</text:p>
          </table:table-cell>
          <table:table-cell office:value-type="float" office:value="-0.009988421" calcext:value-type="float">
            <text:p>-0.009988421</text:p>
          </table:table-cell>
          <table:table-cell table:number-columns-repeated="8"/>
        </table:table-row>
        <table:table-row table:style-name="ro1">
          <table:table-cell office:value-type="float" office:value="9603" calcext:value-type="float">
            <text:p>9603</text:p>
          </table:table-cell>
          <table:table-cell office:value-type="float" office:value="-0.009938022" calcext:value-type="float">
            <text:p>-0.009938022</text:p>
          </table:table-cell>
          <table:table-cell table:number-columns-repeated="8"/>
        </table:table-row>
        <table:table-row table:style-name="ro1">
          <table:table-cell office:value-type="float" office:value="9604" calcext:value-type="float">
            <text:p>9604</text:p>
          </table:table-cell>
          <table:table-cell office:value-type="float" office:value="-0.01143347" calcext:value-type="float">
            <text:p>-0.01143347</text:p>
          </table:table-cell>
          <table:table-cell table:number-columns-repeated="8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.0000004396526" calcext:value-type="float">
            <text:p>4.396526E-007</text:p>
          </table:table-cell>
          <table:table-cell table:number-columns-repeated="8"/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float" office:value="-0.008803775" calcext:value-type="float">
            <text:p>-0.008803775</text:p>
          </table:table-cell>
          <table:table-cell table:number-columns-repeated="8"/>
        </table:table-row>
        <table:table-row table:style-name="ro1">
          <table:table-cell office:value-type="float" office:value="9606" calcext:value-type="float">
            <text:p>9606</text:p>
          </table:table-cell>
          <table:table-cell office:value-type="float" office:value="-0.008659762" calcext:value-type="float">
            <text:p>-0.008659762</text:p>
          </table:table-cell>
          <table:table-cell table:number-columns-repeated="8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.000000441119" calcext:value-type="float">
            <text:p>4.41119E-007</text:p>
          </table:table-cell>
          <table:table-cell table:number-columns-repeated="8"/>
        </table:table-row>
        <table:table-row table:style-name="ro1">
          <table:table-cell office:value-type="float" office:value="9607" calcext:value-type="float">
            <text:p>9607</text:p>
          </table:table-cell>
          <table:table-cell office:value-type="float" office:value="-0.00882502" calcext:value-type="float">
            <text:p>-0.00882502</text:p>
          </table:table-cell>
          <table:table-cell table:number-columns-repeated="8"/>
        </table:table-row>
        <table:table-row table:style-name="ro1">
          <table:table-cell office:value-type="float" office:value="9608" calcext:value-type="float">
            <text:p>9608</text:p>
          </table:table-cell>
          <table:table-cell office:value-type="float" office:value="-0.008759458" calcext:value-type="float">
            <text:p>-0.008759458</text:p>
          </table:table-cell>
          <table:table-cell table:number-columns-repeated="8"/>
        </table:table-row>
        <table:table-row table:style-name="ro1">
          <table:table-cell office:value-type="float" office:value="9609" calcext:value-type="float">
            <text:p>9609</text:p>
          </table:table-cell>
          <table:table-cell office:value-type="float" office:value="-0.008819628" calcext:value-type="float">
            <text:p>-0.008819628</text:p>
          </table:table-cell>
          <table:table-cell table:number-columns-repeated="8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.0000002869905" calcext:value-type="float">
            <text:p>0.000000287</text:p>
          </table:table-cell>
          <table:table-cell table:number-columns-repeated="8"/>
        </table:table-row>
        <table:table-row table:style-name="ro1">
          <table:table-cell office:value-type="float" office:value="9610" calcext:value-type="float">
            <text:p>9610</text:p>
          </table:table-cell>
          <table:table-cell office:value-type="float" office:value="-0.008361589" calcext:value-type="float">
            <text:p>-0.008361589</text:p>
          </table:table-cell>
          <table:table-cell table:number-columns-repeated="8"/>
        </table:table-row>
        <table:table-row table:style-name="ro1">
          <table:table-cell office:value-type="float" office:value="9611" calcext:value-type="float">
            <text:p>9611</text:p>
          </table:table-cell>
          <table:table-cell office:value-type="float" office:value="-0.008324444" calcext:value-type="float">
            <text:p>-0.008324444</text:p>
          </table:table-cell>
          <table:table-cell table:number-columns-repeated="8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.0000003028531" calcext:value-type="float">
            <text:p>3.028531E-007</text:p>
          </table:table-cell>
          <table:table-cell table:number-columns-repeated="8"/>
        </table:table-row>
        <table:table-row table:style-name="ro1">
          <table:table-cell office:value-type="float" office:value="9612" calcext:value-type="float">
            <text:p>9612</text:p>
          </table:table-cell>
          <table:table-cell office:value-type="float" office:value="-0.008582561" calcext:value-type="float">
            <text:p>-0.008582561</text:p>
          </table:table-cell>
          <table:table-cell table:number-columns-repeated="8"/>
        </table:table-row>
        <table:table-row table:style-name="ro1">
          <table:table-cell office:value-type="float" office:value="9613" calcext:value-type="float">
            <text:p>9613</text:p>
          </table:table-cell>
          <table:table-cell office:value-type="float" office:value="-0.008570486" calcext:value-type="float">
            <text:p>-0.008570486</text:p>
          </table:table-cell>
          <table:table-cell table:number-columns-repeated="8"/>
        </table:table-row>
        <table:table-row table:style-name="ro1">
          <table:table-cell office:value-type="float" office:value="9614" calcext:value-type="float">
            <text:p>9614</text:p>
          </table:table-cell>
          <table:table-cell office:value-type="float" office:value="-0.009672029" calcext:value-type="float">
            <text:p>-0.009672029</text:p>
          </table:table-cell>
          <table:table-cell table:number-columns-repeated="8"/>
        </table:table-row>
        <table:table-row table:style-name="ro1">
          <table:table-cell office:value-type="float" office:value="9615" calcext:value-type="float">
            <text:p>9615</text:p>
          </table:table-cell>
          <table:table-cell office:value-type="float" office:value="-0.01580853" calcext:value-type="float">
            <text:p>-0.01580853</text:p>
          </table:table-cell>
          <table:table-cell table:number-columns-repeated="8"/>
        </table:table-row>
        <table:table-row table:style-name="ro1">
          <table:table-cell office:value-type="float" office:value="9616" calcext:value-type="float">
            <text:p>9616</text:p>
          </table:table-cell>
          <table:table-cell office:value-type="float" office:value="-0.009905143" calcext:value-type="float">
            <text:p>-0.009905143</text:p>
          </table:table-cell>
          <table:table-cell table:number-columns-repeated="8"/>
        </table:table-row>
        <table:table-row table:style-name="ro1">
          <table:table-cell office:value-type="float" office:value="9617" calcext:value-type="float">
            <text:p>9617</text:p>
          </table:table-cell>
          <table:table-cell office:value-type="float" office:value="-0.009833143" calcext:value-type="float">
            <text:p>-0.009833143</text:p>
          </table:table-cell>
          <table:table-cell table:number-columns-repeated="8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000000191885" calcext:value-type="float">
            <text:p>1.91885E-007</text:p>
          </table:table-cell>
          <table:table-cell table:number-columns-repeated="8"/>
        </table:table-row>
        <table:table-row table:style-name="ro1">
          <table:table-cell office:value-type="float" office:value="9618" calcext:value-type="float">
            <text:p>9618</text:p>
          </table:table-cell>
          <table:table-cell office:value-type="float" office:value="-0.007132694" calcext:value-type="float">
            <text:p>-0.007132694</text:p>
          </table:table-cell>
          <table:table-cell table:number-columns-repeated="8"/>
        </table:table-row>
        <table:table-row table:style-name="ro1">
          <table:table-cell office:value-type="float" office:value="9619" calcext:value-type="float">
            <text:p>9619</text:p>
          </table:table-cell>
          <table:table-cell office:value-type="float" office:value="-0.007486998" calcext:value-type="float">
            <text:p>-0.007486998</text:p>
          </table:table-cell>
          <table:table-cell table:number-columns-repeated="8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0.0000003557983" calcext:value-type="float">
            <text:p>3.557983E-007</text:p>
          </table:table-cell>
          <table:table-cell table:number-columns-repeated="8"/>
        </table:table-row>
        <table:table-row table:style-name="ro1">
          <table:table-cell office:value-type="float" office:value="9620" calcext:value-type="float">
            <text:p>9620</text:p>
          </table:table-cell>
          <table:table-cell office:value-type="float" office:value="-0.008718064" calcext:value-type="float">
            <text:p>-0.008718064</text:p>
          </table:table-cell>
          <table:table-cell table:number-columns-repeated="8"/>
        </table:table-row>
        <table:table-row table:style-name="ro1">
          <table:table-cell office:value-type="float" office:value="9621" calcext:value-type="float">
            <text:p>9621</text:p>
          </table:table-cell>
          <table:table-cell office:value-type="float" office:value="-0.0078445" calcext:value-type="float">
            <text:p>-0.0078445</text:p>
          </table:table-cell>
          <table:table-cell table:number-columns-repeated="8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.000001700364" calcext:value-type="float">
            <text:p>1.700364E-006</text:p>
          </table:table-cell>
          <table:table-cell table:number-columns-repeated="8"/>
        </table:table-row>
        <table:table-row table:style-name="ro1">
          <table:table-cell office:value-type="float" office:value="9622" calcext:value-type="float">
            <text:p>9622</text:p>
          </table:table-cell>
          <table:table-cell office:value-type="float" office:value="-0.00962689" calcext:value-type="float">
            <text:p>-0.00962689</text:p>
          </table:table-cell>
          <table:table-cell table:number-columns-repeated="8"/>
        </table:table-row>
        <table:table-row table:style-name="ro1">
          <table:table-cell office:value-type="float" office:value="9623" calcext:value-type="float">
            <text:p>9623</text:p>
          </table:table-cell>
          <table:table-cell office:value-type="float" office:value="-0.00961597" calcext:value-type="float">
            <text:p>-0.00961597</text:p>
          </table:table-cell>
          <table:table-cell table:number-columns-repeated="8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.0000008011876" calcext:value-type="float">
            <text:p>8.011876E-007</text:p>
          </table:table-cell>
          <table:table-cell table:number-columns-repeated="8"/>
        </table:table-row>
        <table:table-row table:style-name="ro1">
          <table:table-cell office:value-type="float" office:value="9624" calcext:value-type="float">
            <text:p>9624</text:p>
          </table:table-cell>
          <table:table-cell office:value-type="float" office:value="-0.01049686" calcext:value-type="float">
            <text:p>-0.01049686</text:p>
          </table:table-cell>
          <table:table-cell table:number-columns-repeated="8"/>
        </table:table-row>
        <table:table-row table:style-name="ro1">
          <table:table-cell office:value-type="float" office:value="9625" calcext:value-type="float">
            <text:p>9625</text:p>
          </table:table-cell>
          <table:table-cell office:value-type="float" office:value="-0.01224975" calcext:value-type="float">
            <text:p>-0.01224975</text:p>
          </table:table-cell>
          <table:table-cell table:number-columns-repeated="8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0.0000004496697" calcext:value-type="float">
            <text:p>4.496697E-007</text:p>
          </table:table-cell>
          <table:table-cell table:number-columns-repeated="8"/>
        </table:table-row>
        <table:table-row table:style-name="ro1">
          <table:table-cell office:value-type="float" office:value="9626" calcext:value-type="float">
            <text:p>9626</text:p>
          </table:table-cell>
          <table:table-cell office:value-type="float" office:value="-0.00878767" calcext:value-type="float">
            <text:p>-0.00878767</text:p>
          </table:table-cell>
          <table:table-cell table:number-columns-repeated="8"/>
        </table:table-row>
        <table:table-row table:style-name="ro1">
          <table:table-cell office:value-type="float" office:value="9627" calcext:value-type="float">
            <text:p>9627</text:p>
          </table:table-cell>
          <table:table-cell office:value-type="float" office:value="-0.008824215" calcext:value-type="float">
            <text:p>-0.008824215</text:p>
          </table:table-cell>
          <table:table-cell table:number-columns-repeated="8"/>
        </table:table-row>
        <table:table-row table:style-name="ro1">
          <table:table-cell office:value-type="float" office:value="9628" calcext:value-type="float">
            <text:p>9628</text:p>
          </table:table-cell>
          <table:table-cell office:value-type="float" office:value="-0.008748459" calcext:value-type="float">
            <text:p>-0.008748459</text:p>
          </table:table-cell>
          <table:table-cell table:number-columns-repeated="8"/>
        </table:table-row>
        <table:table-row table:style-name="ro1">
          <table:table-cell office:value-type="float" office:value="9629" calcext:value-type="float">
            <text:p>9629</text:p>
          </table:table-cell>
          <table:table-cell office:value-type="float" office:value="-0.008610491" calcext:value-type="float">
            <text:p>-0.008610491</text:p>
          </table:table-cell>
          <table:table-cell table:number-columns-repeated="8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0.0000003535931" calcext:value-type="float">
            <text:p>3.535931E-007</text:p>
          </table:table-cell>
          <table:table-cell table:number-columns-repeated="8"/>
        </table:table-row>
        <table:table-row table:style-name="ro1">
          <table:table-cell office:value-type="float" office:value="9630" calcext:value-type="float">
            <text:p>9630</text:p>
          </table:table-cell>
          <table:table-cell office:value-type="float" office:value="-0.008406854" calcext:value-type="float">
            <text:p>-0.008406854</text:p>
          </table:table-cell>
          <table:table-cell table:number-columns-repeated="8"/>
        </table:table-row>
        <table:table-row table:style-name="ro1">
          <table:table-cell office:value-type="float" office:value="9631" calcext:value-type="float">
            <text:p>9631</text:p>
          </table:table-cell>
          <table:table-cell office:value-type="float" office:value="-0.007719284" calcext:value-type="float">
            <text:p>-0.007719284</text:p>
          </table:table-cell>
          <table:table-cell table:number-columns-repeated="8"/>
        </table:table-row>
        <table:table-row table:style-name="ro1">
          <table:table-cell office:value-type="float" office:value="9632" calcext:value-type="float">
            <text:p>9632</text:p>
          </table:table-cell>
          <table:table-cell office:value-type="float" office:value="-0.00718212" calcext:value-type="float">
            <text:p>-0.00718212</text:p>
          </table:table-cell>
          <table:table-cell table:number-columns-repeated="8"/>
        </table:table-row>
        <table:table-row table:style-name="ro1">
          <table:table-cell office:value-type="float" office:value="9633" calcext:value-type="float">
            <text:p>9633</text:p>
          </table:table-cell>
          <table:table-cell office:value-type="float" office:value="-0.008495983" calcext:value-type="float">
            <text:p>-0.008495983</text:p>
          </table:table-cell>
          <table:table-cell table:number-columns-repeated="8"/>
        </table:table-row>
        <table:table-row table:style-name="ro1">
          <table:table-cell office:value-type="float" office:value="9634" calcext:value-type="float">
            <text:p>9634</text:p>
          </table:table-cell>
          <table:table-cell office:value-type="float" office:value="-0.008483986" calcext:value-type="float">
            <text:p>-0.008483986</text:p>
          </table:table-cell>
          <table:table-cell table:number-columns-repeated="8"/>
        </table:table-row>
        <table:table-row table:style-name="ro1">
          <table:table-cell office:value-type="float" office:value="9635" calcext:value-type="float">
            <text:p>9635</text:p>
          </table:table-cell>
          <table:table-cell office:value-type="float" office:value="-0.01030238" calcext:value-type="float">
            <text:p>-0.01030238</text:p>
          </table:table-cell>
          <table:table-cell table:number-columns-repeated="8"/>
        </table:table-row>
        <table:table-row table:style-name="ro1">
          <table:table-cell office:value-type="float" office:value="9636" calcext:value-type="float">
            <text:p>9636</text:p>
          </table:table-cell>
          <table:table-cell office:value-type="float" office:value="-0.008098724" calcext:value-type="float">
            <text:p>-0.008098724</text:p>
          </table:table-cell>
          <table:table-cell table:number-columns-repeated="8"/>
        </table:table-row>
        <table:table-row table:style-name="ro1">
          <table:table-cell office:value-type="float" office:value="9637" calcext:value-type="float">
            <text:p>9637</text:p>
          </table:table-cell>
          <table:table-cell office:value-type="float" office:value="-0.008020484" calcext:value-type="float">
            <text:p>-0.008020484</text:p>
          </table:table-cell>
          <table:table-cell table:number-columns-repeated="8"/>
        </table:table-row>
        <table:table-row table:style-name="ro1">
          <table:table-cell office:value-type="float" office:value="9638" calcext:value-type="float">
            <text:p>9638</text:p>
          </table:table-cell>
          <table:table-cell office:value-type="float" office:value="-0.01004637" calcext:value-type="float">
            <text:p>-0.01004637</text:p>
          </table:table-cell>
          <table:table-cell table:number-columns-repeated="8"/>
        </table:table-row>
        <table:table-row table:style-name="ro1">
          <table:table-cell office:value-type="float" office:value="9639" calcext:value-type="float">
            <text:p>9639</text:p>
          </table:table-cell>
          <table:table-cell office:value-type="float" office:value="-0.008276745" calcext:value-type="float">
            <text:p>-0.008276745</text:p>
          </table:table-cell>
          <table:table-cell table:number-columns-repeated="8"/>
        </table:table-row>
        <table:table-row table:style-name="ro1">
          <table:table-cell office:value-type="float" office:value="9640" calcext:value-type="float">
            <text:p>9640</text:p>
          </table:table-cell>
          <table:table-cell office:value-type="float" office:value="-0.00833542" calcext:value-type="float">
            <text:p>-0.00833542</text:p>
          </table:table-cell>
          <table:table-cell table:number-columns-repeated="8"/>
        </table:table-row>
        <table:table-row table:style-name="ro1">
          <table:table-cell office:value-type="float" office:value="9641" calcext:value-type="float">
            <text:p>9641</text:p>
          </table:table-cell>
          <table:table-cell office:value-type="float" office:value="-0.008700479" calcext:value-type="float">
            <text:p>-0.008700479</text:p>
          </table:table-cell>
          <table:table-cell table:number-columns-repeated="8"/>
        </table:table-row>
        <table:table-row table:style-name="ro1">
          <table:table-cell office:value-type="float" office:value="9642" calcext:value-type="float">
            <text:p>9642</text:p>
          </table:table-cell>
          <table:table-cell office:value-type="float" office:value="-0.009701893" calcext:value-type="float">
            <text:p>-0.009701893</text:p>
          </table:table-cell>
          <table:table-cell table:number-columns-repeated="8"/>
        </table:table-row>
        <table:table-row table:style-name="ro1">
          <table:table-cell office:value-type="float" office:value="9643" calcext:value-type="float">
            <text:p>9643</text:p>
          </table:table-cell>
          <table:table-cell office:value-type="float" office:value="-0.009697161" calcext:value-type="float">
            <text:p>-0.009697161</text:p>
          </table:table-cell>
          <table:table-cell table:number-columns-repeated="8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0.00000226185" calcext:value-type="float">
            <text:p>2.26185E-006</text:p>
          </table:table-cell>
          <table:table-cell table:number-columns-repeated="8"/>
        </table:table-row>
        <table:table-row table:style-name="ro1">
          <table:table-cell office:value-type="float" office:value="9644" calcext:value-type="float">
            <text:p>9644</text:p>
          </table:table-cell>
          <table:table-cell office:value-type="float" office:value="-0.009699579" calcext:value-type="float">
            <text:p>-0.009699579</text:p>
          </table:table-cell>
          <table:table-cell table:number-columns-repeated="8"/>
        </table:table-row>
        <table:table-row table:style-name="ro1">
          <table:table-cell office:value-type="float" office:value="9645" calcext:value-type="float">
            <text:p>9645</text:p>
          </table:table-cell>
          <table:table-cell office:value-type="float" office:value="-0.009628157" calcext:value-type="float">
            <text:p>-0.009628157</text:p>
          </table:table-cell>
          <table:table-cell table:number-columns-repeated="8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0.000001136183" calcext:value-type="float">
            <text:p>1.136183E-006</text:p>
          </table:table-cell>
          <table:table-cell table:number-columns-repeated="8"/>
        </table:table-row>
        <table:table-row table:style-name="ro1">
          <table:table-cell office:value-type="float" office:value="9646" calcext:value-type="float">
            <text:p>9646</text:p>
          </table:table-cell>
          <table:table-cell office:value-type="float" office:value="-0.01196742" calcext:value-type="float">
            <text:p>-0.01196742</text:p>
          </table:table-cell>
          <table:table-cell table:number-columns-repeated="8"/>
        </table:table-row>
        <table:table-row table:style-name="ro1">
          <table:table-cell office:value-type="float" office:value="9647" calcext:value-type="float">
            <text:p>9647</text:p>
          </table:table-cell>
          <table:table-cell office:value-type="float" office:value="-0.009796146" calcext:value-type="float">
            <text:p>-0.009796146</text:p>
          </table:table-cell>
          <table:table-cell table:number-columns-repeated="8"/>
        </table:table-row>
        <table:table-row table:style-name="ro1">
          <table:table-cell office:value-type="float" office:value="9648" calcext:value-type="float">
            <text:p>9648</text:p>
          </table:table-cell>
          <table:table-cell office:value-type="float" office:value="-0.01216892" calcext:value-type="float">
            <text:p>-0.01216892</text:p>
          </table:table-cell>
          <table:table-cell table:number-columns-repeated="8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0.00000130538" calcext:value-type="float">
            <text:p>1.30538E-006</text:p>
          </table:table-cell>
          <table:table-cell table:number-columns-repeated="8"/>
        </table:table-row>
        <table:table-row table:style-name="ro1">
          <table:table-cell office:value-type="float" office:value="9649" calcext:value-type="float">
            <text:p>9649</text:p>
          </table:table-cell>
          <table:table-cell office:value-type="float" office:value="-0.009851745" calcext:value-type="float">
            <text:p>-0.009851745</text:p>
          </table:table-cell>
          <table:table-cell table:number-columns-repeated="8"/>
        </table:table-row>
        <table:table-row table:style-name="ro1">
          <table:table-cell office:value-type="float" office:value="9650" calcext:value-type="float">
            <text:p>9650</text:p>
          </table:table-cell>
          <table:table-cell office:value-type="float" office:value="-0.009740062" calcext:value-type="float">
            <text:p>-0.009740062</text:p>
          </table:table-cell>
          <table:table-cell table:number-columns-repeated="8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0.000002032824" calcext:value-type="float">
            <text:p>2.032824E-006</text:p>
          </table:table-cell>
          <table:table-cell table:number-columns-repeated="8"/>
        </table:table-row>
        <table:table-row table:style-name="ro1">
          <table:table-cell office:value-type="float" office:value="9651" calcext:value-type="float">
            <text:p>9651</text:p>
          </table:table-cell>
          <table:table-cell office:value-type="float" office:value="-0.009745671" calcext:value-type="float">
            <text:p>-0.009745671</text:p>
          </table:table-cell>
          <table:table-cell table:number-columns-repeated="8"/>
        </table:table-row>
        <table:table-row table:style-name="ro1">
          <table:table-cell office:value-type="float" office:value="9652" calcext:value-type="float">
            <text:p>9652</text:p>
          </table:table-cell>
          <table:table-cell office:value-type="float" office:value="-0.009754967" calcext:value-type="float">
            <text:p>-0.009754967</text:p>
          </table:table-cell>
          <table:table-cell table:number-columns-repeated="8"/>
        </table:table-row>
        <table:table-row table:style-name="ro1">
          <table:table-cell office:value-type="float" office:value="9653" calcext:value-type="float">
            <text:p>9653</text:p>
          </table:table-cell>
          <table:table-cell office:value-type="float" office:value="-0.009771997" calcext:value-type="float">
            <text:p>-0.009771997</text:p>
          </table:table-cell>
          <table:table-cell table:number-columns-repeated="8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.0000002884157" calcext:value-type="float">
            <text:p>2.884157E-007</text:p>
          </table:table-cell>
          <table:table-cell table:number-columns-repeated="8"/>
        </table:table-row>
        <table:table-row table:style-name="ro1">
          <table:table-cell office:value-type="float" office:value="9654" calcext:value-type="float">
            <text:p>9654</text:p>
          </table:table-cell>
          <table:table-cell office:value-type="float" office:value="-0.007943559" calcext:value-type="float">
            <text:p>-0.007943559</text:p>
          </table:table-cell>
          <table:table-cell table:number-columns-repeated="8"/>
        </table:table-row>
        <table:table-row table:style-name="ro1">
          <table:table-cell office:value-type="float" office:value="9655" calcext:value-type="float">
            <text:p>9655</text:p>
          </table:table-cell>
          <table:table-cell office:value-type="float" office:value="-0.007812221" calcext:value-type="float">
            <text:p>-0.007812221</text:p>
          </table:table-cell>
          <table:table-cell table:number-columns-repeated="8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0.000000503308" calcext:value-type="float">
            <text:p>5.03308E-007</text:p>
          </table:table-cell>
          <table:table-cell table:number-columns-repeated="8"/>
        </table:table-row>
        <table:table-row table:style-name="ro1">
          <table:table-cell office:value-type="float" office:value="9656" calcext:value-type="float">
            <text:p>9656</text:p>
          </table:table-cell>
          <table:table-cell office:value-type="float" office:value="-0.008527603" calcext:value-type="float">
            <text:p>-0.008527603</text:p>
          </table:table-cell>
          <table:table-cell table:number-columns-repeated="8"/>
        </table:table-row>
        <table:table-row table:style-name="ro1">
          <table:table-cell office:value-type="float" office:value="9657" calcext:value-type="float">
            <text:p>9657</text:p>
          </table:table-cell>
          <table:table-cell office:value-type="float" office:value="-0.008352921" calcext:value-type="float">
            <text:p>-0.008352921</text:p>
          </table:table-cell>
          <table:table-cell table:number-columns-repeated="8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0.000001001119" calcext:value-type="float">
            <text:p>1.001119E-006</text:p>
          </table:table-cell>
          <table:table-cell table:number-columns-repeated="8"/>
        </table:table-row>
        <table:table-row table:style-name="ro1">
          <table:table-cell office:value-type="float" office:value="9658" calcext:value-type="float">
            <text:p>9658</text:p>
          </table:table-cell>
          <table:table-cell office:value-type="float" office:value="-0.01222088" calcext:value-type="float">
            <text:p>-0.01222088</text:p>
          </table:table-cell>
          <table:table-cell table:number-columns-repeated="8"/>
        </table:table-row>
        <table:table-row table:style-name="ro1">
          <table:table-cell office:value-type="float" office:value="9659" calcext:value-type="float">
            <text:p>9659</text:p>
          </table:table-cell>
          <table:table-cell office:value-type="float" office:value="-0.01049594" calcext:value-type="float">
            <text:p>-0.01049594</text:p>
          </table:table-cell>
          <table:table-cell table:number-columns-repeated="8"/>
        </table:table-row>
        <table:table-row table:style-name="ro1">
          <table:table-cell office:value-type="float" office:value="9660" calcext:value-type="float">
            <text:p>9660</text:p>
          </table:table-cell>
          <table:table-cell office:value-type="float" office:value="-0.0121949" calcext:value-type="float">
            <text:p>-0.0121949</text:p>
          </table:table-cell>
          <table:table-cell table:number-columns-repeated="8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0.0000002625726" calcext:value-type="float">
            <text:p>2.625726E-007</text:p>
          </table:table-cell>
          <table:table-cell table:number-columns-repeated="8"/>
        </table:table-row>
        <table:table-row table:style-name="ro1">
          <table:table-cell office:value-type="float" office:value="9661" calcext:value-type="float">
            <text:p>9661</text:p>
          </table:table-cell>
          <table:table-cell office:value-type="float" office:value="-0.007771089" calcext:value-type="float">
            <text:p>-0.007771089</text:p>
          </table:table-cell>
          <table:table-cell table:number-columns-repeated="8"/>
        </table:table-row>
        <table:table-row table:style-name="ro1">
          <table:table-cell office:value-type="float" office:value="9662" calcext:value-type="float">
            <text:p>9662</text:p>
          </table:table-cell>
          <table:table-cell office:value-type="float" office:value="-0.007731127" calcext:value-type="float">
            <text:p>-0.007731127</text:p>
          </table:table-cell>
          <table:table-cell table:number-columns-repeated="8"/>
        </table:table-row>
        <table:table-row table:style-name="ro1">
          <table:table-cell office:value-type="float" office:value="9663" calcext:value-type="float">
            <text:p>9663</text:p>
          </table:table-cell>
          <table:table-cell office:value-type="float" office:value="-0.007391526" calcext:value-type="float">
            <text:p>-0.007391526</text:p>
          </table:table-cell>
          <table:table-cell table:number-columns-repeated="8"/>
        </table:table-row>
        <table:table-row table:style-name="ro1">
          <table:table-cell office:value-type="float" office:value="9664" calcext:value-type="float">
            <text:p>9664</text:p>
          </table:table-cell>
          <table:table-cell office:value-type="float" office:value="-0.007783243" calcext:value-type="float">
            <text:p>-0.007783243</text:p>
          </table:table-cell>
          <table:table-cell table:number-columns-repeated="8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.000003243512" calcext:value-type="float">
            <text:p>3.243512E-006</text:p>
          </table:table-cell>
          <table:table-cell table:number-columns-repeated="8"/>
        </table:table-row>
        <table:table-row table:style-name="ro1">
          <table:table-cell office:value-type="float" office:value="9665" calcext:value-type="float">
            <text:p>9665</text:p>
          </table:table-cell>
          <table:table-cell office:value-type="float" office:value="-0.009666164" calcext:value-type="float">
            <text:p>-0.009666164</text:p>
          </table:table-cell>
          <table:table-cell table:number-columns-repeated="8"/>
        </table:table-row>
        <table:table-row table:style-name="ro1">
          <table:table-cell office:value-type="float" office:value="9666" calcext:value-type="float">
            <text:p>9666</text:p>
          </table:table-cell>
          <table:table-cell office:value-type="float" office:value="-0.009692415" calcext:value-type="float">
            <text:p>-0.009692415</text:p>
          </table:table-cell>
          <table:table-cell table:number-columns-repeated="8"/>
        </table:table-row>
        <table:table-row table:style-name="ro1">
          <table:table-cell office:value-type="float" office:value="9667" calcext:value-type="float">
            <text:p>9667</text:p>
          </table:table-cell>
          <table:table-cell office:value-type="float" office:value="-0.009642047" calcext:value-type="float">
            <text:p>-0.009642047</text:p>
          </table:table-cell>
          <table:table-cell table:number-columns-repeated="8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0.0000004162388" calcext:value-type="float">
            <text:p>4.162388E-007</text:p>
          </table:table-cell>
          <table:table-cell table:number-columns-repeated="8"/>
        </table:table-row>
        <table:table-row table:style-name="ro1">
          <table:table-cell office:value-type="float" office:value="9668" calcext:value-type="float">
            <text:p>9668</text:p>
          </table:table-cell>
          <table:table-cell office:value-type="float" office:value="-0.008056063" calcext:value-type="float">
            <text:p>-0.008056063</text:p>
          </table:table-cell>
          <table:table-cell table:number-columns-repeated="8"/>
        </table:table-row>
        <table:table-row table:style-name="ro1">
          <table:table-cell office:value-type="float" office:value="9669" calcext:value-type="float">
            <text:p>9669</text:p>
          </table:table-cell>
          <table:table-cell office:value-type="float" office:value="-0.007521927" calcext:value-type="float">
            <text:p>-0.007521927</text:p>
          </table:table-cell>
          <table:table-cell table:number-columns-repeated="8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0.00000036562" calcext:value-type="float">
            <text:p>3.6562E-007</text:p>
          </table:table-cell>
          <table:table-cell table:number-columns-repeated="8"/>
        </table:table-row>
        <table:table-row table:style-name="ro1">
          <table:table-cell office:value-type="float" office:value="9670" calcext:value-type="float">
            <text:p>9670</text:p>
          </table:table-cell>
          <table:table-cell office:value-type="float" office:value="-0.007882042" calcext:value-type="float">
            <text:p>-0.007882042</text:p>
          </table:table-cell>
          <table:table-cell table:number-columns-repeated="8"/>
        </table:table-row>
        <table:table-row table:style-name="ro1">
          <table:table-cell office:value-type="float" office:value="9671" calcext:value-type="float">
            <text:p>9671</text:p>
          </table:table-cell>
          <table:table-cell office:value-type="float" office:value="-0.007896644" calcext:value-type="float">
            <text:p>-0.007896644</text:p>
          </table:table-cell>
          <table:table-cell table:number-columns-repeated="8"/>
        </table:table-row>
        <table:table-row table:style-name="ro1">
          <table:table-cell office:value-type="float" office:value="9672" calcext:value-type="float">
            <text:p>9672</text:p>
          </table:table-cell>
          <table:table-cell office:value-type="float" office:value="-0.008816973" calcext:value-type="float">
            <text:p>-0.008816973</text:p>
          </table:table-cell>
          <table:table-cell table:number-columns-repeated="8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.00005215142" calcext:value-type="float">
            <text:p>5.215142E-005</text:p>
          </table:table-cell>
          <table:table-cell table:number-columns-repeated="8"/>
        </table:table-row>
        <table:table-row table:style-name="ro1">
          <table:table-cell office:value-type="float" office:value="9673" calcext:value-type="float">
            <text:p>9673</text:p>
          </table:table-cell>
          <table:table-cell office:value-type="float" office:value="-0.01579795" calcext:value-type="float">
            <text:p>-0.01579795</text:p>
          </table:table-cell>
          <table:table-cell table:number-columns-repeated="8"/>
        </table:table-row>
        <table:table-row table:style-name="ro1">
          <table:table-cell office:value-type="float" office:value="9674" calcext:value-type="float">
            <text:p>9674</text:p>
          </table:table-cell>
          <table:table-cell office:value-type="float" office:value="-0.01400855" calcext:value-type="float">
            <text:p>-0.01400855</text:p>
          </table:table-cell>
          <table:table-cell table:number-columns-repeated="8"/>
        </table:table-row>
        <table:table-row table:style-name="ro1">
          <table:table-cell office:value-type="float" office:value="9675" calcext:value-type="float">
            <text:p>9675</text:p>
          </table:table-cell>
          <table:table-cell office:value-type="float" office:value="-0.01428354" calcext:value-type="float">
            <text:p>-0.01428354</text:p>
          </table:table-cell>
          <table:table-cell table:number-columns-repeated="8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.0000003774551" calcext:value-type="float">
            <text:p>3.774551E-007</text:p>
          </table:table-cell>
          <table:table-cell table:number-columns-repeated="8"/>
        </table:table-row>
        <table:table-row table:style-name="ro1">
          <table:table-cell office:value-type="float" office:value="9676" calcext:value-type="float">
            <text:p>9676</text:p>
          </table:table-cell>
          <table:table-cell office:value-type="float" office:value="-0.008216333" calcext:value-type="float">
            <text:p>-0.008216333</text:p>
          </table:table-cell>
          <table:table-cell table:number-columns-repeated="8"/>
        </table:table-row>
        <table:table-row table:style-name="ro1">
          <table:table-cell office:value-type="float" office:value="9677" calcext:value-type="float">
            <text:p>9677</text:p>
          </table:table-cell>
          <table:table-cell office:value-type="float" office:value="-0.008099212" calcext:value-type="float">
            <text:p>-0.008099212</text:p>
          </table:table-cell>
          <table:table-cell table:number-columns-repeated="8"/>
        </table:table-row>
        <table:table-row table:style-name="ro1">
          <table:table-cell office:value-type="float" office:value="9678" calcext:value-type="float">
            <text:p>9678</text:p>
          </table:table-cell>
          <table:table-cell office:value-type="float" office:value="-0.007697257" calcext:value-type="float">
            <text:p>-0.007697257</text:p>
          </table:table-cell>
          <table:table-cell table:number-columns-repeated="8"/>
        </table:table-row>
        <table:table-row table:style-name="ro1">
          <table:table-cell office:value-type="float" office:value="9679" calcext:value-type="float">
            <text:p>9679</text:p>
          </table:table-cell>
          <table:table-cell office:value-type="float" office:value="-0.008213776" calcext:value-type="float">
            <text:p>-0.008213776</text:p>
          </table:table-cell>
          <table:table-cell table:number-columns-repeated="8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0.0000006676958" calcext:value-type="float">
            <text:p>6.676958E-007</text:p>
          </table:table-cell>
          <table:table-cell table:number-columns-repeated="8"/>
        </table:table-row>
        <table:table-row table:style-name="ro1">
          <table:table-cell office:value-type="float" office:value="9680" calcext:value-type="float">
            <text:p>9680</text:p>
          </table:table-cell>
          <table:table-cell office:value-type="float" office:value="-0.01076384" calcext:value-type="float">
            <text:p>-0.01076384</text:p>
          </table:table-cell>
          <table:table-cell table:number-columns-repeated="8"/>
        </table:table-row>
        <table:table-row table:style-name="ro1">
          <table:table-cell office:value-type="float" office:value="9681" calcext:value-type="float">
            <text:p>9681</text:p>
          </table:table-cell>
          <table:table-cell office:value-type="float" office:value="-0.01004924" calcext:value-type="float">
            <text:p>-0.01004924</text:p>
          </table:table-cell>
          <table:table-cell table:number-columns-repeated="8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.000004723542" calcext:value-type="float">
            <text:p>4.723542E-006</text:p>
          </table:table-cell>
          <table:table-cell table:number-columns-repeated="8"/>
        </table:table-row>
        <table:table-row table:style-name="ro1">
          <table:table-cell office:value-type="float" office:value="9682" calcext:value-type="float">
            <text:p>9682</text:p>
          </table:table-cell>
          <table:table-cell office:value-type="float" office:value="-0.009714146" calcext:value-type="float">
            <text:p>-0.009714146</text:p>
          </table:table-cell>
          <table:table-cell table:number-columns-repeated="8"/>
        </table:table-row>
        <table:table-row table:style-name="ro1">
          <table:table-cell office:value-type="float" office:value="9683" calcext:value-type="float">
            <text:p>9683</text:p>
          </table:table-cell>
          <table:table-cell office:value-type="float" office:value="-0.00975233" calcext:value-type="float">
            <text:p>-0.00975233</text:p>
          </table:table-cell>
          <table:table-cell table:number-columns-repeated="8"/>
        </table:table-row>
        <table:table-row table:style-name="ro1">
          <table:table-cell office:value-type="float" office:value="9684" calcext:value-type="float">
            <text:p>9684</text:p>
          </table:table-cell>
          <table:table-cell office:value-type="float" office:value="-0.009690191" calcext:value-type="float">
            <text:p>-0.009690191</text:p>
          </table:table-cell>
          <table:table-cell table:number-columns-repeated="8"/>
        </table:table-row>
        <table:table-row table:style-name="ro1">
          <table:table-cell office:value-type="float" office:value="9685" calcext:value-type="float">
            <text:p>9685</text:p>
          </table:table-cell>
          <table:table-cell office:value-type="float" office:value="-0.01068286" calcext:value-type="float">
            <text:p>-0.01068286</text:p>
          </table:table-cell>
          <table:table-cell table:number-columns-repeated="8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0.00002277868" calcext:value-type="float">
            <text:p>2.277868E-005</text:p>
          </table:table-cell>
          <table:table-cell table:number-columns-repeated="8"/>
        </table:table-row>
        <table:table-row table:style-name="ro1">
          <table:table-cell office:value-type="float" office:value="9686" calcext:value-type="float">
            <text:p>9686</text:p>
          </table:table-cell>
          <table:table-cell office:value-type="float" office:value="-0.01216922" calcext:value-type="float">
            <text:p>-0.01216922</text:p>
          </table:table-cell>
          <table:table-cell table:number-columns-repeated="8"/>
        </table:table-row>
        <table:table-row table:style-name="ro1">
          <table:table-cell office:value-type="float" office:value="9687" calcext:value-type="float">
            <text:p>9687</text:p>
          </table:table-cell>
          <table:table-cell office:value-type="float" office:value="-0.01147353" calcext:value-type="float">
            <text:p>-0.01147353</text:p>
          </table:table-cell>
          <table:table-cell table:number-columns-repeated="8"/>
        </table:table-row>
        <table:table-row table:style-name="ro1">
          <table:table-cell office:value-type="float" office:value="9688" calcext:value-type="float">
            <text:p>9688</text:p>
          </table:table-cell>
          <table:table-cell office:value-type="float" office:value="-0.01232017" calcext:value-type="float">
            <text:p>-0.01232017</text:p>
          </table:table-cell>
          <table:table-cell table:number-columns-repeated="8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0.00001394875" calcext:value-type="float">
            <text:p>1.394875E-005</text:p>
          </table:table-cell>
          <table:table-cell table:number-columns-repeated="8"/>
        </table:table-row>
        <table:table-row table:style-name="ro1">
          <table:table-cell office:value-type="float" office:value="9689" calcext:value-type="float">
            <text:p>9689</text:p>
          </table:table-cell>
          <table:table-cell office:value-type="float" office:value="-0.01081785" calcext:value-type="float">
            <text:p>-0.01081785</text:p>
          </table:table-cell>
          <table:table-cell table:number-columns-repeated="8"/>
        </table:table-row>
        <table:table-row table:style-name="ro1">
          <table:table-cell office:value-type="float" office:value="9690" calcext:value-type="float">
            <text:p>9690</text:p>
          </table:table-cell>
          <table:table-cell office:value-type="float" office:value="-0.01038355" calcext:value-type="float">
            <text:p>-0.01038355</text:p>
          </table:table-cell>
          <table:table-cell table:number-columns-repeated="8"/>
        </table:table-row>
        <table:table-row table:style-name="ro1">
          <table:table-cell office:value-type="float" office:value="9691" calcext:value-type="float">
            <text:p>9691</text:p>
          </table:table-cell>
          <table:table-cell office:value-type="float" office:value="-0.01082278" calcext:value-type="float">
            <text:p>-0.01082278</text:p>
          </table:table-cell>
          <table:table-cell table:number-columns-repeated="8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.000009107654" calcext:value-type="float">
            <text:p>9.107654E-006</text:p>
          </table:table-cell>
          <table:table-cell table:number-columns-repeated="8"/>
        </table:table-row>
        <table:table-row table:style-name="ro1">
          <table:table-cell office:value-type="float" office:value="9692" calcext:value-type="float">
            <text:p>9692</text:p>
          </table:table-cell>
          <table:table-cell office:value-type="float" office:value="-0.0100732" calcext:value-type="float">
            <text:p>-0.0100732</text:p>
          </table:table-cell>
          <table:table-cell table:number-columns-repeated="8"/>
        </table:table-row>
        <table:table-row table:style-name="ro1">
          <table:table-cell office:value-type="float" office:value="9693" calcext:value-type="float">
            <text:p>9693</text:p>
          </table:table-cell>
          <table:table-cell office:value-type="float" office:value="-0.009825517" calcext:value-type="float">
            <text:p>-0.009825517</text:p>
          </table:table-cell>
          <table:table-cell table:number-columns-repeated="8"/>
        </table:table-row>
        <table:table-row table:style-name="ro1">
          <table:table-cell office:value-type="float" office:value="9694" calcext:value-type="float">
            <text:p>9694</text:p>
          </table:table-cell>
          <table:table-cell office:value-type="float" office:value="-0.01003783" calcext:value-type="float">
            <text:p>-0.01003783</text:p>
          </table:table-cell>
          <table:table-cell table:number-columns-repeated="8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0.000005635064" calcext:value-type="float">
            <text:p>5.635064E-006</text:p>
          </table:table-cell>
          <table:table-cell table:number-columns-repeated="8"/>
        </table:table-row>
        <table:table-row table:style-name="ro1">
          <table:table-cell office:value-type="float" office:value="9695" calcext:value-type="float">
            <text:p>9695</text:p>
          </table:table-cell>
          <table:table-cell office:value-type="float" office:value="-0.009662255" calcext:value-type="float">
            <text:p>-0.009662255</text:p>
          </table:table-cell>
          <table:table-cell table:number-columns-repeated="8"/>
        </table:table-row>
        <table:table-row table:style-name="ro1">
          <table:table-cell office:value-type="float" office:value="9696" calcext:value-type="float">
            <text:p>9696</text:p>
          </table:table-cell>
          <table:table-cell office:value-type="float" office:value="-0.00954318" calcext:value-type="float">
            <text:p>-0.00954318</text:p>
          </table:table-cell>
          <table:table-cell table:number-columns-repeated="8"/>
        </table:table-row>
        <table:table-row table:style-name="ro1">
          <table:table-cell office:value-type="float" office:value="9697" calcext:value-type="float">
            <text:p>9697</text:p>
          </table:table-cell>
          <table:table-cell office:value-type="float" office:value="-0.009678346" calcext:value-type="float">
            <text:p>-0.009678346</text:p>
          </table:table-cell>
          <table:table-cell table:number-columns-repeated="8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.000004185339" calcext:value-type="float">
            <text:p>4.185339E-006</text:p>
          </table:table-cell>
          <table:table-cell table:number-columns-repeated="8"/>
        </table:table-row>
        <table:table-row table:style-name="ro1">
          <table:table-cell office:value-type="float" office:value="9698" calcext:value-type="float">
            <text:p>9698</text:p>
          </table:table-cell>
          <table:table-cell office:value-type="float" office:value="-0.009434603" calcext:value-type="float">
            <text:p>-0.009434603</text:p>
          </table:table-cell>
          <table:table-cell table:number-columns-repeated="8"/>
        </table:table-row>
        <table:table-row table:style-name="ro1">
          <table:table-cell office:value-type="float" office:value="9699" calcext:value-type="float">
            <text:p>9699</text:p>
          </table:table-cell>
          <table:table-cell office:value-type="float" office:value="-0.009370752" calcext:value-type="float">
            <text:p>-0.009370752</text:p>
          </table:table-cell>
          <table:table-cell table:number-columns-repeated="8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-0.009457754" calcext:value-type="float">
            <text:p>-0.009457754</text:p>
          </table:table-cell>
          <table:table-cell table:number-columns-repeated="8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0.000002763659" calcext:value-type="float">
            <text:p>2.763659E-006</text:p>
          </table:table-cell>
          <table:table-cell table:number-columns-repeated="8"/>
        </table:table-row>
        <table:table-row table:style-name="ro1">
          <table:table-cell office:value-type="float" office:value="9701" calcext:value-type="float">
            <text:p>9701</text:p>
          </table:table-cell>
          <table:table-cell office:value-type="float" office:value="-0.009294968" calcext:value-type="float">
            <text:p>-0.009294968</text:p>
          </table:table-cell>
          <table:table-cell table:number-columns-repeated="8"/>
        </table:table-row>
        <table:table-row table:style-name="ro1">
          <table:table-cell office:value-type="float" office:value="9702" calcext:value-type="float">
            <text:p>9702</text:p>
          </table:table-cell>
          <table:table-cell office:value-type="float" office:value="-0.009233242" calcext:value-type="float">
            <text:p>-0.009233242</text:p>
          </table:table-cell>
          <table:table-cell table:number-columns-repeated="8"/>
        </table:table-row>
        <table:table-row table:style-name="ro1">
          <table:table-cell office:value-type="float" office:value="9703" calcext:value-type="float">
            <text:p>9703</text:p>
          </table:table-cell>
          <table:table-cell office:value-type="float" office:value="-0.009313627" calcext:value-type="float">
            <text:p>-0.009313627</text:p>
          </table:table-cell>
          <table:table-cell table:number-columns-repeated="8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.000001963488" calcext:value-type="float">
            <text:p>1.963488E-006</text:p>
          </table:table-cell>
          <table:table-cell table:number-columns-repeated="8"/>
        </table:table-row>
        <table:table-row table:style-name="ro1">
          <table:table-cell office:value-type="float" office:value="9704" calcext:value-type="float">
            <text:p>9704</text:p>
          </table:table-cell>
          <table:table-cell office:value-type="float" office:value="-0.009149138" calcext:value-type="float">
            <text:p>-0.009149138</text:p>
          </table:table-cell>
          <table:table-cell table:number-columns-repeated="8"/>
        </table:table-row>
        <table:table-row table:style-name="ro1">
          <table:table-cell office:value-type="float" office:value="9705" calcext:value-type="float">
            <text:p>9705</text:p>
          </table:table-cell>
          <table:table-cell office:value-type="float" office:value="-0.009024191" calcext:value-type="float">
            <text:p>-0.009024191</text:p>
          </table:table-cell>
          <table:table-cell table:number-columns-repeated="8"/>
        </table:table-row>
        <table:table-row table:style-name="ro1">
          <table:table-cell office:value-type="float" office:value="9706" calcext:value-type="float">
            <text:p>9706</text:p>
          </table:table-cell>
          <table:table-cell office:value-type="float" office:value="-0.009210018" calcext:value-type="float">
            <text:p>-0.009210018</text:p>
          </table:table-cell>
          <table:table-cell table:number-columns-repeated="8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0.000001404983" calcext:value-type="float">
            <text:p>0.000001405</text:p>
          </table:table-cell>
          <table:table-cell table:number-columns-repeated="8"/>
        </table:table-row>
        <table:table-row table:style-name="ro1">
          <table:table-cell office:value-type="float" office:value="9707" calcext:value-type="float">
            <text:p>9707</text:p>
          </table:table-cell>
          <table:table-cell office:value-type="float" office:value="-0.008869552" calcext:value-type="float">
            <text:p>-0.008869552</text:p>
          </table:table-cell>
          <table:table-cell table:number-columns-repeated="8"/>
        </table:table-row>
        <table:table-row table:style-name="ro1">
          <table:table-cell office:value-type="float" office:value="9708" calcext:value-type="float">
            <text:p>9708</text:p>
          </table:table-cell>
          <table:table-cell office:value-type="float" office:value="-0.00857586" calcext:value-type="float">
            <text:p>-0.00857586</text:p>
          </table:table-cell>
          <table:table-cell table:number-columns-repeated="8"/>
        </table:table-row>
        <table:table-row table:style-name="ro1">
          <table:table-cell office:value-type="float" office:value="9709" calcext:value-type="float">
            <text:p>9709</text:p>
          </table:table-cell>
          <table:table-cell office:value-type="float" office:value="-0.008987571" calcext:value-type="float">
            <text:p>-0.008987571</text:p>
          </table:table-cell>
          <table:table-cell table:number-columns-repeated="8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0.0000009628963" calcext:value-type="float">
            <text:p>9.628963E-007</text:p>
          </table:table-cell>
          <table:table-cell table:number-columns-repeated="8"/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float" office:value="-0.008298207" calcext:value-type="float">
            <text:p>-0.008298207</text:p>
          </table:table-cell>
          <table:table-cell table:number-columns-repeated="8"/>
        </table:table-row>
        <table:table-row table:style-name="ro1">
          <table:table-cell office:value-type="float" office:value="9711" calcext:value-type="float">
            <text:p>9711</text:p>
          </table:table-cell>
          <table:table-cell office:value-type="float" office:value="-0.007565247" calcext:value-type="float">
            <text:p>-0.007565247</text:p>
          </table:table-cell>
          <table:table-cell table:number-columns-repeated="8"/>
        </table:table-row>
        <table:table-row table:style-name="ro1">
          <table:table-cell office:value-type="float" office:value="9712" calcext:value-type="float">
            <text:p>9712</text:p>
          </table:table-cell>
          <table:table-cell office:value-type="float" office:value="-0.008388683" calcext:value-type="float">
            <text:p>-0.008388683</text:p>
          </table:table-cell>
          <table:table-cell table:number-columns-repeated="8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.00000037892" calcext:value-type="float">
            <text:p>3.7892E-007</text:p>
          </table:table-cell>
          <table:table-cell table:number-columns-repeated="8"/>
        </table:table-row>
        <table:table-row table:style-name="ro1">
          <table:table-cell office:value-type="float" office:value="9713" calcext:value-type="float">
            <text:p>9713</text:p>
          </table:table-cell>
          <table:table-cell office:value-type="float" office:value="-0.006962736" calcext:value-type="float">
            <text:p>-0.006962736</text:p>
          </table:table-cell>
          <table:table-cell table:number-columns-repeated="8"/>
        </table:table-row>
        <table:table-row table:style-name="ro1">
          <table:table-cell office:value-type="float" office:value="9714" calcext:value-type="float">
            <text:p>9714</text:p>
          </table:table-cell>
          <table:table-cell office:value-type="float" office:value="-0.007221014" calcext:value-type="float">
            <text:p>-0.007221014</text:p>
          </table:table-cell>
          <table:table-cell table:number-columns-repeated="8"/>
        </table:table-row>
        <table:table-row table:style-name="ro1">
          <table:table-cell office:value-type="float" office:value="9715" calcext:value-type="float">
            <text:p>9715</text:p>
          </table:table-cell>
          <table:table-cell office:value-type="float" office:value="-0.006992066" calcext:value-type="float">
            <text:p>-0.006992066</text:p>
          </table:table-cell>
          <table:table-cell table:number-columns-repeated="8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0.0000002579634" calcext:value-type="float">
            <text:p>0.000000258</text:p>
          </table:table-cell>
          <table:table-cell table:number-columns-repeated="8"/>
        </table:table-row>
        <table:table-row table:style-name="ro1">
          <table:table-cell office:value-type="float" office:value="9716" calcext:value-type="float">
            <text:p>9716</text:p>
          </table:table-cell>
          <table:table-cell office:value-type="float" office:value="-0.008596171" calcext:value-type="float">
            <text:p>-0.008596171</text:p>
          </table:table-cell>
          <table:table-cell table:number-columns-repeated="8"/>
        </table:table-row>
        <table:table-row table:style-name="ro1">
          <table:table-cell office:value-type="float" office:value="9717" calcext:value-type="float">
            <text:p>9717</text:p>
          </table:table-cell>
          <table:table-cell office:value-type="float" office:value="-0.01042353" calcext:value-type="float">
            <text:p>-0.01042353</text:p>
          </table:table-cell>
          <table:table-cell table:number-columns-repeated="8"/>
        </table:table-row>
        <table:table-row table:style-name="ro1">
          <table:table-cell office:value-type="float" office:value="9718" calcext:value-type="float">
            <text:p>9718</text:p>
          </table:table-cell>
          <table:table-cell office:value-type="float" office:value="-0.01157138" calcext:value-type="float">
            <text:p>-0.01157138</text:p>
          </table:table-cell>
          <table:table-cell table:number-columns-repeated="8"/>
        </table:table-row>
        <table:table-row table:style-name="ro1">
          <table:table-cell office:value-type="float" office:value="9719" calcext:value-type="float">
            <text:p>9719</text:p>
          </table:table-cell>
          <table:table-cell office:value-type="float" office:value="-0.00744845" calcext:value-type="float">
            <text:p>-0.00744845</text:p>
          </table:table-cell>
          <table:table-cell table:number-columns-repeated="8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0.0000006248185" calcext:value-type="float">
            <text:p>6.248185E-007</text:p>
          </table:table-cell>
          <table:table-cell table:number-columns-repeated="8"/>
        </table:table-row>
        <table:table-row table:style-name="ro1">
          <table:table-cell office:value-type="float" office:value="9720" calcext:value-type="float">
            <text:p>9720</text:p>
          </table:table-cell>
          <table:table-cell office:value-type="float" office:value="-0.007574676" calcext:value-type="float">
            <text:p>-0.007574676</text:p>
          </table:table-cell>
          <table:table-cell table:number-columns-repeated="8"/>
        </table:table-row>
        <table:table-row table:style-name="ro1">
          <table:table-cell office:value-type="float" office:value="9721" calcext:value-type="float">
            <text:p>9721</text:p>
          </table:table-cell>
          <table:table-cell office:value-type="float" office:value="-0.009523446" calcext:value-type="float">
            <text:p>-0.009523446</text:p>
          </table:table-cell>
          <table:table-cell table:number-columns-repeated="8"/>
        </table:table-row>
        <table:table-row table:style-name="ro1">
          <table:table-cell office:value-type="float" office:value="9722" calcext:value-type="float">
            <text:p>9722</text:p>
          </table:table-cell>
          <table:table-cell office:value-type="float" office:value="-0.01099709" calcext:value-type="float">
            <text:p>-0.01099709</text:p>
          </table:table-cell>
          <table:table-cell table:number-columns-repeated="8"/>
        </table:table-row>
        <table:table-row table:style-name="ro1">
          <table:table-cell office:value-type="float" office:value="9723" calcext:value-type="float">
            <text:p>9723</text:p>
          </table:table-cell>
          <table:table-cell office:value-type="float" office:value="-0.008094785" calcext:value-type="float">
            <text:p>-0.008094785</text:p>
          </table:table-cell>
          <table:table-cell table:number-columns-repeated="8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.0000006866634" calcext:value-type="float">
            <text:p>6.866634E-007</text:p>
          </table:table-cell>
          <table:table-cell table:number-columns-repeated="8"/>
        </table:table-row>
        <table:table-row table:style-name="ro1">
          <table:table-cell office:value-type="float" office:value="9724" calcext:value-type="float">
            <text:p>9724</text:p>
          </table:table-cell>
          <table:table-cell office:value-type="float" office:value="-0.008099613" calcext:value-type="float">
            <text:p>-0.008099613</text:p>
          </table:table-cell>
          <table:table-cell table:number-columns-repeated="8"/>
        </table:table-row>
        <table:table-row table:style-name="ro1">
          <table:table-cell office:value-type="float" office:value="9725" calcext:value-type="float">
            <text:p>9725</text:p>
          </table:table-cell>
          <table:table-cell office:value-type="float" office:value="-0.008537162" calcext:value-type="float">
            <text:p>-0.008537162</text:p>
          </table:table-cell>
          <table:table-cell table:number-columns-repeated="8"/>
        </table:table-row>
        <table:table-row table:style-name="ro1">
          <table:table-cell office:value-type="float" office:value="9726" calcext:value-type="float">
            <text:p>9726</text:p>
          </table:table-cell>
          <table:table-cell office:value-type="float" office:value="-0.00867296" calcext:value-type="float">
            <text:p>-0.00867296</text:p>
          </table:table-cell>
          <table:table-cell table:number-columns-repeated="8"/>
        </table:table-row>
        <table:table-row table:style-name="ro1">
          <table:table-cell office:value-type="float" office:value="9727" calcext:value-type="float">
            <text:p>9727</text:p>
          </table:table-cell>
          <table:table-cell office:value-type="float" office:value="-0.008200168" calcext:value-type="float">
            <text:p>-0.008200168</text:p>
          </table:table-cell>
          <table:table-cell table:number-columns-repeated="8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0.00000604495" calcext:value-type="float">
            <text:p>0.000006045</text:p>
          </table:table-cell>
          <table:table-cell table:number-columns-repeated="8"/>
        </table:table-row>
        <table:table-row table:style-name="ro1">
          <table:table-cell office:value-type="float" office:value="9728" calcext:value-type="float">
            <text:p>9728</text:p>
          </table:table-cell>
          <table:table-cell office:value-type="float" office:value="-0.009834687" calcext:value-type="float">
            <text:p>-0.009834687</text:p>
          </table:table-cell>
          <table:table-cell table:number-columns-repeated="8"/>
        </table:table-row>
        <table:table-row table:style-name="ro1">
          <table:table-cell office:value-type="float" office:value="9729" calcext:value-type="float">
            <text:p>9729</text:p>
          </table:table-cell>
          <table:table-cell office:value-type="float" office:value="-0.009850294" calcext:value-type="float">
            <text:p>-0.009850294</text:p>
          </table:table-cell>
          <table:table-cell table:number-columns-repeated="8"/>
        </table:table-row>
        <table:table-row table:style-name="ro1">
          <table:table-cell office:value-type="float" office:value="9730" calcext:value-type="float">
            <text:p>9730</text:p>
          </table:table-cell>
          <table:table-cell office:value-type="float" office:value="-0.009757326" calcext:value-type="float">
            <text:p>-0.009757326</text:p>
          </table:table-cell>
          <table:table-cell table:number-columns-repeated="8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.0000006062254" calcext:value-type="float">
            <text:p>6.062254E-007</text:p>
          </table:table-cell>
          <table:table-cell table:number-columns-repeated="8"/>
        </table:table-row>
        <table:table-row table:style-name="ro1">
          <table:table-cell office:value-type="float" office:value="9731" calcext:value-type="float">
            <text:p>9731</text:p>
          </table:table-cell>
          <table:table-cell office:value-type="float" office:value="-0.008808888" calcext:value-type="float">
            <text:p>-0.008808888</text:p>
          </table:table-cell>
          <table:table-cell table:number-columns-repeated="8"/>
        </table:table-row>
        <table:table-row table:style-name="ro1">
          <table:table-cell office:value-type="float" office:value="9732" calcext:value-type="float">
            <text:p>9732</text:p>
          </table:table-cell>
          <table:table-cell office:value-type="float" office:value="-0.008949677" calcext:value-type="float">
            <text:p>-0.008949677</text:p>
          </table:table-cell>
          <table:table-cell table:number-columns-repeated="8"/>
        </table:table-row>
        <table:table-row table:style-name="ro1">
          <table:table-cell office:value-type="float" office:value="9733" calcext:value-type="float">
            <text:p>9733</text:p>
          </table:table-cell>
          <table:table-cell office:value-type="float" office:value="-0.009785697" calcext:value-type="float">
            <text:p>-0.009785697</text:p>
          </table:table-cell>
          <table:table-cell table:number-columns-repeated="8"/>
        </table:table-row>
        <table:table-row table:style-name="ro1">
          <table:table-cell office:value-type="float" office:value="9734" calcext:value-type="float">
            <text:p>9734</text:p>
          </table:table-cell>
          <table:table-cell office:value-type="float" office:value="-0.01177798" calcext:value-type="float">
            <text:p>-0.01177798</text:p>
          </table:table-cell>
          <table:table-cell table:number-columns-repeated="8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0.0000003317801" calcext:value-type="float">
            <text:p>3.317801E-007</text:p>
          </table:table-cell>
          <table:table-cell table:number-columns-repeated="8"/>
        </table:table-row>
        <table:table-row table:style-name="ro1">
          <table:table-cell office:value-type="float" office:value="9735" calcext:value-type="float">
            <text:p>9735</text:p>
          </table:table-cell>
          <table:table-cell office:value-type="float" office:value="-0.00784926" calcext:value-type="float">
            <text:p>-0.00784926</text:p>
          </table:table-cell>
          <table:table-cell table:number-columns-repeated="8"/>
        </table:table-row>
        <table:table-row table:style-name="ro1">
          <table:table-cell office:value-type="float" office:value="9736" calcext:value-type="float">
            <text:p>9736</text:p>
          </table:table-cell>
          <table:table-cell office:value-type="float" office:value="-0.007823918" calcext:value-type="float">
            <text:p>-0.007823918</text:p>
          </table:table-cell>
          <table:table-cell table:number-columns-repeated="8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.0000003415336" calcext:value-type="float">
            <text:p>3.415336E-007</text:p>
          </table:table-cell>
          <table:table-cell table:number-columns-repeated="8"/>
        </table:table-row>
        <table:table-row table:style-name="ro1">
          <table:table-cell office:value-type="float" office:value="9737" calcext:value-type="float">
            <text:p>9737</text:p>
          </table:table-cell>
          <table:table-cell office:value-type="float" office:value="-0.007849987" calcext:value-type="float">
            <text:p>-0.007849987</text:p>
          </table:table-cell>
          <table:table-cell table:number-columns-repeated="8"/>
        </table:table-row>
        <table:table-row table:style-name="ro1">
          <table:table-cell office:value-type="float" office:value="9738" calcext:value-type="float">
            <text:p>9738</text:p>
          </table:table-cell>
          <table:table-cell office:value-type="float" office:value="-0.007623343" calcext:value-type="float">
            <text:p>-0.007623343</text:p>
          </table:table-cell>
          <table:table-cell table:number-columns-repeated="8"/>
        </table:table-row>
        <table:table-row table:style-name="ro1">
          <table:table-cell office:value-type="float" office:value="9739" calcext:value-type="float">
            <text:p>9739</text:p>
          </table:table-cell>
          <table:table-cell office:value-type="float" office:value="-0.007822574" calcext:value-type="float">
            <text:p>-0.007822574</text:p>
          </table:table-cell>
          <table:table-cell table:number-columns-repeated="8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.000000415197" calcext:value-type="float">
            <text:p>4.15197E-007</text:p>
          </table:table-cell>
          <table:table-cell table:number-columns-repeated="8"/>
        </table:table-row>
        <table:table-row table:style-name="ro1">
          <table:table-cell office:value-type="float" office:value="9740" calcext:value-type="float">
            <text:p>9740</text:p>
          </table:table-cell>
          <table:table-cell office:value-type="float" office:value="-0.007933472" calcext:value-type="float">
            <text:p>-0.007933472</text:p>
          </table:table-cell>
          <table:table-cell table:number-columns-repeated="8"/>
        </table:table-row>
        <table:table-row table:style-name="ro1">
          <table:table-cell office:value-type="float" office:value="9741" calcext:value-type="float">
            <text:p>9741</text:p>
          </table:table-cell>
          <table:table-cell office:value-type="float" office:value="-0.008112148" calcext:value-type="float">
            <text:p>-0.008112148</text:p>
          </table:table-cell>
          <table:table-cell table:number-columns-repeated="8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0.0000002987208" calcext:value-type="float">
            <text:p>2.987208E-007</text:p>
          </table:table-cell>
          <table:table-cell table:number-columns-repeated="8"/>
        </table:table-row>
        <table:table-row table:style-name="ro1">
          <table:table-cell office:value-type="float" office:value="9742" calcext:value-type="float">
            <text:p>9742</text:p>
          </table:table-cell>
          <table:table-cell office:value-type="float" office:value="-0.007770554" calcext:value-type="float">
            <text:p>-0.007770554</text:p>
          </table:table-cell>
          <table:table-cell table:number-columns-repeated="8"/>
        </table:table-row>
        <table:table-row table:style-name="ro1">
          <table:table-cell office:value-type="float" office:value="9743" calcext:value-type="float">
            <text:p>9743</text:p>
          </table:table-cell>
          <table:table-cell office:value-type="float" office:value="-0.007794479" calcext:value-type="float">
            <text:p>-0.007794479</text:p>
          </table:table-cell>
          <table:table-cell table:number-columns-repeated="8"/>
        </table:table-row>
        <table:table-row table:style-name="ro1">
          <table:table-cell office:value-type="float" office:value="9744" calcext:value-type="float">
            <text:p>9744</text:p>
          </table:table-cell>
          <table:table-cell office:value-type="float" office:value="-0.007552967" calcext:value-type="float">
            <text:p>-0.007552967</text:p>
          </table:table-cell>
          <table:table-cell table:number-columns-repeated="8"/>
        </table:table-row>
        <table:table-row table:style-name="ro1">
          <table:table-cell office:value-type="float" office:value="9745" calcext:value-type="float">
            <text:p>9745</text:p>
          </table:table-cell>
          <table:table-cell office:value-type="float" office:value="-0.007469742" calcext:value-type="float">
            <text:p>-0.007469742</text:p>
          </table:table-cell>
          <table:table-cell table:number-columns-repeated="8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.0000002750184" calcext:value-type="float">
            <text:p>0.000000275</text:p>
          </table:table-cell>
          <table:table-cell table:number-columns-repeated="8"/>
        </table:table-row>
        <table:table-row table:style-name="ro1">
          <table:table-cell office:value-type="float" office:value="9746" calcext:value-type="float">
            <text:p>9746</text:p>
          </table:table-cell>
          <table:table-cell office:value-type="float" office:value="-0.007668342" calcext:value-type="float">
            <text:p>-0.007668342</text:p>
          </table:table-cell>
          <table:table-cell table:number-columns-repeated="8"/>
        </table:table-row>
        <table:table-row table:style-name="ro1">
          <table:table-cell office:value-type="float" office:value="9747" calcext:value-type="float">
            <text:p>9747</text:p>
          </table:table-cell>
          <table:table-cell office:value-type="float" office:value="-0.007704888" calcext:value-type="float">
            <text:p>-0.007704888</text:p>
          </table:table-cell>
          <table:table-cell table:number-columns-repeated="8"/>
        </table:table-row>
        <table:table-row table:style-name="ro1">
          <table:table-cell office:value-type="float" office:value="9748" calcext:value-type="float">
            <text:p>9748</text:p>
          </table:table-cell>
          <table:table-cell office:value-type="float" office:value="-0.009602194" calcext:value-type="float">
            <text:p>-0.009602194</text:p>
          </table:table-cell>
          <table:table-cell table:number-columns-repeated="8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.00000592723" calcext:value-type="float">
            <text:p>5.92723E-006</text:p>
          </table:table-cell>
          <table:table-cell table:number-columns-repeated="8"/>
        </table:table-row>
        <table:table-row table:style-name="ro1">
          <table:table-cell office:value-type="float" office:value="9749" calcext:value-type="float">
            <text:p>9749</text:p>
          </table:table-cell>
          <table:table-cell office:value-type="float" office:value="-0.008870629" calcext:value-type="float">
            <text:p>-0.008870629</text:p>
          </table:table-cell>
          <table:table-cell table:number-columns-repeated="8"/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-0.009223747" calcext:value-type="float">
            <text:p>-0.009223747</text:p>
          </table:table-cell>
          <table:table-cell table:number-columns-repeated="8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.0000006044419" calcext:value-type="float">
            <text:p>6.044419E-007</text:p>
          </table:table-cell>
          <table:table-cell table:number-columns-repeated="8"/>
        </table:table-row>
        <table:table-row table:style-name="ro1">
          <table:table-cell office:value-type="float" office:value="9751" calcext:value-type="float">
            <text:p>9751</text:p>
          </table:table-cell>
          <table:table-cell office:value-type="float" office:value="-0.008830157" calcext:value-type="float">
            <text:p>-0.008830157</text:p>
          </table:table-cell>
          <table:table-cell table:number-columns-repeated="8"/>
        </table:table-row>
        <table:table-row table:style-name="ro1">
          <table:table-cell office:value-type="float" office:value="9752" calcext:value-type="float">
            <text:p>9752</text:p>
          </table:table-cell>
          <table:table-cell office:value-type="float" office:value="-0.008721295" calcext:value-type="float">
            <text:p>-0.008721295</text:p>
          </table:table-cell>
          <table:table-cell table:number-columns-repeated="8"/>
        </table:table-row>
        <table:table-row table:style-name="ro1">
          <table:table-cell office:value-type="float" office:value="9753" calcext:value-type="float">
            <text:p>9753</text:p>
          </table:table-cell>
          <table:table-cell office:value-type="float" office:value="-0.009160499" calcext:value-type="float">
            <text:p>-0.009160499</text:p>
          </table:table-cell>
          <table:table-cell table:number-columns-repeated="8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0.0000002751855" calcext:value-type="float">
            <text:p>2.751855E-007</text:p>
          </table:table-cell>
          <table:table-cell table:number-columns-repeated="8"/>
        </table:table-row>
        <table:table-row table:style-name="ro1">
          <table:table-cell office:value-type="float" office:value="9754" calcext:value-type="float">
            <text:p>9754</text:p>
          </table:table-cell>
          <table:table-cell office:value-type="float" office:value="-0.007780663" calcext:value-type="float">
            <text:p>-0.007780663</text:p>
          </table:table-cell>
          <table:table-cell table:number-columns-repeated="8"/>
        </table:table-row>
        <table:table-row table:style-name="ro1">
          <table:table-cell office:value-type="float" office:value="9755" calcext:value-type="float">
            <text:p>9755</text:p>
          </table:table-cell>
          <table:table-cell office:value-type="float" office:value="-0.007731219" calcext:value-type="float">
            <text:p>-0.007731219</text:p>
          </table:table-cell>
          <table:table-cell table:number-columns-repeated="8"/>
        </table:table-row>
        <table:table-row table:style-name="ro1">
          <table:table-cell office:value-type="float" office:value="9756" calcext:value-type="float">
            <text:p>9756</text:p>
          </table:table-cell>
          <table:table-cell office:value-type="float" office:value="-0.007411266" calcext:value-type="float">
            <text:p>-0.007411266</text:p>
          </table:table-cell>
          <table:table-cell table:number-columns-repeated="8"/>
        </table:table-row>
        <table:table-row table:style-name="ro1">
          <table:table-cell office:value-type="float" office:value="9757" calcext:value-type="float">
            <text:p>9757</text:p>
          </table:table-cell>
          <table:table-cell office:value-type="float" office:value="-0.007561503" calcext:value-type="float">
            <text:p>-0.007561503</text:p>
          </table:table-cell>
          <table:table-cell table:number-columns-repeated="8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.000001220809" calcext:value-type="float">
            <text:p>1.220809E-006</text:p>
          </table:table-cell>
          <table:table-cell table:number-columns-repeated="8"/>
        </table:table-row>
        <table:table-row table:style-name="ro1">
          <table:table-cell office:value-type="float" office:value="9758" calcext:value-type="float">
            <text:p>9758</text:p>
          </table:table-cell>
          <table:table-cell office:value-type="float" office:value="-0.009990924" calcext:value-type="float">
            <text:p>-0.009990924</text:p>
          </table:table-cell>
          <table:table-cell table:number-columns-repeated="8"/>
        </table:table-row>
        <table:table-row table:style-name="ro1">
          <table:table-cell office:value-type="float" office:value="9759" calcext:value-type="float">
            <text:p>9759</text:p>
          </table:table-cell>
          <table:table-cell office:value-type="float" office:value="-0.009886272" calcext:value-type="float">
            <text:p>-0.009886272</text:p>
          </table:table-cell>
          <table:table-cell table:number-columns-repeated="8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.000006909337" calcext:value-type="float">
            <text:p>6.909337E-006</text:p>
          </table:table-cell>
          <table:table-cell table:number-columns-repeated="8"/>
        </table:table-row>
        <table:table-row table:style-name="ro1">
          <table:table-cell office:value-type="float" office:value="9760" calcext:value-type="float">
            <text:p>9760</text:p>
          </table:table-cell>
          <table:table-cell office:value-type="float" office:value="-0.009872866" calcext:value-type="float">
            <text:p>-0.009872866</text:p>
          </table:table-cell>
          <table:table-cell table:number-columns-repeated="8"/>
        </table:table-row>
        <table:table-row table:style-name="ro1">
          <table:table-cell office:value-type="float" office:value="9761" calcext:value-type="float">
            <text:p>9761</text:p>
          </table:table-cell>
          <table:table-cell office:value-type="float" office:value="-0.009312336" calcext:value-type="float">
            <text:p>-0.009312336</text:p>
          </table:table-cell>
          <table:table-cell table:number-columns-repeated="8"/>
        </table:table-row>
        <table:table-row table:style-name="ro1">
          <table:table-cell office:value-type="float" office:value="9762" calcext:value-type="float">
            <text:p>9762</text:p>
          </table:table-cell>
          <table:table-cell office:value-type="float" office:value="-0.009743193" calcext:value-type="float">
            <text:p>-0.009743193</text:p>
          </table:table-cell>
          <table:table-cell table:number-columns-repeated="8"/>
        </table:table-row>
        <table:table-row table:style-name="ro1">
          <table:table-cell office:value-type="float" office:value="9763" calcext:value-type="float">
            <text:p>9763</text:p>
          </table:table-cell>
          <table:table-cell office:value-type="float" office:value="-0.00997349" calcext:value-type="float">
            <text:p>-0.00997349</text:p>
          </table:table-cell>
          <table:table-cell table:number-columns-repeated="8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.0000003451235" calcext:value-type="float">
            <text:p>3.451235E-007</text:p>
          </table:table-cell>
          <table:table-cell table:number-columns-repeated="8"/>
        </table:table-row>
        <table:table-row table:style-name="ro1">
          <table:table-cell office:value-type="float" office:value="9764" calcext:value-type="float">
            <text:p>9764</text:p>
          </table:table-cell>
          <table:table-cell office:value-type="float" office:value="-0.00789665" calcext:value-type="float">
            <text:p>-0.00789665</text:p>
          </table:table-cell>
          <table:table-cell table:number-columns-repeated="8"/>
        </table:table-row>
        <table:table-row table:style-name="ro1">
          <table:table-cell office:value-type="float" office:value="9765" calcext:value-type="float">
            <text:p>9765</text:p>
          </table:table-cell>
          <table:table-cell office:value-type="float" office:value="-0.007874231" calcext:value-type="float">
            <text:p>-0.007874231</text:p>
          </table:table-cell>
          <table:table-cell table:number-columns-repeated="8"/>
        </table:table-row>
        <table:table-row table:style-name="ro1">
          <table:table-cell office:value-type="float" office:value="9766" calcext:value-type="float">
            <text:p>9766</text:p>
          </table:table-cell>
          <table:table-cell office:value-type="float" office:value="-0.007636413" calcext:value-type="float">
            <text:p>-0.007636413</text:p>
          </table:table-cell>
          <table:table-cell table:number-columns-repeated="8"/>
        </table:table-row>
        <table:table-row table:style-name="ro1">
          <table:table-cell office:value-type="float" office:value="9767" calcext:value-type="float">
            <text:p>9767</text:p>
          </table:table-cell>
          <table:table-cell office:value-type="float" office:value="-0.007670891" calcext:value-type="float">
            <text:p>-0.007670891</text:p>
          </table:table-cell>
          <table:table-cell table:number-columns-repeated="8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.00002095797" calcext:value-type="float">
            <text:p>0.000020958</text:p>
          </table:table-cell>
          <table:table-cell table:number-columns-repeated="8"/>
        </table:table-row>
        <table:table-row table:style-name="ro1">
          <table:table-cell office:value-type="float" office:value="9768" calcext:value-type="float">
            <text:p>9768</text:p>
          </table:table-cell>
          <table:table-cell office:value-type="float" office:value="-0.01076783" calcext:value-type="float">
            <text:p>-0.01076783</text:p>
          </table:table-cell>
          <table:table-cell table:number-columns-repeated="8"/>
        </table:table-row>
        <table:table-row table:style-name="ro1">
          <table:table-cell office:value-type="float" office:value="9769" calcext:value-type="float">
            <text:p>9769</text:p>
          </table:table-cell>
          <table:table-cell office:value-type="float" office:value="-0.01256536" calcext:value-type="float">
            <text:p>-0.01256536</text:p>
          </table:table-cell>
          <table:table-cell table:number-columns-repeated="8"/>
        </table:table-row>
        <table:table-row table:style-name="ro1">
          <table:table-cell office:value-type="float" office:value="9770" calcext:value-type="float">
            <text:p>9770</text:p>
          </table:table-cell>
          <table:table-cell office:value-type="float" office:value="-0.01219739" calcext:value-type="float">
            <text:p>-0.01219739</text:p>
          </table:table-cell>
          <table:table-cell table:number-columns-repeated="8"/>
        </table:table-row>
        <table:table-row table:style-name="ro1">
          <table:table-cell office:value-type="float" office:value="9771" calcext:value-type="float">
            <text:p>9771</text:p>
          </table:table-cell>
          <table:table-cell office:value-type="float" office:value="-0.00971438" calcext:value-type="float">
            <text:p>-0.00971438</text:p>
          </table:table-cell>
          <table:table-cell table:number-columns-repeated="8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0.0000005165935" calcext:value-type="float">
            <text:p>5.165935E-007</text:p>
          </table:table-cell>
          <table:table-cell table:number-columns-repeated="8"/>
        </table:table-row>
        <table:table-row table:style-name="ro1">
          <table:table-cell office:value-type="float" office:value="9772" calcext:value-type="float">
            <text:p>9772</text:p>
          </table:table-cell>
          <table:table-cell office:value-type="float" office:value="-0.008361548" calcext:value-type="float">
            <text:p>-0.008361548</text:p>
          </table:table-cell>
          <table:table-cell table:number-columns-repeated="8"/>
        </table:table-row>
        <table:table-row table:style-name="ro1">
          <table:table-cell office:value-type="float" office:value="9773" calcext:value-type="float">
            <text:p>9773</text:p>
          </table:table-cell>
          <table:table-cell office:value-type="float" office:value="-0.00858355" calcext:value-type="float">
            <text:p>-0.00858355</text:p>
          </table:table-cell>
          <table:table-cell table:number-columns-repeated="8"/>
        </table:table-row>
        <table:table-row table:style-name="ro1">
          <table:table-cell office:value-type="float" office:value="9774" calcext:value-type="float">
            <text:p>9774</text:p>
          </table:table-cell>
          <table:table-cell office:value-type="float" office:value="-0.008129199" calcext:value-type="float">
            <text:p>-0.008129199</text:p>
          </table:table-cell>
          <table:table-cell table:number-columns-repeated="8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.0000002873485" calcext:value-type="float">
            <text:p>2.873485E-007</text:p>
          </table:table-cell>
          <table:table-cell table:number-columns-repeated="8"/>
        </table:table-row>
        <table:table-row table:style-name="ro1">
          <table:table-cell office:value-type="float" office:value="9775" calcext:value-type="float">
            <text:p>9775</text:p>
          </table:table-cell>
          <table:table-cell office:value-type="float" office:value="-0.007736931" calcext:value-type="float">
            <text:p>-0.007736931</text:p>
          </table:table-cell>
          <table:table-cell table:number-columns-repeated="8"/>
        </table:table-row>
        <table:table-row table:style-name="ro1">
          <table:table-cell office:value-type="float" office:value="9776" calcext:value-type="float">
            <text:p>9776</text:p>
          </table:table-cell>
          <table:table-cell office:value-type="float" office:value="-0.007804766" calcext:value-type="float">
            <text:p>-0.007804766</text:p>
          </table:table-cell>
          <table:table-cell table:number-columns-repeated="8"/>
        </table:table-row>
        <table:table-row table:style-name="ro1">
          <table:table-cell office:value-type="float" office:value="9777" calcext:value-type="float">
            <text:p>9777</text:p>
          </table:table-cell>
          <table:table-cell office:value-type="float" office:value="-0.007502897" calcext:value-type="float">
            <text:p>-0.007502897</text:p>
          </table:table-cell>
          <table:table-cell table:number-columns-repeated="8"/>
        </table:table-row>
        <table:table-row table:style-name="ro1">
          <table:table-cell office:value-type="float" office:value="9778" calcext:value-type="float">
            <text:p>9778</text:p>
          </table:table-cell>
          <table:table-cell office:value-type="float" office:value="-0.007310949" calcext:value-type="float">
            <text:p>-0.007310949</text:p>
          </table:table-cell>
          <table:table-cell table:number-columns-repeated="8"/>
        </table:table-row>
        <table:table-row table:style-name="ro1">
          <table:table-cell office:value-type="float" office:value="9779" calcext:value-type="float">
            <text:p>9779</text:p>
          </table:table-cell>
          <table:table-cell office:value-type="float" office:value="-0.01019037" calcext:value-type="float">
            <text:p>-0.01019037</text:p>
          </table:table-cell>
          <table:table-cell table:number-columns-repeated="8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0001824106" calcext:value-type="float">
            <text:p>1.824106E-006</text:p>
          </table:table-cell>
          <table:table-cell table:number-columns-repeated="8"/>
        </table:table-row>
        <table:table-row table:style-name="ro1">
          <table:table-cell office:value-type="float" office:value="9780" calcext:value-type="float">
            <text:p>9780</text:p>
          </table:table-cell>
          <table:table-cell office:value-type="float" office:value="-0.009855649" calcext:value-type="float">
            <text:p>-0.009855649</text:p>
          </table:table-cell>
          <table:table-cell table:number-columns-repeated="8"/>
        </table:table-row>
        <table:table-row table:style-name="ro1">
          <table:table-cell office:value-type="float" office:value="9781" calcext:value-type="float">
            <text:p>9781</text:p>
          </table:table-cell>
          <table:table-cell office:value-type="float" office:value="-0.009768805" calcext:value-type="float">
            <text:p>-0.009768805</text:p>
          </table:table-cell>
          <table:table-cell table:number-columns-repeated="8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.0000001638008" calcext:value-type="float">
            <text:p>1.638008E-007</text:p>
          </table:table-cell>
          <table:table-cell table:number-columns-repeated="8"/>
        </table:table-row>
        <table:table-row table:style-name="ro1">
          <table:table-cell office:value-type="float" office:value="9782" calcext:value-type="float">
            <text:p>9782</text:p>
          </table:table-cell>
          <table:table-cell office:value-type="float" office:value="-0.007127795" calcext:value-type="float">
            <text:p>-0.007127795</text:p>
          </table:table-cell>
          <table:table-cell table:number-columns-repeated="8"/>
        </table:table-row>
        <table:table-row table:style-name="ro1">
          <table:table-cell office:value-type="float" office:value="9783" calcext:value-type="float">
            <text:p>9783</text:p>
          </table:table-cell>
          <table:table-cell office:value-type="float" office:value="-0.006973234" calcext:value-type="float">
            <text:p>-0.006973234</text:p>
          </table:table-cell>
          <table:table-cell table:number-columns-repeated="8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0.000001212765" calcext:value-type="float">
            <text:p>1.212765E-006</text:p>
          </table:table-cell>
          <table:table-cell table:number-columns-repeated="8"/>
        </table:table-row>
        <table:table-row table:style-name="ro1">
          <table:table-cell office:value-type="float" office:value="9784" calcext:value-type="float">
            <text:p>9784</text:p>
          </table:table-cell>
          <table:table-cell office:value-type="float" office:value="-0.009995098" calcext:value-type="float">
            <text:p>-0.009995098</text:p>
          </table:table-cell>
          <table:table-cell table:number-columns-repeated="8"/>
        </table:table-row>
        <table:table-row table:style-name="ro1">
          <table:table-cell office:value-type="float" office:value="9785" calcext:value-type="float">
            <text:p>9785</text:p>
          </table:table-cell>
          <table:table-cell office:value-type="float" office:value="-0.009928085" calcext:value-type="float">
            <text:p>-0.009928085</text:p>
          </table:table-cell>
          <table:table-cell table:number-columns-repeated="8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0.000002858313" calcext:value-type="float">
            <text:p>2.858313E-006</text:p>
          </table:table-cell>
          <table:table-cell table:number-columns-repeated="8"/>
        </table:table-row>
        <table:table-row table:style-name="ro1">
          <table:table-cell office:value-type="float" office:value="9786" calcext:value-type="float">
            <text:p>9786</text:p>
          </table:table-cell>
          <table:table-cell office:value-type="float" office:value="-0.00969582" calcext:value-type="float">
            <text:p>-0.00969582</text:p>
          </table:table-cell>
          <table:table-cell table:number-columns-repeated="8"/>
        </table:table-row>
        <table:table-row table:style-name="ro1">
          <table:table-cell office:value-type="float" office:value="9787" calcext:value-type="float">
            <text:p>9787</text:p>
          </table:table-cell>
          <table:table-cell office:value-type="float" office:value="-0.009672925" calcext:value-type="float">
            <text:p>-0.009672925</text:p>
          </table:table-cell>
          <table:table-cell table:number-columns-repeated="8"/>
        </table:table-row>
        <table:table-row table:style-name="ro1">
          <table:table-cell office:value-type="float" office:value="9788" calcext:value-type="float">
            <text:p>9788</text:p>
          </table:table-cell>
          <table:table-cell office:value-type="float" office:value="-0.009722301" calcext:value-type="float">
            <text:p>-0.009722301</text:p>
          </table:table-cell>
          <table:table-cell table:number-columns-repeated="8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0.000004778906" calcext:value-type="float">
            <text:p>4.778906E-006</text:p>
          </table:table-cell>
          <table:table-cell table:number-columns-repeated="8"/>
        </table:table-row>
        <table:table-row table:style-name="ro1">
          <table:table-cell office:value-type="float" office:value="9789" calcext:value-type="float">
            <text:p>9789</text:p>
          </table:table-cell>
          <table:table-cell office:value-type="float" office:value="-0.009751365" calcext:value-type="float">
            <text:p>-0.009751365</text:p>
          </table:table-cell>
          <table:table-cell table:number-columns-repeated="8"/>
        </table:table-row>
        <table:table-row table:style-name="ro1">
          <table:table-cell office:value-type="float" office:value="9790" calcext:value-type="float">
            <text:p>9790</text:p>
          </table:table-cell>
          <table:table-cell office:value-type="float" office:value="-0.009829214" calcext:value-type="float">
            <text:p>-0.009829214</text:p>
          </table:table-cell>
          <table:table-cell table:number-columns-repeated="8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.000001122977" calcext:value-type="float">
            <text:p>0.000001123</text:p>
          </table:table-cell>
          <table:table-cell table:number-columns-repeated="8"/>
        </table:table-row>
        <table:table-row table:style-name="ro1">
          <table:table-cell office:value-type="float" office:value="9791" calcext:value-type="float">
            <text:p>9791</text:p>
          </table:table-cell>
          <table:table-cell office:value-type="float" office:value="-0.01126051" calcext:value-type="float">
            <text:p>-0.01126051</text:p>
          </table:table-cell>
          <table:table-cell table:number-columns-repeated="8"/>
        </table:table-row>
        <table:table-row table:style-name="ro1">
          <table:table-cell office:value-type="float" office:value="9792" calcext:value-type="float">
            <text:p>9792</text:p>
          </table:table-cell>
          <table:table-cell office:value-type="float" office:value="-0.0096044" calcext:value-type="float">
            <text:p>-0.0096044</text:p>
          </table:table-cell>
          <table:table-cell table:number-columns-repeated="8"/>
        </table:table-row>
        <table:table-row table:style-name="ro1">
          <table:table-cell office:value-type="float" office:value="9793" calcext:value-type="float">
            <text:p>9793</text:p>
          </table:table-cell>
          <table:table-cell office:value-type="float" office:value="-0.01132517" calcext:value-type="float">
            <text:p>-0.01132517</text:p>
          </table:table-cell>
          <table:table-cell table:number-columns-repeated="8"/>
        </table:table-row>
        <table:table-row table:style-name="ro1">
          <table:table-cell office:value-type="float" office:value="9794" calcext:value-type="float">
            <text:p>9794</text:p>
          </table:table-cell>
          <table:table-cell office:value-type="float" office:value="-0.009174711" calcext:value-type="float">
            <text:p>-0.009174711</text:p>
          </table:table-cell>
          <table:table-cell table:number-columns-repeated="8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0.000001779676" calcext:value-type="float">
            <text:p>1.779676E-006</text:p>
          </table:table-cell>
          <table:table-cell table:number-columns-repeated="8"/>
        </table:table-row>
        <table:table-row table:style-name="ro1">
          <table:table-cell office:value-type="float" office:value="9795" calcext:value-type="float">
            <text:p>9795</text:p>
          </table:table-cell>
          <table:table-cell office:value-type="float" office:value="-0.009837754" calcext:value-type="float">
            <text:p>-0.009837754</text:p>
          </table:table-cell>
          <table:table-cell table:number-columns-repeated="8"/>
        </table:table-row>
        <table:table-row table:style-name="ro1">
          <table:table-cell office:value-type="float" office:value="9796" calcext:value-type="float">
            <text:p>9796</text:p>
          </table:table-cell>
          <table:table-cell office:value-type="float" office:value="-0.00985153" calcext:value-type="float">
            <text:p>-0.00985153</text:p>
          </table:table-cell>
          <table:table-cell table:number-columns-repeated="8"/>
        </table:table-row>
        <table:table-row table:style-name="ro1">
          <table:table-cell office:value-type="float" office:value="9797" calcext:value-type="float">
            <text:p>9797</text:p>
          </table:table-cell>
          <table:table-cell office:value-type="float" office:value="-0.00988008" calcext:value-type="float">
            <text:p>-0.00988008</text:p>
          </table:table-cell>
          <table:table-cell table:number-columns-repeated="8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.000003894718" calcext:value-type="float">
            <text:p>3.894718E-006</text:p>
          </table:table-cell>
          <table:table-cell table:number-columns-repeated="8"/>
        </table:table-row>
        <table:table-row table:style-name="ro1">
          <table:table-cell office:value-type="float" office:value="9798" calcext:value-type="float">
            <text:p>9798</text:p>
          </table:table-cell>
          <table:table-cell office:value-type="float" office:value="-0.009694588" calcext:value-type="float">
            <text:p>-0.009694588</text:p>
          </table:table-cell>
          <table:table-cell table:number-columns-repeated="8"/>
        </table:table-row>
        <table:table-row table:style-name="ro1">
          <table:table-cell office:value-type="float" office:value="9799" calcext:value-type="float">
            <text:p>9799</text:p>
          </table:table-cell>
          <table:table-cell office:value-type="float" office:value="-0.009722773" calcext:value-type="float">
            <text:p>-0.009722773</text:p>
          </table:table-cell>
          <table:table-cell table:number-columns-repeated="8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-0.009649874" calcext:value-type="float">
            <text:p>-0.009649874</text:p>
          </table:table-cell>
          <table:table-cell table:number-columns-repeated="8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0.0000008297565" calcext:value-type="float">
            <text:p>8.297565E-007</text:p>
          </table:table-cell>
          <table:table-cell table:number-columns-repeated="8"/>
        </table:table-row>
        <table:table-row table:style-name="ro1">
          <table:table-cell office:value-type="float" office:value="9801" calcext:value-type="float">
            <text:p>9801</text:p>
          </table:table-cell>
          <table:table-cell office:value-type="float" office:value="-0.01133369" calcext:value-type="float">
            <text:p>-0.01133369</text:p>
          </table:table-cell>
          <table:table-cell table:number-columns-repeated="8"/>
        </table:table-row>
        <table:table-row table:style-name="ro1">
          <table:table-cell office:value-type="float" office:value="9802" calcext:value-type="float">
            <text:p>9802</text:p>
          </table:table-cell>
          <table:table-cell office:value-type="float" office:value="-0.01100596" calcext:value-type="float">
            <text:p>-0.01100596</text:p>
          </table:table-cell>
          <table:table-cell table:number-columns-repeated="8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0.000001087639" calcext:value-type="float">
            <text:p>1.087639E-006</text:p>
          </table:table-cell>
          <table:table-cell table:number-columns-repeated="8"/>
        </table:table-row>
        <table:table-row table:style-name="ro1">
          <table:table-cell office:value-type="float" office:value="9803" calcext:value-type="float">
            <text:p>9803</text:p>
          </table:table-cell>
          <table:table-cell office:value-type="float" office:value="-0.01013151" calcext:value-type="float">
            <text:p>-0.01013151</text:p>
          </table:table-cell>
          <table:table-cell table:number-columns-repeated="8"/>
        </table:table-row>
        <table:table-row table:style-name="ro1">
          <table:table-cell office:value-type="float" office:value="9804" calcext:value-type="float">
            <text:p>9804</text:p>
          </table:table-cell>
          <table:table-cell office:value-type="float" office:value="-0.0101079" calcext:value-type="float">
            <text:p>-0.0101079</text:p>
          </table:table-cell>
          <table:table-cell table:number-columns-repeated="8"/>
        </table:table-row>
        <table:table-row table:style-name="ro1">
          <table:table-cell office:value-type="float" office:value="9805" calcext:value-type="float">
            <text:p>9805</text:p>
          </table:table-cell>
          <table:table-cell office:value-type="float" office:value="-0.009967552" calcext:value-type="float">
            <text:p>-0.009967552</text:p>
          </table:table-cell>
          <table:table-cell table:number-columns-repeated="8"/>
        </table:table-row>
        <table:table-row table:style-name="ro1">
          <table:table-cell office:value-type="float" office:value="9806" calcext:value-type="float">
            <text:p>9806</text:p>
          </table:table-cell>
          <table:table-cell office:value-type="float" office:value="-0.01005426" calcext:value-type="float">
            <text:p>-0.01005426</text:p>
          </table:table-cell>
          <table:table-cell table:number-columns-repeated="8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0.00001891242" calcext:value-type="float">
            <text:p>1.891242E-005</text:p>
          </table:table-cell>
          <table:table-cell table:number-columns-repeated="8"/>
        </table:table-row>
        <table:table-row table:style-name="ro1">
          <table:table-cell office:value-type="float" office:value="9807" calcext:value-type="float">
            <text:p>9807</text:p>
          </table:table-cell>
          <table:table-cell office:value-type="float" office:value="-0.01192641" calcext:value-type="float">
            <text:p>-0.01192641</text:p>
          </table:table-cell>
          <table:table-cell table:number-columns-repeated="8"/>
        </table:table-row>
        <table:table-row table:style-name="ro1">
          <table:table-cell office:value-type="float" office:value="9808" calcext:value-type="float">
            <text:p>9808</text:p>
          </table:table-cell>
          <table:table-cell office:value-type="float" office:value="-0.01158974" calcext:value-type="float">
            <text:p>-0.01158974</text:p>
          </table:table-cell>
          <table:table-cell table:number-columns-repeated="8"/>
        </table:table-row>
        <table:table-row table:style-name="ro1">
          <table:table-cell office:value-type="float" office:value="9809" calcext:value-type="float">
            <text:p>9809</text:p>
          </table:table-cell>
          <table:table-cell office:value-type="float" office:value="-0.01208792" calcext:value-type="float">
            <text:p>-0.01208792</text:p>
          </table:table-cell>
          <table:table-cell table:number-columns-repeated="8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0.0000006209041" calcext:value-type="float">
            <text:p>6.209041E-007</text:p>
          </table:table-cell>
          <table:table-cell table:number-columns-repeated="8"/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float" office:value="-0.008684986" calcext:value-type="float">
            <text:p>-0.008684986</text:p>
          </table:table-cell>
          <table:table-cell table:number-columns-repeated="8"/>
        </table:table-row>
        <table:table-row table:style-name="ro1">
          <table:table-cell office:value-type="float" office:value="9811" calcext:value-type="float">
            <text:p>9811</text:p>
          </table:table-cell>
          <table:table-cell office:value-type="float" office:value="-0.008803312" calcext:value-type="float">
            <text:p>-0.008803312</text:p>
          </table:table-cell>
          <table:table-cell table:number-columns-repeated="8"/>
        </table:table-row>
        <table:table-row table:style-name="ro1">
          <table:table-cell office:value-type="float" office:value="9812" calcext:value-type="float">
            <text:p>9812</text:p>
          </table:table-cell>
          <table:table-cell office:value-type="float" office:value="-0.008868667" calcext:value-type="float">
            <text:p>-0.008868667</text:p>
          </table:table-cell>
          <table:table-cell table:number-columns-repeated="8"/>
        </table:table-row>
        <table:table-row table:style-name="ro1">
          <table:table-cell office:value-type="float" office:value="9813" calcext:value-type="float">
            <text:p>9813</text:p>
          </table:table-cell>
          <table:table-cell office:value-type="float" office:value="-0.008657011" calcext:value-type="float">
            <text:p>-0.008657011</text:p>
          </table:table-cell>
          <table:table-cell table:number-columns-repeated="8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0.00001459272" calcext:value-type="float">
            <text:p>1.459272E-005</text:p>
          </table:table-cell>
          <table:table-cell table:number-columns-repeated="8"/>
        </table:table-row>
        <table:table-row table:style-name="ro1">
          <table:table-cell office:value-type="float" office:value="9814" calcext:value-type="float">
            <text:p>9814</text:p>
          </table:table-cell>
          <table:table-cell office:value-type="float" office:value="-0.01078976" calcext:value-type="float">
            <text:p>-0.01078976</text:p>
          </table:table-cell>
          <table:table-cell table:number-columns-repeated="8"/>
        </table:table-row>
        <table:table-row table:style-name="ro1">
          <table:table-cell office:value-type="float" office:value="9815" calcext:value-type="float">
            <text:p>9815</text:p>
          </table:table-cell>
          <table:table-cell office:value-type="float" office:value="-0.01031739" calcext:value-type="float">
            <text:p>-0.01031739</text:p>
          </table:table-cell>
          <table:table-cell table:number-columns-repeated="8"/>
        </table:table-row>
        <table:table-row table:style-name="ro1">
          <table:table-cell office:value-type="float" office:value="9816" calcext:value-type="float">
            <text:p>9816</text:p>
          </table:table-cell>
          <table:table-cell office:value-type="float" office:value="-0.01060384" calcext:value-type="float">
            <text:p>-0.01060384</text:p>
          </table:table-cell>
          <table:table-cell table:number-columns-repeated="8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0.000008782834" calcext:value-type="float">
            <text:p>8.782834E-006</text:p>
          </table:table-cell>
          <table:table-cell table:number-columns-repeated="8"/>
        </table:table-row>
        <table:table-row table:style-name="ro1">
          <table:table-cell office:value-type="float" office:value="9817" calcext:value-type="float">
            <text:p>9817</text:p>
          </table:table-cell>
          <table:table-cell office:value-type="float" office:value="-0.009968025" calcext:value-type="float">
            <text:p>-0.009968025</text:p>
          </table:table-cell>
          <table:table-cell table:number-columns-repeated="8"/>
        </table:table-row>
        <table:table-row table:style-name="ro1">
          <table:table-cell office:value-type="float" office:value="9818" calcext:value-type="float">
            <text:p>9818</text:p>
          </table:table-cell>
          <table:table-cell office:value-type="float" office:value="-0.009707351" calcext:value-type="float">
            <text:p>-0.009707351</text:p>
          </table:table-cell>
          <table:table-cell table:number-columns-repeated="8"/>
        </table:table-row>
        <table:table-row table:style-name="ro1">
          <table:table-cell office:value-type="float" office:value="9819" calcext:value-type="float">
            <text:p>9819</text:p>
          </table:table-cell>
          <table:table-cell office:value-type="float" office:value="-0.009706273" calcext:value-type="float">
            <text:p>-0.009706273</text:p>
          </table:table-cell>
          <table:table-cell table:number-columns-repeated="8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0.000005523081" calcext:value-type="float">
            <text:p>5.523081E-006</text:p>
          </table:table-cell>
          <table:table-cell table:number-columns-repeated="8"/>
        </table:table-row>
        <table:table-row table:style-name="ro1">
          <table:table-cell office:value-type="float" office:value="9820" calcext:value-type="float">
            <text:p>9820</text:p>
          </table:table-cell>
          <table:table-cell office:value-type="float" office:value="-0.009596774" calcext:value-type="float">
            <text:p>-0.009596774</text:p>
          </table:table-cell>
          <table:table-cell table:number-columns-repeated="8"/>
        </table:table-row>
        <table:table-row table:style-name="ro1">
          <table:table-cell office:value-type="float" office:value="9821" calcext:value-type="float">
            <text:p>9821</text:p>
          </table:table-cell>
          <table:table-cell office:value-type="float" office:value="-0.009536225" calcext:value-type="float">
            <text:p>-0.009536225</text:p>
          </table:table-cell>
          <table:table-cell table:number-columns-repeated="8"/>
        </table:table-row>
        <table:table-row table:style-name="ro1">
          <table:table-cell office:value-type="float" office:value="9822" calcext:value-type="float">
            <text:p>9822</text:p>
          </table:table-cell>
          <table:table-cell office:value-type="float" office:value="-0.009573129" calcext:value-type="float">
            <text:p>-0.009573129</text:p>
          </table:table-cell>
          <table:table-cell table:number-columns-repeated="8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0.00000403694" calcext:value-type="float">
            <text:p>4.03694E-006</text:p>
          </table:table-cell>
          <table:table-cell table:number-columns-repeated="8"/>
        </table:table-row>
        <table:table-row table:style-name="ro1">
          <table:table-cell office:value-type="float" office:value="9823" calcext:value-type="float">
            <text:p>9823</text:p>
          </table:table-cell>
          <table:table-cell office:value-type="float" office:value="-0.009435722" calcext:value-type="float">
            <text:p>-0.009435722</text:p>
          </table:table-cell>
          <table:table-cell table:number-columns-repeated="8"/>
        </table:table-row>
        <table:table-row table:style-name="ro1">
          <table:table-cell office:value-type="float" office:value="9824" calcext:value-type="float">
            <text:p>9824</text:p>
          </table:table-cell>
          <table:table-cell office:value-type="float" office:value="-0.00941437" calcext:value-type="float">
            <text:p>-0.00941437</text:p>
          </table:table-cell>
          <table:table-cell table:number-columns-repeated="8"/>
        </table:table-row>
        <table:table-row table:style-name="ro1">
          <table:table-cell office:value-type="float" office:value="9825" calcext:value-type="float">
            <text:p>9825</text:p>
          </table:table-cell>
          <table:table-cell office:value-type="float" office:value="-0.009487855" calcext:value-type="float">
            <text:p>-0.009487855</text:p>
          </table:table-cell>
          <table:table-cell table:number-columns-repeated="8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0.000002664839" calcext:value-type="float">
            <text:p>2.664839E-006</text:p>
          </table:table-cell>
          <table:table-cell table:number-columns-repeated="8"/>
        </table:table-row>
        <table:table-row table:style-name="ro1">
          <table:table-cell office:value-type="float" office:value="9826" calcext:value-type="float">
            <text:p>9826</text:p>
          </table:table-cell>
          <table:table-cell office:value-type="float" office:value="-0.00933459" calcext:value-type="float">
            <text:p>-0.00933459</text:p>
          </table:table-cell>
          <table:table-cell table:number-columns-repeated="8"/>
        </table:table-row>
        <table:table-row table:style-name="ro1">
          <table:table-cell office:value-type="float" office:value="9827" calcext:value-type="float">
            <text:p>9827</text:p>
          </table:table-cell>
          <table:table-cell office:value-type="float" office:value="-0.009341346" calcext:value-type="float">
            <text:p>-0.009341346</text:p>
          </table:table-cell>
          <table:table-cell table:number-columns-repeated="8"/>
        </table:table-row>
        <table:table-row table:style-name="ro1">
          <table:table-cell office:value-type="float" office:value="9828" calcext:value-type="float">
            <text:p>9828</text:p>
          </table:table-cell>
          <table:table-cell office:value-type="float" office:value="-0.009365935" calcext:value-type="float">
            <text:p>-0.009365935</text:p>
          </table:table-cell>
          <table:table-cell table:number-columns-repeated="8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0.000002038807" calcext:value-type="float">
            <text:p>2.038807E-006</text:p>
          </table:table-cell>
          <table:table-cell table:number-columns-repeated="8"/>
        </table:table-row>
        <table:table-row table:style-name="ro1">
          <table:table-cell office:value-type="float" office:value="9829" calcext:value-type="float">
            <text:p>9829</text:p>
          </table:table-cell>
          <table:table-cell office:value-type="float" office:value="-0.009299305" calcext:value-type="float">
            <text:p>-0.009299305</text:p>
          </table:table-cell>
          <table:table-cell table:number-columns-repeated="8"/>
        </table:table-row>
        <table:table-row table:style-name="ro1">
          <table:table-cell office:value-type="float" office:value="9830" calcext:value-type="float">
            <text:p>9830</text:p>
          </table:table-cell>
          <table:table-cell office:value-type="float" office:value="-0.00928052" calcext:value-type="float">
            <text:p>-0.00928052</text:p>
          </table:table-cell>
          <table:table-cell table:number-columns-repeated="8"/>
        </table:table-row>
        <table:table-row table:style-name="ro1">
          <table:table-cell office:value-type="float" office:value="9831" calcext:value-type="float">
            <text:p>9831</text:p>
          </table:table-cell>
          <table:table-cell office:value-type="float" office:value="-0.009330384" calcext:value-type="float">
            <text:p>-0.009330384</text:p>
          </table:table-cell>
          <table:table-cell table:number-columns-repeated="8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0.000001547605" calcext:value-type="float">
            <text:p>1.547605E-006</text:p>
          </table:table-cell>
          <table:table-cell table:number-columns-repeated="8"/>
        </table:table-row>
        <table:table-row table:style-name="ro1">
          <table:table-cell office:value-type="float" office:value="9832" calcext:value-type="float">
            <text:p>9832</text:p>
          </table:table-cell>
          <table:table-cell office:value-type="float" office:value="-0.009182917" calcext:value-type="float">
            <text:p>-0.009182917</text:p>
          </table:table-cell>
          <table:table-cell table:number-columns-repeated="8"/>
        </table:table-row>
        <table:table-row table:style-name="ro1">
          <table:table-cell office:value-type="float" office:value="9833" calcext:value-type="float">
            <text:p>9833</text:p>
          </table:table-cell>
          <table:table-cell office:value-type="float" office:value="-0.009080185" calcext:value-type="float">
            <text:p>-0.009080185</text:p>
          </table:table-cell>
          <table:table-cell table:number-columns-repeated="8"/>
        </table:table-row>
        <table:table-row table:style-name="ro1">
          <table:table-cell office:value-type="float" office:value="9834" calcext:value-type="float">
            <text:p>9834</text:p>
          </table:table-cell>
          <table:table-cell office:value-type="float" office:value="-0.009411301" calcext:value-type="float">
            <text:p>-0.009411301</text:p>
          </table:table-cell>
          <table:table-cell table:number-columns-repeated="8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0.000001200795" calcext:value-type="float">
            <text:p>1.200795E-006</text:p>
          </table:table-cell>
          <table:table-cell table:number-columns-repeated="8"/>
        </table:table-row>
        <table:table-row table:style-name="ro1">
          <table:table-cell office:value-type="float" office:value="9835" calcext:value-type="float">
            <text:p>9835</text:p>
          </table:table-cell>
          <table:table-cell office:value-type="float" office:value="-0.008774739" calcext:value-type="float">
            <text:p>-0.008774739</text:p>
          </table:table-cell>
          <table:table-cell table:number-columns-repeated="8"/>
        </table:table-row>
        <table:table-row table:style-name="ro1">
          <table:table-cell office:value-type="float" office:value="9836" calcext:value-type="float">
            <text:p>9836</text:p>
          </table:table-cell>
          <table:table-cell office:value-type="float" office:value="-0.008564715" calcext:value-type="float">
            <text:p>-0.008564715</text:p>
          </table:table-cell>
          <table:table-cell table:number-columns-repeated="8"/>
        </table:table-row>
        <table:table-row table:style-name="ro1">
          <table:table-cell office:value-type="float" office:value="9837" calcext:value-type="float">
            <text:p>9837</text:p>
          </table:table-cell>
          <table:table-cell office:value-type="float" office:value="-0.00923197" calcext:value-type="float">
            <text:p>-0.00923197</text:p>
          </table:table-cell>
          <table:table-cell table:number-columns-repeated="8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.0000005856591" calcext:value-type="float">
            <text:p>5.856591E-007</text:p>
          </table:table-cell>
          <table:table-cell table:number-columns-repeated="8"/>
        </table:table-row>
        <table:table-row table:style-name="ro1">
          <table:table-cell office:value-type="float" office:value="9838" calcext:value-type="float">
            <text:p>9838</text:p>
          </table:table-cell>
          <table:table-cell office:value-type="float" office:value="-0.007900194" calcext:value-type="float">
            <text:p>-0.007900194</text:p>
          </table:table-cell>
          <table:table-cell table:number-columns-repeated="8"/>
        </table:table-row>
        <table:table-row table:style-name="ro1">
          <table:table-cell office:value-type="float" office:value="9839" calcext:value-type="float">
            <text:p>9839</text:p>
          </table:table-cell>
          <table:table-cell office:value-type="float" office:value="-0.007260894" calcext:value-type="float">
            <text:p>-0.007260894</text:p>
          </table:table-cell>
          <table:table-cell table:number-columns-repeated="8"/>
        </table:table-row>
        <table:table-row table:style-name="ro1">
          <table:table-cell office:value-type="float" office:value="9840" calcext:value-type="float">
            <text:p>9840</text:p>
          </table:table-cell>
          <table:table-cell office:value-type="float" office:value="-0.008833885" calcext:value-type="float">
            <text:p>-0.008833885</text:p>
          </table:table-cell>
          <table:table-cell table:number-columns-repeated="8"/>
        </table:table-row>
        <table:table-row table:style-name="ro1">
          <table:table-cell office:value-type="float" office:value="9841" calcext:value-type="float">
            <text:p>9841</text:p>
          </table:table-cell>
          <table:table-cell office:value-type="float" office:value="-0.01010091" calcext:value-type="float">
            <text:p>-0.01010091</text:p>
          </table:table-cell>
          <table:table-cell table:number-columns-repeated="8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0.0000003790315" calcext:value-type="float">
            <text:p>0.000000379</text:p>
          </table:table-cell>
          <table:table-cell table:number-columns-repeated="8"/>
        </table:table-row>
        <table:table-row table:style-name="ro1">
          <table:table-cell office:value-type="float" office:value="9842" calcext:value-type="float">
            <text:p>9842</text:p>
          </table:table-cell>
          <table:table-cell office:value-type="float" office:value="-0.007428177" calcext:value-type="float">
            <text:p>-0.007428177</text:p>
          </table:table-cell>
          <table:table-cell table:number-columns-repeated="8"/>
        </table:table-row>
        <table:table-row table:style-name="ro1">
          <table:table-cell office:value-type="float" office:value="9843" calcext:value-type="float">
            <text:p>9843</text:p>
          </table:table-cell>
          <table:table-cell office:value-type="float" office:value="-0.00740106" calcext:value-type="float">
            <text:p>-0.00740106</text:p>
          </table:table-cell>
          <table:table-cell table:number-columns-repeated="8"/>
        </table:table-row>
        <table:table-row table:style-name="ro1">
          <table:table-cell office:value-type="float" office:value="9844" calcext:value-type="float">
            <text:p>9844</text:p>
          </table:table-cell>
          <table:table-cell office:value-type="float" office:value="-0.009940562" calcext:value-type="float">
            <text:p>-0.009940562</text:p>
          </table:table-cell>
          <table:table-cell table:number-columns-repeated="8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0.00001644137" calcext:value-type="float">
            <text:p>1.644137E-005</text:p>
          </table:table-cell>
          <table:table-cell table:number-columns-repeated="8"/>
        </table:table-row>
        <table:table-row table:style-name="ro1">
          <table:table-cell office:value-type="float" office:value="9845" calcext:value-type="float">
            <text:p>9845</text:p>
          </table:table-cell>
          <table:table-cell office:value-type="float" office:value="-0.009869289" calcext:value-type="float">
            <text:p>-0.009869289</text:p>
          </table:table-cell>
          <table:table-cell table:number-columns-repeated="8"/>
        </table:table-row>
        <table:table-row table:style-name="ro1">
          <table:table-cell office:value-type="float" office:value="9846" calcext:value-type="float">
            <text:p>9846</text:p>
          </table:table-cell>
          <table:table-cell office:value-type="float" office:value="-0.01133832" calcext:value-type="float">
            <text:p>-0.01133832</text:p>
          </table:table-cell>
          <table:table-cell table:number-columns-repeated="8"/>
        </table:table-row>
        <table:table-row table:style-name="ro1">
          <table:table-cell office:value-type="float" office:value="9847" calcext:value-type="float">
            <text:p>9847</text:p>
          </table:table-cell>
          <table:table-cell office:value-type="float" office:value="-0.01201661" calcext:value-type="float">
            <text:p>-0.01201661</text:p>
          </table:table-cell>
          <table:table-cell table:number-columns-repeated="8"/>
        </table:table-row>
        <table:table-row table:style-name="ro1">
          <table:table-cell office:value-type="float" office:value="9848" calcext:value-type="float">
            <text:p>9848</text:p>
          </table:table-cell>
          <table:table-cell office:value-type="float" office:value="-0.01059155" calcext:value-type="float">
            <text:p>-0.01059155</text:p>
          </table:table-cell>
          <table:table-cell table:number-columns-repeated="8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0.0000003555754" calcext:value-type="float">
            <text:p>3.555754E-007</text:p>
          </table:table-cell>
          <table:table-cell table:number-columns-repeated="8"/>
        </table:table-row>
        <table:table-row table:style-name="ro1">
          <table:table-cell office:value-type="float" office:value="9849" calcext:value-type="float">
            <text:p>9849</text:p>
          </table:table-cell>
          <table:table-cell office:value-type="float" office:value="-0.007393002" calcext:value-type="float">
            <text:p>-0.007393002</text:p>
          </table:table-cell>
          <table:table-cell table:number-columns-repeated="8"/>
        </table:table-row>
        <table:table-row table:style-name="ro1">
          <table:table-cell office:value-type="float" office:value="9850" calcext:value-type="float">
            <text:p>9850</text:p>
          </table:table-cell>
          <table:table-cell office:value-type="float" office:value="-0.007414395" calcext:value-type="float">
            <text:p>-0.007414395</text:p>
          </table:table-cell>
          <table:table-cell table:number-columns-repeated="8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0.0000008307337" calcext:value-type="float">
            <text:p>8.307337E-007</text:p>
          </table:table-cell>
          <table:table-cell table:number-columns-repeated="8"/>
        </table:table-row>
        <table:table-row table:style-name="ro1">
          <table:table-cell office:value-type="float" office:value="9851" calcext:value-type="float">
            <text:p>9851</text:p>
          </table:table-cell>
          <table:table-cell office:value-type="float" office:value="-0.009586832" calcext:value-type="float">
            <text:p>-0.009586832</text:p>
          </table:table-cell>
          <table:table-cell table:number-columns-repeated="8"/>
        </table:table-row>
        <table:table-row table:style-name="ro1">
          <table:table-cell office:value-type="float" office:value="9852" calcext:value-type="float">
            <text:p>9852</text:p>
          </table:table-cell>
          <table:table-cell office:value-type="float" office:value="-0.008726076" calcext:value-type="float">
            <text:p>-0.008726076</text:p>
          </table:table-cell>
          <table:table-cell table:number-columns-repeated="8"/>
        </table:table-row>
        <table:table-row table:style-name="ro1">
          <table:table-cell office:value-type="float" office:value="9853" calcext:value-type="float">
            <text:p>9853</text:p>
          </table:table-cell>
          <table:table-cell office:value-type="float" office:value="-0.009759643" calcext:value-type="float">
            <text:p>-0.009759643</text:p>
          </table:table-cell>
          <table:table-cell table:number-columns-repeated="8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.0000003172901" calcext:value-type="float">
            <text:p>3.172901E-007</text:p>
          </table:table-cell>
          <table:table-cell table:number-columns-repeated="8"/>
        </table:table-row>
        <table:table-row table:style-name="ro1">
          <table:table-cell office:value-type="float" office:value="9854" calcext:value-type="float">
            <text:p>9854</text:p>
          </table:table-cell>
          <table:table-cell office:value-type="float" office:value="-0.007302236" calcext:value-type="float">
            <text:p>-0.007302236</text:p>
          </table:table-cell>
          <table:table-cell table:number-columns-repeated="8"/>
        </table:table-row>
        <table:table-row table:style-name="ro1">
          <table:table-cell office:value-type="float" office:value="9855" calcext:value-type="float">
            <text:p>9855</text:p>
          </table:table-cell>
          <table:table-cell office:value-type="float" office:value="-0.006510952" calcext:value-type="float">
            <text:p>-0.006510952</text:p>
          </table:table-cell>
          <table:table-cell table:number-columns-repeated="8"/>
        </table:table-row>
        <table:table-row table:style-name="ro1">
          <table:table-cell office:value-type="float" office:value="9856" calcext:value-type="float">
            <text:p>9856</text:p>
          </table:table-cell>
          <table:table-cell office:value-type="float" office:value="-0.007524324" calcext:value-type="float">
            <text:p>-0.007524324</text:p>
          </table:table-cell>
          <table:table-cell table:number-columns-repeated="8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0.0000007745648" calcext:value-type="float">
            <text:p>7.745648E-007</text:p>
          </table:table-cell>
          <table:table-cell table:number-columns-repeated="8"/>
        </table:table-row>
        <table:table-row table:style-name="ro1">
          <table:table-cell office:value-type="float" office:value="9857" calcext:value-type="float">
            <text:p>9857</text:p>
          </table:table-cell>
          <table:table-cell office:value-type="float" office:value="-0.009263072" calcext:value-type="float">
            <text:p>-0.009263072</text:p>
          </table:table-cell>
          <table:table-cell table:number-columns-repeated="8"/>
        </table:table-row>
        <table:table-row table:style-name="ro1">
          <table:table-cell office:value-type="float" office:value="9858" calcext:value-type="float">
            <text:p>9858</text:p>
          </table:table-cell>
          <table:table-cell office:value-type="float" office:value="-0.009447619" calcext:value-type="float">
            <text:p>-0.009447619</text:p>
          </table:table-cell>
          <table:table-cell table:number-columns-repeated="8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0.0000003309531" calcext:value-type="float">
            <text:p>0.000000331</text:p>
          </table:table-cell>
          <table:table-cell table:number-columns-repeated="8"/>
        </table:table-row>
        <table:table-row table:style-name="ro1">
          <table:table-cell office:value-type="float" office:value="9859" calcext:value-type="float">
            <text:p>9859</text:p>
          </table:table-cell>
          <table:table-cell office:value-type="float" office:value="-0.007114802" calcext:value-type="float">
            <text:p>-0.007114802</text:p>
          </table:table-cell>
          <table:table-cell table:number-columns-repeated="8"/>
        </table:table-row>
        <table:table-row table:style-name="ro1">
          <table:table-cell office:value-type="float" office:value="9860" calcext:value-type="float">
            <text:p>9860</text:p>
          </table:table-cell>
          <table:table-cell office:value-type="float" office:value="-0.007288836" calcext:value-type="float">
            <text:p>-0.007288836</text:p>
          </table:table-cell>
          <table:table-cell table:number-columns-repeated="8"/>
        </table:table-row>
        <table:table-row table:style-name="ro1">
          <table:table-cell office:value-type="float" office:value="9861" calcext:value-type="float">
            <text:p>9861</text:p>
          </table:table-cell>
          <table:table-cell office:value-type="float" office:value="-0.00955168" calcext:value-type="float">
            <text:p>-0.00955168</text:p>
          </table:table-cell>
          <table:table-cell table:number-columns-repeated="8"/>
        </table:table-row>
        <table:table-row table:style-name="ro1">
          <table:table-cell office:value-type="float" office:value="9862" calcext:value-type="float">
            <text:p>9862</text:p>
          </table:table-cell>
          <table:table-cell office:value-type="float" office:value="-0.009147996" calcext:value-type="float">
            <text:p>-0.009147996</text:p>
          </table:table-cell>
          <table:table-cell table:number-columns-repeated="8"/>
        </table:table-row>
        <table:table-row table:style-name="ro1">
          <table:table-cell office:value-type="float" office:value="9863" calcext:value-type="float">
            <text:p>9863</text:p>
          </table:table-cell>
          <table:table-cell office:value-type="float" office:value="-0.00903059" calcext:value-type="float">
            <text:p>-0.00903059</text:p>
          </table:table-cell>
          <table:table-cell table:number-columns-repeated="8"/>
        </table:table-row>
        <table:table-row table:style-name="ro1">
          <table:table-cell office:value-type="float" office:value="9864" calcext:value-type="float">
            <text:p>9864</text:p>
          </table:table-cell>
          <table:table-cell office:value-type="float" office:value="-0.01038128" calcext:value-type="float">
            <text:p>-0.01038128</text:p>
          </table:table-cell>
          <table:table-cell table:number-columns-repeated="8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0.0000003635471" calcext:value-type="float">
            <text:p>3.635471E-007</text:p>
          </table:table-cell>
          <table:table-cell table:number-columns-repeated="8"/>
        </table:table-row>
        <table:table-row table:style-name="ro1">
          <table:table-cell office:value-type="float" office:value="9865" calcext:value-type="float">
            <text:p>9865</text:p>
          </table:table-cell>
          <table:table-cell office:value-type="float" office:value="-0.007351481" calcext:value-type="float">
            <text:p>-0.007351481</text:p>
          </table:table-cell>
          <table:table-cell table:number-columns-repeated="8"/>
        </table:table-row>
        <table:table-row table:style-name="ro1">
          <table:table-cell office:value-type="float" office:value="9866" calcext:value-type="float">
            <text:p>9866</text:p>
          </table:table-cell>
          <table:table-cell office:value-type="float" office:value="-0.007270006" calcext:value-type="float">
            <text:p>-0.007270006</text:p>
          </table:table-cell>
          <table:table-cell table:number-columns-repeated="8"/>
        </table:table-row>
        <table:table-row table:style-name="ro1">
          <table:table-cell office:value-type="float" office:value="9867" calcext:value-type="float">
            <text:p>9867</text:p>
          </table:table-cell>
          <table:table-cell office:value-type="float" office:value="-0.00715089" calcext:value-type="float">
            <text:p>-0.00715089</text:p>
          </table:table-cell>
          <table:table-cell table:number-columns-repeated="8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0.0000006586562" calcext:value-type="float">
            <text:p>6.586562E-007</text:p>
          </table:table-cell>
          <table:table-cell table:number-columns-repeated="8"/>
        </table:table-row>
        <table:table-row table:style-name="ro1">
          <table:table-cell office:value-type="float" office:value="9868" calcext:value-type="float">
            <text:p>9868</text:p>
          </table:table-cell>
          <table:table-cell office:value-type="float" office:value="-0.007736724" calcext:value-type="float">
            <text:p>-0.007736724</text:p>
          </table:table-cell>
          <table:table-cell table:number-columns-repeated="8"/>
        </table:table-row>
        <table:table-row table:style-name="ro1">
          <table:table-cell office:value-type="float" office:value="9869" calcext:value-type="float">
            <text:p>9869</text:p>
          </table:table-cell>
          <table:table-cell office:value-type="float" office:value="-0.008198748" calcext:value-type="float">
            <text:p>-0.008198748</text:p>
          </table:table-cell>
          <table:table-cell table:number-columns-repeated="8"/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float" office:value="-0.007418098" calcext:value-type="float">
            <text:p>-0.007418098</text:p>
          </table:table-cell>
          <table:table-cell table:number-columns-repeated="8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0.0000006251047" calcext:value-type="float">
            <text:p>6.251047E-007</text:p>
          </table:table-cell>
          <table:table-cell table:number-columns-repeated="8"/>
        </table:table-row>
        <table:table-row table:style-name="ro1">
          <table:table-cell office:value-type="float" office:value="9871" calcext:value-type="float">
            <text:p>9871</text:p>
          </table:table-cell>
          <table:table-cell office:value-type="float" office:value="-0.008441459" calcext:value-type="float">
            <text:p>-0.008441459</text:p>
          </table:table-cell>
          <table:table-cell table:number-columns-repeated="8"/>
        </table:table-row>
        <table:table-row table:style-name="ro1">
          <table:table-cell office:value-type="float" office:value="9872" calcext:value-type="float">
            <text:p>9872</text:p>
          </table:table-cell>
          <table:table-cell office:value-type="float" office:value="-0.007924068" calcext:value-type="float">
            <text:p>-0.007924068</text:p>
          </table:table-cell>
          <table:table-cell table:number-columns-repeated="8"/>
        </table:table-row>
        <table:table-row table:style-name="ro1">
          <table:table-cell office:value-type="float" office:value="9873" calcext:value-type="float">
            <text:p>9873</text:p>
          </table:table-cell>
          <table:table-cell office:value-type="float" office:value="-0.007704984" calcext:value-type="float">
            <text:p>-0.007704984</text:p>
          </table:table-cell>
          <table:table-cell table:number-columns-repeated="8"/>
        </table:table-row>
        <table:table-row table:style-name="ro1">
          <table:table-cell office:value-type="float" office:value="9874" calcext:value-type="float">
            <text:p>9874</text:p>
          </table:table-cell>
          <table:table-cell office:value-type="float" office:value="-0.008899181" calcext:value-type="float">
            <text:p>-0.008899181</text:p>
          </table:table-cell>
          <table:table-cell table:number-columns-repeated="8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0.00001125806" calcext:value-type="float">
            <text:p>1.125806E-005</text:p>
          </table:table-cell>
          <table:table-cell table:number-columns-repeated="8"/>
        </table:table-row>
        <table:table-row table:style-name="ro1">
          <table:table-cell office:value-type="float" office:value="9875" calcext:value-type="float">
            <text:p>9875</text:p>
          </table:table-cell>
          <table:table-cell office:value-type="float" office:value="-0.009801958" calcext:value-type="float">
            <text:p>-0.009801958</text:p>
          </table:table-cell>
          <table:table-cell table:number-columns-repeated="8"/>
        </table:table-row>
        <table:table-row table:style-name="ro1">
          <table:table-cell office:value-type="float" office:value="9876" calcext:value-type="float">
            <text:p>9876</text:p>
          </table:table-cell>
          <table:table-cell office:value-type="float" office:value="-0.01057996" calcext:value-type="float">
            <text:p>-0.01057996</text:p>
          </table:table-cell>
          <table:table-cell table:number-columns-repeated="8"/>
        </table:table-row>
        <table:table-row table:style-name="ro1">
          <table:table-cell office:value-type="float" office:value="9877" calcext:value-type="float">
            <text:p>9877</text:p>
          </table:table-cell>
          <table:table-cell office:value-type="float" office:value="-0.009926108" calcext:value-type="float">
            <text:p>-0.009926108</text:p>
          </table:table-cell>
          <table:table-cell table:number-columns-repeated="8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0.0000003967955" calcext:value-type="float">
            <text:p>3.967955E-007</text:p>
          </table:table-cell>
          <table:table-cell table:number-columns-repeated="8"/>
        </table:table-row>
        <table:table-row table:style-name="ro1">
          <table:table-cell office:value-type="float" office:value="9878" calcext:value-type="float">
            <text:p>9878</text:p>
          </table:table-cell>
          <table:table-cell office:value-type="float" office:value="-0.00744735" calcext:value-type="float">
            <text:p>-0.00744735</text:p>
          </table:table-cell>
          <table:table-cell table:number-columns-repeated="8"/>
        </table:table-row>
        <table:table-row table:style-name="ro1">
          <table:table-cell office:value-type="float" office:value="9879" calcext:value-type="float">
            <text:p>9879</text:p>
          </table:table-cell>
          <table:table-cell office:value-type="float" office:value="-0.007440228" calcext:value-type="float">
            <text:p>-0.007440228</text:p>
          </table:table-cell>
          <table:table-cell table:number-columns-repeated="8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-0.007242181" calcext:value-type="float">
            <text:p>-0.007242181</text:p>
          </table:table-cell>
          <table:table-cell table:number-columns-repeated="8"/>
        </table:table-row>
        <table:table-row table:style-name="ro1">
          <table:table-cell office:value-type="float" office:value="9881" calcext:value-type="float">
            <text:p>9881</text:p>
          </table:table-cell>
          <table:table-cell office:value-type="float" office:value="-0.007191358" calcext:value-type="float">
            <text:p>-0.007191358</text:p>
          </table:table-cell>
          <table:table-cell table:number-columns-repeated="8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0.0000002867177" calcext:value-type="float">
            <text:p>2.867177E-007</text:p>
          </table:table-cell>
          <table:table-cell table:number-columns-repeated="8"/>
        </table:table-row>
        <table:table-row table:style-name="ro1">
          <table:table-cell office:value-type="float" office:value="9882" calcext:value-type="float">
            <text:p>9882</text:p>
          </table:table-cell>
          <table:table-cell office:value-type="float" office:value="-0.007169196" calcext:value-type="float">
            <text:p>-0.007169196</text:p>
          </table:table-cell>
          <table:table-cell table:number-columns-repeated="8"/>
        </table:table-row>
        <table:table-row table:style-name="ro1">
          <table:table-cell office:value-type="float" office:value="9883" calcext:value-type="float">
            <text:p>9883</text:p>
          </table:table-cell>
          <table:table-cell office:value-type="float" office:value="-0.007038542" calcext:value-type="float">
            <text:p>-0.007038542</text:p>
          </table:table-cell>
          <table:table-cell table:number-columns-repeated="8"/>
        </table:table-row>
        <table:table-row table:style-name="ro1">
          <table:table-cell office:value-type="float" office:value="9884" calcext:value-type="float">
            <text:p>9884</text:p>
          </table:table-cell>
          <table:table-cell office:value-type="float" office:value="-0.006976035" calcext:value-type="float">
            <text:p>-0.006976035</text:p>
          </table:table-cell>
          <table:table-cell table:number-columns-repeated="8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0.0000002821564" calcext:value-type="float">
            <text:p>2.821564E-007</text:p>
          </table:table-cell>
          <table:table-cell table:number-columns-repeated="8"/>
        </table:table-row>
        <table:table-row table:style-name="ro1">
          <table:table-cell office:value-type="float" office:value="9885" calcext:value-type="float">
            <text:p>9885</text:p>
          </table:table-cell>
          <table:table-cell office:value-type="float" office:value="-0.007091532" calcext:value-type="float">
            <text:p>-0.007091532</text:p>
          </table:table-cell>
          <table:table-cell table:number-columns-repeated="8"/>
        </table:table-row>
        <table:table-row table:style-name="ro1">
          <table:table-cell office:value-type="float" office:value="9886" calcext:value-type="float">
            <text:p>9886</text:p>
          </table:table-cell>
          <table:table-cell office:value-type="float" office:value="-0.007212584" calcext:value-type="float">
            <text:p>-0.007212584</text:p>
          </table:table-cell>
          <table:table-cell table:number-columns-repeated="8"/>
        </table:table-row>
        <table:table-row table:style-name="ro1">
          <table:table-cell office:value-type="float" office:value="9887" calcext:value-type="float">
            <text:p>9887</text:p>
          </table:table-cell>
          <table:table-cell office:value-type="float" office:value="-0.006757577" calcext:value-type="float">
            <text:p>-0.006757577</text:p>
          </table:table-cell>
          <table:table-cell table:number-columns-repeated="8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0.0000001793307" calcext:value-type="float">
            <text:p>1.793307E-007</text:p>
          </table:table-cell>
          <table:table-cell table:number-columns-repeated="8"/>
        </table:table-row>
        <table:table-row table:style-name="ro1">
          <table:table-cell office:value-type="float" office:value="9888" calcext:value-type="float">
            <text:p>9888</text:p>
          </table:table-cell>
          <table:table-cell office:value-type="float" office:value="-0.006901546" calcext:value-type="float">
            <text:p>-0.006901546</text:p>
          </table:table-cell>
          <table:table-cell table:number-columns-repeated="8"/>
        </table:table-row>
        <table:table-row table:style-name="ro1">
          <table:table-cell office:value-type="float" office:value="9889" calcext:value-type="float">
            <text:p>9889</text:p>
          </table:table-cell>
          <table:table-cell office:value-type="float" office:value="-0.006990609" calcext:value-type="float">
            <text:p>-0.006990609</text:p>
          </table:table-cell>
          <table:table-cell table:number-columns-repeated="8"/>
        </table:table-row>
        <table:table-row table:style-name="ro1">
          <table:table-cell office:value-type="float" office:value="9890" calcext:value-type="float">
            <text:p>9890</text:p>
          </table:table-cell>
          <table:table-cell office:value-type="float" office:value="-0.00634544" calcext:value-type="float">
            <text:p>-0.00634544</text:p>
          </table:table-cell>
          <table:table-cell table:number-columns-repeated="8"/>
        </table:table-row>
        <table:table-row table:style-name="ro1">
          <table:table-cell office:value-type="float" office:value="9891" calcext:value-type="float">
            <text:p>9891</text:p>
          </table:table-cell>
          <table:table-cell office:value-type="float" office:value="-0.006689987" calcext:value-type="float">
            <text:p>-0.006689987</text:p>
          </table:table-cell>
          <table:table-cell table:number-columns-repeated="8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0.0000008145228" calcext:value-type="float">
            <text:p>8.145228E-007</text:p>
          </table:table-cell>
          <table:table-cell table:number-columns-repeated="8"/>
        </table:table-row>
        <table:table-row table:style-name="ro1">
          <table:table-cell office:value-type="float" office:value="9892" calcext:value-type="float">
            <text:p>9892</text:p>
          </table:table-cell>
          <table:table-cell office:value-type="float" office:value="-0.009112058" calcext:value-type="float">
            <text:p>-0.009112058</text:p>
          </table:table-cell>
          <table:table-cell table:number-columns-repeated="8"/>
        </table:table-row>
        <table:table-row table:style-name="ro1">
          <table:table-cell office:value-type="float" office:value="9893" calcext:value-type="float">
            <text:p>9893</text:p>
          </table:table-cell>
          <table:table-cell office:value-type="float" office:value="-0.009362188" calcext:value-type="float">
            <text:p>-0.009362188</text:p>
          </table:table-cell>
          <table:table-cell table:number-columns-repeated="8"/>
        </table:table-row>
        <table:table-row table:style-name="ro1">
          <table:table-cell office:value-type="float" office:value="9894" calcext:value-type="float">
            <text:p>9894</text:p>
          </table:table-cell>
          <table:table-cell office:value-type="float" office:value="-0.008898229" calcext:value-type="float">
            <text:p>-0.008898229</text:p>
          </table:table-cell>
          <table:table-cell table:number-columns-repeated="8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0.000001632385" calcext:value-type="float">
            <text:p>1.632385E-006</text:p>
          </table:table-cell>
          <table:table-cell table:number-columns-repeated="8"/>
        </table:table-row>
        <table:table-row table:style-name="ro1">
          <table:table-cell office:value-type="float" office:value="9895" calcext:value-type="float">
            <text:p>9895</text:p>
          </table:table-cell>
          <table:table-cell office:value-type="float" office:value="-0.009995484" calcext:value-type="float">
            <text:p>-0.009995484</text:p>
          </table:table-cell>
          <table:table-cell table:number-columns-repeated="8"/>
        </table:table-row>
        <table:table-row table:style-name="ro1">
          <table:table-cell office:value-type="float" office:value="9896" calcext:value-type="float">
            <text:p>9896</text:p>
          </table:table-cell>
          <table:table-cell office:value-type="float" office:value="-0.009935464" calcext:value-type="float">
            <text:p>-0.009935464</text:p>
          </table:table-cell>
          <table:table-cell table:number-columns-repeated="8"/>
        </table:table-row>
        <table:table-row table:style-name="ro1">
          <table:table-cell office:value-type="float" office:value="9897" calcext:value-type="float">
            <text:p>9897</text:p>
          </table:table-cell>
          <table:table-cell office:value-type="float" office:value="-0.01067991" calcext:value-type="float">
            <text:p>-0.01067991</text:p>
          </table:table-cell>
          <table:table-cell table:number-columns-repeated="8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0.000003617226" calcext:value-type="float">
            <text:p>3.617226E-006</text:p>
          </table:table-cell>
          <table:table-cell table:number-columns-repeated="8"/>
        </table:table-row>
        <table:table-row table:style-name="ro1">
          <table:table-cell office:value-type="float" office:value="9898" calcext:value-type="float">
            <text:p>9898</text:p>
          </table:table-cell>
          <table:table-cell office:value-type="float" office:value="-0.009746971" calcext:value-type="float">
            <text:p>-0.009746971</text:p>
          </table:table-cell>
          <table:table-cell table:number-columns-repeated="8"/>
        </table:table-row>
        <table:table-row table:style-name="ro1">
          <table:table-cell office:value-type="float" office:value="9899" calcext:value-type="float">
            <text:p>9899</text:p>
          </table:table-cell>
          <table:table-cell office:value-type="float" office:value="-0.009655223" calcext:value-type="float">
            <text:p>-0.009655223</text:p>
          </table:table-cell>
          <table:table-cell table:number-columns-repeated="8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0.0000003644275" calcext:value-type="float">
            <text:p>3.644275E-007</text:p>
          </table:table-cell>
          <table:table-cell table:number-columns-repeated="8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-0.007271922" calcext:value-type="float">
            <text:p>-0.007271922</text:p>
          </table:table-cell>
          <table:table-cell table:number-columns-repeated="8"/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float" office:value="-0.00734999" calcext:value-type="float">
            <text:p>-0.00734999</text:p>
          </table:table-cell>
          <table:table-cell table:number-columns-repeated="8"/>
        </table:table-row>
        <table:table-row table:style-name="ro1">
          <table:table-cell office:value-type="float" office:value="9902" calcext:value-type="float">
            <text:p>9902</text:p>
          </table:table-cell>
          <table:table-cell office:value-type="float" office:value="-0.007119234" calcext:value-type="float">
            <text:p>-0.007119234</text:p>
          </table:table-cell>
          <table:table-cell table:number-columns-repeated="8"/>
        </table:table-row>
        <table:table-row table:style-name="ro1">
          <table:table-cell office:value-type="float" office:value="9903" calcext:value-type="float">
            <text:p>9903</text:p>
          </table:table-cell>
          <table:table-cell office:value-type="float" office:value="-0.006982257" calcext:value-type="float">
            <text:p>-0.006982257</text:p>
          </table:table-cell>
          <table:table-cell table:number-columns-repeated="8"/>
        </table:table-row>
        <table:table-row table:style-name="ro1">
          <table:table-cell office:value-type="float" office:value="9904" calcext:value-type="float">
            <text:p>9904</text:p>
          </table:table-cell>
          <table:table-cell office:value-type="float" office:value="-0.009544007" calcext:value-type="float">
            <text:p>-0.009544007</text:p>
          </table:table-cell>
          <table:table-cell table:number-columns-repeated="8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.0000007841975" calcext:value-type="float">
            <text:p>7.841975E-007</text:p>
          </table:table-cell>
          <table:table-cell table:number-columns-repeated="8"/>
        </table:table-row>
        <table:table-row table:style-name="ro1">
          <table:table-cell office:value-type="float" office:value="9905" calcext:value-type="float">
            <text:p>9905</text:p>
          </table:table-cell>
          <table:table-cell office:value-type="float" office:value="-0.009545755" calcext:value-type="float">
            <text:p>-0.009545755</text:p>
          </table:table-cell>
          <table:table-cell table:number-columns-repeated="8"/>
        </table:table-row>
        <table:table-row table:style-name="ro1">
          <table:table-cell office:value-type="float" office:value="9906" calcext:value-type="float">
            <text:p>9906</text:p>
          </table:table-cell>
          <table:table-cell office:value-type="float" office:value="-0.01057792" calcext:value-type="float">
            <text:p>-0.01057792</text:p>
          </table:table-cell>
          <table:table-cell table:number-columns-repeated="8"/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float" office:value="-0.0101309" calcext:value-type="float">
            <text:p>-0.0101309</text:p>
          </table:table-cell>
          <table:table-cell table:number-columns-repeated="8"/>
        </table:table-row>
        <table:table-row table:style-name="ro1">
          <table:table-cell office:value-type="float" office:value="9908" calcext:value-type="float">
            <text:p>9908</text:p>
          </table:table-cell>
          <table:table-cell office:value-type="float" office:value="-0.009291354" calcext:value-type="float">
            <text:p>-0.009291354</text:p>
          </table:table-cell>
          <table:table-cell table:number-columns-repeated="8"/>
        </table:table-row>
        <table:table-row table:style-name="ro1">
          <table:table-cell office:value-type="float" office:value="9909" calcext:value-type="float">
            <text:p>9909</text:p>
          </table:table-cell>
          <table:table-cell office:value-type="float" office:value="-0.009825766" calcext:value-type="float">
            <text:p>-0.009825766</text:p>
          </table:table-cell>
          <table:table-cell table:number-columns-repeated="8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0.0000008885098" calcext:value-type="float">
            <text:p>8.885098E-007</text:p>
          </table:table-cell>
          <table:table-cell table:number-columns-repeated="8"/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float" office:value="-0.008504693" calcext:value-type="float">
            <text:p>-0.008504693</text:p>
          </table:table-cell>
          <table:table-cell table:number-columns-repeated="8"/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float" office:value="-0.008804817" calcext:value-type="float">
            <text:p>-0.008804817</text:p>
          </table:table-cell>
          <table:table-cell table:number-columns-repeated="8"/>
        </table:table-row>
        <table:table-row table:style-name="ro1">
          <table:table-cell office:value-type="float" office:value="9912" calcext:value-type="float">
            <text:p>9912</text:p>
          </table:table-cell>
          <table:table-cell office:value-type="float" office:value="-0.008973477" calcext:value-type="float">
            <text:p>-0.008973477</text:p>
          </table:table-cell>
          <table:table-cell table:number-columns-repeated="8"/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float" office:value="-0.008487047" calcext:value-type="float">
            <text:p>-0.008487047</text:p>
          </table:table-cell>
          <table:table-cell table:number-columns-repeated="8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0.000006875677" calcext:value-type="float">
            <text:p>6.875677E-006</text:p>
          </table:table-cell>
          <table:table-cell table:number-columns-repeated="8"/>
        </table:table-row>
        <table:table-row table:style-name="ro1">
          <table:table-cell office:value-type="float" office:value="9914" calcext:value-type="float">
            <text:p>9914</text:p>
          </table:table-cell>
          <table:table-cell office:value-type="float" office:value="-0.009513365" calcext:value-type="float">
            <text:p>-0.009513365</text:p>
          </table:table-cell>
          <table:table-cell table:number-columns-repeated="8"/>
        </table:table-row>
        <table:table-row table:style-name="ro1">
          <table:table-cell office:value-type="float" office:value="9915" calcext:value-type="float">
            <text:p>9915</text:p>
          </table:table-cell>
          <table:table-cell office:value-type="float" office:value="-0.009205896" calcext:value-type="float">
            <text:p>-0.009205896</text:p>
          </table:table-cell>
          <table:table-cell table:number-columns-repeated="8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0.000004590111" calcext:value-type="float">
            <text:p>4.590111E-006</text:p>
          </table:table-cell>
          <table:table-cell table:number-columns-repeated="8"/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float" office:value="-0.009330197" calcext:value-type="float">
            <text:p>-0.009330197</text:p>
          </table:table-cell>
          <table:table-cell table:number-columns-repeated="8"/>
        </table:table-row>
        <table:table-row table:style-name="ro1">
          <table:table-cell office:value-type="float" office:value="9917" calcext:value-type="float">
            <text:p>9917</text:p>
          </table:table-cell>
          <table:table-cell office:value-type="float" office:value="-0.00948036" calcext:value-type="float">
            <text:p>-0.00948036</text:p>
          </table:table-cell>
          <table:table-cell table:number-columns-repeated="8"/>
        </table:table-row>
        <table:table-row table:style-name="ro1">
          <table:table-cell office:value-type="float" office:value="9918" calcext:value-type="float">
            <text:p>9918</text:p>
          </table:table-cell>
          <table:table-cell office:value-type="float" office:value="-0.009193759" calcext:value-type="float">
            <text:p>-0.009193759</text:p>
          </table:table-cell>
          <table:table-cell table:number-columns-repeated="8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.000003382113" calcext:value-type="float">
            <text:p>3.382113E-006</text:p>
          </table:table-cell>
          <table:table-cell table:number-columns-repeated="8"/>
        </table:table-row>
        <table:table-row table:style-name="ro1">
          <table:table-cell office:value-type="float" office:value="9919" calcext:value-type="float">
            <text:p>9919</text:p>
          </table:table-cell>
          <table:table-cell office:value-type="float" office:value="-0.009455624" calcext:value-type="float">
            <text:p>-0.009455624</text:p>
          </table:table-cell>
          <table:table-cell table:number-columns-repeated="8"/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float" office:value="-0.009491728" calcext:value-type="float">
            <text:p>-0.009491728</text:p>
          </table:table-cell>
          <table:table-cell table:number-columns-repeated="8"/>
        </table:table-row>
        <table:table-row table:style-name="ro1">
          <table:table-cell office:value-type="float" office:value="9921" calcext:value-type="float">
            <text:p>9921</text:p>
          </table:table-cell>
          <table:table-cell office:value-type="float" office:value="-0.009605969" calcext:value-type="float">
            <text:p>-0.009605969</text:p>
          </table:table-cell>
          <table:table-cell table:number-columns-repeated="8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0.000002645231" calcext:value-type="float">
            <text:p>2.645231E-006</text:p>
          </table:table-cell>
          <table:table-cell table:number-columns-repeated="8"/>
        </table:table-row>
        <table:table-row table:style-name="ro1">
          <table:table-cell office:value-type="float" office:value="9922" calcext:value-type="float">
            <text:p>9922</text:p>
          </table:table-cell>
          <table:table-cell office:value-type="float" office:value="-0.009391206" calcext:value-type="float">
            <text:p>-0.009391206</text:p>
          </table:table-cell>
          <table:table-cell table:number-columns-repeated="8"/>
        </table:table-row>
        <table:table-row table:style-name="ro1">
          <table:table-cell office:value-type="float" office:value="9923" calcext:value-type="float">
            <text:p>9923</text:p>
          </table:table-cell>
          <table:table-cell office:value-type="float" office:value="-0.009401269" calcext:value-type="float">
            <text:p>-0.009401269</text:p>
          </table:table-cell>
          <table:table-cell table:number-columns-repeated="8"/>
        </table:table-row>
        <table:table-row table:style-name="ro1">
          <table:table-cell office:value-type="float" office:value="9924" calcext:value-type="float">
            <text:p>9924</text:p>
          </table:table-cell>
          <table:table-cell office:value-type="float" office:value="-0.009499082" calcext:value-type="float">
            <text:p>-0.009499082</text:p>
          </table:table-cell>
          <table:table-cell table:number-columns-repeated="8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0.000001906863" calcext:value-type="float">
            <text:p>1.906863E-006</text:p>
          </table:table-cell>
          <table:table-cell table:number-columns-repeated="8"/>
        </table:table-row>
        <table:table-row table:style-name="ro1">
          <table:table-cell office:value-type="float" office:value="9925" calcext:value-type="float">
            <text:p>9925</text:p>
          </table:table-cell>
          <table:table-cell office:value-type="float" office:value="-0.009359141" calcext:value-type="float">
            <text:p>-0.009359141</text:p>
          </table:table-cell>
          <table:table-cell table:number-columns-repeated="8"/>
        </table:table-row>
        <table:table-row table:style-name="ro1">
          <table:table-cell office:value-type="float" office:value="9926" calcext:value-type="float">
            <text:p>9926</text:p>
          </table:table-cell>
          <table:table-cell office:value-type="float" office:value="-0.0094974" calcext:value-type="float">
            <text:p>-0.0094974</text:p>
          </table:table-cell>
          <table:table-cell table:number-columns-repeated="8"/>
        </table:table-row>
        <table:table-row table:style-name="ro1">
          <table:table-cell office:value-type="float" office:value="9927" calcext:value-type="float">
            <text:p>9927</text:p>
          </table:table-cell>
          <table:table-cell office:value-type="float" office:value="-0.00936784" calcext:value-type="float">
            <text:p>-0.00936784</text:p>
          </table:table-cell>
          <table:table-cell table:number-columns-repeated="8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0.000001365092" calcext:value-type="float">
            <text:p>1.365092E-006</text:p>
          </table:table-cell>
          <table:table-cell table:number-columns-repeated="8"/>
        </table:table-row>
        <table:table-row table:style-name="ro1">
          <table:table-cell office:value-type="float" office:value="9928" calcext:value-type="float">
            <text:p>9928</text:p>
          </table:table-cell>
          <table:table-cell office:value-type="float" office:value="-0.009596719" calcext:value-type="float">
            <text:p>-0.009596719</text:p>
          </table:table-cell>
          <table:table-cell table:number-columns-repeated="8"/>
        </table:table-row>
        <table:table-row table:style-name="ro1">
          <table:table-cell office:value-type="float" office:value="9929" calcext:value-type="float">
            <text:p>9929</text:p>
          </table:table-cell>
          <table:table-cell office:value-type="float" office:value="-0.00963809" calcext:value-type="float">
            <text:p>-0.00963809</text:p>
          </table:table-cell>
          <table:table-cell table:number-columns-repeated="8"/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float" office:value="-0.009573449" calcext:value-type="float">
            <text:p>-0.009573449</text:p>
          </table:table-cell>
          <table:table-cell table:number-columns-repeated="8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0.000001495507" calcext:value-type="float">
            <text:p>1.495507E-006</text:p>
          </table:table-cell>
          <table:table-cell table:number-columns-repeated="8"/>
        </table:table-row>
        <table:table-row table:style-name="ro1">
          <table:table-cell office:value-type="float" office:value="9931" calcext:value-type="float">
            <text:p>9931</text:p>
          </table:table-cell>
          <table:table-cell office:value-type="float" office:value="-0.009561596" calcext:value-type="float">
            <text:p>-0.009561596</text:p>
          </table:table-cell>
          <table:table-cell table:number-columns-repeated="8"/>
        </table:table-row>
        <table:table-row table:style-name="ro1">
          <table:table-cell office:value-type="float" office:value="9932" calcext:value-type="float">
            <text:p>9932</text:p>
          </table:table-cell>
          <table:table-cell office:value-type="float" office:value="-0.009479043" calcext:value-type="float">
            <text:p>-0.009479043</text:p>
          </table:table-cell>
          <table:table-cell table:number-columns-repeated="8"/>
        </table:table-row>
        <table:table-row table:style-name="ro1">
          <table:table-cell office:value-type="float" office:value="9933" calcext:value-type="float">
            <text:p>9933</text:p>
          </table:table-cell>
          <table:table-cell office:value-type="float" office:value="-0.01031517" calcext:value-type="float">
            <text:p>-0.01031517</text:p>
          </table:table-cell>
          <table:table-cell table:number-columns-repeated="8"/>
        </table:table-row>
        <table:table-row table:style-name="ro1">
          <table:table-cell office:value-type="float" office:value="9934" calcext:value-type="float">
            <text:p>9934</text:p>
          </table:table-cell>
          <table:table-cell office:value-type="float" office:value="-0.009838686" calcext:value-type="float">
            <text:p>-0.009838686</text:p>
          </table:table-cell>
          <table:table-cell table:number-columns-repeated="8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0.000002033267" calcext:value-type="float">
            <text:p>2.033267E-006</text:p>
          </table:table-cell>
          <table:table-cell table:number-columns-repeated="8"/>
        </table:table-row>
        <table:table-row table:style-name="ro1">
          <table:table-cell office:value-type="float" office:value="9935" calcext:value-type="float">
            <text:p>9935</text:p>
          </table:table-cell>
          <table:table-cell office:value-type="float" office:value="-0.009804077" calcext:value-type="float">
            <text:p>-0.009804077</text:p>
          </table:table-cell>
          <table:table-cell table:number-columns-repeated="8"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-0.009734122" calcext:value-type="float">
            <text:p>-0.009734122</text:p>
          </table:table-cell>
          <table:table-cell table:number-columns-repeated="8"/>
        </table:table-row>
        <table:table-row table:style-name="ro1">
          <table:table-cell office:value-type="float" office:value="9937" calcext:value-type="float">
            <text:p>9937</text:p>
          </table:table-cell>
          <table:table-cell office:value-type="float" office:value="-0.009952255" calcext:value-type="float">
            <text:p>-0.009952255</text:p>
          </table:table-cell>
          <table:table-cell table:number-columns-repeated="8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00001212119" calcext:value-type="float">
            <text:p>1.212119E-005</text:p>
          </table:table-cell>
          <table:table-cell table:number-columns-repeated="8"/>
        </table:table-row>
        <table:table-row table:style-name="ro1">
          <table:table-cell office:value-type="float" office:value="9938" calcext:value-type="float">
            <text:p>9938</text:p>
          </table:table-cell>
          <table:table-cell office:value-type="float" office:value="-0.01086704" calcext:value-type="float">
            <text:p>-0.01086704</text:p>
          </table:table-cell>
          <table:table-cell table:number-columns-repeated="8"/>
        </table:table-row>
        <table:table-row table:style-name="ro1">
          <table:table-cell office:value-type="float" office:value="9939" calcext:value-type="float">
            <text:p>9939</text:p>
          </table:table-cell>
          <table:table-cell office:value-type="float" office:value="-0.009943608" calcext:value-type="float">
            <text:p>-0.009943608</text:p>
          </table:table-cell>
          <table:table-cell table:number-columns-repeated="8"/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float" office:value="-0.008747723" calcext:value-type="float">
            <text:p>-0.008747723</text:p>
          </table:table-cell>
          <table:table-cell table:number-columns-repeated="8"/>
        </table:table-row>
        <table:table-row table:style-name="ro1">
          <table:table-cell office:value-type="float" office:value="9941" calcext:value-type="float">
            <text:p>9941</text:p>
          </table:table-cell>
          <table:table-cell office:value-type="float" office:value="-0.01120333" calcext:value-type="float">
            <text:p>-0.01120333</text:p>
          </table:table-cell>
          <table:table-cell table:number-columns-repeated="8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0.0000003640238" calcext:value-type="float">
            <text:p>0.000000364</text:p>
          </table:table-cell>
          <table:table-cell table:number-columns-repeated="8"/>
        </table:table-row>
        <table:table-row table:style-name="ro1">
          <table:table-cell office:value-type="float" office:value="9942" calcext:value-type="float">
            <text:p>9942</text:p>
          </table:table-cell>
          <table:table-cell office:value-type="float" office:value="-0.006850371" calcext:value-type="float">
            <text:p>-0.006850371</text:p>
          </table:table-cell>
          <table:table-cell table:number-columns-repeated="8"/>
        </table:table-row>
        <table:table-row table:style-name="ro1">
          <table:table-cell office:value-type="float" office:value="9943" calcext:value-type="float">
            <text:p>9943</text:p>
          </table:table-cell>
          <table:table-cell office:value-type="float" office:value="-0.006686427" calcext:value-type="float">
            <text:p>-0.006686427</text:p>
          </table:table-cell>
          <table:table-cell table:number-columns-repeated="8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0.0000002203751" calcext:value-type="float">
            <text:p>2.203751E-007</text:p>
          </table:table-cell>
          <table:table-cell table:number-columns-repeated="8"/>
        </table:table-row>
        <table:table-row table:style-name="ro1">
          <table:table-cell office:value-type="float" office:value="9944" calcext:value-type="float">
            <text:p>9944</text:p>
          </table:table-cell>
          <table:table-cell office:value-type="float" office:value="-0.005624563" calcext:value-type="float">
            <text:p>-0.005624563</text:p>
          </table:table-cell>
          <table:table-cell table:number-columns-repeated="8"/>
        </table:table-row>
        <table:table-row table:style-name="ro1">
          <table:table-cell office:value-type="float" office:value="9945" calcext:value-type="float">
            <text:p>9945</text:p>
          </table:table-cell>
          <table:table-cell office:value-type="float" office:value="-0.00584356" calcext:value-type="float">
            <text:p>-0.00584356</text:p>
          </table:table-cell>
          <table:table-cell table:number-columns-repeated="8"/>
        </table:table-row>
        <table:table-row table:style-name="ro1">
          <table:table-cell office:value-type="float" office:value="9946" calcext:value-type="float">
            <text:p>9946</text:p>
          </table:table-cell>
          <table:table-cell office:value-type="float" office:value="-0.0112909" calcext:value-type="float">
            <text:p>-0.0112909</text:p>
          </table:table-cell>
          <table:table-cell table:number-columns-repeated="8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0.000002857957" calcext:value-type="float">
            <text:p>0.000002858</text:p>
          </table:table-cell>
          <table:table-cell table:number-columns-repeated="8"/>
        </table:table-row>
        <table:table-row table:style-name="ro1">
          <table:table-cell office:value-type="float" office:value="9947" calcext:value-type="float">
            <text:p>9947</text:p>
          </table:table-cell>
          <table:table-cell office:value-type="float" office:value="-0.009666235" calcext:value-type="float">
            <text:p>-0.009666235</text:p>
          </table:table-cell>
          <table:table-cell table:number-columns-repeated="8"/>
        </table:table-row>
        <table:table-row table:style-name="ro1">
          <table:table-cell office:value-type="float" office:value="9948" calcext:value-type="float">
            <text:p>9948</text:p>
          </table:table-cell>
          <table:table-cell office:value-type="float" office:value="-0.009631364" calcext:value-type="float">
            <text:p>-0.009631364</text:p>
          </table:table-cell>
          <table:table-cell table:number-columns-repeated="8"/>
        </table:table-row>
        <table:table-row table:style-name="ro1">
          <table:table-cell office:value-type="float" office:value="9949" calcext:value-type="float">
            <text:p>9949</text:p>
          </table:table-cell>
          <table:table-cell office:value-type="float" office:value="-0.009684595" calcext:value-type="float">
            <text:p>-0.009684595</text:p>
          </table:table-cell>
          <table:table-cell table:number-columns-repeated="8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0.0000002896963" calcext:value-type="float">
            <text:p>2.896963E-007</text:p>
          </table:table-cell>
          <table:table-cell table:number-columns-repeated="8"/>
        </table:table-row>
        <table:table-row table:style-name="ro1">
          <table:table-cell office:value-type="float" office:value="9950" calcext:value-type="float">
            <text:p>9950</text:p>
          </table:table-cell>
          <table:table-cell office:value-type="float" office:value="-0.006922411" calcext:value-type="float">
            <text:p>-0.006922411</text:p>
          </table:table-cell>
          <table:table-cell table:number-columns-repeated="8"/>
        </table:table-row>
        <table:table-row table:style-name="ro1">
          <table:table-cell office:value-type="float" office:value="9951" calcext:value-type="float">
            <text:p>9951</text:p>
          </table:table-cell>
          <table:table-cell office:value-type="float" office:value="-0.006929961" calcext:value-type="float">
            <text:p>-0.006929961</text:p>
          </table:table-cell>
          <table:table-cell table:number-columns-repeated="8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0.0000005179364" calcext:value-type="float">
            <text:p>5.179364E-007</text:p>
          </table:table-cell>
          <table:table-cell table:number-columns-repeated="8"/>
        </table:table-row>
        <table:table-row table:style-name="ro1">
          <table:table-cell office:value-type="float" office:value="9952" calcext:value-type="float">
            <text:p>9952</text:p>
          </table:table-cell>
          <table:table-cell office:value-type="float" office:value="-0.00707043" calcext:value-type="float">
            <text:p>-0.00707043</text:p>
          </table:table-cell>
          <table:table-cell table:number-columns-repeated="8"/>
        </table:table-row>
        <table:table-row table:style-name="ro1">
          <table:table-cell office:value-type="float" office:value="9953" calcext:value-type="float">
            <text:p>9953</text:p>
          </table:table-cell>
          <table:table-cell office:value-type="float" office:value="-0.007057116" calcext:value-type="float">
            <text:p>-0.007057116</text:p>
          </table:table-cell>
          <table:table-cell table:number-columns-repeated="8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0.000005295319" calcext:value-type="float">
            <text:p>5.295319E-006</text:p>
          </table:table-cell>
          <table:table-cell table:number-columns-repeated="8"/>
        </table:table-row>
        <table:table-row table:style-name="ro1">
          <table:table-cell office:value-type="float" office:value="9954" calcext:value-type="float">
            <text:p>9954</text:p>
          </table:table-cell>
          <table:table-cell office:value-type="float" office:value="-0.009741658" calcext:value-type="float">
            <text:p>-0.009741658</text:p>
          </table:table-cell>
          <table:table-cell table:number-columns-repeated="8"/>
        </table:table-row>
        <table:table-row table:style-name="ro1">
          <table:table-cell office:value-type="float" office:value="9955" calcext:value-type="float">
            <text:p>9955</text:p>
          </table:table-cell>
          <table:table-cell office:value-type="float" office:value="-0.009695936" calcext:value-type="float">
            <text:p>-0.009695936</text:p>
          </table:table-cell>
          <table:table-cell table:number-columns-repeated="8"/>
        </table:table-row>
        <table:table-row table:style-name="ro1">
          <table:table-cell office:value-type="float" office:value="9956" calcext:value-type="float">
            <text:p>9956</text:p>
          </table:table-cell>
          <table:table-cell office:value-type="float" office:value="-0.009682698" calcext:value-type="float">
            <text:p>-0.009682698</text:p>
          </table:table-cell>
          <table:table-cell table:number-columns-repeated="8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0.000001494694" calcext:value-type="float">
            <text:p>1.494694E-006</text:p>
          </table:table-cell>
          <table:table-cell table:number-columns-repeated="8"/>
        </table:table-row>
        <table:table-row table:style-name="ro1">
          <table:table-cell office:value-type="float" office:value="9957" calcext:value-type="float">
            <text:p>9957</text:p>
          </table:table-cell>
          <table:table-cell office:value-type="float" office:value="-0.009949106" calcext:value-type="float">
            <text:p>-0.009949106</text:p>
          </table:table-cell>
          <table:table-cell table:number-columns-repeated="8"/>
        </table:table-row>
        <table:table-row table:style-name="ro1">
          <table:table-cell office:value-type="float" office:value="9958" calcext:value-type="float">
            <text:p>9958</text:p>
          </table:table-cell>
          <table:table-cell office:value-type="float" office:value="-0.01008448" calcext:value-type="float">
            <text:p>-0.01008448</text:p>
          </table:table-cell>
          <table:table-cell table:number-columns-repeated="8"/>
        </table:table-row>
        <table:table-row table:style-name="ro1">
          <table:table-cell office:value-type="float" office:value="9959" calcext:value-type="float">
            <text:p>9959</text:p>
          </table:table-cell>
          <table:table-cell office:value-type="float" office:value="-0.00987836" calcext:value-type="float">
            <text:p>-0.00987836</text:p>
          </table:table-cell>
          <table:table-cell table:number-columns-repeated="8"/>
        </table:table-row>
        <table:table-row table:style-name="ro1">
          <table:table-cell office:value-type="float" office:value="9960" calcext:value-type="float">
            <text:p>9960</text:p>
          </table:table-cell>
          <table:table-cell office:value-type="float" office:value="-0.009569827" calcext:value-type="float">
            <text:p>-0.009569827</text:p>
          </table:table-cell>
          <table:table-cell table:number-columns-repeated="8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0.0000002050177" calcext:value-type="float">
            <text:p>0.000000205</text:p>
          </table:table-cell>
          <table:table-cell table:number-columns-repeated="8"/>
        </table:table-row>
        <table:table-row table:style-name="ro1">
          <table:table-cell office:value-type="float" office:value="9961" calcext:value-type="float">
            <text:p>9961</text:p>
          </table:table-cell>
          <table:table-cell office:value-type="float" office:value="-0.006008479" calcext:value-type="float">
            <text:p>-0.006008479</text:p>
          </table:table-cell>
          <table:table-cell table:number-columns-repeated="8"/>
        </table:table-row>
        <table:table-row table:style-name="ro1">
          <table:table-cell office:value-type="float" office:value="9962" calcext:value-type="float">
            <text:p>9962</text:p>
          </table:table-cell>
          <table:table-cell office:value-type="float" office:value="-0.005750924" calcext:value-type="float">
            <text:p>-0.005750924</text:p>
          </table:table-cell>
          <table:table-cell table:number-columns-repeated="8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0.000000432572" calcext:value-type="float">
            <text:p>4.32572E-007</text:p>
          </table:table-cell>
          <table:table-cell table:number-columns-repeated="8"/>
        </table:table-row>
        <table:table-row table:style-name="ro1">
          <table:table-cell office:value-type="float" office:value="9963" calcext:value-type="float">
            <text:p>9963</text:p>
          </table:table-cell>
          <table:table-cell office:value-type="float" office:value="-0.006992907" calcext:value-type="float">
            <text:p>-0.006992907</text:p>
          </table:table-cell>
          <table:table-cell table:number-columns-repeated="8"/>
        </table:table-row>
        <table:table-row table:style-name="ro1">
          <table:table-cell office:value-type="float" office:value="9964" calcext:value-type="float">
            <text:p>9964</text:p>
          </table:table-cell>
          <table:table-cell office:value-type="float" office:value="-0.00694383" calcext:value-type="float">
            <text:p>-0.00694383</text:p>
          </table:table-cell>
          <table:table-cell table:number-columns-repeated="8"/>
        </table:table-row>
        <table:table-row table:style-name="ro1">
          <table:table-cell office:value-type="float" office:value="9965" calcext:value-type="float">
            <text:p>9965</text:p>
          </table:table-cell>
          <table:table-cell office:value-type="float" office:value="-0.006660687" calcext:value-type="float">
            <text:p>-0.006660687</text:p>
          </table:table-cell>
          <table:table-cell table:number-columns-repeated="8"/>
        </table:table-row>
        <table:table-row table:style-name="ro1">
          <table:table-cell office:value-type="float" office:value="9966" calcext:value-type="float">
            <text:p>9966</text:p>
          </table:table-cell>
          <table:table-cell office:value-type="float" office:value="-0.00691707" calcext:value-type="float">
            <text:p>-0.00691707</text:p>
          </table:table-cell>
          <table:table-cell table:number-columns-repeated="8"/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float" office:value="-0.009649803" calcext:value-type="float">
            <text:p>-0.009649803</text:p>
          </table:table-cell>
          <table:table-cell table:number-columns-repeated="8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.0000004152748" calcext:value-type="float">
            <text:p>4.152748E-007</text:p>
          </table:table-cell>
          <table:table-cell table:number-columns-repeated="8"/>
        </table:table-row>
        <table:table-row table:style-name="ro1">
          <table:table-cell office:value-type="float" office:value="9968" calcext:value-type="float">
            <text:p>9968</text:p>
          </table:table-cell>
          <table:table-cell office:value-type="float" office:value="-0.006980743" calcext:value-type="float">
            <text:p>-0.006980743</text:p>
          </table:table-cell>
          <table:table-cell table:number-columns-repeated="8"/>
        </table:table-row>
        <table:table-row table:style-name="ro1">
          <table:table-cell office:value-type="float" office:value="9969" calcext:value-type="float">
            <text:p>9969</text:p>
          </table:table-cell>
          <table:table-cell office:value-type="float" office:value="-0.007012435" calcext:value-type="float">
            <text:p>-0.007012435</text:p>
          </table:table-cell>
          <table:table-cell table:number-columns-repeated="8"/>
        </table:table-row>
        <table:table-row table:style-name="ro1">
          <table:table-cell office:value-type="float" office:value="9970" calcext:value-type="float">
            <text:p>9970</text:p>
          </table:table-cell>
          <table:table-cell office:value-type="float" office:value="-0.006939977" calcext:value-type="float">
            <text:p>-0.006939977</text:p>
          </table:table-cell>
          <table:table-cell table:number-columns-repeated="8"/>
        </table:table-row>
        <table:table-row table:style-name="ro1">
          <table:table-cell office:value-type="float" office:value="9971" calcext:value-type="float">
            <text:p>9971</text:p>
          </table:table-cell>
          <table:table-cell office:value-type="float" office:value="-0.00666422" calcext:value-type="float">
            <text:p>-0.00666422</text:p>
          </table:table-cell>
          <table:table-cell table:number-columns-repeated="8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0.000000417539" calcext:value-type="float">
            <text:p>4.17539E-007</text:p>
          </table:table-cell>
          <table:table-cell table:number-columns-repeated="8"/>
        </table:table-row>
        <table:table-row table:style-name="ro1">
          <table:table-cell office:value-type="float" office:value="9972" calcext:value-type="float">
            <text:p>9972</text:p>
          </table:table-cell>
          <table:table-cell office:value-type="float" office:value="-0.006152633" calcext:value-type="float">
            <text:p>-0.006152633</text:p>
          </table:table-cell>
          <table:table-cell table:number-columns-repeated="8"/>
        </table:table-row>
        <table:table-row table:style-name="ro1">
          <table:table-cell office:value-type="float" office:value="9973" calcext:value-type="float">
            <text:p>9973</text:p>
          </table:table-cell>
          <table:table-cell office:value-type="float" office:value="-0.006588301" calcext:value-type="float">
            <text:p>-0.006588301</text:p>
          </table:table-cell>
          <table:table-cell table:number-columns-repeated="8"/>
        </table:table-row>
        <table:table-row table:style-name="ro1">
          <table:table-cell office:value-type="float" office:value="9974" calcext:value-type="float">
            <text:p>9974</text:p>
          </table:table-cell>
          <table:table-cell office:value-type="float" office:value="-0.005758101" calcext:value-type="float">
            <text:p>-0.005758101</text:p>
          </table:table-cell>
          <table:table-cell table:number-columns-repeated="8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.000001131277" calcext:value-type="float">
            <text:p>1.131277E-006</text:p>
          </table:table-cell>
          <table:table-cell table:number-columns-repeated="8"/>
        </table:table-row>
        <table:table-row table:style-name="ro1">
          <table:table-cell office:value-type="float" office:value="9975" calcext:value-type="float">
            <text:p>9975</text:p>
          </table:table-cell>
          <table:table-cell office:value-type="float" office:value="-0.009775376" calcext:value-type="float">
            <text:p>-0.009775376</text:p>
          </table:table-cell>
          <table:table-cell table:number-columns-repeated="8"/>
        </table:table-row>
        <table:table-row table:style-name="ro1">
          <table:table-cell office:value-type="float" office:value="9976" calcext:value-type="float">
            <text:p>9976</text:p>
          </table:table-cell>
          <table:table-cell office:value-type="float" office:value="-0.009899042" calcext:value-type="float">
            <text:p>-0.009899042</text:p>
          </table:table-cell>
          <table:table-cell table:number-columns-repeated="8"/>
        </table:table-row>
        <table:table-row table:style-name="ro1">
          <table:table-cell office:value-type="float" office:value="9977" calcext:value-type="float">
            <text:p>9977</text:p>
          </table:table-cell>
          <table:table-cell office:value-type="float" office:value="-0.009775296" calcext:value-type="float">
            <text:p>-0.009775296</text:p>
          </table:table-cell>
          <table:table-cell table:number-columns-repeated="8"/>
        </table:table-row>
        <table:table-row table:style-name="ro1">
          <table:table-cell office:value-type="float" office:value="9978" calcext:value-type="float">
            <text:p>9978</text:p>
          </table:table-cell>
          <table:table-cell office:value-type="float" office:value="-0.009559595" calcext:value-type="float">
            <text:p>-0.009559595</text:p>
          </table:table-cell>
          <table:table-cell table:number-columns-repeated="8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0.000001302436" calcext:value-type="float">
            <text:p>1.302436E-006</text:p>
          </table:table-cell>
          <table:table-cell table:number-columns-repeated="8"/>
        </table:table-row>
        <table:table-row table:style-name="ro1">
          <table:table-cell office:value-type="float" office:value="9979" calcext:value-type="float">
            <text:p>9979</text:p>
          </table:table-cell>
          <table:table-cell office:value-type="float" office:value="-0.006742929" calcext:value-type="float">
            <text:p>-0.006742929</text:p>
          </table:table-cell>
          <table:table-cell table:number-columns-repeated="8"/>
        </table:table-row>
        <table:table-row table:style-name="ro1">
          <table:table-cell office:value-type="float" office:value="9980" calcext:value-type="float">
            <text:p>9980</text:p>
          </table:table-cell>
          <table:table-cell office:value-type="float" office:value="-0.007739355" calcext:value-type="float">
            <text:p>-0.007739355</text:p>
          </table:table-cell>
          <table:table-cell table:number-columns-repeated="8"/>
        </table:table-row>
        <table:table-row table:style-name="ro1">
          <table:table-cell office:value-type="float" office:value="9981" calcext:value-type="float">
            <text:p>9981</text:p>
          </table:table-cell>
          <table:table-cell office:value-type="float" office:value="-0.005991829" calcext:value-type="float">
            <text:p>-0.005991829</text:p>
          </table:table-cell>
          <table:table-cell table:number-columns-repeated="8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0.0000004073561" calcext:value-type="float">
            <text:p>4.073561E-007</text:p>
          </table:table-cell>
          <table:table-cell table:number-columns-repeated="8"/>
        </table:table-row>
        <table:table-row table:style-name="ro1">
          <table:table-cell office:value-type="float" office:value="9982" calcext:value-type="float">
            <text:p>9982</text:p>
          </table:table-cell>
          <table:table-cell office:value-type="float" office:value="-0.006530901" calcext:value-type="float">
            <text:p>-0.006530901</text:p>
          </table:table-cell>
          <table:table-cell table:number-columns-repeated="8"/>
        </table:table-row>
        <table:table-row table:style-name="ro1">
          <table:table-cell office:value-type="float" office:value="9983" calcext:value-type="float">
            <text:p>9983</text:p>
          </table:table-cell>
          <table:table-cell office:value-type="float" office:value="-0.006058662" calcext:value-type="float">
            <text:p>-0.006058662</text:p>
          </table:table-cell>
          <table:table-cell table:number-columns-repeated="8"/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float" office:value="-0.005661879" calcext:value-type="float">
            <text:p>-0.005661879</text:p>
          </table:table-cell>
          <table:table-cell table:number-columns-repeated="8"/>
        </table:table-row>
        <table:table-row table:style-name="ro1">
          <table:table-cell office:value-type="float" office:value="9985" calcext:value-type="float">
            <text:p>9985</text:p>
          </table:table-cell>
          <table:table-cell office:value-type="float" office:value="-0.006364047" calcext:value-type="float">
            <text:p>-0.006364047</text:p>
          </table:table-cell>
          <table:table-cell table:number-columns-repeated="8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0.000001454736" calcext:value-type="float">
            <text:p>1.454736E-006</text:p>
          </table:table-cell>
          <table:table-cell table:number-columns-repeated="8"/>
        </table:table-row>
        <table:table-row table:style-name="ro1">
          <table:table-cell office:value-type="float" office:value="9986" calcext:value-type="float">
            <text:p>9986</text:p>
          </table:table-cell>
          <table:table-cell office:value-type="float" office:value="-0.009375986" calcext:value-type="float">
            <text:p>-0.009375986</text:p>
          </table:table-cell>
          <table:table-cell table:number-columns-repeated="8"/>
        </table:table-row>
        <table:table-row table:style-name="ro1">
          <table:table-cell office:value-type="float" office:value="9987" calcext:value-type="float">
            <text:p>9987</text:p>
          </table:table-cell>
          <table:table-cell office:value-type="float" office:value="-0.009210571" calcext:value-type="float">
            <text:p>-0.009210571</text:p>
          </table:table-cell>
          <table:table-cell table:number-columns-repeated="8"/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float" office:value="-0.01010831" calcext:value-type="float">
            <text:p>-0.01010831</text:p>
          </table:table-cell>
          <table:table-cell table:number-columns-repeated="8"/>
        </table:table-row>
        <table:table-row table:style-name="ro1">
          <table:table-cell office:value-type="float" office:value="9989" calcext:value-type="float">
            <text:p>9989</text:p>
          </table:table-cell>
          <table:table-cell office:value-type="float" office:value="-0.008640298" calcext:value-type="float">
            <text:p>-0.008640298</text:p>
          </table:table-cell>
          <table:table-cell table:number-columns-repeated="8"/>
        </table:table-row>
        <table:table-row table:style-name="ro1">
          <table:table-cell office:value-type="float" office:value="9990" calcext:value-type="float">
            <text:p>9990</text:p>
          </table:table-cell>
          <table:table-cell office:value-type="float" office:value="-0.009444692" calcext:value-type="float">
            <text:p>-0.009444692</text:p>
          </table:table-cell>
          <table:table-cell table:number-columns-repeated="8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0.00001123987" calcext:value-type="float">
            <text:p>1.123987E-005</text:p>
          </table:table-cell>
          <table:table-cell table:number-columns-repeated="8"/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float" office:value="-0.01026645" calcext:value-type="float">
            <text:p>-0.01026645</text:p>
          </table:table-cell>
          <table:table-cell table:number-columns-repeated="8"/>
        </table:table-row>
        <table:table-row table:style-name="ro1">
          <table:table-cell office:value-type="float" office:value="9992" calcext:value-type="float">
            <text:p>9992</text:p>
          </table:table-cell>
          <table:table-cell office:value-type="float" office:value="-0.01102179" calcext:value-type="float">
            <text:p>-0.01102179</text:p>
          </table:table-cell>
          <table:table-cell table:number-columns-repeated="8"/>
        </table:table-row>
        <table:table-row table:style-name="ro1">
          <table:table-cell office:value-type="float" office:value="9993" calcext:value-type="float">
            <text:p>9993</text:p>
          </table:table-cell>
          <table:table-cell office:value-type="float" office:value="-0.009421906" calcext:value-type="float">
            <text:p>-0.009421906</text:p>
          </table:table-cell>
          <table:table-cell table:number-columns-repeated="8"/>
        </table:table-row>
        <table:table-row table:style-name="ro1">
          <table:table-cell office:value-type="float" office:value="9994" calcext:value-type="float">
            <text:p>9994</text:p>
          </table:table-cell>
          <table:table-cell office:value-type="float" office:value="-0.009561254" calcext:value-type="float">
            <text:p>-0.009561254</text:p>
          </table:table-cell>
          <table:table-cell table:number-columns-repeated="8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0.000002679252" calcext:value-type="float">
            <text:p>2.679252E-006</text:p>
          </table:table-cell>
          <table:table-cell table:number-columns-repeated="8"/>
        </table:table-row>
        <table:table-row table:style-name="ro1">
          <table:table-cell office:value-type="float" office:value="9995" calcext:value-type="float">
            <text:p>9995</text:p>
          </table:table-cell>
          <table:table-cell office:value-type="float" office:value="-0.009615556" calcext:value-type="float">
            <text:p>-0.009615556</text:p>
          </table:table-cell>
          <table:table-cell table:number-columns-repeated="8"/>
        </table:table-row>
        <table:table-row table:style-name="ro1">
          <table:table-cell office:value-type="float" office:value="9996" calcext:value-type="float">
            <text:p>9996</text:p>
          </table:table-cell>
          <table:table-cell office:value-type="float" office:value="-0.009622051" calcext:value-type="float">
            <text:p>-0.009622051</text:p>
          </table:table-cell>
          <table:table-cell table:number-columns-repeated="8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0.000001111761" calcext:value-type="float">
            <text:p>1.111761E-006</text:p>
          </table:table-cell>
          <table:table-cell table:number-columns-repeated="8"/>
        </table:table-row>
        <table:table-row table:style-name="ro1">
          <table:table-cell office:value-type="float" office:value="9997" calcext:value-type="float">
            <text:p>9997</text:p>
          </table:table-cell>
          <table:table-cell office:value-type="float" office:value="-0.007963032" calcext:value-type="float">
            <text:p>-0.007963032</text:p>
          </table:table-cell>
          <table:table-cell table:number-columns-repeated="8"/>
        </table:table-row>
        <table:table-row table:style-name="ro1">
          <table:table-cell office:value-type="float" office:value="9998" calcext:value-type="float">
            <text:p>9998</text:p>
          </table:table-cell>
          <table:table-cell office:value-type="float" office:value="-0.006981205" calcext:value-type="float">
            <text:p>-0.006981205</text:p>
          </table:table-cell>
          <table:table-cell table:number-columns-repeated="8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float" office:value="-0.006178557" calcext:value-type="float">
            <text:p>-0.006178557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-0.008933811" calcext:value-type="float">
            <text:p>-0.008933811</text:p>
          </table:table-cell>
          <table:table-cell table:number-columns-repeated="8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0.000001671891" calcext:value-type="float">
            <text:p>1.671891E-006</text:p>
          </table:table-cell>
          <table:table-cell table:number-columns-repeated="8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-0.01008679" calcext:value-type="float">
            <text:p>-0.01008679</text:p>
          </table:table-cell>
          <table:table-cell table:number-columns-repeated="8"/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float" office:value="-0.01021051" calcext:value-type="float">
            <text:p>-0.01021051</text:p>
          </table:table-cell>
          <table:table-cell table:number-columns-repeated="8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.000001291675" calcext:value-type="float">
            <text:p>1.291675E-006</text:p>
          </table:table-cell>
          <table:table-cell table:number-columns-repeated="8"/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float" office:value="-0.009269898" calcext:value-type="float">
            <text:p>-0.009269898</text:p>
          </table:table-cell>
          <table:table-cell table:number-columns-repeated="8"/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float" office:value="-0.00953674" calcext:value-type="float">
            <text:p>-0.00953674</text:p>
          </table:table-cell>
          <table:table-cell table:number-columns-repeated="8"/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float" office:value="-0.009848696" calcext:value-type="float">
            <text:p>-0.009848696</text:p>
          </table:table-cell>
          <table:table-cell table:number-columns-repeated="8"/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float" office:value="-0.009094191" calcext:value-type="float">
            <text:p>-0.009094191</text:p>
          </table:table-cell>
          <table:table-cell table:number-columns-repeated="8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0.00000207705" calcext:value-type="float">
            <text:p>2.07705E-006</text:p>
          </table:table-cell>
          <table:table-cell table:number-columns-repeated="8"/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float" office:value="-0.008541842" calcext:value-type="float">
            <text:p>-0.008541842</text:p>
          </table:table-cell>
          <table:table-cell table:number-columns-repeated="8"/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float" office:value="-0.009402074" calcext:value-type="float">
            <text:p>-0.009402074</text:p>
          </table:table-cell>
          <table:table-cell table:number-columns-repeated="8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0.000002850154" calcext:value-type="float">
            <text:p>2.850154E-006</text:p>
          </table:table-cell>
          <table:table-cell table:number-columns-repeated="8"/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float" office:value="-0.009661819" calcext:value-type="float">
            <text:p>-0.009661819</text:p>
          </table:table-cell>
          <table:table-cell table:number-columns-repeated="8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-0.009838753" calcext:value-type="float">
            <text:p>-0.009838753</text:p>
          </table:table-cell>
          <table:table-cell table:number-columns-repeated="8"/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float" office:value="-0.01023919" calcext:value-type="float">
            <text:p>-0.01023919</text:p>
          </table:table-cell>
          <table:table-cell table:number-columns-repeated="8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0.000002553536" calcext:value-type="float">
            <text:p>2.553536E-006</text:p>
          </table:table-cell>
          <table:table-cell table:number-columns-repeated="8"/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float" office:value="-0.009695517" calcext:value-type="float">
            <text:p>-0.009695517</text:p>
          </table:table-cell>
          <table:table-cell table:number-columns-repeated="8"/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float" office:value="-0.009514883" calcext:value-type="float">
            <text:p>-0.009514883</text:p>
          </table:table-cell>
          <table:table-cell table:number-columns-repeated="8"/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float" office:value="-0.01000784" calcext:value-type="float">
            <text:p>-0.01000784</text:p>
          </table:table-cell>
          <table:table-cell table:number-columns-repeated="8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0.000001846509" calcext:value-type="float">
            <text:p>1.846509E-006</text:p>
          </table:table-cell>
          <table:table-cell table:number-columns-repeated="8"/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float" office:value="-0.009374234" calcext:value-type="float">
            <text:p>-0.009374234</text:p>
          </table:table-cell>
          <table:table-cell table:number-columns-repeated="8"/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float" office:value="-0.009387154" calcext:value-type="float">
            <text:p>-0.009387154</text:p>
          </table:table-cell>
          <table:table-cell table:number-columns-repeated="8"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float" office:value="-0.009517947" calcext:value-type="float">
            <text:p>-0.009517947</text:p>
          </table:table-cell>
          <table:table-cell table:number-columns-repeated="8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0.0000009807663" calcext:value-type="float">
            <text:p>9.807663E-007</text:p>
          </table:table-cell>
          <table:table-cell table:number-columns-repeated="8"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float" office:value="-0.009454977" calcext:value-type="float">
            <text:p>-0.009454977</text:p>
          </table:table-cell>
          <table:table-cell table:number-columns-repeated="8"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float" office:value="-0.01016716" calcext:value-type="float">
            <text:p>-0.01016716</text:p>
          </table:table-cell>
          <table:table-cell table:number-columns-repeated="8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float" office:value="-0.00923166" calcext:value-type="float">
            <text:p>-0.00923166</text:p>
          </table:table-cell>
          <table:table-cell table:number-columns-repeated="8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0.000002415409" calcext:value-type="float">
            <text:p>2.415409E-006</text:p>
          </table:table-cell>
          <table:table-cell table:number-columns-repeated="8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float" office:value="-0.01086605" calcext:value-type="float">
            <text:p>-0.01086605</text:p>
          </table:table-cell>
          <table:table-cell table:number-columns-repeated="8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float" office:value="-0.01077019" calcext:value-type="float">
            <text:p>-0.01077019</text:p>
          </table:table-cell>
          <table:table-cell table:number-columns-repeated="8"/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float" office:value="-0.01057699" calcext:value-type="float">
            <text:p>-0.01057699</text:p>
          </table:table-cell>
          <table:table-cell table:number-columns-repeated="8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0.000001443401" calcext:value-type="float">
            <text:p>1.443401E-006</text:p>
          </table:table-cell>
          <table:table-cell table:number-columns-repeated="8"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float" office:value="-0.01013847" calcext:value-type="float">
            <text:p>-0.01013847</text:p>
          </table:table-cell>
          <table:table-cell table:number-columns-repeated="8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float" office:value="-0.009989635" calcext:value-type="float">
            <text:p>-0.009989635</text:p>
          </table:table-cell>
          <table:table-cell table:number-columns-repeated="8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float" office:value="-0.0106983" calcext:value-type="float">
            <text:p>-0.0106983</text:p>
          </table:table-cell>
          <table:table-cell table:number-columns-repeated="8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0.0000003290173" calcext:value-type="float">
            <text:p>0.000000329</text:p>
          </table:table-cell>
          <table:table-cell table:number-columns-repeated="8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float" office:value="-0.006691984" calcext:value-type="float">
            <text:p>-0.006691984</text:p>
          </table:table-cell>
          <table:table-cell table:number-columns-repeated="8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float" office:value="-0.00686348" calcext:value-type="float">
            <text:p>-0.00686348</text:p>
          </table:table-cell>
          <table:table-cell table:number-columns-repeated="8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float" office:value="-0.006626307" calcext:value-type="float">
            <text:p>-0.006626307</text:p>
          </table:table-cell>
          <table:table-cell table:number-columns-repeated="8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float" office:value="-0.006478086" calcext:value-type="float">
            <text:p>-0.006478086</text:p>
          </table:table-cell>
          <table:table-cell table:number-columns-repeated="8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float" office:value="-0.01023733" calcext:value-type="float">
            <text:p>-0.01023733</text:p>
          </table:table-cell>
          <table:table-cell table:number-columns-repeated="8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0.0000009531814" calcext:value-type="float">
            <text:p>9.531814E-007</text:p>
          </table:table-cell>
          <table:table-cell table:number-columns-repeated="8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float" office:value="-0.006220118" calcext:value-type="float">
            <text:p>-0.006220118</text:p>
          </table:table-cell>
          <table:table-cell table:number-columns-repeated="8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float" office:value="-0.005892509" calcext:value-type="float">
            <text:p>-0.005892509</text:p>
          </table:table-cell>
          <table:table-cell table:number-columns-repeated="8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.00000290493" calcext:value-type="float">
            <text:p>2.90493E-006</text:p>
          </table:table-cell>
          <table:table-cell table:number-columns-repeated="8"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float" office:value="-0.009765254" calcext:value-type="float">
            <text:p>-0.009765254</text:p>
          </table:table-cell>
          <table:table-cell table:number-columns-repeated="8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float" office:value="-0.009579125" calcext:value-type="float">
            <text:p>-0.009579125</text:p>
          </table:table-cell>
          <table:table-cell table:number-columns-repeated="8"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float" office:value="-0.009537778" calcext:value-type="float">
            <text:p>-0.009537778</text:p>
          </table:table-cell>
          <table:table-cell table:number-columns-repeated="8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0.0000007484243" calcext:value-type="float">
            <text:p>7.484243E-007</text:p>
          </table:table-cell>
          <table:table-cell table:number-columns-repeated="8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float" office:value="-0.006761375" calcext:value-type="float">
            <text:p>-0.006761375</text:p>
          </table:table-cell>
          <table:table-cell table:number-columns-repeated="8"/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float" office:value="-0.006877573" calcext:value-type="float">
            <text:p>-0.006877573</text:p>
          </table:table-cell>
          <table:table-cell table:number-columns-repeated="8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0.000002056208" calcext:value-type="float">
            <text:p>2.056208E-006</text:p>
          </table:table-cell>
          <table:table-cell table:number-columns-repeated="8"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float" office:value="-0.009757615" calcext:value-type="float">
            <text:p>-0.009757615</text:p>
          </table:table-cell>
          <table:table-cell table:number-columns-repeated="8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float" office:value="-0.009615519" calcext:value-type="float">
            <text:p>-0.009615519</text:p>
          </table:table-cell>
          <table:table-cell table:number-columns-repeated="8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float" office:value="-0.007532697" calcext:value-type="float">
            <text:p>-0.007532697</text:p>
          </table:table-cell>
          <table:table-cell table:number-columns-repeated="8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0.000002996329" calcext:value-type="float">
            <text:p>2.996329E-006</text:p>
          </table:table-cell>
          <table:table-cell table:number-columns-repeated="8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float" office:value="-0.008937982" calcext:value-type="float">
            <text:p>-0.008937982</text:p>
          </table:table-cell>
          <table:table-cell table:number-columns-repeated="8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float" office:value="-0.009363339" calcext:value-type="float">
            <text:p>-0.009363339</text:p>
          </table:table-cell>
          <table:table-cell table:number-columns-repeated="8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0.0000007390976" calcext:value-type="float">
            <text:p>7.390976E-007</text:p>
          </table:table-cell>
          <table:table-cell table:number-columns-repeated="8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float" office:value="-0.006868006" calcext:value-type="float">
            <text:p>-0.006868006</text:p>
          </table:table-cell>
          <table:table-cell table:number-columns-repeated="8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float" office:value="-0.006821528" calcext:value-type="float">
            <text:p>-0.006821528</text:p>
          </table:table-cell>
          <table:table-cell table:number-columns-repeated="8"/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float" office:value="-0.006941511" calcext:value-type="float">
            <text:p>-0.006941511</text:p>
          </table:table-cell>
          <table:table-cell table:number-columns-repeated="8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float" office:value="-0.009802923" calcext:value-type="float">
            <text:p>-0.009802923</text:p>
          </table:table-cell>
          <table:table-cell table:number-columns-repeated="8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0.0000004610447" calcext:value-type="float">
            <text:p>0.000000461</text:p>
          </table:table-cell>
          <table:table-cell table:number-columns-repeated="8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float" office:value="-0.006613939" calcext:value-type="float">
            <text:p>-0.006613939</text:p>
          </table:table-cell>
          <table:table-cell table:number-columns-repeated="8"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float" office:value="-0.006602057" calcext:value-type="float">
            <text:p>-0.006602057</text:p>
          </table:table-cell>
          <table:table-cell table:number-columns-repeated="8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float" office:value="-0.006769042" calcext:value-type="float">
            <text:p>-0.006769042</text:p>
          </table:table-cell>
          <table:table-cell table:number-columns-repeated="8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0.0000003305323" calcext:value-type="float">
            <text:p>3.305323E-007</text:p>
          </table:table-cell>
          <table:table-cell table:number-columns-repeated="8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float" office:value="-0.006526859" calcext:value-type="float">
            <text:p>-0.006526859</text:p>
          </table:table-cell>
          <table:table-cell table:number-columns-repeated="8"/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float" office:value="-0.006450572" calcext:value-type="float">
            <text:p>-0.006450572</text:p>
          </table:table-cell>
          <table:table-cell table:number-columns-repeated="8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0.000003128853" calcext:value-type="float">
            <text:p>3.128853E-006</text:p>
          </table:table-cell>
          <table:table-cell table:number-columns-repeated="8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float" office:value="-0.007893414" calcext:value-type="float">
            <text:p>-0.007893414</text:p>
          </table:table-cell>
          <table:table-cell table:number-columns-repeated="8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float" office:value="-0.007795781" calcext:value-type="float">
            <text:p>-0.007795781</text:p>
          </table:table-cell>
          <table:table-cell table:number-columns-repeated="8"/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float" office:value="-0.00779274" calcext:value-type="float">
            <text:p>-0.00779274</text:p>
          </table:table-cell>
          <table:table-cell table:number-columns-repeated="8"/>
        </table:table-row>
        <table:table-row table:style-name="ro1">
          <table:table-cell office:value-type="float" office:value="10056" calcext:value-type="float">
            <text:p>10056</text:p>
          </table:table-cell>
          <table:table-cell office:value-type="float" office:value="-0.007901048" calcext:value-type="float">
            <text:p>-0.007901048</text:p>
          </table:table-cell>
          <table:table-cell table:number-columns-repeated="8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0.000001760224" calcext:value-type="float">
            <text:p>1.760224E-006</text:p>
          </table:table-cell>
          <table:table-cell table:number-columns-repeated="8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float" office:value="-0.00834677" calcext:value-type="float">
            <text:p>-0.00834677</text:p>
          </table:table-cell>
          <table:table-cell table:number-columns-repeated="8"/>
        </table:table-row>
        <table:table-row table:style-name="ro1">
          <table:table-cell office:value-type="float" office:value="10058" calcext:value-type="float">
            <text:p>10058</text:p>
          </table:table-cell>
          <table:table-cell office:value-type="float" office:value="-0.008907898" calcext:value-type="float">
            <text:p>-0.008907898</text:p>
          </table:table-cell>
          <table:table-cell table:number-columns-repeated="8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float" office:value="-0.009315014" calcext:value-type="float">
            <text:p>-0.009315014</text:p>
          </table:table-cell>
          <table:table-cell table:number-columns-repeated="8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float" office:value="-0.008816111" calcext:value-type="float">
            <text:p>-0.008816111</text:p>
          </table:table-cell>
          <table:table-cell table:number-columns-repeated="8"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float" office:value="-0.009879852" calcext:value-type="float">
            <text:p>-0.009879852</text:p>
          </table:table-cell>
          <table:table-cell table:number-columns-repeated="8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0.0000004589892" calcext:value-type="float">
            <text:p>0.000000459</text:p>
          </table:table-cell>
          <table:table-cell table:number-columns-repeated="8"/>
        </table:table-row>
        <table:table-row table:style-name="ro1">
          <table:table-cell office:value-type="float" office:value="10062" calcext:value-type="float">
            <text:p>10062</text:p>
          </table:table-cell>
          <table:table-cell office:value-type="float" office:value="-0.006469345" calcext:value-type="float">
            <text:p>-0.006469345</text:p>
          </table:table-cell>
          <table:table-cell table:number-columns-repeated="8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float" office:value="-0.006449993" calcext:value-type="float">
            <text:p>-0.006449993</text:p>
          </table:table-cell>
          <table:table-cell table:number-columns-repeated="8"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float" office:value="-0.006929838" calcext:value-type="float">
            <text:p>-0.006929838</text:p>
          </table:table-cell>
          <table:table-cell table:number-columns-repeated="8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float" office:value="-0.006248893" calcext:value-type="float">
            <text:p>-0.006248893</text:p>
          </table:table-cell>
          <table:table-cell table:number-columns-repeated="8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0.0000008024175" calcext:value-type="float">
            <text:p>8.024175E-007</text:p>
          </table:table-cell>
          <table:table-cell table:number-columns-repeated="8"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float" office:value="-0.006032574" calcext:value-type="float">
            <text:p>-0.006032574</text:p>
          </table:table-cell>
          <table:table-cell table:number-columns-repeated="8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float" office:value="-0.006402346" calcext:value-type="float">
            <text:p>-0.006402346</text:p>
          </table:table-cell>
          <table:table-cell table:number-columns-repeated="8"/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float" office:value="-0.009451602" calcext:value-type="float">
            <text:p>-0.009451602</text:p>
          </table:table-cell>
          <table:table-cell table:number-columns-repeated="8"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float" office:value="-0.00767864" calcext:value-type="float">
            <text:p>-0.00767864</text:p>
          </table:table-cell>
          <table:table-cell table:number-columns-repeated="8"/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float" office:value="-0.009454714" calcext:value-type="float">
            <text:p>-0.009454714</text:p>
          </table:table-cell>
          <table:table-cell table:number-columns-repeated="8"/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float" office:value="-0.009075717" calcext:value-type="float">
            <text:p>-0.009075717</text:p>
          </table:table-cell>
          <table:table-cell table:number-columns-repeated="8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0.0000006081592" calcext:value-type="float">
            <text:p>6.081592E-007</text:p>
          </table:table-cell>
          <table:table-cell table:number-columns-repeated="8"/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float" office:value="-0.006550403" calcext:value-type="float">
            <text:p>-0.006550403</text:p>
          </table:table-cell>
          <table:table-cell table:number-columns-repeated="8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float" office:value="-0.006656001" calcext:value-type="float">
            <text:p>-0.006656001</text:p>
          </table:table-cell>
          <table:table-cell table:number-columns-repeated="8"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float" office:value="-0.006686752" calcext:value-type="float">
            <text:p>-0.006686752</text:p>
          </table:table-cell>
          <table:table-cell table:number-columns-repeated="8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0.0000004652444" calcext:value-type="float">
            <text:p>4.652444E-007</text:p>
          </table:table-cell>
          <table:table-cell table:number-columns-repeated="8"/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float" office:value="-0.006481009" calcext:value-type="float">
            <text:p>-0.006481009</text:p>
          </table:table-cell>
          <table:table-cell table:number-columns-repeated="8"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float" office:value="-0.006516911" calcext:value-type="float">
            <text:p>-0.006516911</text:p>
          </table:table-cell>
          <table:table-cell table:number-columns-repeated="8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0.000001102067" calcext:value-type="float">
            <text:p>1.102067E-006</text:p>
          </table:table-cell>
          <table:table-cell table:number-columns-repeated="8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float" office:value="-0.009607774" calcext:value-type="float">
            <text:p>-0.009607774</text:p>
          </table:table-cell>
          <table:table-cell table:number-columns-repeated="8"/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float" office:value="-0.008194131" calcext:value-type="float">
            <text:p>-0.008194131</text:p>
          </table:table-cell>
          <table:table-cell table:number-columns-repeated="8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float" office:value="-0.009457726" calcext:value-type="float">
            <text:p>-0.009457726</text:p>
          </table:table-cell>
          <table:table-cell table:number-columns-repeated="8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0.00000478186" calcext:value-type="float">
            <text:p>4.78186E-006</text:p>
          </table:table-cell>
          <table:table-cell table:number-columns-repeated="8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float" office:value="-0.01100312" calcext:value-type="float">
            <text:p>-0.01100312</text:p>
          </table:table-cell>
          <table:table-cell table:number-columns-repeated="8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float" office:value="-0.01150763" calcext:value-type="float">
            <text:p>-0.01150763</text:p>
          </table:table-cell>
          <table:table-cell table:number-columns-repeated="8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float" office:value="-0.005956674" calcext:value-type="float">
            <text:p>-0.005956674</text:p>
          </table:table-cell>
          <table:table-cell table:number-columns-repeated="8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0.000001059061" calcext:value-type="float">
            <text:p>1.059061E-006</text:p>
          </table:table-cell>
          <table:table-cell table:number-columns-repeated="8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float" office:value="-0.01059374" calcext:value-type="float">
            <text:p>-0.01059374</text:p>
          </table:table-cell>
          <table:table-cell table:number-columns-repeated="8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float" office:value="-0.009554621" calcext:value-type="float">
            <text:p>-0.009554621</text:p>
          </table:table-cell>
          <table:table-cell table:number-columns-repeated="8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0.000003375188" calcext:value-type="float">
            <text:p>3.375188E-006</text:p>
          </table:table-cell>
          <table:table-cell table:number-columns-repeated="8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float" office:value="-0.01109748" calcext:value-type="float">
            <text:p>-0.01109748</text:p>
          </table:table-cell>
          <table:table-cell table:number-columns-repeated="8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float" office:value="-0.01001791" calcext:value-type="float">
            <text:p>-0.01001791</text:p>
          </table:table-cell>
          <table:table-cell table:number-columns-repeated="8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float" office:value="-0.01175822" calcext:value-type="float">
            <text:p>-0.01175822</text:p>
          </table:table-cell>
          <table:table-cell table:number-columns-repeated="8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0.000001889519" calcext:value-type="float">
            <text:p>1.889519E-006</text:p>
          </table:table-cell>
          <table:table-cell table:number-columns-repeated="8"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float" office:value="-0.009709236" calcext:value-type="float">
            <text:p>-0.009709236</text:p>
          </table:table-cell>
          <table:table-cell table:number-columns-repeated="8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float" office:value="-0.009346149" calcext:value-type="float">
            <text:p>-0.009346149</text:p>
          </table:table-cell>
          <table:table-cell table:number-columns-repeated="8"/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float" office:value="-0.01062186" calcext:value-type="float">
            <text:p>-0.01062186</text:p>
          </table:table-cell>
          <table:table-cell table:number-columns-repeated="8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0.000001392195" calcext:value-type="float">
            <text:p>1.392195E-006</text:p>
          </table:table-cell>
          <table:table-cell table:number-columns-repeated="8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float" office:value="-0.009048125" calcext:value-type="float">
            <text:p>-0.009048125</text:p>
          </table:table-cell>
          <table:table-cell table:number-columns-repeated="8"/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float" office:value="-0.008822339" calcext:value-type="float">
            <text:p>-0.008822339</text:p>
          </table:table-cell>
          <table:table-cell table:number-columns-repeated="8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float" office:value="-0.008193145" calcext:value-type="float">
            <text:p>-0.008193145</text:p>
          </table:table-cell>
          <table:table-cell table:number-columns-repeated="8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float" office:value="-0.008824833" calcext:value-type="float">
            <text:p>-0.008824833</text:p>
          </table:table-cell>
          <table:table-cell table:number-columns-repeated="8"/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float" office:value="-0.01097943" calcext:value-type="float">
            <text:p>-0.01097943</text:p>
          </table:table-cell>
          <table:table-cell table:number-columns-repeated="8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float" office:value="-0.01126126" calcext:value-type="float">
            <text:p>-0.01126126</text:p>
          </table:table-cell>
          <table:table-cell table:number-columns-repeated="8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0.000001652056" calcext:value-type="float">
            <text:p>1.652056E-006</text:p>
          </table:table-cell>
          <table:table-cell table:number-columns-repeated="8"/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float" office:value="-0.009268215" calcext:value-type="float">
            <text:p>-0.009268215</text:p>
          </table:table-cell>
          <table:table-cell table:number-columns-repeated="8"/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float" office:value="-0.009314592" calcext:value-type="float">
            <text:p>-0.009314592</text:p>
          </table:table-cell>
          <table:table-cell table:number-columns-repeated="8"/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float" office:value="-0.009719424" calcext:value-type="float">
            <text:p>-0.009719424</text:p>
          </table:table-cell>
          <table:table-cell table:number-columns-repeated="8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-0.00670025" calcext:value-type="float">
            <text:p>-0.00670025</text:p>
          </table:table-cell>
          <table:table-cell table:number-columns-repeated="8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00001438118" calcext:value-type="float">
            <text:p>1.438118E-006</text:p>
          </table:table-cell>
          <table:table-cell table:number-columns-repeated="8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float" office:value="-0.00632661" calcext:value-type="float">
            <text:p>-0.00632661</text:p>
          </table:table-cell>
          <table:table-cell table:number-columns-repeated="8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float" office:value="-0.006959" calcext:value-type="float">
            <text:p>-0.006959</text:p>
          </table:table-cell>
          <table:table-cell table:number-columns-repeated="8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float" office:value="-0.01020843" calcext:value-type="float">
            <text:p>-0.01020843</text:p>
          </table:table-cell>
          <table:table-cell table:number-columns-repeated="8"/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float" office:value="-0.007168148" calcext:value-type="float">
            <text:p>-0.007168148</text:p>
          </table:table-cell>
          <table:table-cell table:number-columns-repeated="8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0.000003427835" calcext:value-type="float">
            <text:p>3.427835E-006</text:p>
          </table:table-cell>
          <table:table-cell table:number-columns-repeated="8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float" office:value="-0.009394449" calcext:value-type="float">
            <text:p>-0.009394449</text:p>
          </table:table-cell>
          <table:table-cell table:number-columns-repeated="8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float" office:value="-0.01021461" calcext:value-type="float">
            <text:p>-0.01021461</text:p>
          </table:table-cell>
          <table:table-cell table:number-columns-repeated="8"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float" office:value="-0.008613083" calcext:value-type="float">
            <text:p>-0.008613083</text:p>
          </table:table-cell>
          <table:table-cell table:number-columns-repeated="8"/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float" office:value="-0.00732316" calcext:value-type="float">
            <text:p>-0.00732316</text:p>
          </table:table-cell>
          <table:table-cell table:number-columns-repeated="8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0.000001811333" calcext:value-type="float">
            <text:p>1.811333E-006</text:p>
          </table:table-cell>
          <table:table-cell table:number-columns-repeated="8"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float" office:value="-0.007084201" calcext:value-type="float">
            <text:p>-0.007084201</text:p>
          </table:table-cell>
          <table:table-cell table:number-columns-repeated="8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-0.007220439" calcext:value-type="float">
            <text:p>-0.007220439</text:p>
          </table:table-cell>
          <table:table-cell table:number-columns-repeated="8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float" office:value="-0.007771661" calcext:value-type="float">
            <text:p>-0.007771661</text:p>
          </table:table-cell>
          <table:table-cell table:number-columns-repeated="8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0.000001116342" calcext:value-type="float">
            <text:p>1.116342E-006</text:p>
          </table:table-cell>
          <table:table-cell table:number-columns-repeated="8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float" office:value="-0.007094155" calcext:value-type="float">
            <text:p>-0.007094155</text:p>
          </table:table-cell>
          <table:table-cell table:number-columns-repeated="8"/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float" office:value="-0.006499894" calcext:value-type="float">
            <text:p>-0.006499894</text:p>
          </table:table-cell>
          <table:table-cell table:number-columns-repeated="8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float" office:value="-0.007286213" calcext:value-type="float">
            <text:p>-0.007286213</text:p>
          </table:table-cell>
          <table:table-cell table:number-columns-repeated="8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0.0000005718004" calcext:value-type="float">
            <text:p>5.718004E-007</text:p>
          </table:table-cell>
          <table:table-cell table:number-columns-repeated="8"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float" office:value="-0.005990644" calcext:value-type="float">
            <text:p>-0.005990644</text:p>
          </table:table-cell>
          <table:table-cell table:number-columns-repeated="8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float" office:value="-0.006067242" calcext:value-type="float">
            <text:p>-0.006067242</text:p>
          </table:table-cell>
          <table:table-cell table:number-columns-repeated="8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float" office:value="-0.006553126" calcext:value-type="float">
            <text:p>-0.006553126</text:p>
          </table:table-cell>
          <table:table-cell table:number-columns-repeated="8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0.000000329825" calcext:value-type="float">
            <text:p>3.29825E-007</text:p>
          </table:table-cell>
          <table:table-cell table:number-columns-repeated="8"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float" office:value="-0.00555372" calcext:value-type="float">
            <text:p>-0.00555372</text:p>
          </table:table-cell>
          <table:table-cell table:number-columns-repeated="8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float" office:value="-0.005617672" calcext:value-type="float">
            <text:p>-0.005617672</text:p>
          </table:table-cell>
          <table:table-cell table:number-columns-repeated="8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0.000002158267" calcext:value-type="float">
            <text:p>2.158267E-006</text:p>
          </table:table-cell>
          <table:table-cell table:number-columns-repeated="8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float" office:value="-0.009504516" calcext:value-type="float">
            <text:p>-0.009504516</text:p>
          </table:table-cell>
          <table:table-cell table:number-columns-repeated="8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float" office:value="-0.008769439" calcext:value-type="float">
            <text:p>-0.008769439</text:p>
          </table:table-cell>
          <table:table-cell table:number-columns-repeated="8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float" office:value="-0.007863192" calcext:value-type="float">
            <text:p>-0.007863192</text:p>
          </table:table-cell>
          <table:table-cell table:number-columns-repeated="8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float" office:value="-0.01019202" calcext:value-type="float">
            <text:p>-0.01019202</text:p>
          </table:table-cell>
          <table:table-cell table:number-columns-repeated="8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float" office:value="-0.01073998" calcext:value-type="float">
            <text:p>-0.01073998</text:p>
          </table:table-cell>
          <table:table-cell table:number-columns-repeated="8"/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float" office:value="-0.005906033" calcext:value-type="float">
            <text:p>-0.005906033</text:p>
          </table:table-cell>
          <table:table-cell table:number-columns-repeated="8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0.000001527955" calcext:value-type="float">
            <text:p>0.000001528</text:p>
          </table:table-cell>
          <table:table-cell table:number-columns-repeated="8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float" office:value="-0.006768867" calcext:value-type="float">
            <text:p>-0.006768867</text:p>
          </table:table-cell>
          <table:table-cell table:number-columns-repeated="8"/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float" office:value="-0.008005974" calcext:value-type="float">
            <text:p>-0.008005974</text:p>
          </table:table-cell>
          <table:table-cell table:number-columns-repeated="8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float" office:value="-0.009421451" calcext:value-type="float">
            <text:p>-0.009421451</text:p>
          </table:table-cell>
          <table:table-cell table:number-columns-repeated="8"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float" office:value="-0.006853809" calcext:value-type="float">
            <text:p>-0.006853809</text:p>
          </table:table-cell>
          <table:table-cell table:number-columns-repeated="8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0.0000008541925" calcext:value-type="float">
            <text:p>8.541925E-007</text:p>
          </table:table-cell>
          <table:table-cell table:number-columns-repeated="8"/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float" office:value="-0.00694694" calcext:value-type="float">
            <text:p>-0.00694694</text:p>
          </table:table-cell>
          <table:table-cell table:number-columns-repeated="8"/>
        </table:table-row>
        <table:table-row table:style-name="ro1">
          <table:table-cell office:value-type="float" office:value="10131" calcext:value-type="float">
            <text:p>10131</text:p>
          </table:table-cell>
          <table:table-cell office:value-type="float" office:value="-0.006177807" calcext:value-type="float">
            <text:p>-0.006177807</text:p>
          </table:table-cell>
          <table:table-cell table:number-columns-repeated="8"/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float" office:value="-0.01027129" calcext:value-type="float">
            <text:p>-0.01027129</text:p>
          </table:table-cell>
          <table:table-cell table:number-columns-repeated="8"/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float" office:value="-0.005885972" calcext:value-type="float">
            <text:p>-0.005885972</text:p>
          </table:table-cell>
          <table:table-cell table:number-columns-repeated="8"/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float" office:value="-0.009431485" calcext:value-type="float">
            <text:p>-0.009431485</text:p>
          </table:table-cell>
          <table:table-cell table:number-columns-repeated="8"/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float" office:value="-0.01100845" calcext:value-type="float">
            <text:p>-0.01100845</text:p>
          </table:table-cell>
          <table:table-cell table:number-columns-repeated="8"/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float" office:value="-0.007474123" calcext:value-type="float">
            <text:p>-0.007474123</text:p>
          </table:table-cell>
          <table:table-cell table:number-columns-repeated="8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0.000004288716" calcext:value-type="float">
            <text:p>4.288716E-006</text:p>
          </table:table-cell>
          <table:table-cell table:number-columns-repeated="8"/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float" office:value="-0.01120173" calcext:value-type="float">
            <text:p>-0.01120173</text:p>
          </table:table-cell>
          <table:table-cell table:number-columns-repeated="8"/>
        </table:table-row>
        <table:table-row table:style-name="ro1">
          <table:table-cell office:value-type="float" office:value="10138" calcext:value-type="float">
            <text:p>10138</text:p>
          </table:table-cell>
          <table:table-cell office:value-type="float" office:value="-0.01047545" calcext:value-type="float">
            <text:p>-0.01047545</text:p>
          </table:table-cell>
          <table:table-cell table:number-columns-repeated="8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0.000001549993" calcext:value-type="float">
            <text:p>0.00000155</text:p>
          </table:table-cell>
          <table:table-cell table:number-columns-repeated="8"/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float" office:value="-0.009884388" calcext:value-type="float">
            <text:p>-0.009884388</text:p>
          </table:table-cell>
          <table:table-cell table:number-columns-repeated="8"/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float" office:value="-0.009085505" calcext:value-type="float">
            <text:p>-0.009085505</text:p>
          </table:table-cell>
          <table:table-cell table:number-columns-repeated="8"/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float" office:value="-0.007720747" calcext:value-type="float">
            <text:p>-0.007720747</text:p>
          </table:table-cell>
          <table:table-cell table:number-columns-repeated="8"/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float" office:value="-0.009868535" calcext:value-type="float">
            <text:p>-0.009868535</text:p>
          </table:table-cell>
          <table:table-cell table:number-columns-repeated="8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0.0000008816887" calcext:value-type="float">
            <text:p>8.816887E-007</text:p>
          </table:table-cell>
          <table:table-cell table:number-columns-repeated="8"/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float" office:value="-0.007934219" calcext:value-type="float">
            <text:p>-0.007934219</text:p>
          </table:table-cell>
          <table:table-cell table:number-columns-repeated="8"/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float" office:value="-0.007911287" calcext:value-type="float">
            <text:p>-0.007911287</text:p>
          </table:table-cell>
          <table:table-cell table:number-columns-repeated="8"/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float" office:value="-0.008120416" calcext:value-type="float">
            <text:p>-0.008120416</text:p>
          </table:table-cell>
          <table:table-cell table:number-columns-repeated="8"/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float" office:value="-0.01105344" calcext:value-type="float">
            <text:p>-0.01105344</text:p>
          </table:table-cell>
          <table:table-cell table:number-columns-repeated="8"/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float" office:value="-0.008760782" calcext:value-type="float">
            <text:p>-0.008760782</text:p>
          </table:table-cell>
          <table:table-cell table:number-columns-repeated="8"/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float" office:value="-0.008985261" calcext:value-type="float">
            <text:p>-0.008985261</text:p>
          </table:table-cell>
          <table:table-cell table:number-columns-repeated="8"/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float" office:value="-0.008012478" calcext:value-type="float">
            <text:p>-0.008012478</text:p>
          </table:table-cell>
          <table:table-cell table:number-columns-repeated="8"/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float" office:value="-0.007150818" calcext:value-type="float">
            <text:p>-0.007150818</text:p>
          </table:table-cell>
          <table:table-cell table:number-columns-repeated="8"/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float" office:value="-0.0111781" calcext:value-type="float">
            <text:p>-0.0111781</text:p>
          </table:table-cell>
          <table:table-cell table:number-columns-repeated="8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0.000001503977" calcext:value-type="float">
            <text:p>0.000001504</text:p>
          </table:table-cell>
          <table:table-cell table:number-columns-repeated="8"/>
        </table:table-row>
        <table:table-row table:style-name="ro1">
          <table:table-cell office:value-type="float" office:value="10152" calcext:value-type="float">
            <text:p>10152</text:p>
          </table:table-cell>
          <table:table-cell office:value-type="float" office:value="-0.008126635" calcext:value-type="float">
            <text:p>-0.008126635</text:p>
          </table:table-cell>
          <table:table-cell table:number-columns-repeated="8"/>
        </table:table-row>
        <table:table-row table:style-name="ro1">
          <table:table-cell office:value-type="float" office:value="10153" calcext:value-type="float">
            <text:p>10153</text:p>
          </table:table-cell>
          <table:table-cell office:value-type="float" office:value="-0.006900793" calcext:value-type="float">
            <text:p>-0.006900793</text:p>
          </table:table-cell>
          <table:table-cell table:number-columns-repeated="8"/>
        </table:table-row>
        <table:table-row table:style-name="ro1">
          <table:table-cell office:value-type="float" office:value="10154" calcext:value-type="float">
            <text:p>10154</text:p>
          </table:table-cell>
          <table:table-cell office:value-type="float" office:value="-0.006023687" calcext:value-type="float">
            <text:p>-0.006023687</text:p>
          </table:table-cell>
          <table:table-cell table:number-columns-repeated="8"/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float" office:value="-0.009045064" calcext:value-type="float">
            <text:p>-0.009045064</text:p>
          </table:table-cell>
          <table:table-cell table:number-columns-repeated="8"/>
        </table:table-row>
        <table:table-row table:style-name="ro1">
          <table:table-cell office:value-type="float" office:value="10156" calcext:value-type="float">
            <text:p>10156</text:p>
          </table:table-cell>
          <table:table-cell office:value-type="float" office:value="-0.00752359" calcext:value-type="float">
            <text:p>-0.00752359</text:p>
          </table:table-cell>
          <table:table-cell table:number-columns-repeated="8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0.000004101014" calcext:value-type="float">
            <text:p>0.000004101</text:p>
          </table:table-cell>
          <table:table-cell table:number-columns-repeated="8"/>
        </table:table-row>
        <table:table-row table:style-name="ro1">
          <table:table-cell office:value-type="float" office:value="10157" calcext:value-type="float">
            <text:p>10157</text:p>
          </table:table-cell>
          <table:table-cell office:value-type="float" office:value="-0.01138655" calcext:value-type="float">
            <text:p>-0.01138655</text:p>
          </table:table-cell>
          <table:table-cell table:number-columns-repeated="8"/>
        </table:table-row>
        <table:table-row table:style-name="ro1">
          <table:table-cell office:value-type="float" office:value="10158" calcext:value-type="float">
            <text:p>10158</text:p>
          </table:table-cell>
          <table:table-cell office:value-type="float" office:value="-0.01125858" calcext:value-type="float">
            <text:p>-0.01125858</text:p>
          </table:table-cell>
          <table:table-cell table:number-columns-repeated="8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0.000001750043" calcext:value-type="float">
            <text:p>0.00000175</text:p>
          </table:table-cell>
          <table:table-cell table:number-columns-repeated="8"/>
        </table:table-row>
        <table:table-row table:style-name="ro1">
          <table:table-cell office:value-type="float" office:value="10159" calcext:value-type="float">
            <text:p>10159</text:p>
          </table:table-cell>
          <table:table-cell office:value-type="float" office:value="-0.008151516" calcext:value-type="float">
            <text:p>-0.008151516</text:p>
          </table:table-cell>
          <table:table-cell table:number-columns-repeated="8"/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float" office:value="-0.008622974" calcext:value-type="float">
            <text:p>-0.008622974</text:p>
          </table:table-cell>
          <table:table-cell table:number-columns-repeated="8"/>
        </table:table-row>
        <table:table-row table:style-name="ro1">
          <table:table-cell office:value-type="float" office:value="10161" calcext:value-type="float">
            <text:p>10161</text:p>
          </table:table-cell>
          <table:table-cell office:value-type="float" office:value="-0.007964728" calcext:value-type="float">
            <text:p>-0.007964728</text:p>
          </table:table-cell>
          <table:table-cell table:number-columns-repeated="8"/>
        </table:table-row>
        <table:table-row table:style-name="ro1">
          <table:table-cell office:value-type="float" office:value="10162" calcext:value-type="float">
            <text:p>10162</text:p>
          </table:table-cell>
          <table:table-cell office:value-type="float" office:value="-0.008361036" calcext:value-type="float">
            <text:p>-0.008361036</text:p>
          </table:table-cell>
          <table:table-cell table:number-columns-repeated="8"/>
        </table:table-row>
        <table:table-row table:style-name="ro1">
          <table:table-cell office:value-type="float" office:value="10163" calcext:value-type="float">
            <text:p>10163</text:p>
          </table:table-cell>
          <table:table-cell office:value-type="float" office:value="-0.0106731" calcext:value-type="float">
            <text:p>-0.0106731</text:p>
          </table:table-cell>
          <table:table-cell table:number-columns-repeated="8"/>
        </table:table-row>
        <table:table-row table:style-name="ro1">
          <table:table-cell office:value-type="float" office:value="10164" calcext:value-type="float">
            <text:p>10164</text:p>
          </table:table-cell>
          <table:table-cell office:value-type="float" office:value="-0.009649779" calcext:value-type="float">
            <text:p>-0.009649779</text:p>
          </table:table-cell>
          <table:table-cell table:number-columns-repeated="8"/>
        </table:table-row>
        <table:table-row table:style-name="ro1">
          <table:table-cell office:value-type="float" office:value="10165" calcext:value-type="float">
            <text:p>10165</text:p>
          </table:table-cell>
          <table:table-cell office:value-type="float" office:value="-0.009319955" calcext:value-type="float">
            <text:p>-0.009319955</text:p>
          </table:table-cell>
          <table:table-cell table:number-columns-repeated="8"/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float" office:value="-0.00791704" calcext:value-type="float">
            <text:p>-0.00791704</text:p>
          </table:table-cell>
          <table:table-cell table:number-columns-repeated="8"/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float" office:value="-0.008536349" calcext:value-type="float">
            <text:p>-0.008536349</text:p>
          </table:table-cell>
          <table:table-cell table:number-columns-repeated="8"/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float" office:value="-0.009926929" calcext:value-type="float">
            <text:p>-0.009926929</text:p>
          </table:table-cell>
          <table:table-cell table:number-columns-repeated="8"/>
        </table:table-row>
        <table:table-row table:style-name="ro1">
          <table:table-cell office:value-type="float" office:value="10169" calcext:value-type="float">
            <text:p>10169</text:p>
          </table:table-cell>
          <table:table-cell office:value-type="float" office:value="-0.009061577" calcext:value-type="float">
            <text:p>-0.009061577</text:p>
          </table:table-cell>
          <table:table-cell table:number-columns-repeated="8"/>
        </table:table-row>
      </table:table>
      <table:table table:name="Sheet1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22:58:23.378271955</meta:creation-date>
    <dc:date>2015-11-25T23:00:52.257866354</dc:date>
    <meta:editing-duration>P0D</meta:editing-duration>
    <meta:editing-cycles>1</meta:editing-cycles>
    <meta:document-statistic meta:table-count="2" meta:cell-count="3104" meta:object-count="0"/>
    <meta:generator>LibreOffice/4.2.7.2$Linux_X86_64 LibreOffice_project/420m0$Build-2</meta:generator>
  </office:meta>
</office:document-meta>
</file>